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stogram_catchment_0_rel" table:style-name="ta1">
        <table:shapes>
          <draw:frame draw:z-index="0" draw:style-name="gr1" draw:text-style-name="P1" svg:width="16.009cm" svg:height="9.005cm" svg:x="13.094cm" svg:y="0.531cm">
            <draw:object draw:notify-on-update-of-ranges="histogram_catchment_0_rel.A1:histogram_catchment_0_rel.A1 histogram_catchment_0_rel.A2:histogram_catchment_0_rel.A331 histogram_catchment_0_rel.B1:histogram_catchment_0_rel.B1 histogram_catchment_0_rel.B2:histogram_catchment_0_rel.B3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5cm" svg:height="9.005cm" svg:x="13.111cm" svg:y="10.306cm">
            <draw:object draw:notify-on-update-of-ranges="histogram_catchment_0_rel.A1:histogram_catchment_0_rel.A1 histogram_catchment_0_rel.A2:histogram_catchment_0_rel.A331 histogram_catchment_0_rel.C1:histogram_catchment_0_rel.C1 histogram_catchment_0_rel.C2:histogram_catchment_0_rel.C3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3cm" svg:height="9.001cm" svg:x="13.147cm" svg:y="20.109cm">
            <draw:object draw:notify-on-update-of-ranges="histogram_catchment_0_rel.C1:histogram_catchment_0_rel.C1 histogram_catchment_0_rel.D2:histogram_catchment_0_rel.D331 histogram_catchment_0_rel.D1:histogram_catchment_0_rel.D1 histogram_catchment_0_rel.C2:histogram_catchment_0_rel.C3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Elevation</text:p>
          </table:table-cell>
          <table:table-cell table:style-name="ce1" office:value-type="string" calcext:value-type="string">
            <text:p>Relative Height</text:p>
          </table:table-cell>
          <table:table-cell table:style-name="ce3" office:value-type="string" calcext:value-type="string">
            <text:p>Relative upslope area</text:p>
          </table:table-cell>
          <table:table-cell table:style-name="ce3" table:number-columns-repeated="1020"/>
        </table:table-row>
        <table:table-row table:style-name="ro1">
          <table:table-cell office:value-type="float" office:value="0.00181480884013551" calcext:value-type="float">
            <text:p>0.00</text:p>
          </table:table-cell>
          <table:table-cell office:value-type="float" office:value="323.690734863281" calcext:value-type="float">
            <text:p>323.69</text:p>
          </table:table-cell>
          <table:table-cell table:formula="of:=([.B2]-MIN([.$B$2:.$B$331]))/(MAX([.$B$2:.$B$331])-MIN([.$B$2:.$B$331]))*100" office:value-type="float" office:value="0" calcext:value-type="float">
            <text:p>0.00</text:p>
          </table:table-cell>
          <table:table-cell table:formula="of:=100-[.A2]" office:value-type="float" office:value="99.9981851911599" calcext:value-type="float">
            <text:p>99.9981851911599</text:p>
          </table:table-cell>
          <table:table-cell table:number-columns-repeated="1020"/>
        </table:table-row>
        <table:table-row table:style-name="ro1">
          <table:table-cell office:value-type="float" office:value="0.00867075334731408" calcext:value-type="float">
            <text:p>0.01</text:p>
          </table:table-cell>
          <table:table-cell office:value-type="float" office:value="324.690734863281" calcext:value-type="float">
            <text:p>324.69</text:p>
          </table:table-cell>
          <table:table-cell table:formula="of:=([.B3]-MIN([.$B$2:.$B$331]))/(MAX([.$B$2:.$B$331])-MIN([.$B$2:.$B$331]))*100" office:value-type="float" office:value="0.303951367781155" calcext:value-type="float">
            <text:p>0.30</text:p>
          </table:table-cell>
          <table:table-cell table:formula="of:=100-[.A3]" office:value-type="float" office:value="99.9913292466527" calcext:value-type="float">
            <text:p>99.9913292466527</text:p>
          </table:table-cell>
          <table:table-cell table:number-columns-repeated="1020"/>
        </table:table-row>
        <table:table-row table:style-name="ro1">
          <table:table-cell office:value-type="float" office:value="0.0227859332150347" calcext:value-type="float">
            <text:p>0.02</text:p>
          </table:table-cell>
          <table:table-cell office:value-type="float" office:value="325.690734863281" calcext:value-type="float">
            <text:p>325.69</text:p>
          </table:table-cell>
          <table:table-cell table:formula="of:=([.B4]-MIN([.$B$2:.$B$331]))/(MAX([.$B$2:.$B$331])-MIN([.$B$2:.$B$331]))*100" office:value-type="float" office:value="0.60790273556231" calcext:value-type="float">
            <text:p>0.61</text:p>
          </table:table-cell>
          <table:table-cell table:formula="of:=100-[.A4]" office:value-type="float" office:value="99.977214066785" calcext:value-type="float">
            <text:p>99.977214066785</text:p>
          </table:table-cell>
          <table:table-cell table:number-columns-repeated="1020"/>
        </table:table-row>
        <table:table-row table:style-name="ro1">
          <table:table-cell office:value-type="float" office:value="0.0419422487497984" calcext:value-type="float">
            <text:p>0.04</text:p>
          </table:table-cell>
          <table:table-cell office:value-type="float" office:value="326.690734863281" calcext:value-type="float">
            <text:p>326.69</text:p>
          </table:table-cell>
          <table:table-cell table:formula="of:=([.B5]-MIN([.$B$2:.$B$331]))/(MAX([.$B$2:.$B$331])-MIN([.$B$2:.$B$331]))*100" office:value-type="float" office:value="0.911854103343465" calcext:value-type="float">
            <text:p>0.91</text:p>
          </table:table-cell>
          <table:table-cell table:formula="of:=100-[.A5]" office:value-type="float" office:value="99.9580577512502" calcext:value-type="float">
            <text:p>99.9580577512502</text:p>
          </table:table-cell>
          <table:table-cell table:number-columns-repeated="1020"/>
        </table:table-row>
        <table:table-row table:style-name="ro1">
          <table:table-cell office:value-type="float" office:value="0.0615018551379255" calcext:value-type="float">
            <text:p>0.06</text:p>
          </table:table-cell>
          <table:table-cell office:value-type="float" office:value="327.690734863281" calcext:value-type="float">
            <text:p>327.69</text:p>
          </table:table-cell>
          <table:table-cell table:formula="of:=([.B6]-MIN([.$B$2:.$B$331]))/(MAX([.$B$2:.$B$331])-MIN([.$B$2:.$B$331]))*100" office:value-type="float" office:value="1.21580547112462" calcext:value-type="float">
            <text:p>1.22</text:p>
          </table:table-cell>
          <table:table-cell table:formula="of:=100-[.A6]" office:value-type="float" office:value="99.9384981448621" calcext:value-type="float">
            <text:p>99.9384981448621</text:p>
          </table:table-cell>
          <table:table-cell table:number-columns-repeated="1020"/>
        </table:table-row>
        <table:table-row table:style-name="ro1">
          <table:table-cell office:value-type="float" office:value="0.083682852072915" calcext:value-type="float">
            <text:p>0.08</text:p>
          </table:table-cell>
          <table:table-cell office:value-type="float" office:value="328.690734863281" calcext:value-type="float">
            <text:p>328.69</text:p>
          </table:table-cell>
          <table:table-cell table:formula="of:=([.B7]-MIN([.$B$2:.$B$331]))/(MAX([.$B$2:.$B$331])-MIN([.$B$2:.$B$331]))*100" office:value-type="float" office:value="1.51975683890578" calcext:value-type="float">
            <text:p>1.52</text:p>
          </table:table-cell>
          <table:table-cell table:formula="of:=100-[.A7]" office:value-type="float" office:value="99.9163171479271" calcext:value-type="float">
            <text:p>99.9163171479271</text:p>
          </table:table-cell>
          <table:table-cell table:number-columns-repeated="1020"/>
        </table:table-row>
        <table:table-row table:style-name="ro1">
          <table:table-cell office:value-type="float" office:value="0.105057267301178" calcext:value-type="float">
            <text:p>0.11</text:p>
          </table:table-cell>
          <table:table-cell office:value-type="float" office:value="329.690734863281" calcext:value-type="float">
            <text:p>329.69</text:p>
          </table:table-cell>
          <table:table-cell table:formula="of:=([.B8]-MIN([.$B$2:.$B$331]))/(MAX([.$B$2:.$B$331])-MIN([.$B$2:.$B$331]))*100" office:value-type="float" office:value="1.82370820668693" calcext:value-type="float">
            <text:p>1.82</text:p>
          </table:table-cell>
          <table:table-cell table:formula="of:=100-[.A8]" office:value-type="float" office:value="99.8949427326988" calcext:value-type="float">
            <text:p>99.8949427326988</text:p>
          </table:table-cell>
          <table:table-cell table:number-columns-repeated="1020"/>
        </table:table-row>
        <table:table-row table:style-name="ro1">
          <table:table-cell office:value-type="float" office:value="0.130061300209711" calcext:value-type="float">
            <text:p>0.13</text:p>
          </table:table-cell>
          <table:table-cell office:value-type="float" office:value="330.690734863281" calcext:value-type="float">
            <text:p>330.69</text:p>
          </table:table-cell>
          <table:table-cell table:formula="of:=([.B9]-MIN([.$B$2:.$B$331]))/(MAX([.$B$2:.$B$331])-MIN([.$B$2:.$B$331]))*100" office:value-type="float" office:value="2.12765957446808" calcext:value-type="float">
            <text:p>2.13</text:p>
          </table:table-cell>
          <table:table-cell table:formula="of:=100-[.A9]" office:value-type="float" office:value="99.8699386997903" calcext:value-type="float">
            <text:p>99.8699386997903</text:p>
          </table:table-cell>
          <table:table-cell table:number-columns-repeated="1020"/>
        </table:table-row>
        <table:table-row table:style-name="ro1">
          <table:table-cell office:value-type="float" office:value="0.150830779157929" calcext:value-type="float">
            <text:p>0.15</text:p>
          </table:table-cell>
          <table:table-cell office:value-type="float" office:value="331.690734863281" calcext:value-type="float">
            <text:p>331.69</text:p>
          </table:table-cell>
          <table:table-cell table:formula="of:=([.B10]-MIN([.$B$2:.$B$331]))/(MAX([.$B$2:.$B$331])-MIN([.$B$2:.$B$331]))*100" office:value-type="float" office:value="2.43161094224924" calcext:value-type="float">
            <text:p>2.43</text:p>
          </table:table-cell>
          <table:table-cell table:formula="of:=100-[.A10]" office:value-type="float" office:value="99.8491692208421" calcext:value-type="float">
            <text:p>99.8491692208421</text:p>
          </table:table-cell>
          <table:table-cell table:number-columns-repeated="1020"/>
        </table:table-row>
        <table:table-row table:style-name="ro1">
          <table:table-cell office:value-type="float" office:value="0.169382158412647" calcext:value-type="float">
            <text:p>0.17</text:p>
          </table:table-cell>
          <table:table-cell office:value-type="float" office:value="332.690734863281" calcext:value-type="float">
            <text:p>332.69</text:p>
          </table:table-cell>
          <table:table-cell table:formula="of:=([.B11]-MIN([.$B$2:.$B$331]))/(MAX([.$B$2:.$B$331])-MIN([.$B$2:.$B$331]))*100" office:value-type="float" office:value="2.73556231003039" calcext:value-type="float">
            <text:p>2.74</text:p>
          </table:table-cell>
          <table:table-cell table:formula="of:=100-[.A11]" office:value-type="float" office:value="99.8306178415874" calcext:value-type="float">
            <text:p>99.8306178415874</text:p>
          </table:table-cell>
          <table:table-cell table:number-columns-repeated="1020"/>
        </table:table-row>
        <table:table-row table:style-name="ro1">
          <table:table-cell office:value-type="float" office:value="0.191563155347637" calcext:value-type="float">
            <text:p>0.19</text:p>
          </table:table-cell>
          <table:table-cell office:value-type="float" office:value="333.690734863281" calcext:value-type="float">
            <text:p>333.69</text:p>
          </table:table-cell>
          <table:table-cell table:formula="of:=([.B12]-MIN([.$B$2:.$B$331]))/(MAX([.$B$2:.$B$331])-MIN([.$B$2:.$B$331]))*100" office:value-type="float" office:value="3.03951367781155" calcext:value-type="float">
            <text:p>3.04</text:p>
          </table:table-cell>
          <table:table-cell table:formula="of:=100-[.A12]" office:value-type="float" office:value="99.8084368446524" calcext:value-type="float">
            <text:p>99.8084368446524</text:p>
          </table:table-cell>
          <table:table-cell table:number-columns-repeated="1020"/>
        </table:table-row>
        <table:table-row table:style-name="ro1">
          <table:table-cell office:value-type="float" office:value="0.218785287949669" calcext:value-type="float">
            <text:p>0.22</text:p>
          </table:table-cell>
          <table:table-cell office:value-type="float" office:value="334.690734863281" calcext:value-type="float">
            <text:p>334.69</text:p>
          </table:table-cell>
          <table:table-cell table:formula="of:=([.B13]-MIN([.$B$2:.$B$331]))/(MAX([.$B$2:.$B$331])-MIN([.$B$2:.$B$331]))*100" office:value-type="float" office:value="3.3434650455927" calcext:value-type="float">
            <text:p>3.34</text:p>
          </table:table-cell>
          <table:table-cell table:formula="of:=100-[.A13]" office:value-type="float" office:value="99.7812147120503" calcext:value-type="float">
            <text:p>99.7812147120503</text:p>
          </table:table-cell>
          <table:table-cell table:number-columns-repeated="1020"/>
        </table:table-row>
        <table:table-row table:style-name="ro1">
          <table:table-cell office:value-type="float" office:value="0.243587675431521" calcext:value-type="float">
            <text:p>0.24</text:p>
          </table:table-cell>
          <table:table-cell office:value-type="float" office:value="335.690734863281" calcext:value-type="float">
            <text:p>335.69</text:p>
          </table:table-cell>
          <table:table-cell table:formula="of:=([.B14]-MIN([.$B$2:.$B$331]))/(MAX([.$B$2:.$B$331])-MIN([.$B$2:.$B$331]))*100" office:value-type="float" office:value="3.64741641337386" calcext:value-type="float">
            <text:p>3.65</text:p>
          </table:table-cell>
          <table:table-cell table:formula="of:=100-[.A14]" office:value-type="float" office:value="99.7564123245685" calcext:value-type="float">
            <text:p>99.7564123245685</text:p>
          </table:table-cell>
          <table:table-cell table:number-columns-repeated="1020"/>
        </table:table-row>
        <table:table-row table:style-name="ro1">
          <table:table-cell office:value-type="float" office:value="0.268994999193418" calcext:value-type="float">
            <text:p>0.27</text:p>
          </table:table-cell>
          <table:table-cell office:value-type="float" office:value="336.690734863281" calcext:value-type="float">
            <text:p>336.69</text:p>
          </table:table-cell>
          <table:table-cell table:formula="of:=([.B15]-MIN([.$B$2:.$B$331]))/(MAX([.$B$2:.$B$331])-MIN([.$B$2:.$B$331]))*100" office:value-type="float" office:value="3.95136778115502" calcext:value-type="float">
            <text:p>3.95</text:p>
          </table:table-cell>
          <table:table-cell table:formula="of:=100-[.A15]" office:value-type="float" office:value="99.7310050008066" calcext:value-type="float">
            <text:p>99.7310050008066</text:p>
          </table:table-cell>
          <table:table-cell table:number-columns-repeated="1020"/>
        </table:table-row>
        <table:table-row table:style-name="ro1">
          <table:table-cell office:value-type="float" office:value="0.29379738667527" calcext:value-type="float">
            <text:p>0.29</text:p>
          </table:table-cell>
          <table:table-cell office:value-type="float" office:value="337.690734863281" calcext:value-type="float">
            <text:p>337.69</text:p>
          </table:table-cell>
          <table:table-cell table:formula="of:=([.B16]-MIN([.$B$2:.$B$331]))/(MAX([.$B$2:.$B$331])-MIN([.$B$2:.$B$331]))*100" office:value-type="float" office:value="4.25531914893617" calcext:value-type="float">
            <text:p>4.26</text:p>
          </table:table-cell>
          <table:table-cell table:formula="of:=100-[.A16]" office:value-type="float" office:value="99.7062026133247" calcext:value-type="float">
            <text:p>99.7062026133247</text:p>
          </table:table-cell>
          <table:table-cell table:number-columns-repeated="1020"/>
        </table:table-row>
        <table:table-row table:style-name="ro1">
          <table:table-cell office:value-type="float" office:value="0.322834328117438" calcext:value-type="float">
            <text:p>0.32</text:p>
          </table:table-cell>
          <table:table-cell office:value-type="float" office:value="338.690734863281" calcext:value-type="float">
            <text:p>338.69</text:p>
          </table:table-cell>
          <table:table-cell table:formula="of:=([.B17]-MIN([.$B$2:.$B$331]))/(MAX([.$B$2:.$B$331])-MIN([.$B$2:.$B$331]))*100" office:value-type="float" office:value="4.55927051671733" calcext:value-type="float">
            <text:p>4.56</text:p>
          </table:table-cell>
          <table:table-cell table:formula="of:=100-[.A17]" office:value-type="float" office:value="99.6771656718826" calcext:value-type="float">
            <text:p>99.6771656718826</text:p>
          </table:table-cell>
          <table:table-cell table:number-columns-repeated="1020"/>
        </table:table-row>
        <table:table-row table:style-name="ro1">
          <table:table-cell office:value-type="float" office:value="0.354492660106469" calcext:value-type="float">
            <text:p>0.35</text:p>
          </table:table-cell>
          <table:table-cell office:value-type="float" office:value="339.690734863281" calcext:value-type="float">
            <text:p>339.69</text:p>
          </table:table-cell>
          <table:table-cell table:formula="of:=([.B18]-MIN([.$B$2:.$B$331]))/(MAX([.$B$2:.$B$331])-MIN([.$B$2:.$B$331]))*100" office:value-type="float" office:value="4.86322188449848" calcext:value-type="float">
            <text:p>4.86</text:p>
          </table:table-cell>
          <table:table-cell table:formula="of:=100-[.A18]" office:value-type="float" office:value="99.6455073398935" calcext:value-type="float">
            <text:p>99.6455073398935</text:p>
          </table:table-cell>
          <table:table-cell table:number-columns-repeated="1020"/>
        </table:table-row>
        <table:table-row table:style-name="ro1">
          <table:table-cell office:value-type="float" office:value="0.383529601548637" calcext:value-type="float">
            <text:p>0.38</text:p>
          </table:table-cell>
          <table:table-cell office:value-type="float" office:value="340.690734863281" calcext:value-type="float">
            <text:p>340.69</text:p>
          </table:table-cell>
          <table:table-cell table:formula="of:=([.B19]-MIN([.$B$2:.$B$331]))/(MAX([.$B$2:.$B$331])-MIN([.$B$2:.$B$331]))*100" office:value-type="float" office:value="5.16717325227964" calcext:value-type="float">
            <text:p>5.17</text:p>
          </table:table-cell>
          <table:table-cell table:formula="of:=100-[.A19]" office:value-type="float" office:value="99.6164703984514" calcext:value-type="float">
            <text:p>99.6164703984514</text:p>
          </table:table-cell>
          <table:table-cell table:number-columns-repeated="1020"/>
        </table:table-row>
        <table:table-row table:style-name="ro1">
          <table:table-cell office:value-type="float" office:value="0.413776415550895" calcext:value-type="float">
            <text:p>0.41</text:p>
          </table:table-cell>
          <table:table-cell office:value-type="float" office:value="341.690734863281" calcext:value-type="float">
            <text:p>341.69</text:p>
          </table:table-cell>
          <table:table-cell table:formula="of:=([.B20]-MIN([.$B$2:.$B$331]))/(MAX([.$B$2:.$B$331])-MIN([.$B$2:.$B$331]))*100" office:value-type="float" office:value="5.47112462006079" calcext:value-type="float">
            <text:p>5.47</text:p>
          </table:table-cell>
          <table:table-cell table:formula="of:=100-[.A20]" office:value-type="float" office:value="99.5862235844491" calcext:value-type="float">
            <text:p>99.5862235844491</text:p>
          </table:table-cell>
          <table:table-cell table:number-columns-repeated="1020"/>
        </table:table-row>
        <table:table-row table:style-name="ro1">
          <table:table-cell office:value-type="float" office:value="0.443015002419745" calcext:value-type="float">
            <text:p>0.44</text:p>
          </table:table-cell>
          <table:table-cell office:value-type="float" office:value="342.690734863281" calcext:value-type="float">
            <text:p>342.69</text:p>
          </table:table-cell>
          <table:table-cell table:formula="of:=([.B21]-MIN([.$B$2:.$B$331]))/(MAX([.$B$2:.$B$331])-MIN([.$B$2:.$B$331]))*100" office:value-type="float" office:value="5.77507598784195" calcext:value-type="float">
            <text:p>5.78</text:p>
          </table:table-cell>
          <table:table-cell table:formula="of:=100-[.A21]" office:value-type="float" office:value="99.5569849975803" calcext:value-type="float">
            <text:p>99.5569849975803</text:p>
          </table:table-cell>
          <table:table-cell table:number-columns-repeated="1020"/>
        </table:table-row>
        <table:table-row table:style-name="ro1">
          <table:table-cell office:value-type="float" office:value="0.475479916115503" calcext:value-type="float">
            <text:p>0.48</text:p>
          </table:table-cell>
          <table:table-cell office:value-type="float" office:value="343.690734863281" calcext:value-type="float">
            <text:p>343.69</text:p>
          </table:table-cell>
          <table:table-cell table:formula="of:=([.B22]-MIN([.$B$2:.$B$331]))/(MAX([.$B$2:.$B$331])-MIN([.$B$2:.$B$331]))*100" office:value-type="float" office:value="6.0790273556231" calcext:value-type="float">
            <text:p>6.08</text:p>
          </table:table-cell>
          <table:table-cell table:formula="of:=100-[.A22]" office:value-type="float" office:value="99.5245200838845" calcext:value-type="float">
            <text:p>99.5245200838845</text:p>
          </table:table-cell>
          <table:table-cell table:number-columns-repeated="1020"/>
        </table:table-row>
        <table:table-row table:style-name="ro1">
          <table:table-cell office:value-type="float" office:value="0.508751411517987" calcext:value-type="float">
            <text:p>0.51</text:p>
          </table:table-cell>
          <table:table-cell office:value-type="float" office:value="344.690734863281" calcext:value-type="float">
            <text:p>344.69</text:p>
          </table:table-cell>
          <table:table-cell table:formula="of:=([.B23]-MIN([.$B$2:.$B$331]))/(MAX([.$B$2:.$B$331])-MIN([.$B$2:.$B$331]))*100" office:value-type="float" office:value="6.38297872340426" calcext:value-type="float">
            <text:p>6.38</text:p>
          </table:table-cell>
          <table:table-cell table:formula="of:=100-[.A23]" office:value-type="float" office:value="99.491248588482" calcext:value-type="float">
            <text:p>99.491248588482</text:p>
          </table:table-cell>
          <table:table-cell table:number-columns-repeated="1020"/>
        </table:table-row>
        <table:table-row table:style-name="ro1">
          <table:table-cell office:value-type="float" office:value="0.547668978867559" calcext:value-type="float">
            <text:p>0.55</text:p>
          </table:table-cell>
          <table:table-cell office:value-type="float" office:value="345.690734863281" calcext:value-type="float">
            <text:p>345.69</text:p>
          </table:table-cell>
          <table:table-cell table:formula="of:=([.B24]-MIN([.$B$2:.$B$331]))/(MAX([.$B$2:.$B$331])-MIN([.$B$2:.$B$331]))*100" office:value-type="float" office:value="6.68693009118541" calcext:value-type="float">
            <text:p>6.69</text:p>
          </table:table-cell>
          <table:table-cell table:formula="of:=100-[.A24]" office:value-type="float" office:value="99.4523310211324" calcext:value-type="float">
            <text:p>99.4523310211324</text:p>
          </table:table-cell>
          <table:table-cell table:number-columns-repeated="1020"/>
        </table:table-row>
        <table:table-row table:style-name="ro1">
          <table:table-cell office:value-type="float" office:value="0.581948701403452" calcext:value-type="float">
            <text:p>0.58</text:p>
          </table:table-cell>
          <table:table-cell office:value-type="float" office:value="346.690734863281" calcext:value-type="float">
            <text:p>346.69</text:p>
          </table:table-cell>
          <table:table-cell table:formula="of:=([.B25]-MIN([.$B$2:.$B$331]))/(MAX([.$B$2:.$B$331])-MIN([.$B$2:.$B$331]))*100" office:value-type="float" office:value="6.99088145896657" calcext:value-type="float">
            <text:p>6.99</text:p>
          </table:table-cell>
          <table:table-cell table:formula="of:=100-[.A25]" office:value-type="float" office:value="99.4180512985966" calcext:value-type="float">
            <text:p>99.4180512985966</text:p>
          </table:table-cell>
          <table:table-cell table:number-columns-repeated="1020"/>
        </table:table-row>
        <table:table-row table:style-name="ro1">
          <table:table-cell office:value-type="float" office:value="0.620462977899661" calcext:value-type="float">
            <text:p>0.62</text:p>
          </table:table-cell>
          <table:table-cell office:value-type="float" office:value="347.690734863281" calcext:value-type="float">
            <text:p>347.69</text:p>
          </table:table-cell>
          <table:table-cell table:formula="of:=([.B26]-MIN([.$B$2:.$B$331]))/(MAX([.$B$2:.$B$331])-MIN([.$B$2:.$B$331]))*100" office:value-type="float" office:value="7.29483282674772" calcext:value-type="float">
            <text:p>7.29</text:p>
          </table:table-cell>
          <table:table-cell table:formula="of:=100-[.A26]" office:value-type="float" office:value="99.3795370221003" calcext:value-type="float">
            <text:p>99.3795370221003</text:p>
          </table:table-cell>
          <table:table-cell table:number-columns-repeated="1020"/>
        </table:table-row>
        <table:table-row table:style-name="ro1">
          <table:table-cell office:value-type="float" office:value="0.659380545249234" calcext:value-type="float">
            <text:p>0.66</text:p>
          </table:table-cell>
          <table:table-cell office:value-type="float" office:value="348.690734863281" calcext:value-type="float">
            <text:p>348.69</text:p>
          </table:table-cell>
          <table:table-cell table:formula="of:=([.B27]-MIN([.$B$2:.$B$331]))/(MAX([.$B$2:.$B$331])-MIN([.$B$2:.$B$331]))*100" office:value-type="float" office:value="7.59878419452888" calcext:value-type="float">
            <text:p>7.60</text:p>
          </table:table-cell>
          <table:table-cell table:formula="of:=100-[.A27]" office:value-type="float" office:value="99.3406194547508" calcext:value-type="float">
            <text:p>99.3406194547508</text:p>
          </table:table-cell>
          <table:table-cell table:number-columns-repeated="1020"/>
        </table:table-row>
        <table:table-row table:style-name="ro1">
          <table:table-cell office:value-type="float" office:value="0.697693176318761" calcext:value-type="float">
            <text:p>0.70</text:p>
          </table:table-cell>
          <table:table-cell office:value-type="float" office:value="349.690734863281" calcext:value-type="float">
            <text:p>349.69</text:p>
          </table:table-cell>
          <table:table-cell table:formula="of:=([.B28]-MIN([.$B$2:.$B$331]))/(MAX([.$B$2:.$B$331])-MIN([.$B$2:.$B$331]))*100" office:value-type="float" office:value="7.90273556231003" calcext:value-type="float">
            <text:p>7.90</text:p>
          </table:table-cell>
          <table:table-cell table:formula="of:=100-[.A28]" office:value-type="float" office:value="99.3023068236812" calcext:value-type="float">
            <text:p>99.3023068236812</text:p>
          </table:table-cell>
          <table:table-cell table:number-columns-repeated="1020"/>
        </table:table-row>
        <table:table-row table:style-name="ro1">
          <table:table-cell office:value-type="float" office:value="0.743668333602194" calcext:value-type="float">
            <text:p>0.74</text:p>
          </table:table-cell>
          <table:table-cell office:value-type="float" office:value="350.690734863281" calcext:value-type="float">
            <text:p>350.69</text:p>
          </table:table-cell>
          <table:table-cell table:formula="of:=([.B29]-MIN([.$B$2:.$B$331]))/(MAX([.$B$2:.$B$331])-MIN([.$B$2:.$B$331]))*100" office:value-type="float" office:value="8.20668693009119" calcext:value-type="float">
            <text:p>8.21</text:p>
          </table:table-cell>
          <table:table-cell table:formula="of:=100-[.A29]" office:value-type="float" office:value="99.2563316663978" calcext:value-type="float">
            <text:p>99.2563316663978</text:p>
          </table:table-cell>
          <table:table-cell table:number-columns-repeated="1020"/>
        </table:table-row>
        <table:table-row table:style-name="ro1">
          <table:table-cell office:value-type="float" office:value="0.783594128085175" calcext:value-type="float">
            <text:p>0.78</text:p>
          </table:table-cell>
          <table:table-cell office:value-type="float" office:value="351.690734863281" calcext:value-type="float">
            <text:p>351.69</text:p>
          </table:table-cell>
          <table:table-cell table:formula="of:=([.B30]-MIN([.$B$2:.$B$331]))/(MAX([.$B$2:.$B$331])-MIN([.$B$2:.$B$331]))*100" office:value-type="float" office:value="8.51063829787234" calcext:value-type="float">
            <text:p>8.51</text:p>
          </table:table-cell>
          <table:table-cell table:formula="of:=100-[.A30]" office:value-type="float" office:value="99.2164058719148" calcext:value-type="float">
            <text:p>99.2164058719148</text:p>
          </table:table-cell>
          <table:table-cell table:number-columns-repeated="1020"/>
        </table:table-row>
        <table:table-row table:style-name="ro1">
          <table:table-cell office:value-type="float" office:value="0.823318277141474" calcext:value-type="float">
            <text:p>0.82</text:p>
          </table:table-cell>
          <table:table-cell office:value-type="float" office:value="352.690734863281" calcext:value-type="float">
            <text:p>352.69</text:p>
          </table:table-cell>
          <table:table-cell table:formula="of:=([.B31]-MIN([.$B$2:.$B$331]))/(MAX([.$B$2:.$B$331])-MIN([.$B$2:.$B$331]))*100" office:value-type="float" office:value="8.8145896656535" calcext:value-type="float">
            <text:p>8.81</text:p>
          </table:table-cell>
          <table:table-cell table:formula="of:=100-[.A31]" office:value-type="float" office:value="99.1766817228585" calcext:value-type="float">
            <text:p>99.1766817228585</text:p>
          </table:table-cell>
          <table:table-cell table:number-columns-repeated="1020"/>
        </table:table-row>
        <table:table-row table:style-name="ro1">
          <table:table-cell office:value-type="float" office:value="0.870906597838361" calcext:value-type="float">
            <text:p>0.87</text:p>
          </table:table-cell>
          <table:table-cell office:value-type="float" office:value="353.690734863281" calcext:value-type="float">
            <text:p>353.69</text:p>
          </table:table-cell>
          <table:table-cell table:formula="of:=([.B32]-MIN([.$B$2:.$B$331]))/(MAX([.$B$2:.$B$331])-MIN([.$B$2:.$B$331]))*100" office:value-type="float" office:value="9.11854103343465" calcext:value-type="float">
            <text:p>9.12</text:p>
          </table:table-cell>
          <table:table-cell table:formula="of:=100-[.A32]" office:value-type="float" office:value="99.1290934021616" calcext:value-type="float">
            <text:p>99.1290934021616</text:p>
          </table:table-cell>
          <table:table-cell table:number-columns-repeated="1020"/>
        </table:table-row>
        <table:table-row table:style-name="ro1">
          <table:table-cell office:value-type="float" office:value="0.91647846426843" calcext:value-type="float">
            <text:p>0.92</text:p>
          </table:table-cell>
          <table:table-cell office:value-type="float" office:value="354.690734863281" calcext:value-type="float">
            <text:p>354.69</text:p>
          </table:table-cell>
          <table:table-cell table:formula="of:=([.B33]-MIN([.$B$2:.$B$331]))/(MAX([.$B$2:.$B$331])-MIN([.$B$2:.$B$331]))*100" office:value-type="float" office:value="9.42249240121581" calcext:value-type="float">
            <text:p>9.42</text:p>
          </table:table-cell>
          <table:table-cell table:formula="of:=100-[.A33]" office:value-type="float" office:value="99.0835215357316" calcext:value-type="float">
            <text:p>99.0835215357316</text:p>
          </table:table-cell>
          <table:table-cell table:number-columns-repeated="1020"/>
        </table:table-row>
        <table:table-row table:style-name="ro1">
          <table:table-cell office:value-type="float" office:value="0.964066784965317" calcext:value-type="float">
            <text:p>0.96</text:p>
          </table:table-cell>
          <table:table-cell office:value-type="float" office:value="355.690734863281" calcext:value-type="float">
            <text:p>355.69</text:p>
          </table:table-cell>
          <table:table-cell table:formula="of:=([.B34]-MIN([.$B$2:.$B$331]))/(MAX([.$B$2:.$B$331])-MIN([.$B$2:.$B$331]))*100" office:value-type="float" office:value="9.72644376899696" calcext:value-type="float">
            <text:p>9.73</text:p>
          </table:table-cell>
          <table:table-cell table:formula="of:=100-[.A34]" office:value-type="float" office:value="99.0359332150347" calcext:value-type="float">
            <text:p>99.0359332150347</text:p>
          </table:table-cell>
          <table:table-cell table:number-columns-repeated="1020"/>
        </table:table-row>
        <table:table-row table:style-name="ro1">
          <table:table-cell office:value-type="float" office:value="1.01689788675593" calcext:value-type="float">
            <text:p>1.02</text:p>
          </table:table-cell>
          <table:table-cell office:value-type="float" office:value="356.690734863281" calcext:value-type="float">
            <text:p>356.69</text:p>
          </table:table-cell>
          <table:table-cell table:formula="of:=([.B35]-MIN([.$B$2:.$B$331]))/(MAX([.$B$2:.$B$331])-MIN([.$B$2:.$B$331]))*100" office:value-type="float" office:value="10.0303951367781" calcext:value-type="float">
            <text:p>10.03</text:p>
          </table:table-cell>
          <table:table-cell table:formula="of:=100-[.A35]" office:value-type="float" office:value="98.9831021132441" calcext:value-type="float">
            <text:p>98.9831021132441</text:p>
          </table:table-cell>
          <table:table-cell table:number-columns-repeated="1020"/>
        </table:table-row>
        <table:table-row table:style-name="ro1">
          <table:table-cell office:value-type="float" office:value="1.07214873366672" calcext:value-type="float">
            <text:p>1.07</text:p>
          </table:table-cell>
          <table:table-cell office:value-type="float" office:value="357.690734863281" calcext:value-type="float">
            <text:p>357.69</text:p>
          </table:table-cell>
          <table:table-cell table:formula="of:=([.B36]-MIN([.$B$2:.$B$331]))/(MAX([.$B$2:.$B$331])-MIN([.$B$2:.$B$331]))*100" office:value-type="float" office:value="10.3343465045593" calcext:value-type="float">
            <text:p>10.33</text:p>
          </table:table-cell>
          <table:table-cell table:formula="of:=100-[.A36]" office:value-type="float" office:value="98.9278512663333" calcext:value-type="float">
            <text:p>98.9278512663333</text:p>
          </table:table-cell>
          <table:table-cell table:number-columns-repeated="1020"/>
        </table:table-row>
        <table:table-row table:style-name="ro1">
          <table:table-cell office:value-type="float" office:value="1.12598806259074" calcext:value-type="float">
            <text:p>1.13</text:p>
          </table:table-cell>
          <table:table-cell office:value-type="float" office:value="358.690734863281" calcext:value-type="float">
            <text:p>358.69</text:p>
          </table:table-cell>
          <table:table-cell table:formula="of:=([.B37]-MIN([.$B$2:.$B$331]))/(MAX([.$B$2:.$B$331])-MIN([.$B$2:.$B$331]))*100" office:value-type="float" office:value="10.6382978723404" calcext:value-type="float">
            <text:p>10.64</text:p>
          </table:table-cell>
          <table:table-cell table:formula="of:=100-[.A37]" office:value-type="float" office:value="98.8740119374093" calcext:value-type="float">
            <text:p>98.8740119374093</text:p>
          </table:table-cell>
          <table:table-cell table:number-columns-repeated="1020"/>
        </table:table-row>
        <table:table-row table:style-name="ro1">
          <table:table-cell office:value-type="float" office:value="1.18305371834167" calcext:value-type="float">
            <text:p>1.18</text:p>
          </table:table-cell>
          <table:table-cell office:value-type="float" office:value="359.690734863281" calcext:value-type="float">
            <text:p>359.69</text:p>
          </table:table-cell>
          <table:table-cell table:formula="of:=([.B38]-MIN([.$B$2:.$B$331]))/(MAX([.$B$2:.$B$331])-MIN([.$B$2:.$B$331]))*100" office:value-type="float" office:value="10.9422492401216" calcext:value-type="float">
            <text:p>10.94</text:p>
          </table:table-cell>
          <table:table-cell table:formula="of:=100-[.A38]" office:value-type="float" office:value="98.8169462816583" calcext:value-type="float">
            <text:p>98.8169462816583</text:p>
          </table:table-cell>
          <table:table-cell table:number-columns-repeated="1020"/>
        </table:table-row>
        <table:table-row table:style-name="ro1">
          <table:table-cell office:value-type="float" office:value="1.23729633811905" calcext:value-type="float">
            <text:p>1.24</text:p>
          </table:table-cell>
          <table:table-cell office:value-type="float" office:value="360.690734863281" calcext:value-type="float">
            <text:p>360.69</text:p>
          </table:table-cell>
          <table:table-cell table:formula="of:=([.B39]-MIN([.$B$2:.$B$331]))/(MAX([.$B$2:.$B$331])-MIN([.$B$2:.$B$331]))*100" office:value-type="float" office:value="11.2462006079027" calcext:value-type="float">
            <text:p>11.25</text:p>
          </table:table-cell>
          <table:table-cell table:formula="of:=100-[.A39]" office:value-type="float" office:value="98.762703661881" calcext:value-type="float">
            <text:p>98.762703661881</text:p>
          </table:table-cell>
          <table:table-cell table:number-columns-repeated="1020"/>
        </table:table-row>
        <table:table-row table:style-name="ro1">
          <table:table-cell office:value-type="float" office:value="1.29879819325698" calcext:value-type="float">
            <text:p>1.30</text:p>
          </table:table-cell>
          <table:table-cell office:value-type="float" office:value="361.690734863281" calcext:value-type="float">
            <text:p>361.69</text:p>
          </table:table-cell>
          <table:table-cell table:formula="of:=([.B40]-MIN([.$B$2:.$B$331]))/(MAX([.$B$2:.$B$331])-MIN([.$B$2:.$B$331]))*100" office:value-type="float" office:value="11.5501519756839" calcext:value-type="float">
            <text:p>11.55</text:p>
          </table:table-cell>
          <table:table-cell table:formula="of:=100-[.A40]" office:value-type="float" office:value="98.701201806743" calcext:value-type="float">
            <text:p>98.701201806743</text:p>
          </table:table-cell>
          <table:table-cell table:number-columns-repeated="1020"/>
        </table:table-row>
        <table:table-row table:style-name="ro1">
          <table:table-cell office:value-type="float" office:value="1.35989675754154" calcext:value-type="float">
            <text:p>1.36</text:p>
          </table:table-cell>
          <table:table-cell office:value-type="float" office:value="362.690734863281" calcext:value-type="float">
            <text:p>362.69</text:p>
          </table:table-cell>
          <table:table-cell table:formula="of:=([.B41]-MIN([.$B$2:.$B$331]))/(MAX([.$B$2:.$B$331])-MIN([.$B$2:.$B$331]))*100" office:value-type="float" office:value="11.854103343465" calcext:value-type="float">
            <text:p>11.85</text:p>
          </table:table-cell>
          <table:table-cell table:formula="of:=100-[.A41]" office:value-type="float" office:value="98.6401032424585" calcext:value-type="float">
            <text:p>98.6401032424585</text:p>
          </table:table-cell>
          <table:table-cell table:number-columns-repeated="1020"/>
        </table:table-row>
        <table:table-row table:style-name="ro1">
          <table:table-cell office:value-type="float" office:value="1.42281013066624" calcext:value-type="float">
            <text:p>1.42</text:p>
          </table:table-cell>
          <table:table-cell office:value-type="float" office:value="363.690734863281" calcext:value-type="float">
            <text:p>363.69</text:p>
          </table:table-cell>
          <table:table-cell table:formula="of:=([.B42]-MIN([.$B$2:.$B$331]))/(MAX([.$B$2:.$B$331])-MIN([.$B$2:.$B$331]))*100" office:value-type="float" office:value="12.1580547112462" calcext:value-type="float">
            <text:p>12.16</text:p>
          </table:table-cell>
          <table:table-cell table:formula="of:=100-[.A42]" office:value-type="float" office:value="98.5771898693338" calcext:value-type="float">
            <text:p>98.5771898693338</text:p>
          </table:table-cell>
          <table:table-cell table:number-columns-repeated="1020"/>
        </table:table-row>
        <table:table-row table:style-name="ro1">
          <table:table-cell office:value-type="float" office:value="1.48733666720439" calcext:value-type="float">
            <text:p>1.49</text:p>
          </table:table-cell>
          <table:table-cell office:value-type="float" office:value="364.690734863281" calcext:value-type="float">
            <text:p>364.69</text:p>
          </table:table-cell>
          <table:table-cell table:formula="of:=([.B43]-MIN([.$B$2:.$B$331]))/(MAX([.$B$2:.$B$331])-MIN([.$B$2:.$B$331]))*100" office:value-type="float" office:value="12.4620060790274" calcext:value-type="float">
            <text:p>12.46</text:p>
          </table:table-cell>
          <table:table-cell table:formula="of:=100-[.A43]" office:value-type="float" office:value="98.5126633327956" calcext:value-type="float">
            <text:p>98.5126633327956</text:p>
          </table:table-cell>
          <table:table-cell table:number-columns-repeated="1020"/>
        </table:table-row>
        <table:table-row table:style-name="ro1">
          <table:table-cell office:value-type="float" office:value="1.5522664945959" calcext:value-type="float">
            <text:p>1.55</text:p>
          </table:table-cell>
          <table:table-cell office:value-type="float" office:value="365.690734863281" calcext:value-type="float">
            <text:p>365.69</text:p>
          </table:table-cell>
          <table:table-cell table:formula="of:=([.B44]-MIN([.$B$2:.$B$331]))/(MAX([.$B$2:.$B$331])-MIN([.$B$2:.$B$331]))*100" office:value-type="float" office:value="12.7659574468085" calcext:value-type="float">
            <text:p>12.77</text:p>
          </table:table-cell>
          <table:table-cell table:formula="of:=100-[.A44]" office:value-type="float" office:value="98.4477335054041" calcext:value-type="float">
            <text:p>98.4477335054041</text:p>
          </table:table-cell>
          <table:table-cell table:number-columns-repeated="1020"/>
        </table:table-row>
        <table:table-row table:style-name="ro1">
          <table:table-cell office:value-type="float" office:value="1.61840619454751" calcext:value-type="float">
            <text:p>1.62</text:p>
          </table:table-cell>
          <table:table-cell office:value-type="float" office:value="366.690734863281" calcext:value-type="float">
            <text:p>366.69</text:p>
          </table:table-cell>
          <table:table-cell table:formula="of:=([.B45]-MIN([.$B$2:.$B$331]))/(MAX([.$B$2:.$B$331])-MIN([.$B$2:.$B$331]))*100" office:value-type="float" office:value="13.0699088145897" calcext:value-type="float">
            <text:p>13.07</text:p>
          </table:table-cell>
          <table:table-cell table:formula="of:=100-[.A45]" office:value-type="float" office:value="98.3815938054525" calcext:value-type="float">
            <text:p>98.3815938054525</text:p>
          </table:table-cell>
          <table:table-cell table:number-columns-repeated="1020"/>
        </table:table-row>
        <table:table-row table:style-name="ro1">
          <table:table-cell office:value-type="float" office:value="1.68555412163252" calcext:value-type="float">
            <text:p>1.69</text:p>
          </table:table-cell>
          <table:table-cell office:value-type="float" office:value="367.690734863281" calcext:value-type="float">
            <text:p>367.69</text:p>
          </table:table-cell>
          <table:table-cell table:formula="of:=([.B46]-MIN([.$B$2:.$B$331]))/(MAX([.$B$2:.$B$331])-MIN([.$B$2:.$B$331]))*100" office:value-type="float" office:value="13.3738601823708" calcext:value-type="float">
            <text:p>13.37</text:p>
          </table:table-cell>
          <table:table-cell table:formula="of:=100-[.A46]" office:value-type="float" office:value="98.3144458783675" calcext:value-type="float">
            <text:p>98.3144458783675</text:p>
          </table:table-cell>
          <table:table-cell table:number-columns-repeated="1020"/>
        </table:table-row>
        <table:table-row table:style-name="ro1">
          <table:table-cell office:value-type="float" office:value="1.75895305694467" calcext:value-type="float">
            <text:p>1.76</text:p>
          </table:table-cell>
          <table:table-cell office:value-type="float" office:value="368.690734863281" calcext:value-type="float">
            <text:p>368.69</text:p>
          </table:table-cell>
          <table:table-cell table:formula="of:=([.B47]-MIN([.$B$2:.$B$331]))/(MAX([.$B$2:.$B$331])-MIN([.$B$2:.$B$331]))*100" office:value-type="float" office:value="13.677811550152" calcext:value-type="float">
            <text:p>13.68</text:p>
          </table:table-cell>
          <table:table-cell table:formula="of:=100-[.A47]" office:value-type="float" office:value="98.2410469430553" calcext:value-type="float">
            <text:p>98.2410469430553</text:p>
          </table:table-cell>
          <table:table-cell table:number-columns-repeated="1020"/>
        </table:table-row>
        <table:table-row table:style-name="ro1">
          <table:table-cell office:value-type="float" office:value="1.83315857396354" calcext:value-type="float">
            <text:p>1.83</text:p>
          </table:table-cell>
          <table:table-cell office:value-type="float" office:value="369.690734863281" calcext:value-type="float">
            <text:p>369.69</text:p>
          </table:table-cell>
          <table:table-cell table:formula="of:=([.B48]-MIN([.$B$2:.$B$331]))/(MAX([.$B$2:.$B$331])-MIN([.$B$2:.$B$331]))*100" office:value-type="float" office:value="13.9817629179331" calcext:value-type="float">
            <text:p>13.98</text:p>
          </table:table-cell>
          <table:table-cell table:formula="of:=100-[.A48]" office:value-type="float" office:value="98.1668414260365" calcext:value-type="float">
            <text:p>98.1668414260365</text:p>
          </table:table-cell>
          <table:table-cell table:number-columns-repeated="1020"/>
        </table:table-row>
        <table:table-row table:style-name="ro1">
          <table:table-cell office:value-type="float" office:value="1.90958219067592" calcext:value-type="float">
            <text:p>1.91</text:p>
          </table:table-cell>
          <table:table-cell office:value-type="float" office:value="370.690734863281" calcext:value-type="float">
            <text:p>370.69</text:p>
          </table:table-cell>
          <table:table-cell table:formula="of:=([.B49]-MIN([.$B$2:.$B$331]))/(MAX([.$B$2:.$B$331])-MIN([.$B$2:.$B$331]))*100" office:value-type="float" office:value="14.2857142857143" calcext:value-type="float">
            <text:p>14.29</text:p>
          </table:table-cell>
          <table:table-cell table:formula="of:=100-[.A49]" office:value-type="float" office:value="98.0904178093241" calcext:value-type="float">
            <text:p>98.0904178093241</text:p>
          </table:table-cell>
          <table:table-cell table:number-columns-repeated="1020"/>
        </table:table-row>
        <table:table-row table:style-name="ro1">
          <table:table-cell office:value-type="float" office:value="1.9870140345217" calcext:value-type="float">
            <text:p>1.99</text:p>
          </table:table-cell>
          <table:table-cell office:value-type="float" office:value="371.690734863281" calcext:value-type="float">
            <text:p>371.69</text:p>
          </table:table-cell>
          <table:table-cell table:formula="of:=([.B50]-MIN([.$B$2:.$B$331]))/(MAX([.$B$2:.$B$331])-MIN([.$B$2:.$B$331]))*100" office:value-type="float" office:value="14.5896656534954" calcext:value-type="float">
            <text:p>14.59</text:p>
          </table:table-cell>
          <table:table-cell table:formula="of:=100-[.A50]" office:value-type="float" office:value="98.0129859654783" calcext:value-type="float">
            <text:p>98.0129859654783</text:p>
          </table:table-cell>
          <table:table-cell table:number-columns-repeated="1020"/>
        </table:table-row>
        <table:table-row table:style-name="ro1">
          <table:table-cell office:value-type="float" office:value="2.06666397806098" calcext:value-type="float">
            <text:p>2.07</text:p>
          </table:table-cell>
          <table:table-cell office:value-type="float" office:value="372.690734863281" calcext:value-type="float">
            <text:p>372.69</text:p>
          </table:table-cell>
          <table:table-cell table:formula="of:=([.B51]-MIN([.$B$2:.$B$331]))/(MAX([.$B$2:.$B$331])-MIN([.$B$2:.$B$331]))*100" office:value-type="float" office:value="14.8936170212766" calcext:value-type="float">
            <text:p>14.89</text:p>
          </table:table-cell>
          <table:table-cell table:formula="of:=100-[.A51]" office:value-type="float" office:value="97.933336021939" calcext:value-type="float">
            <text:p>97.933336021939</text:p>
          </table:table-cell>
          <table:table-cell table:number-columns-repeated="1020"/>
        </table:table-row>
        <table:table-row table:style-name="ro1">
          <table:table-cell office:value-type="float" office:value="2.14671721245362" calcext:value-type="float">
            <text:p>2.15</text:p>
          </table:table-cell>
          <table:table-cell office:value-type="float" office:value="373.690734863281" calcext:value-type="float">
            <text:p>373.69</text:p>
          </table:table-cell>
          <table:table-cell table:formula="of:=([.B52]-MIN([.$B$2:.$B$331]))/(MAX([.$B$2:.$B$331])-MIN([.$B$2:.$B$331]))*100" office:value-type="float" office:value="15.1975683890578" calcext:value-type="float">
            <text:p>15.20</text:p>
          </table:table-cell>
          <table:table-cell table:formula="of:=100-[.A52]" office:value-type="float" office:value="97.8532827875464" calcext:value-type="float">
            <text:p>97.8532827875464</text:p>
          </table:table-cell>
          <table:table-cell table:number-columns-repeated="1020"/>
        </table:table-row>
        <table:table-row table:style-name="ro1">
          <table:table-cell office:value-type="float" office:value="2.23886917244717" calcext:value-type="float">
            <text:p>2.24</text:p>
          </table:table-cell>
          <table:table-cell office:value-type="float" office:value="374.690734863281" calcext:value-type="float">
            <text:p>374.69</text:p>
          </table:table-cell>
          <table:table-cell table:formula="of:=([.B53]-MIN([.$B$2:.$B$331]))/(MAX([.$B$2:.$B$331])-MIN([.$B$2:.$B$331]))*100" office:value-type="float" office:value="15.5015197568389" calcext:value-type="float">
            <text:p>15.50</text:p>
          </table:table-cell>
          <table:table-cell table:formula="of:=100-[.A53]" office:value-type="float" office:value="97.7611308275528" calcext:value-type="float">
            <text:p>97.7611308275528</text:p>
          </table:table-cell>
          <table:table-cell table:number-columns-repeated="1020"/>
        </table:table-row>
        <table:table-row table:style-name="ro1">
          <table:table-cell office:value-type="float" office:value="2.33081948701403" calcext:value-type="float">
            <text:p>2.33</text:p>
          </table:table-cell>
          <table:table-cell office:value-type="float" office:value="375.690734863281" calcext:value-type="float">
            <text:p>375.69</text:p>
          </table:table-cell>
          <table:table-cell table:formula="of:=([.B54]-MIN([.$B$2:.$B$331]))/(MAX([.$B$2:.$B$331])-MIN([.$B$2:.$B$331]))*100" office:value-type="float" office:value="15.8054711246201" calcext:value-type="float">
            <text:p>15.81</text:p>
          </table:table-cell>
          <table:table-cell table:formula="of:=100-[.A54]" office:value-type="float" office:value="97.669180512986" calcext:value-type="float">
            <text:p>97.669180512986</text:p>
          </table:table-cell>
          <table:table-cell table:number-columns-repeated="1020"/>
        </table:table-row>
        <table:table-row table:style-name="ro1">
          <table:table-cell office:value-type="float" office:value="2.42559283755444" calcext:value-type="float">
            <text:p>2.43</text:p>
          </table:table-cell>
          <table:table-cell office:value-type="float" office:value="376.690734863281" calcext:value-type="float">
            <text:p>376.69</text:p>
          </table:table-cell>
          <table:table-cell table:formula="of:=([.B55]-MIN([.$B$2:.$B$331]))/(MAX([.$B$2:.$B$331])-MIN([.$B$2:.$B$331]))*100" office:value-type="float" office:value="16.1094224924012" calcext:value-type="float">
            <text:p>16.11</text:p>
          </table:table-cell>
          <table:table-cell table:formula="of:=100-[.A55]" office:value-type="float" office:value="97.5744071624456" calcext:value-type="float">
            <text:p>97.5744071624456</text:p>
          </table:table-cell>
          <table:table-cell table:number-columns-repeated="1020"/>
        </table:table-row>
        <table:table-row table:style-name="ro1">
          <table:table-cell office:value-type="float" office:value="2.52964187772221" calcext:value-type="float">
            <text:p>2.53</text:p>
          </table:table-cell>
          <table:table-cell office:value-type="float" office:value="377.690734863281" calcext:value-type="float">
            <text:p>377.69</text:p>
          </table:table-cell>
          <table:table-cell table:formula="of:=([.B56]-MIN([.$B$2:.$B$331]))/(MAX([.$B$2:.$B$331])-MIN([.$B$2:.$B$331]))*100" office:value-type="float" office:value="16.4133738601824" calcext:value-type="float">
            <text:p>16.41</text:p>
          </table:table-cell>
          <table:table-cell table:formula="of:=100-[.A56]" office:value-type="float" office:value="97.4703581222778" calcext:value-type="float">
            <text:p>97.4703581222778</text:p>
          </table:table-cell>
          <table:table-cell table:number-columns-repeated="1020"/>
        </table:table-row>
        <table:table-row table:style-name="ro1">
          <table:table-cell office:value-type="float" office:value="2.63026294563639" calcext:value-type="float">
            <text:p>2.63</text:p>
          </table:table-cell>
          <table:table-cell office:value-type="float" office:value="378.690734863281" calcext:value-type="float">
            <text:p>378.69</text:p>
          </table:table-cell>
          <table:table-cell table:formula="of:=([.B57]-MIN([.$B$2:.$B$331]))/(MAX([.$B$2:.$B$331])-MIN([.$B$2:.$B$331]))*100" office:value-type="float" office:value="16.7173252279635" calcext:value-type="float">
            <text:p>16.72</text:p>
          </table:table-cell>
          <table:table-cell table:formula="of:=100-[.A57]" office:value-type="float" office:value="97.3697370543636" calcext:value-type="float">
            <text:p>97.3697370543636</text:p>
          </table:table-cell>
          <table:table-cell table:number-columns-repeated="1020"/>
        </table:table-row>
        <table:table-row table:style-name="ro1">
          <table:table-cell office:value-type="float" office:value="2.74036134860461" calcext:value-type="float">
            <text:p>2.74</text:p>
          </table:table-cell>
          <table:table-cell office:value-type="float" office:value="379.690734863281" calcext:value-type="float">
            <text:p>379.69</text:p>
          </table:table-cell>
          <table:table-cell table:formula="of:=([.B58]-MIN([.$B$2:.$B$331]))/(MAX([.$B$2:.$B$331])-MIN([.$B$2:.$B$331]))*100" office:value-type="float" office:value="17.0212765957447" calcext:value-type="float">
            <text:p>17.02</text:p>
          </table:table-cell>
          <table:table-cell table:formula="of:=100-[.A58]" office:value-type="float" office:value="97.2596386513954" calcext:value-type="float">
            <text:p>97.2596386513954</text:p>
          </table:table-cell>
          <table:table-cell table:number-columns-repeated="1020"/>
        </table:table-row>
        <table:table-row table:style-name="ro1">
          <table:table-cell office:value-type="float" office:value="2.86336505888046" calcext:value-type="float">
            <text:p>2.86</text:p>
          </table:table-cell>
          <table:table-cell office:value-type="float" office:value="380.690734863281" calcext:value-type="float">
            <text:p>380.69</text:p>
          </table:table-cell>
          <table:table-cell table:formula="of:=([.B59]-MIN([.$B$2:.$B$331]))/(MAX([.$B$2:.$B$331])-MIN([.$B$2:.$B$331]))*100" office:value-type="float" office:value="17.3252279635258" calcext:value-type="float">
            <text:p>17.33</text:p>
          </table:table-cell>
          <table:table-cell table:formula="of:=100-[.A59]" office:value-type="float" office:value="97.1366349411195" calcext:value-type="float">
            <text:p>97.1366349411195</text:p>
          </table:table-cell>
          <table:table-cell table:number-columns-repeated="1020"/>
        </table:table-row>
        <table:table-row table:style-name="ro1">
          <table:table-cell office:value-type="float" office:value="2.977698015809" calcext:value-type="float">
            <text:p>2.98</text:p>
          </table:table-cell>
          <table:table-cell office:value-type="float" office:value="381.690734863281" calcext:value-type="float">
            <text:p>381.69</text:p>
          </table:table-cell>
          <table:table-cell table:formula="of:=([.B60]-MIN([.$B$2:.$B$331]))/(MAX([.$B$2:.$B$331])-MIN([.$B$2:.$B$331]))*100" office:value-type="float" office:value="17.629179331307" calcext:value-type="float">
            <text:p>17.63</text:p>
          </table:table-cell>
          <table:table-cell table:formula="of:=100-[.A60]" office:value-type="float" office:value="97.022301984191" calcext:value-type="float">
            <text:p>97.022301984191</text:p>
          </table:table-cell>
          <table:table-cell table:number-columns-repeated="1020"/>
        </table:table-row>
        <table:table-row table:style-name="ro1">
          <table:table-cell office:value-type="float" office:value="3.09868527181803" calcext:value-type="float">
            <text:p>3.10</text:p>
          </table:table-cell>
          <table:table-cell office:value-type="float" office:value="382.690734863281" calcext:value-type="float">
            <text:p>382.69</text:p>
          </table:table-cell>
          <table:table-cell table:formula="of:=([.B61]-MIN([.$B$2:.$B$331]))/(MAX([.$B$2:.$B$331])-MIN([.$B$2:.$B$331]))*100" office:value-type="float" office:value="17.9331306990881" calcext:value-type="float">
            <text:p>17.93</text:p>
          </table:table-cell>
          <table:table-cell table:formula="of:=100-[.A61]" office:value-type="float" office:value="96.901314728182" calcext:value-type="float">
            <text:p>96.901314728182</text:p>
          </table:table-cell>
          <table:table-cell table:number-columns-repeated="1020"/>
        </table:table-row>
        <table:table-row table:style-name="ro1">
          <table:table-cell office:value-type="float" office:value="3.23136796257461" calcext:value-type="float">
            <text:p>3.23</text:p>
          </table:table-cell>
          <table:table-cell office:value-type="float" office:value="383.690734863281" calcext:value-type="float">
            <text:p>383.69</text:p>
          </table:table-cell>
          <table:table-cell table:formula="of:=([.B62]-MIN([.$B$2:.$B$331]))/(MAX([.$B$2:.$B$331])-MIN([.$B$2:.$B$331]))*100" office:value-type="float" office:value="18.2370820668693" calcext:value-type="float">
            <text:p>18.24</text:p>
          </table:table-cell>
          <table:table-cell table:formula="of:=100-[.A62]" office:value-type="float" office:value="96.7686320374254" calcext:value-type="float">
            <text:p>96.7686320374254</text:p>
          </table:table-cell>
          <table:table-cell table:number-columns-repeated="1020"/>
        </table:table-row>
        <table:table-row table:style-name="ro1">
          <table:table-cell office:value-type="float" office:value="3.36707533473141" calcext:value-type="float">
            <text:p>3.37</text:p>
          </table:table-cell>
          <table:table-cell office:value-type="float" office:value="384.690734863281" calcext:value-type="float">
            <text:p>384.69</text:p>
          </table:table-cell>
          <table:table-cell table:formula="of:=([.B63]-MIN([.$B$2:.$B$331]))/(MAX([.$B$2:.$B$331])-MIN([.$B$2:.$B$331]))*100" office:value-type="float" office:value="18.5410334346505" calcext:value-type="float">
            <text:p>18.54</text:p>
          </table:table-cell>
          <table:table-cell table:formula="of:=100-[.A63]" office:value-type="float" office:value="96.6329246652686" calcext:value-type="float">
            <text:p>96.6329246652686</text:p>
          </table:table-cell>
          <table:table-cell table:number-columns-repeated="1020"/>
        </table:table-row>
        <table:table-row table:style-name="ro1">
          <table:table-cell office:value-type="float" office:value="3.49491853524762" calcext:value-type="float">
            <text:p>3.49</text:p>
          </table:table-cell>
          <table:table-cell office:value-type="float" office:value="385.690734863281" calcext:value-type="float">
            <text:p>385.69</text:p>
          </table:table-cell>
          <table:table-cell table:formula="of:=([.B64]-MIN([.$B$2:.$B$331]))/(MAX([.$B$2:.$B$331])-MIN([.$B$2:.$B$331]))*100" office:value-type="float" office:value="18.8449848024316" calcext:value-type="float">
            <text:p>18.84</text:p>
          </table:table-cell>
          <table:table-cell table:formula="of:=100-[.A64]" office:value-type="float" office:value="96.5050814647524" calcext:value-type="float">
            <text:p>96.5050814647524</text:p>
          </table:table-cell>
          <table:table-cell table:number-columns-repeated="1020"/>
        </table:table-row>
        <table:table-row table:style-name="ro1">
          <table:table-cell office:value-type="float" office:value="3.63849007904501" calcext:value-type="float">
            <text:p>3.64</text:p>
          </table:table-cell>
          <table:table-cell office:value-type="float" office:value="386.690734863281" calcext:value-type="float">
            <text:p>386.69</text:p>
          </table:table-cell>
          <table:table-cell table:formula="of:=([.B65]-MIN([.$B$2:.$B$331]))/(MAX([.$B$2:.$B$331])-MIN([.$B$2:.$B$331]))*100" office:value-type="float" office:value="19.1489361702128" calcext:value-type="float">
            <text:p>19.15</text:p>
          </table:table-cell>
          <table:table-cell table:formula="of:=100-[.A65]" office:value-type="float" office:value="96.361509920955" calcext:value-type="float">
            <text:p>96.361509920955</text:p>
          </table:table-cell>
          <table:table-cell table:number-columns-repeated="1020"/>
        </table:table-row>
        <table:table-row table:style-name="ro1">
          <table:table-cell office:value-type="float" office:value="3.78871592192289" calcext:value-type="float">
            <text:p>3.79</text:p>
          </table:table-cell>
          <table:table-cell office:value-type="float" office:value="387.690734863281" calcext:value-type="float">
            <text:p>387.69</text:p>
          </table:table-cell>
          <table:table-cell table:formula="of:=([.B66]-MIN([.$B$2:.$B$331]))/(MAX([.$B$2:.$B$331])-MIN([.$B$2:.$B$331]))*100" office:value-type="float" office:value="19.4528875379939" calcext:value-type="float">
            <text:p>19.45</text:p>
          </table:table-cell>
          <table:table-cell table:formula="of:=100-[.A66]" office:value-type="float" office:value="96.2112840780771" calcext:value-type="float">
            <text:p>96.2112840780771</text:p>
          </table:table-cell>
          <table:table-cell table:number-columns-repeated="1020"/>
        </table:table-row>
        <table:table-row table:style-name="ro1">
          <table:table-cell office:value-type="float" office:value="3.94882239070818" calcext:value-type="float">
            <text:p>3.95</text:p>
          </table:table-cell>
          <table:table-cell office:value-type="float" office:value="388.690734863281" calcext:value-type="float">
            <text:p>388.69</text:p>
          </table:table-cell>
          <table:table-cell table:formula="of:=([.B67]-MIN([.$B$2:.$B$331]))/(MAX([.$B$2:.$B$331])-MIN([.$B$2:.$B$331]))*100" office:value-type="float" office:value="19.7568389057751" calcext:value-type="float">
            <text:p>19.76</text:p>
          </table:table-cell>
          <table:table-cell table:formula="of:=100-[.A67]" office:value-type="float" office:value="96.0511776092918" calcext:value-type="float">
            <text:p>96.0511776092918</text:p>
          </table:table-cell>
          <table:table-cell table:number-columns-repeated="1020"/>
        </table:table-row>
        <table:table-row table:style-name="ro1">
          <table:table-cell office:value-type="float" office:value="4.11800290369414" calcext:value-type="float">
            <text:p>4.12</text:p>
          </table:table-cell>
          <table:table-cell office:value-type="float" office:value="389.690734863281" calcext:value-type="float">
            <text:p>389.69</text:p>
          </table:table-cell>
          <table:table-cell table:formula="of:=([.B68]-MIN([.$B$2:.$B$331]))/(MAX([.$B$2:.$B$331])-MIN([.$B$2:.$B$331]))*100" office:value-type="float" office:value="20.0607902735562" calcext:value-type="float">
            <text:p>20.06</text:p>
          </table:table-cell>
          <table:table-cell table:formula="of:=100-[.A68]" office:value-type="float" office:value="95.8819970963059" calcext:value-type="float">
            <text:p>95.8819970963059</text:p>
          </table:table-cell>
          <table:table-cell table:number-columns-repeated="1020"/>
        </table:table-row>
        <table:table-row table:style-name="ro1">
          <table:table-cell office:value-type="float" office:value="4.30775125020165" calcext:value-type="float">
            <text:p>4.31</text:p>
          </table:table-cell>
          <table:table-cell office:value-type="float" office:value="390.690734863281" calcext:value-type="float">
            <text:p>390.69</text:p>
          </table:table-cell>
          <table:table-cell table:formula="of:=([.B69]-MIN([.$B$2:.$B$331]))/(MAX([.$B$2:.$B$331])-MIN([.$B$2:.$B$331]))*100" office:value-type="float" office:value="20.3647416413374" calcext:value-type="float">
            <text:p>20.36</text:p>
          </table:table-cell>
          <table:table-cell table:formula="of:=100-[.A69]" office:value-type="float" office:value="95.6922487497983" calcext:value-type="float">
            <text:p>95.6922487497983</text:p>
          </table:table-cell>
          <table:table-cell table:number-columns-repeated="1020"/>
        </table:table-row>
        <table:table-row table:style-name="ro1">
          <table:table-cell office:value-type="float" office:value="4.48237618970802" calcext:value-type="float">
            <text:p>4.48</text:p>
          </table:table-cell>
          <table:table-cell office:value-type="float" office:value="391.690734863281" calcext:value-type="float">
            <text:p>391.69</text:p>
          </table:table-cell>
          <table:table-cell table:formula="of:=([.B70]-MIN([.$B$2:.$B$331]))/(MAX([.$B$2:.$B$331])-MIN([.$B$2:.$B$331]))*100" office:value-type="float" office:value="20.6686930091185" calcext:value-type="float">
            <text:p>20.67</text:p>
          </table:table-cell>
          <table:table-cell table:formula="of:=100-[.A70]" office:value-type="float" office:value="95.517623810292" calcext:value-type="float">
            <text:p>95.517623810292</text:p>
          </table:table-cell>
          <table:table-cell table:number-columns-repeated="1020"/>
        </table:table-row>
        <table:table-row table:style-name="ro1">
          <table:table-cell office:value-type="float" office:value="4.66365542829489" calcext:value-type="float">
            <text:p>4.66</text:p>
          </table:table-cell>
          <table:table-cell office:value-type="float" office:value="392.690734863281" calcext:value-type="float">
            <text:p>392.69</text:p>
          </table:table-cell>
          <table:table-cell table:formula="of:=([.B71]-MIN([.$B$2:.$B$331]))/(MAX([.$B$2:.$B$331])-MIN([.$B$2:.$B$331]))*100" office:value-type="float" office:value="20.9726443768997" calcext:value-type="float">
            <text:p>20.97</text:p>
          </table:table-cell>
          <table:table-cell table:formula="of:=100-[.A71]" office:value-type="float" office:value="95.3363445717051" calcext:value-type="float">
            <text:p>95.3363445717051</text:p>
          </table:table-cell>
          <table:table-cell table:number-columns-repeated="1020"/>
        </table:table-row>
        <table:table-row table:style-name="ro1">
          <table:table-cell office:value-type="float" office:value="4.84533795773512" calcext:value-type="float">
            <text:p>4.85</text:p>
          </table:table-cell>
          <table:table-cell office:value-type="float" office:value="393.690734863281" calcext:value-type="float">
            <text:p>393.69</text:p>
          </table:table-cell>
          <table:table-cell table:formula="of:=([.B72]-MIN([.$B$2:.$B$331]))/(MAX([.$B$2:.$B$331])-MIN([.$B$2:.$B$331]))*100" office:value-type="float" office:value="21.2765957446808" calcext:value-type="float">
            <text:p>21.28</text:p>
          </table:table-cell>
          <table:table-cell table:formula="of:=100-[.A72]" office:value-type="float" office:value="95.1546620422649" calcext:value-type="float">
            <text:p>95.1546620422649</text:p>
          </table:table-cell>
          <table:table-cell table:number-columns-repeated="1020"/>
        </table:table-row>
        <table:table-row table:style-name="ro1">
          <table:table-cell office:value-type="float" office:value="5.04940312953702" calcext:value-type="float">
            <text:p>5.05</text:p>
          </table:table-cell>
          <table:table-cell office:value-type="float" office:value="394.690734863281" calcext:value-type="float">
            <text:p>394.69</text:p>
          </table:table-cell>
          <table:table-cell table:formula="of:=([.B73]-MIN([.$B$2:.$B$331]))/(MAX([.$B$2:.$B$331])-MIN([.$B$2:.$B$331]))*100" office:value-type="float" office:value="21.580547112462" calcext:value-type="float">
            <text:p>21.58</text:p>
          </table:table-cell>
          <table:table-cell table:formula="of:=100-[.A73]" office:value-type="float" office:value="94.950596870463" calcext:value-type="float">
            <text:p>94.950596870463</text:p>
          </table:table-cell>
          <table:table-cell table:number-columns-repeated="1020"/>
        </table:table-row>
        <table:table-row table:style-name="ro1">
          <table:table-cell office:value-type="float" office:value="5.26213905468624" calcext:value-type="float">
            <text:p>5.26</text:p>
          </table:table-cell>
          <table:table-cell office:value-type="float" office:value="395.690734863281" calcext:value-type="float">
            <text:p>395.69</text:p>
          </table:table-cell>
          <table:table-cell table:formula="of:=([.B74]-MIN([.$B$2:.$B$331]))/(MAX([.$B$2:.$B$331])-MIN([.$B$2:.$B$331]))*100" office:value-type="float" office:value="21.8844984802432" calcext:value-type="float">
            <text:p>21.88</text:p>
          </table:table-cell>
          <table:table-cell table:formula="of:=100-[.A74]" office:value-type="float" office:value="94.7378609453138" calcext:value-type="float">
            <text:p>94.7378609453138</text:p>
          </table:table-cell>
          <table:table-cell table:number-columns-repeated="1020"/>
        </table:table-row>
        <table:table-row table:style-name="ro1">
          <table:table-cell office:value-type="float" office:value="5.47023713502178" calcext:value-type="float">
            <text:p>5.47</text:p>
          </table:table-cell>
          <table:table-cell office:value-type="float" office:value="396.690734863281" calcext:value-type="float">
            <text:p>396.69</text:p>
          </table:table-cell>
          <table:table-cell table:formula="of:=([.B75]-MIN([.$B$2:.$B$331]))/(MAX([.$B$2:.$B$331])-MIN([.$B$2:.$B$331]))*100" office:value-type="float" office:value="22.1884498480243" calcext:value-type="float">
            <text:p>22.19</text:p>
          </table:table-cell>
          <table:table-cell table:formula="of:=100-[.A75]" office:value-type="float" office:value="94.5297628649782" calcext:value-type="float">
            <text:p>94.5297628649782</text:p>
          </table:table-cell>
          <table:table-cell table:number-columns-repeated="1020"/>
        </table:table-row>
        <table:table-row table:style-name="ro1">
          <table:table-cell office:value-type="float" office:value="5.69103887723826" calcext:value-type="float">
            <text:p>5.69</text:p>
          </table:table-cell>
          <table:table-cell office:value-type="float" office:value="397.690734863281" calcext:value-type="float">
            <text:p>397.69</text:p>
          </table:table-cell>
          <table:table-cell table:formula="of:=([.B76]-MIN([.$B$2:.$B$331]))/(MAX([.$B$2:.$B$331])-MIN([.$B$2:.$B$331]))*100" office:value-type="float" office:value="22.4924012158055" calcext:value-type="float">
            <text:p>22.49</text:p>
          </table:table-cell>
          <table:table-cell table:formula="of:=100-[.A76]" office:value-type="float" office:value="94.3089611227617" calcext:value-type="float">
            <text:p>94.3089611227617</text:p>
          </table:table-cell>
          <table:table-cell table:number-columns-repeated="1020"/>
        </table:table-row>
        <table:table-row table:style-name="ro1">
          <table:table-cell office:value-type="float" office:value="5.93140022584288" calcext:value-type="float">
            <text:p>5.93</text:p>
          </table:table-cell>
          <table:table-cell office:value-type="float" office:value="398.690734863281" calcext:value-type="float">
            <text:p>398.69</text:p>
          </table:table-cell>
          <table:table-cell table:formula="of:=([.B77]-MIN([.$B$2:.$B$331]))/(MAX([.$B$2:.$B$331])-MIN([.$B$2:.$B$331]))*100" office:value-type="float" office:value="22.7963525835866" calcext:value-type="float">
            <text:p>22.80</text:p>
          </table:table-cell>
          <table:table-cell table:formula="of:=100-[.A77]" office:value-type="float" office:value="94.0685997741571" calcext:value-type="float">
            <text:p>94.0685997741571</text:p>
          </table:table-cell>
          <table:table-cell table:number-columns-repeated="1020"/>
        </table:table-row>
        <table:table-row table:style-name="ro1">
          <table:table-cell office:value-type="float" office:value="6.17377802871431" calcext:value-type="float">
            <text:p>6.17</text:p>
          </table:table-cell>
          <table:table-cell office:value-type="float" office:value="399.690734863281" calcext:value-type="float">
            <text:p>399.69</text:p>
          </table:table-cell>
          <table:table-cell table:formula="of:=([.B78]-MIN([.$B$2:.$B$331]))/(MAX([.$B$2:.$B$331])-MIN([.$B$2:.$B$331]))*100" office:value-type="float" office:value="23.1003039513678" calcext:value-type="float">
            <text:p>23.10</text:p>
          </table:table-cell>
          <table:table-cell table:formula="of:=100-[.A78]" office:value-type="float" office:value="93.8262219712857" calcext:value-type="float">
            <text:p>93.8262219712857</text:p>
          </table:table-cell>
          <table:table-cell table:number-columns-repeated="1020"/>
        </table:table-row>
        <table:table-row table:style-name="ro1">
          <table:table-cell office:value-type="float" office:value="6.44075657364091" calcext:value-type="float">
            <text:p>6.44</text:p>
          </table:table-cell>
          <table:table-cell office:value-type="float" office:value="400.690734863281" calcext:value-type="float">
            <text:p>400.69</text:p>
          </table:table-cell>
          <table:table-cell table:formula="of:=([.B79]-MIN([.$B$2:.$B$331]))/(MAX([.$B$2:.$B$331])-MIN([.$B$2:.$B$331]))*100" office:value-type="float" office:value="23.4042553191489" calcext:value-type="float">
            <text:p>23.40</text:p>
          </table:table-cell>
          <table:table-cell table:formula="of:=100-[.A79]" office:value-type="float" office:value="93.5592434263591" calcext:value-type="float">
            <text:p>93.5592434263591</text:p>
          </table:table-cell>
          <table:table-cell table:number-columns-repeated="1020"/>
        </table:table-row>
        <table:table-row table:style-name="ro1">
          <table:table-cell office:value-type="float" office:value="6.69845942894015" calcext:value-type="float">
            <text:p>6.70</text:p>
          </table:table-cell>
          <table:table-cell office:value-type="float" office:value="401.690734863281" calcext:value-type="float">
            <text:p>401.69</text:p>
          </table:table-cell>
          <table:table-cell table:formula="of:=([.B80]-MIN([.$B$2:.$B$331]))/(MAX([.$B$2:.$B$331])-MIN([.$B$2:.$B$331]))*100" office:value-type="float" office:value="23.7082066869301" calcext:value-type="float">
            <text:p>23.71</text:p>
          </table:table-cell>
          <table:table-cell table:formula="of:=100-[.A80]" office:value-type="float" office:value="93.3015405710598" calcext:value-type="float">
            <text:p>93.3015405710598</text:p>
          </table:table-cell>
          <table:table-cell table:number-columns-repeated="1020"/>
        </table:table-row>
        <table:table-row table:style-name="ro1">
          <table:table-cell office:value-type="float" office:value="6.94547507662526" calcext:value-type="float">
            <text:p>6.95</text:p>
          </table:table-cell>
          <table:table-cell office:value-type="float" office:value="402.690734863281" calcext:value-type="float">
            <text:p>402.69</text:p>
          </table:table-cell>
          <table:table-cell table:formula="of:=([.B81]-MIN([.$B$2:.$B$331]))/(MAX([.$B$2:.$B$331])-MIN([.$B$2:.$B$331]))*100" office:value-type="float" office:value="24.0121580547112" calcext:value-type="float">
            <text:p>24.01</text:p>
          </table:table-cell>
          <table:table-cell table:formula="of:=100-[.A81]" office:value-type="float" office:value="93.0545249233747" calcext:value-type="float">
            <text:p>93.0545249233747</text:p>
          </table:table-cell>
          <table:table-cell table:number-columns-repeated="1020"/>
        </table:table-row>
        <table:table-row table:style-name="ro1">
          <table:table-cell office:value-type="float" office:value="7.18986933376351" calcext:value-type="float">
            <text:p>7.19</text:p>
          </table:table-cell>
          <table:table-cell office:value-type="float" office:value="403.690734863281" calcext:value-type="float">
            <text:p>403.69</text:p>
          </table:table-cell>
          <table:table-cell table:formula="of:=([.B82]-MIN([.$B$2:.$B$331]))/(MAX([.$B$2:.$B$331])-MIN([.$B$2:.$B$331]))*100" office:value-type="float" office:value="24.3161094224924" calcext:value-type="float">
            <text:p>24.32</text:p>
          </table:table-cell>
          <table:table-cell table:formula="of:=100-[.A82]" office:value-type="float" office:value="92.8101306662365" calcext:value-type="float">
            <text:p>92.8101306662365</text:p>
          </table:table-cell>
          <table:table-cell table:number-columns-repeated="1020"/>
        </table:table-row>
        <table:table-row table:style-name="ro1">
          <table:table-cell office:value-type="float" office:value="7.4415228262623" calcext:value-type="float">
            <text:p>7.44</text:p>
          </table:table-cell>
          <table:table-cell office:value-type="float" office:value="404.690734863281" calcext:value-type="float">
            <text:p>404.69</text:p>
          </table:table-cell>
          <table:table-cell table:formula="of:=([.B83]-MIN([.$B$2:.$B$331]))/(MAX([.$B$2:.$B$331])-MIN([.$B$2:.$B$331]))*100" office:value-type="float" office:value="24.6200607902736" calcext:value-type="float">
            <text:p>24.62</text:p>
          </table:table-cell>
          <table:table-cell table:formula="of:=100-[.A83]" office:value-type="float" office:value="92.5584771737377" calcext:value-type="float">
            <text:p>92.5584771737377</text:p>
          </table:table-cell>
          <table:table-cell table:number-columns-repeated="1020"/>
        </table:table-row>
        <table:table-row table:style-name="ro1">
          <table:table-cell office:value-type="float" office:value="7.70285529924181" calcext:value-type="float">
            <text:p>7.70</text:p>
          </table:table-cell>
          <table:table-cell office:value-type="float" office:value="405.690734863281" calcext:value-type="float">
            <text:p>405.69</text:p>
          </table:table-cell>
          <table:table-cell table:formula="of:=([.B84]-MIN([.$B$2:.$B$331]))/(MAX([.$B$2:.$B$331])-MIN([.$B$2:.$B$331]))*100" office:value-type="float" office:value="24.9240121580547" calcext:value-type="float">
            <text:p>24.92</text:p>
          </table:table-cell>
          <table:table-cell table:formula="of:=100-[.A84]" office:value-type="float" office:value="92.2971447007582" calcext:value-type="float">
            <text:p>92.2971447007582</text:p>
          </table:table-cell>
          <table:table-cell table:number-columns-repeated="1020"/>
        </table:table-row>
        <table:table-row table:style-name="ro1">
          <table:table-cell office:value-type="float" office:value="7.98092434263591" calcext:value-type="float">
            <text:p>7.98</text:p>
          </table:table-cell>
          <table:table-cell office:value-type="float" office:value="406.690734863281" calcext:value-type="float">
            <text:p>406.69</text:p>
          </table:table-cell>
          <table:table-cell table:formula="of:=([.B85]-MIN([.$B$2:.$B$331]))/(MAX([.$B$2:.$B$331])-MIN([.$B$2:.$B$331]))*100" office:value-type="float" office:value="25.2279635258359" calcext:value-type="float">
            <text:p>25.23</text:p>
          </table:table-cell>
          <table:table-cell table:formula="of:=100-[.A85]" office:value-type="float" office:value="92.0190756573641" calcext:value-type="float">
            <text:p>92.0190756573641</text:p>
          </table:table-cell>
          <table:table-cell table:number-columns-repeated="1020"/>
        </table:table-row>
        <table:table-row table:style-name="ro1">
          <table:table-cell office:value-type="float" office:value="8.25173415066946" calcext:value-type="float">
            <text:p>8.25</text:p>
          </table:table-cell>
          <table:table-cell office:value-type="float" office:value="407.690734863281" calcext:value-type="float">
            <text:p>407.69</text:p>
          </table:table-cell>
          <table:table-cell table:formula="of:=([.B86]-MIN([.$B$2:.$B$331]))/(MAX([.$B$2:.$B$331])-MIN([.$B$2:.$B$331]))*100" office:value-type="float" office:value="25.531914893617" calcext:value-type="float">
            <text:p>25.53</text:p>
          </table:table-cell>
          <table:table-cell table:formula="of:=100-[.A86]" office:value-type="float" office:value="91.7482658493305" calcext:value-type="float">
            <text:p>91.7482658493305</text:p>
          </table:table-cell>
          <table:table-cell table:number-columns-repeated="1020"/>
        </table:table-row>
        <table:table-row table:style-name="ro1">
          <table:table-cell office:value-type="float" office:value="8.566905952573" calcext:value-type="float">
            <text:p>8.57</text:p>
          </table:table-cell>
          <table:table-cell office:value-type="float" office:value="408.690734863281" calcext:value-type="float">
            <text:p>408.69</text:p>
          </table:table-cell>
          <table:table-cell table:formula="of:=([.B87]-MIN([.$B$2:.$B$331]))/(MAX([.$B$2:.$B$331])-MIN([.$B$2:.$B$331]))*100" office:value-type="float" office:value="25.8358662613982" calcext:value-type="float">
            <text:p>25.84</text:p>
          </table:table-cell>
          <table:table-cell table:formula="of:=100-[.A87]" office:value-type="float" office:value="91.433094047427" calcext:value-type="float">
            <text:p>91.433094047427</text:p>
          </table:table-cell>
          <table:table-cell table:number-columns-repeated="1020"/>
        </table:table-row>
        <table:table-row table:style-name="ro1">
          <table:table-cell office:value-type="float" office:value="8.87502016454267" calcext:value-type="float">
            <text:p>8.88</text:p>
          </table:table-cell>
          <table:table-cell office:value-type="float" office:value="409.690734863281" calcext:value-type="float">
            <text:p>409.69</text:p>
          </table:table-cell>
          <table:table-cell table:formula="of:=([.B88]-MIN([.$B$2:.$B$331]))/(MAX([.$B$2:.$B$331])-MIN([.$B$2:.$B$331]))*100" office:value-type="float" office:value="26.1398176291793" calcext:value-type="float">
            <text:p>26.14</text:p>
          </table:table-cell>
          <table:table-cell table:formula="of:=100-[.A88]" office:value-type="float" office:value="91.1249798354573" calcext:value-type="float">
            <text:p>91.1249798354573</text:p>
          </table:table-cell>
          <table:table-cell table:number-columns-repeated="1020"/>
        </table:table-row>
        <table:table-row table:style-name="ro1">
          <table:table-cell office:value-type="float" office:value="9.1780932408453" calcext:value-type="float">
            <text:p>9.18</text:p>
          </table:table-cell>
          <table:table-cell office:value-type="float" office:value="410.690734863281" calcext:value-type="float">
            <text:p>410.69</text:p>
          </table:table-cell>
          <table:table-cell table:formula="of:=([.B89]-MIN([.$B$2:.$B$331]))/(MAX([.$B$2:.$B$331])-MIN([.$B$2:.$B$331]))*100" office:value-type="float" office:value="26.4437689969605" calcext:value-type="float">
            <text:p>26.44</text:p>
          </table:table-cell>
          <table:table-cell table:formula="of:=100-[.A89]" office:value-type="float" office:value="90.8219067591547" calcext:value-type="float">
            <text:p>90.8219067591547</text:p>
          </table:table-cell>
          <table:table-cell table:number-columns-repeated="1020"/>
        </table:table-row>
        <table:table-row table:style-name="ro1">
          <table:table-cell office:value-type="float" office:value="9.4914502339087" calcext:value-type="float">
            <text:p>9.49</text:p>
          </table:table-cell>
          <table:table-cell office:value-type="float" office:value="411.690734863281" calcext:value-type="float">
            <text:p>411.69</text:p>
          </table:table-cell>
          <table:table-cell table:formula="of:=([.B90]-MIN([.$B$2:.$B$331]))/(MAX([.$B$2:.$B$331])-MIN([.$B$2:.$B$331]))*100" office:value-type="float" office:value="26.7477203647416" calcext:value-type="float">
            <text:p>26.75</text:p>
          </table:table-cell>
          <table:table-cell table:formula="of:=100-[.A90]" office:value-type="float" office:value="90.5085497660913" calcext:value-type="float">
            <text:p>90.5085497660913</text:p>
          </table:table-cell>
          <table:table-cell table:number-columns-repeated="1020"/>
        </table:table-row>
        <table:table-row table:style-name="ro1">
          <table:table-cell office:value-type="float" office:value="9.79472495563801" calcext:value-type="float">
            <text:p>9.79</text:p>
          </table:table-cell>
          <table:table-cell office:value-type="float" office:value="412.690734863281" calcext:value-type="float">
            <text:p>412.69</text:p>
          </table:table-cell>
          <table:table-cell table:formula="of:=([.B91]-MIN([.$B$2:.$B$331]))/(MAX([.$B$2:.$B$331])-MIN([.$B$2:.$B$331]))*100" office:value-type="float" office:value="27.0516717325228" calcext:value-type="float">
            <text:p>27.05</text:p>
          </table:table-cell>
          <table:table-cell table:formula="of:=100-[.A91]" office:value-type="float" office:value="90.205275044362" calcext:value-type="float">
            <text:p>90.205275044362</text:p>
          </table:table-cell>
          <table:table-cell table:number-columns-repeated="1020"/>
        </table:table-row>
        <table:table-row table:style-name="ro1">
          <table:table-cell office:value-type="float" office:value="10.0742055170189" calcext:value-type="float">
            <text:p>10.07</text:p>
          </table:table-cell>
          <table:table-cell office:value-type="float" office:value="413.690734863281" calcext:value-type="float">
            <text:p>413.69</text:p>
          </table:table-cell>
          <table:table-cell table:formula="of:=([.B92]-MIN([.$B$2:.$B$331]))/(MAX([.$B$2:.$B$331])-MIN([.$B$2:.$B$331]))*100" office:value-type="float" office:value="27.3556231003039" calcext:value-type="float">
            <text:p>27.36</text:p>
          </table:table-cell>
          <table:table-cell table:formula="of:=100-[.A92]" office:value-type="float" office:value="89.9257944829811" calcext:value-type="float">
            <text:p>89.9257944829811</text:p>
          </table:table-cell>
          <table:table-cell table:number-columns-repeated="1020"/>
        </table:table-row>
        <table:table-row table:style-name="ro1">
          <table:table-cell office:value-type="float" office:value="10.3544926601065" calcext:value-type="float">
            <text:p>10.35</text:p>
          </table:table-cell>
          <table:table-cell office:value-type="float" office:value="414.690734863281" calcext:value-type="float">
            <text:p>414.69</text:p>
          </table:table-cell>
          <table:table-cell table:formula="of:=([.B93]-MIN([.$B$2:.$B$331]))/(MAX([.$B$2:.$B$331])-MIN([.$B$2:.$B$331]))*100" office:value-type="float" office:value="27.6595744680851" calcext:value-type="float">
            <text:p>27.66</text:p>
          </table:table-cell>
          <table:table-cell table:formula="of:=100-[.A93]" office:value-type="float" office:value="89.6455073398935" calcext:value-type="float">
            <text:p>89.6455073398935</text:p>
          </table:table-cell>
          <table:table-cell table:number-columns-repeated="1020"/>
        </table:table-row>
        <table:table-row table:style-name="ro1">
          <table:table-cell office:value-type="float" office:value="10.6376028391676" calcext:value-type="float">
            <text:p>10.64</text:p>
          </table:table-cell>
          <table:table-cell office:value-type="float" office:value="415.690734863281" calcext:value-type="float">
            <text:p>415.69</text:p>
          </table:table-cell>
          <table:table-cell table:formula="of:=([.B94]-MIN([.$B$2:.$B$331]))/(MAX([.$B$2:.$B$331])-MIN([.$B$2:.$B$331]))*100" office:value-type="float" office:value="27.9635258358663" calcext:value-type="float">
            <text:p>27.96</text:p>
          </table:table-cell>
          <table:table-cell table:formula="of:=100-[.A94]" office:value-type="float" office:value="89.3623971608324" calcext:value-type="float">
            <text:p>89.3623971608324</text:p>
          </table:table-cell>
          <table:table-cell table:number-columns-repeated="1020"/>
        </table:table-row>
        <table:table-row table:style-name="ro1">
          <table:table-cell office:value-type="float" office:value="10.9174866914018" calcext:value-type="float">
            <text:p>10.92</text:p>
          </table:table-cell>
          <table:table-cell office:value-type="float" office:value="416.690734863281" calcext:value-type="float">
            <text:p>416.69</text:p>
          </table:table-cell>
          <table:table-cell table:formula="of:=([.B95]-MIN([.$B$2:.$B$331]))/(MAX([.$B$2:.$B$331])-MIN([.$B$2:.$B$331]))*100" office:value-type="float" office:value="28.2674772036474" calcext:value-type="float">
            <text:p>28.27</text:p>
          </table:table-cell>
          <table:table-cell table:formula="of:=100-[.A95]" office:value-type="float" office:value="89.0825133085982" calcext:value-type="float">
            <text:p>89.0825133085982</text:p>
          </table:table-cell>
          <table:table-cell table:number-columns-repeated="1020"/>
        </table:table-row>
        <table:table-row table:style-name="ro1">
          <table:table-cell office:value-type="float" office:value="11.1955557347959" calcext:value-type="float">
            <text:p>11.20</text:p>
          </table:table-cell>
          <table:table-cell office:value-type="float" office:value="417.690734863281" calcext:value-type="float">
            <text:p>417.69</text:p>
          </table:table-cell>
          <table:table-cell table:formula="of:=([.B96]-MIN([.$B$2:.$B$331]))/(MAX([.$B$2:.$B$331])-MIN([.$B$2:.$B$331]))*100" office:value-type="float" office:value="28.5714285714286" calcext:value-type="float">
            <text:p>28.57</text:p>
          </table:table-cell>
          <table:table-cell table:formula="of:=100-[.A96]" office:value-type="float" office:value="88.8044442652041" calcext:value-type="float">
            <text:p>88.8044442652041</text:p>
          </table:table-cell>
          <table:table-cell table:number-columns-repeated="1020"/>
        </table:table-row>
        <table:table-row table:style-name="ro1">
          <table:table-cell office:value-type="float" office:value="11.4776576867237" calcext:value-type="float">
            <text:p>11.48</text:p>
          </table:table-cell>
          <table:table-cell office:value-type="float" office:value="418.690734863281" calcext:value-type="float">
            <text:p>418.69</text:p>
          </table:table-cell>
          <table:table-cell table:formula="of:=([.B97]-MIN([.$B$2:.$B$331]))/(MAX([.$B$2:.$B$331])-MIN([.$B$2:.$B$331]))*100" office:value-type="float" office:value="28.8753799392097" calcext:value-type="float">
            <text:p>28.88</text:p>
          </table:table-cell>
          <table:table-cell table:formula="of:=100-[.A97]" office:value-type="float" office:value="88.5223423132763" calcext:value-type="float">
            <text:p>88.5223423132763</text:p>
          </table:table-cell>
          <table:table-cell table:number-columns-repeated="1020"/>
        </table:table-row>
        <table:table-row table:style-name="ro1">
          <table:table-cell office:value-type="float" office:value="11.7732698822391" calcext:value-type="float">
            <text:p>11.77</text:p>
          </table:table-cell>
          <table:table-cell office:value-type="float" office:value="419.690734863281" calcext:value-type="float">
            <text:p>419.69</text:p>
          </table:table-cell>
          <table:table-cell table:formula="of:=([.B98]-MIN([.$B$2:.$B$331]))/(MAX([.$B$2:.$B$331])-MIN([.$B$2:.$B$331]))*100" office:value-type="float" office:value="29.1793313069909" calcext:value-type="float">
            <text:p>29.18</text:p>
          </table:table-cell>
          <table:table-cell table:formula="of:=100-[.A98]" office:value-type="float" office:value="88.2267301177609" calcext:value-type="float">
            <text:p>88.2267301177609</text:p>
          </table:table-cell>
          <table:table-cell table:number-columns-repeated="1020"/>
        </table:table-row>
        <table:table-row table:style-name="ro1">
          <table:table-cell office:value-type="float" office:value="12.0757380222617" calcext:value-type="float">
            <text:p>12.08</text:p>
          </table:table-cell>
          <table:table-cell office:value-type="float" office:value="420.690734863281" calcext:value-type="float">
            <text:p>420.69</text:p>
          </table:table-cell>
          <table:table-cell table:formula="of:=([.B99]-MIN([.$B$2:.$B$331]))/(MAX([.$B$2:.$B$331])-MIN([.$B$2:.$B$331]))*100" office:value-type="float" office:value="29.483282674772" calcext:value-type="float">
            <text:p>29.48</text:p>
          </table:table-cell>
          <table:table-cell table:formula="of:=100-[.A99]" office:value-type="float" office:value="87.9242619777383" calcext:value-type="float">
            <text:p>87.9242619777383</text:p>
          </table:table-cell>
          <table:table-cell table:number-columns-repeated="1020"/>
        </table:table-row>
        <table:table-row table:style-name="ro1">
          <table:table-cell office:value-type="float" office:value="12.3836505888046" calcext:value-type="float">
            <text:p>12.38</text:p>
          </table:table-cell>
          <table:table-cell office:value-type="float" office:value="421.690734863281" calcext:value-type="float">
            <text:p>421.69</text:p>
          </table:table-cell>
          <table:table-cell table:formula="of:=([.B100]-MIN([.$B$2:.$B$331]))/(MAX([.$B$2:.$B$331])-MIN([.$B$2:.$B$331]))*100" office:value-type="float" office:value="29.7872340425532" calcext:value-type="float">
            <text:p>29.79</text:p>
          </table:table-cell>
          <table:table-cell table:formula="of:=100-[.A100]" office:value-type="float" office:value="87.6163494111954" calcext:value-type="float">
            <text:p>87.6163494111954</text:p>
          </table:table-cell>
          <table:table-cell table:number-columns-repeated="1020"/>
        </table:table-row>
        <table:table-row table:style-name="ro1">
          <table:table-cell office:value-type="float" office:value="12.7010404904017" calcext:value-type="float">
            <text:p>12.70</text:p>
          </table:table-cell>
          <table:table-cell office:value-type="float" office:value="422.690734863281" calcext:value-type="float">
            <text:p>422.69</text:p>
          </table:table-cell>
          <table:table-cell table:formula="of:=([.B101]-MIN([.$B$2:.$B$331]))/(MAX([.$B$2:.$B$331])-MIN([.$B$2:.$B$331]))*100" office:value-type="float" office:value="30.0911854103343" calcext:value-type="float">
            <text:p>30.09</text:p>
          </table:table-cell>
          <table:table-cell table:formula="of:=100-[.A101]" office:value-type="float" office:value="87.2989595095983" calcext:value-type="float">
            <text:p>87.2989595095983</text:p>
          </table:table-cell>
          <table:table-cell table:number-columns-repeated="1020"/>
        </table:table-row>
        <table:table-row table:style-name="ro1">
          <table:table-cell office:value-type="float" office:value="13.018228746572" calcext:value-type="float">
            <text:p>13.02</text:p>
          </table:table-cell>
          <table:table-cell office:value-type="float" office:value="423.690734863281" calcext:value-type="float">
            <text:p>423.69</text:p>
          </table:table-cell>
          <table:table-cell table:formula="of:=([.B102]-MIN([.$B$2:.$B$331]))/(MAX([.$B$2:.$B$331])-MIN([.$B$2:.$B$331]))*100" office:value-type="float" office:value="30.3951367781155" calcext:value-type="float">
            <text:p>30.40</text:p>
          </table:table-cell>
          <table:table-cell table:formula="of:=100-[.A102]" office:value-type="float" office:value="86.981771253428" calcext:value-type="float">
            <text:p>86.981771253428</text:p>
          </table:table-cell>
          <table:table-cell table:number-columns-repeated="1020"/>
        </table:table-row>
        <table:table-row table:style-name="ro1">
          <table:table-cell office:value-type="float" office:value="13.3398532021294" calcext:value-type="float">
            <text:p>13.34</text:p>
          </table:table-cell>
          <table:table-cell office:value-type="float" office:value="424.690734863281" calcext:value-type="float">
            <text:p>424.69</text:p>
          </table:table-cell>
          <table:table-cell table:formula="of:=([.B103]-MIN([.$B$2:.$B$331]))/(MAX([.$B$2:.$B$331])-MIN([.$B$2:.$B$331]))*100" office:value-type="float" office:value="30.6990881458967" calcext:value-type="float">
            <text:p>30.70</text:p>
          </table:table-cell>
          <table:table-cell table:formula="of:=100-[.A103]" office:value-type="float" office:value="86.6601467978706" calcext:value-type="float">
            <text:p>86.6601467978706</text:p>
          </table:table-cell>
          <table:table-cell table:number-columns-repeated="1020"/>
        </table:table-row>
        <table:table-row table:style-name="ro1">
          <table:table-cell office:value-type="float" office:value="13.6548233586062" calcext:value-type="float">
            <text:p>13.65</text:p>
          </table:table-cell>
          <table:table-cell office:value-type="float" office:value="425.690734863281" calcext:value-type="float">
            <text:p>425.69</text:p>
          </table:table-cell>
          <table:table-cell table:formula="of:=([.B104]-MIN([.$B$2:.$B$331]))/(MAX([.$B$2:.$B$331])-MIN([.$B$2:.$B$331]))*100" office:value-type="float" office:value="31.0030395136778" calcext:value-type="float">
            <text:p>31.00</text:p>
          </table:table-cell>
          <table:table-cell table:formula="of:=100-[.A104]" office:value-type="float" office:value="86.3451766413938" calcext:value-type="float">
            <text:p>86.3451766413938</text:p>
          </table:table-cell>
          <table:table-cell table:number-columns-repeated="1020"/>
        </table:table-row>
        <table:table-row table:style-name="ro1">
          <table:table-cell office:value-type="float" office:value="13.9831021132441" calcext:value-type="float">
            <text:p>13.98</text:p>
          </table:table-cell>
          <table:table-cell office:value-type="float" office:value="426.690734863281" calcext:value-type="float">
            <text:p>426.69</text:p>
          </table:table-cell>
          <table:table-cell table:formula="of:=([.B105]-MIN([.$B$2:.$B$331]))/(MAX([.$B$2:.$B$331])-MIN([.$B$2:.$B$331]))*100" office:value-type="float" office:value="31.306990881459" calcext:value-type="float">
            <text:p>31.31</text:p>
          </table:table-cell>
          <table:table-cell table:formula="of:=100-[.A105]" office:value-type="float" office:value="86.0168978867559" calcext:value-type="float">
            <text:p>86.0168978867559</text:p>
          </table:table-cell>
          <table:table-cell table:number-columns-repeated="1020"/>
        </table:table-row>
        <table:table-row table:style-name="ro1">
          <table:table-cell office:value-type="float" office:value="14.3226730117761" calcext:value-type="float">
            <text:p>14.32</text:p>
          </table:table-cell>
          <table:table-cell office:value-type="float" office:value="427.690734863281" calcext:value-type="float">
            <text:p>427.69</text:p>
          </table:table-cell>
          <table:table-cell table:formula="of:=([.B106]-MIN([.$B$2:.$B$331]))/(MAX([.$B$2:.$B$331])-MIN([.$B$2:.$B$331]))*100" office:value-type="float" office:value="31.6109422492401" calcext:value-type="float">
            <text:p>31.61</text:p>
          </table:table-cell>
          <table:table-cell table:formula="of:=100-[.A106]" office:value-type="float" office:value="85.6773269882239" calcext:value-type="float">
            <text:p>85.6773269882239</text:p>
          </table:table-cell>
          <table:table-cell table:number-columns-repeated="1020"/>
        </table:table-row>
        <table:table-row table:style-name="ro1">
          <table:table-cell office:value-type="float" office:value="14.6910792063236" calcext:value-type="float">
            <text:p>14.69</text:p>
          </table:table-cell>
          <table:table-cell office:value-type="float" office:value="428.690734863281" calcext:value-type="float">
            <text:p>428.69</text:p>
          </table:table-cell>
          <table:table-cell table:formula="of:=([.B107]-MIN([.$B$2:.$B$331]))/(MAX([.$B$2:.$B$331])-MIN([.$B$2:.$B$331]))*100" office:value-type="float" office:value="31.9148936170213" calcext:value-type="float">
            <text:p>31.91</text:p>
          </table:table-cell>
          <table:table-cell table:formula="of:=100-[.A107]" office:value-type="float" office:value="85.3089207936764" calcext:value-type="float">
            <text:p>85.3089207936764</text:p>
          </table:table-cell>
          <table:table-cell table:number-columns-repeated="1020"/>
        </table:table-row>
        <table:table-row table:style-name="ro1">
          <table:table-cell office:value-type="float" office:value="15.0596870462978" calcext:value-type="float">
            <text:p>15.06</text:p>
          </table:table-cell>
          <table:table-cell office:value-type="float" office:value="429.690734863281" calcext:value-type="float">
            <text:p>429.69</text:p>
          </table:table-cell>
          <table:table-cell table:formula="of:=([.B108]-MIN([.$B$2:.$B$331]))/(MAX([.$B$2:.$B$331])-MIN([.$B$2:.$B$331]))*100" office:value-type="float" office:value="32.2188449848024" calcext:value-type="float">
            <text:p>32.22</text:p>
          </table:table-cell>
          <table:table-cell table:formula="of:=100-[.A108]" office:value-type="float" office:value="84.9403129537022" calcext:value-type="float">
            <text:p>84.9403129537022</text:p>
          </table:table-cell>
          <table:table-cell table:number-columns-repeated="1020"/>
        </table:table-row>
        <table:table-row table:style-name="ro1">
          <table:table-cell office:value-type="float" office:value="15.4881835779965" calcext:value-type="float">
            <text:p>15.49</text:p>
          </table:table-cell>
          <table:table-cell office:value-type="float" office:value="430.690734863281" calcext:value-type="float">
            <text:p>430.69</text:p>
          </table:table-cell>
          <table:table-cell table:formula="of:=([.B109]-MIN([.$B$2:.$B$331]))/(MAX([.$B$2:.$B$331])-MIN([.$B$2:.$B$331]))*100" office:value-type="float" office:value="32.5227963525836" calcext:value-type="float">
            <text:p>32.52</text:p>
          </table:table-cell>
          <table:table-cell table:formula="of:=100-[.A109]" office:value-type="float" office:value="84.5118164220036" calcext:value-type="float">
            <text:p>84.5118164220036</text:p>
          </table:table-cell>
          <table:table-cell table:number-columns-repeated="1020"/>
        </table:table-row>
        <table:table-row table:style-name="ro1">
          <table:table-cell office:value-type="float" office:value="15.9162768188417" calcext:value-type="float">
            <text:p>15.92</text:p>
          </table:table-cell>
          <table:table-cell office:value-type="float" office:value="431.690734863281" calcext:value-type="float">
            <text:p>431.69</text:p>
          </table:table-cell>
          <table:table-cell table:formula="of:=([.B110]-MIN([.$B$2:.$B$331]))/(MAX([.$B$2:.$B$331])-MIN([.$B$2:.$B$331]))*100" office:value-type="float" office:value="32.8267477203647" calcext:value-type="float">
            <text:p>32.83</text:p>
          </table:table-cell>
          <table:table-cell table:formula="of:=100-[.A110]" office:value-type="float" office:value="84.0837231811583" calcext:value-type="float">
            <text:p>84.0837231811583</text:p>
          </table:table-cell>
          <table:table-cell table:number-columns-repeated="1020"/>
        </table:table-row>
        <table:table-row table:style-name="ro1">
          <table:table-cell office:value-type="float" office:value="16.3486046136474" calcext:value-type="float">
            <text:p>16.35</text:p>
          </table:table-cell>
          <table:table-cell office:value-type="float" office:value="432.690734863281" calcext:value-type="float">
            <text:p>432.69</text:p>
          </table:table-cell>
          <table:table-cell table:formula="of:=([.B111]-MIN([.$B$2:.$B$331]))/(MAX([.$B$2:.$B$331])-MIN([.$B$2:.$B$331]))*100" office:value-type="float" office:value="33.1306990881459" calcext:value-type="float">
            <text:p>33.13</text:p>
          </table:table-cell>
          <table:table-cell table:formula="of:=100-[.A111]" office:value-type="float" office:value="83.6513953863527" calcext:value-type="float">
            <text:p>83.6513953863527</text:p>
          </table:table-cell>
          <table:table-cell table:number-columns-repeated="1020"/>
        </table:table-row>
        <table:table-row table:style-name="ro1">
          <table:table-cell office:value-type="float" office:value="16.7877883529602" calcext:value-type="float">
            <text:p>16.79</text:p>
          </table:table-cell>
          <table:table-cell office:value-type="float" office:value="433.690734863281" calcext:value-type="float">
            <text:p>433.69</text:p>
          </table:table-cell>
          <table:table-cell table:formula="of:=([.B112]-MIN([.$B$2:.$B$331]))/(MAX([.$B$2:.$B$331])-MIN([.$B$2:.$B$331]))*100" office:value-type="float" office:value="33.434650455927" calcext:value-type="float">
            <text:p>33.43</text:p>
          </table:table-cell>
          <table:table-cell table:formula="of:=100-[.A112]" office:value-type="float" office:value="83.2122116470399" calcext:value-type="float">
            <text:p>83.2122116470399</text:p>
          </table:table-cell>
          <table:table-cell table:number-columns-repeated="1020"/>
        </table:table-row>
        <table:table-row table:style-name="ro1">
          <table:table-cell office:value-type="float" office:value="17.2392724633005" calcext:value-type="float">
            <text:p>17.24</text:p>
          </table:table-cell>
          <table:table-cell office:value-type="float" office:value="434.690734863281" calcext:value-type="float">
            <text:p>434.69</text:p>
          </table:table-cell>
          <table:table-cell table:formula="of:=([.B113]-MIN([.$B$2:.$B$331]))/(MAX([.$B$2:.$B$331])-MIN([.$B$2:.$B$331]))*100" office:value-type="float" office:value="33.7386018237082" calcext:value-type="float">
            <text:p>33.74</text:p>
          </table:table-cell>
          <table:table-cell table:formula="of:=100-[.A113]" office:value-type="float" office:value="82.7607275366995" calcext:value-type="float">
            <text:p>82.7607275366995</text:p>
          </table:table-cell>
          <table:table-cell table:number-columns-repeated="1020"/>
        </table:table-row>
        <table:table-row table:style-name="ro1">
          <table:table-cell office:value-type="float" office:value="17.6901516373609" calcext:value-type="float">
            <text:p>17.69</text:p>
          </table:table-cell>
          <table:table-cell office:value-type="float" office:value="435.690734863281" calcext:value-type="float">
            <text:p>435.69</text:p>
          </table:table-cell>
          <table:table-cell table:formula="of:=([.B114]-MIN([.$B$2:.$B$331]))/(MAX([.$B$2:.$B$331])-MIN([.$B$2:.$B$331]))*100" office:value-type="float" office:value="34.0425531914894" calcext:value-type="float">
            <text:p>34.04</text:p>
          </table:table-cell>
          <table:table-cell table:formula="of:=100-[.A114]" office:value-type="float" office:value="82.3098483626391" calcext:value-type="float">
            <text:p>82.3098483626391</text:p>
          </table:table-cell>
          <table:table-cell table:number-columns-repeated="1020"/>
        </table:table-row>
        <table:table-row table:style-name="ro1">
          <table:table-cell office:value-type="float" office:value="18.1194547507663" calcext:value-type="float">
            <text:p>18.12</text:p>
          </table:table-cell>
          <table:table-cell office:value-type="float" office:value="436.690734863281" calcext:value-type="float">
            <text:p>436.69</text:p>
          </table:table-cell>
          <table:table-cell table:formula="of:=([.B115]-MIN([.$B$2:.$B$331]))/(MAX([.$B$2:.$B$331])-MIN([.$B$2:.$B$331]))*100" office:value-type="float" office:value="34.3465045592705" calcext:value-type="float">
            <text:p>34.35</text:p>
          </table:table-cell>
          <table:table-cell table:formula="of:=100-[.A115]" office:value-type="float" office:value="81.8805452492338" calcext:value-type="float">
            <text:p>81.8805452492338</text:p>
          </table:table-cell>
          <table:table-cell table:number-columns-repeated="1020"/>
        </table:table-row>
        <table:table-row table:style-name="ro1">
          <table:table-cell office:value-type="float" office:value="18.5588401355057" calcext:value-type="float">
            <text:p>18.56</text:p>
          </table:table-cell>
          <table:table-cell office:value-type="float" office:value="437.690734863281" calcext:value-type="float">
            <text:p>437.69</text:p>
          </table:table-cell>
          <table:table-cell table:formula="of:=([.B116]-MIN([.$B$2:.$B$331]))/(MAX([.$B$2:.$B$331])-MIN([.$B$2:.$B$331]))*100" office:value-type="float" office:value="34.6504559270517" calcext:value-type="float">
            <text:p>34.65</text:p>
          </table:table-cell>
          <table:table-cell table:formula="of:=100-[.A116]" office:value-type="float" office:value="81.4411598644943" calcext:value-type="float">
            <text:p>81.4411598644943</text:p>
          </table:table-cell>
          <table:table-cell table:number-columns-repeated="1020"/>
        </table:table-row>
        <table:table-row table:style-name="ro1">
          <table:table-cell office:value-type="float" office:value="18.9980238748185" calcext:value-type="float">
            <text:p>19.00</text:p>
          </table:table-cell>
          <table:table-cell office:value-type="float" office:value="438.690734863281" calcext:value-type="float">
            <text:p>438.69</text:p>
          </table:table-cell>
          <table:table-cell table:formula="of:=([.B117]-MIN([.$B$2:.$B$331]))/(MAX([.$B$2:.$B$331])-MIN([.$B$2:.$B$331]))*100" office:value-type="float" office:value="34.9544072948328" calcext:value-type="float">
            <text:p>34.95</text:p>
          </table:table-cell>
          <table:table-cell table:formula="of:=100-[.A117]" office:value-type="float" office:value="81.0019761251815" calcext:value-type="float">
            <text:p>81.0019761251815</text:p>
          </table:table-cell>
          <table:table-cell table:number-columns-repeated="1020"/>
        </table:table-row>
        <table:table-row table:style-name="ro1">
          <table:table-cell office:value-type="float" office:value="19.4438619132118" calcext:value-type="float">
            <text:p>19.44</text:p>
          </table:table-cell>
          <table:table-cell office:value-type="float" office:value="439.690734863281" calcext:value-type="float">
            <text:p>439.69</text:p>
          </table:table-cell>
          <table:table-cell table:formula="of:=([.B118]-MIN([.$B$2:.$B$331]))/(MAX([.$B$2:.$B$331])-MIN([.$B$2:.$B$331]))*100" office:value-type="float" office:value="35.258358662614" calcext:value-type="float">
            <text:p>35.26</text:p>
          </table:table-cell>
          <table:table-cell table:formula="of:=100-[.A118]" office:value-type="float" office:value="80.5561380867882" calcext:value-type="float">
            <text:p>80.5561380867882</text:p>
          </table:table-cell>
          <table:table-cell table:number-columns-repeated="1020"/>
        </table:table-row>
        <table:table-row table:style-name="ro1">
          <table:table-cell office:value-type="float" office:value="19.918938538474" calcext:value-type="float">
            <text:p>19.92</text:p>
          </table:table-cell>
          <table:table-cell office:value-type="float" office:value="440.690734863281" calcext:value-type="float">
            <text:p>440.69</text:p>
          </table:table-cell>
          <table:table-cell table:formula="of:=([.B119]-MIN([.$B$2:.$B$331]))/(MAX([.$B$2:.$B$331])-MIN([.$B$2:.$B$331]))*100" office:value-type="float" office:value="35.5623100303951" calcext:value-type="float">
            <text:p>35.56</text:p>
          </table:table-cell>
          <table:table-cell table:formula="of:=100-[.A119]" office:value-type="float" office:value="80.081061461526" calcext:value-type="float">
            <text:p>80.081061461526</text:p>
          </table:table-cell>
          <table:table-cell table:number-columns-repeated="1020"/>
        </table:table-row>
        <table:table-row table:style-name="ro1">
          <table:table-cell office:value-type="float" office:value="20.3867559283755" calcext:value-type="float">
            <text:p>20.39</text:p>
          </table:table-cell>
          <table:table-cell office:value-type="float" office:value="441.690734863281" calcext:value-type="float">
            <text:p>441.69</text:p>
          </table:table-cell>
          <table:table-cell table:formula="of:=([.B120]-MIN([.$B$2:.$B$331]))/(MAX([.$B$2:.$B$331])-MIN([.$B$2:.$B$331]))*100" office:value-type="float" office:value="35.8662613981763" calcext:value-type="float">
            <text:p>35.87</text:p>
          </table:table-cell>
          <table:table-cell table:formula="of:=100-[.A120]" office:value-type="float" office:value="79.6132440716245" calcext:value-type="float">
            <text:p>79.6132440716245</text:p>
          </table:table-cell>
          <table:table-cell table:number-columns-repeated="1020"/>
        </table:table-row>
        <table:table-row table:style-name="ro1">
          <table:table-cell office:value-type="float" office:value="20.8783674786256" calcext:value-type="float">
            <text:p>20.88</text:p>
          </table:table-cell>
          <table:table-cell office:value-type="float" office:value="442.690734863281" calcext:value-type="float">
            <text:p>442.69</text:p>
          </table:table-cell>
          <table:table-cell table:formula="of:=([.B121]-MIN([.$B$2:.$B$331]))/(MAX([.$B$2:.$B$331])-MIN([.$B$2:.$B$331]))*100" office:value-type="float" office:value="36.1702127659575" calcext:value-type="float">
            <text:p>36.17</text:p>
          </table:table-cell>
          <table:table-cell table:formula="of:=100-[.A121]" office:value-type="float" office:value="79.1216325213744" calcext:value-type="float">
            <text:p>79.1216325213744</text:p>
          </table:table-cell>
          <table:table-cell table:number-columns-repeated="1020"/>
        </table:table-row>
        <table:table-row table:style-name="ro1">
          <table:table-cell office:value-type="float" office:value="21.3699790288756" calcext:value-type="float">
            <text:p>21.37</text:p>
          </table:table-cell>
          <table:table-cell office:value-type="float" office:value="443.690734863281" calcext:value-type="float">
            <text:p>443.69</text:p>
          </table:table-cell>
          <table:table-cell table:formula="of:=([.B122]-MIN([.$B$2:.$B$331]))/(MAX([.$B$2:.$B$331])-MIN([.$B$2:.$B$331]))*100" office:value-type="float" office:value="36.4741641337386" calcext:value-type="float">
            <text:p>36.47</text:p>
          </table:table-cell>
          <table:table-cell table:formula="of:=100-[.A122]" office:value-type="float" office:value="78.6300209711244" calcext:value-type="float">
            <text:p>78.6300209711244</text:p>
          </table:table-cell>
          <table:table-cell table:number-columns-repeated="1020"/>
        </table:table-row>
        <table:table-row table:style-name="ro1">
          <table:table-cell office:value-type="float" office:value="21.884174866914" calcext:value-type="float">
            <text:p>21.88</text:p>
          </table:table-cell>
          <table:table-cell office:value-type="float" office:value="444.690734863281" calcext:value-type="float">
            <text:p>444.69</text:p>
          </table:table-cell>
          <table:table-cell table:formula="of:=([.B123]-MIN([.$B$2:.$B$331]))/(MAX([.$B$2:.$B$331])-MIN([.$B$2:.$B$331]))*100" office:value-type="float" office:value="36.7781155015198" calcext:value-type="float">
            <text:p>36.78</text:p>
          </table:table-cell>
          <table:table-cell table:formula="of:=100-[.A123]" office:value-type="float" office:value="78.115825133086" calcext:value-type="float">
            <text:p>78.115825133086</text:p>
          </table:table-cell>
          <table:table-cell table:number-columns-repeated="1020"/>
        </table:table-row>
        <table:table-row table:style-name="ro1">
          <table:table-cell office:value-type="float" office:value="22.415712211647" calcext:value-type="float">
            <text:p>22.42</text:p>
          </table:table-cell>
          <table:table-cell office:value-type="float" office:value="445.690734863281" calcext:value-type="float">
            <text:p>445.69</text:p>
          </table:table-cell>
          <table:table-cell table:formula="of:=([.B124]-MIN([.$B$2:.$B$331]))/(MAX([.$B$2:.$B$331])-MIN([.$B$2:.$B$331]))*100" office:value-type="float" office:value="37.0820668693009" calcext:value-type="float">
            <text:p>37.08</text:p>
          </table:table-cell>
          <table:table-cell table:formula="of:=100-[.A124]" office:value-type="float" office:value="77.584287788353" calcext:value-type="float">
            <text:p>77.584287788353</text:p>
          </table:table-cell>
          <table:table-cell table:number-columns-repeated="1020"/>
        </table:table-row>
        <table:table-row table:style-name="ro1">
          <table:table-cell office:value-type="float" office:value="22.9311179222455" calcext:value-type="float">
            <text:p>22.93</text:p>
          </table:table-cell>
          <table:table-cell office:value-type="float" office:value="446.690734863281" calcext:value-type="float">
            <text:p>446.69</text:p>
          </table:table-cell>
          <table:table-cell table:formula="of:=([.B125]-MIN([.$B$2:.$B$331]))/(MAX([.$B$2:.$B$331])-MIN([.$B$2:.$B$331]))*100" office:value-type="float" office:value="37.3860182370821" calcext:value-type="float">
            <text:p>37.39</text:p>
          </table:table-cell>
          <table:table-cell table:formula="of:=100-[.A125]" office:value-type="float" office:value="77.0688820777545" calcext:value-type="float">
            <text:p>77.0688820777545</text:p>
          </table:table-cell>
          <table:table-cell table:number-columns-repeated="1020"/>
        </table:table-row>
        <table:table-row table:style-name="ro1">
          <table:table-cell office:value-type="float" office:value="23.4447088240039" calcext:value-type="float">
            <text:p>23.44</text:p>
          </table:table-cell>
          <table:table-cell office:value-type="float" office:value="447.690734863281" calcext:value-type="float">
            <text:p>447.69</text:p>
          </table:table-cell>
          <table:table-cell table:formula="of:=([.B126]-MIN([.$B$2:.$B$331]))/(MAX([.$B$2:.$B$331])-MIN([.$B$2:.$B$331]))*100" office:value-type="float" office:value="37.6899696048632" calcext:value-type="float">
            <text:p>37.69</text:p>
          </table:table-cell>
          <table:table-cell table:formula="of:=100-[.A126]" office:value-type="float" office:value="76.5552911759961" calcext:value-type="float">
            <text:p>76.5552911759961</text:p>
          </table:table-cell>
          <table:table-cell table:number-columns-repeated="1020"/>
        </table:table-row>
        <table:table-row table:style-name="ro1">
          <table:table-cell office:value-type="float" office:value="23.9722132602033" calcext:value-type="float">
            <text:p>23.97</text:p>
          </table:table-cell>
          <table:table-cell office:value-type="float" office:value="448.690734863281" calcext:value-type="float">
            <text:p>448.69</text:p>
          </table:table-cell>
          <table:table-cell table:formula="of:=([.B127]-MIN([.$B$2:.$B$331]))/(MAX([.$B$2:.$B$331])-MIN([.$B$2:.$B$331]))*100" office:value-type="float" office:value="37.9939209726444" calcext:value-type="float">
            <text:p>37.99</text:p>
          </table:table-cell>
          <table:table-cell table:formula="of:=100-[.A127]" office:value-type="float" office:value="76.0277867397967" calcext:value-type="float">
            <text:p>76.0277867397967</text:p>
          </table:table-cell>
          <table:table-cell table:number-columns-repeated="1020"/>
        </table:table-row>
        <table:table-row table:style-name="ro1">
          <table:table-cell office:value-type="float" office:value="24.5271414744314" calcext:value-type="float">
            <text:p>24.53</text:p>
          </table:table-cell>
          <table:table-cell office:value-type="float" office:value="449.690734863281" calcext:value-type="float">
            <text:p>449.69</text:p>
          </table:table-cell>
          <table:table-cell table:formula="of:=([.B128]-MIN([.$B$2:.$B$331]))/(MAX([.$B$2:.$B$331])-MIN([.$B$2:.$B$331]))*100" office:value-type="float" office:value="38.2978723404255" calcext:value-type="float">
            <text:p>38.30</text:p>
          </table:table-cell>
          <table:table-cell table:formula="of:=100-[.A128]" office:value-type="float" office:value="75.4728585255686" calcext:value-type="float">
            <text:p>75.4728585255686</text:p>
          </table:table-cell>
          <table:table-cell table:number-columns-repeated="1020"/>
        </table:table-row>
        <table:table-row table:style-name="ro1">
          <table:table-cell office:value-type="float" office:value="25.0401274399097" calcext:value-type="float">
            <text:p>25.04</text:p>
          </table:table-cell>
          <table:table-cell office:value-type="float" office:value="450.690734863281" calcext:value-type="float">
            <text:p>450.69</text:p>
          </table:table-cell>
          <table:table-cell table:formula="of:=([.B129]-MIN([.$B$2:.$B$331]))/(MAX([.$B$2:.$B$331])-MIN([.$B$2:.$B$331]))*100" office:value-type="float" office:value="38.6018237082067" calcext:value-type="float">
            <text:p>38.60</text:p>
          </table:table-cell>
          <table:table-cell table:formula="of:=100-[.A129]" office:value-type="float" office:value="74.9598725600903" calcext:value-type="float">
            <text:p>74.9598725600903</text:p>
          </table:table-cell>
          <table:table-cell table:number-columns-repeated="1020"/>
        </table:table-row>
        <table:table-row table:style-name="ro1">
          <table:table-cell office:value-type="float" office:value="25.5325455718664" calcext:value-type="float">
            <text:p>25.53</text:p>
          </table:table-cell>
          <table:table-cell office:value-type="float" office:value="451.690734863281" calcext:value-type="float">
            <text:p>451.69</text:p>
          </table:table-cell>
          <table:table-cell table:formula="of:=([.B130]-MIN([.$B$2:.$B$331]))/(MAX([.$B$2:.$B$331])-MIN([.$B$2:.$B$331]))*100" office:value-type="float" office:value="38.9057750759878" calcext:value-type="float">
            <text:p>38.91</text:p>
          </table:table-cell>
          <table:table-cell table:formula="of:=100-[.A130]" office:value-type="float" office:value="74.4674544281336" calcext:value-type="float">
            <text:p>74.4674544281336</text:p>
          </table:table-cell>
          <table:table-cell table:number-columns-repeated="1020"/>
        </table:table-row>
        <table:table-row table:style-name="ro1">
          <table:table-cell office:value-type="float" office:value="25.9624536215519" calcext:value-type="float">
            <text:p>25.96</text:p>
          </table:table-cell>
          <table:table-cell office:value-type="float" office:value="452.690734863281" calcext:value-type="float">
            <text:p>452.69</text:p>
          </table:table-cell>
          <table:table-cell table:formula="of:=([.B131]-MIN([.$B$2:.$B$331]))/(MAX([.$B$2:.$B$331])-MIN([.$B$2:.$B$331]))*100" office:value-type="float" office:value="39.209726443769" calcext:value-type="float">
            <text:p>39.21</text:p>
          </table:table-cell>
          <table:table-cell table:formula="of:=100-[.A131]" office:value-type="float" office:value="74.0375463784481" calcext:value-type="float">
            <text:p>74.0375463784481</text:p>
          </table:table-cell>
          <table:table-cell table:number-columns-repeated="1020"/>
        </table:table-row>
        <table:table-row table:style-name="ro1">
          <table:table-cell office:value-type="float" office:value="26.3758267462494" calcext:value-type="float">
            <text:p>26.38</text:p>
          </table:table-cell>
          <table:table-cell office:value-type="float" office:value="453.690734863281" calcext:value-type="float">
            <text:p>453.69</text:p>
          </table:table-cell>
          <table:table-cell table:formula="of:=([.B132]-MIN([.$B$2:.$B$331]))/(MAX([.$B$2:.$B$331])-MIN([.$B$2:.$B$331]))*100" office:value-type="float" office:value="39.5136778115502" calcext:value-type="float">
            <text:p>39.51</text:p>
          </table:table-cell>
          <table:table-cell table:formula="of:=100-[.A132]" office:value-type="float" office:value="73.6241732537506" calcext:value-type="float">
            <text:p>73.6241732537506</text:p>
          </table:table-cell>
          <table:table-cell table:number-columns-repeated="1020"/>
        </table:table-row>
        <table:table-row table:style-name="ro1">
          <table:table-cell office:value-type="float" office:value="26.7837554444265" calcext:value-type="float">
            <text:p>26.78</text:p>
          </table:table-cell>
          <table:table-cell office:value-type="float" office:value="454.690734863281" calcext:value-type="float">
            <text:p>454.69</text:p>
          </table:table-cell>
          <table:table-cell table:formula="of:=([.B133]-MIN([.$B$2:.$B$331]))/(MAX([.$B$2:.$B$331])-MIN([.$B$2:.$B$331]))*100" office:value-type="float" office:value="39.8176291793313" calcext:value-type="float">
            <text:p>39.82</text:p>
          </table:table-cell>
          <table:table-cell table:formula="of:=100-[.A133]" office:value-type="float" office:value="73.2162445555735" calcext:value-type="float">
            <text:p>73.2162445555735</text:p>
          </table:table-cell>
          <table:table-cell table:number-columns-repeated="1020"/>
        </table:table-row>
        <table:table-row table:style-name="ro1">
          <table:table-cell office:value-type="float" office:value="27.1999516050976" calcext:value-type="float">
            <text:p>27.20</text:p>
          </table:table-cell>
          <table:table-cell office:value-type="float" office:value="455.690734863281" calcext:value-type="float">
            <text:p>455.69</text:p>
          </table:table-cell>
          <table:table-cell table:formula="of:=([.B134]-MIN([.$B$2:.$B$331]))/(MAX([.$B$2:.$B$331])-MIN([.$B$2:.$B$331]))*100" office:value-type="float" office:value="40.1215805471125" calcext:value-type="float">
            <text:p>40.12</text:p>
          </table:table-cell>
          <table:table-cell table:formula="of:=100-[.A134]" office:value-type="float" office:value="72.8000483949024" calcext:value-type="float">
            <text:p>72.8000483949024</text:p>
          </table:table-cell>
          <table:table-cell table:number-columns-repeated="1020"/>
        </table:table-row>
        <table:table-row table:style-name="ro1">
          <table:table-cell office:value-type="float" office:value="27.63369091789" calcext:value-type="float">
            <text:p>27.63</text:p>
          </table:table-cell>
          <table:table-cell office:value-type="float" office:value="456.690734863281" calcext:value-type="float">
            <text:p>456.69</text:p>
          </table:table-cell>
          <table:table-cell table:formula="of:=([.B135]-MIN([.$B$2:.$B$331]))/(MAX([.$B$2:.$B$331])-MIN([.$B$2:.$B$331]))*100" office:value-type="float" office:value="40.4255319148936" calcext:value-type="float">
            <text:p>40.43</text:p>
          </table:table-cell>
          <table:table-cell table:formula="of:=100-[.A135]" office:value-type="float" office:value="72.36630908211" calcext:value-type="float">
            <text:p>72.36630908211</text:p>
          </table:table-cell>
          <table:table-cell table:number-columns-repeated="1020"/>
        </table:table-row>
        <table:table-row table:style-name="ro1">
          <table:table-cell office:value-type="float" office:value="28.0638006130021" calcext:value-type="float">
            <text:p>28.06</text:p>
          </table:table-cell>
          <table:table-cell office:value-type="float" office:value="457.690734863281" calcext:value-type="float">
            <text:p>457.69</text:p>
          </table:table-cell>
          <table:table-cell table:formula="of:=([.B136]-MIN([.$B$2:.$B$331]))/(MAX([.$B$2:.$B$331])-MIN([.$B$2:.$B$331]))*100" office:value-type="float" office:value="40.7294832826748" calcext:value-type="float">
            <text:p>40.73</text:p>
          </table:table-cell>
          <table:table-cell table:formula="of:=100-[.A136]" office:value-type="float" office:value="71.9361993869979" calcext:value-type="float">
            <text:p>71.9361993869979</text:p>
          </table:table-cell>
          <table:table-cell table:number-columns-repeated="1020"/>
        </table:table-row>
        <table:table-row table:style-name="ro1">
          <table:table-cell office:value-type="float" office:value="28.4715276657525" calcext:value-type="float">
            <text:p>28.47</text:p>
          </table:table-cell>
          <table:table-cell office:value-type="float" office:value="458.690734863281" calcext:value-type="float">
            <text:p>458.69</text:p>
          </table:table-cell>
          <table:table-cell table:formula="of:=([.B137]-MIN([.$B$2:.$B$331]))/(MAX([.$B$2:.$B$331])-MIN([.$B$2:.$B$331]))*100" office:value-type="float" office:value="41.0334346504559" calcext:value-type="float">
            <text:p>41.03</text:p>
          </table:table-cell>
          <table:table-cell table:formula="of:=100-[.A137]" office:value-type="float" office:value="71.5284723342475" calcext:value-type="float">
            <text:p>71.5284723342475</text:p>
          </table:table-cell>
          <table:table-cell table:number-columns-repeated="1020"/>
        </table:table-row>
        <table:table-row table:style-name="ro1">
          <table:table-cell office:value-type="float" office:value="28.879859654783" calcext:value-type="float">
            <text:p>28.88</text:p>
          </table:table-cell>
          <table:table-cell office:value-type="float" office:value="459.690734863281" calcext:value-type="float">
            <text:p>459.69</text:p>
          </table:table-cell>
          <table:table-cell table:formula="of:=([.B138]-MIN([.$B$2:.$B$331]))/(MAX([.$B$2:.$B$331])-MIN([.$B$2:.$B$331]))*100" office:value-type="float" office:value="41.3373860182371" calcext:value-type="float">
            <text:p>41.34</text:p>
          </table:table-cell>
          <table:table-cell table:formula="of:=100-[.A138]" office:value-type="float" office:value="71.120140345217" calcext:value-type="float">
            <text:p>71.120140345217</text:p>
          </table:table-cell>
          <table:table-cell table:number-columns-repeated="1020"/>
        </table:table-row>
        <table:table-row table:style-name="ro1">
          <table:table-cell office:value-type="float" office:value="29.2954508791741" calcext:value-type="float">
            <text:p>29.30</text:p>
          </table:table-cell>
          <table:table-cell office:value-type="float" office:value="460.690734863281" calcext:value-type="float">
            <text:p>460.69</text:p>
          </table:table-cell>
          <table:table-cell table:formula="of:=([.B139]-MIN([.$B$2:.$B$331]))/(MAX([.$B$2:.$B$331])-MIN([.$B$2:.$B$331]))*100" office:value-type="float" office:value="41.6413373860182" calcext:value-type="float">
            <text:p>41.64</text:p>
          </table:table-cell>
          <table:table-cell table:formula="of:=100-[.A139]" office:value-type="float" office:value="70.7045491208259" calcext:value-type="float">
            <text:p>70.7045491208259</text:p>
          </table:table-cell>
          <table:table-cell table:number-columns-repeated="1020"/>
        </table:table-row>
        <table:table-row table:style-name="ro1">
          <table:table-cell office:value-type="float" office:value="29.709227294725" calcext:value-type="float">
            <text:p>29.71</text:p>
          </table:table-cell>
          <table:table-cell office:value-type="float" office:value="461.690734863281" calcext:value-type="float">
            <text:p>461.69</text:p>
          </table:table-cell>
          <table:table-cell table:formula="of:=([.B140]-MIN([.$B$2:.$B$331]))/(MAX([.$B$2:.$B$331])-MIN([.$B$2:.$B$331]))*100" office:value-type="float" office:value="41.9452887537994" calcext:value-type="float">
            <text:p>41.95</text:p>
          </table:table-cell>
          <table:table-cell table:formula="of:=100-[.A140]" office:value-type="float" office:value="70.290772705275" calcext:value-type="float">
            <text:p>70.290772705275</text:p>
          </table:table-cell>
          <table:table-cell table:number-columns-repeated="1020"/>
        </table:table-row>
        <table:table-row table:style-name="ro1">
          <table:table-cell office:value-type="float" office:value="30.1330859816099" calcext:value-type="float">
            <text:p>30.13</text:p>
          </table:table-cell>
          <table:table-cell office:value-type="float" office:value="462.690734863281" calcext:value-type="float">
            <text:p>462.69</text:p>
          </table:table-cell>
          <table:table-cell table:formula="of:=([.B141]-MIN([.$B$2:.$B$331]))/(MAX([.$B$2:.$B$331])-MIN([.$B$2:.$B$331]))*100" office:value-type="float" office:value="42.2492401215805" calcext:value-type="float">
            <text:p>42.25</text:p>
          </table:table-cell>
          <table:table-cell table:formula="of:=100-[.A141]" office:value-type="float" office:value="69.8669140183901" calcext:value-type="float">
            <text:p>69.8669140183901</text:p>
          </table:table-cell>
          <table:table-cell table:number-columns-repeated="1020"/>
        </table:table-row>
        <table:table-row table:style-name="ro1">
          <table:table-cell office:value-type="float" office:value="30.5500887239878" calcext:value-type="float">
            <text:p>30.55</text:p>
          </table:table-cell>
          <table:table-cell office:value-type="float" office:value="463.690734863281" calcext:value-type="float">
            <text:p>463.69</text:p>
          </table:table-cell>
          <table:table-cell table:formula="of:=([.B142]-MIN([.$B$2:.$B$331]))/(MAX([.$B$2:.$B$331])-MIN([.$B$2:.$B$331]))*100" office:value-type="float" office:value="42.5531914893617" calcext:value-type="float">
            <text:p>42.55</text:p>
          </table:table-cell>
          <table:table-cell table:formula="of:=100-[.A142]" office:value-type="float" office:value="69.4499112760122" calcext:value-type="float">
            <text:p>69.4499112760122</text:p>
          </table:table-cell>
          <table:table-cell table:number-columns-repeated="1020"/>
        </table:table-row>
        <table:table-row table:style-name="ro1">
          <table:table-cell office:value-type="float" office:value="30.9836263913535" calcext:value-type="float">
            <text:p>30.98</text:p>
          </table:table-cell>
          <table:table-cell office:value-type="float" office:value="464.690734863281" calcext:value-type="float">
            <text:p>464.69</text:p>
          </table:table-cell>
          <table:table-cell table:formula="of:=([.B143]-MIN([.$B$2:.$B$331]))/(MAX([.$B$2:.$B$331])-MIN([.$B$2:.$B$331]))*100" office:value-type="float" office:value="42.8571428571429" calcext:value-type="float">
            <text:p>42.86</text:p>
          </table:table-cell>
          <table:table-cell table:formula="of:=100-[.A143]" office:value-type="float" office:value="69.0163736086465" calcext:value-type="float">
            <text:p>69.0163736086465</text:p>
          </table:table-cell>
          <table:table-cell table:number-columns-repeated="1020"/>
        </table:table-row>
        <table:table-row table:style-name="ro1">
          <table:table-cell office:value-type="float" office:value="31.4076867236651" calcext:value-type="float">
            <text:p>31.41</text:p>
          </table:table-cell>
          <table:table-cell office:value-type="float" office:value="465.690734863281" calcext:value-type="float">
            <text:p>465.69</text:p>
          </table:table-cell>
          <table:table-cell table:formula="of:=([.B144]-MIN([.$B$2:.$B$331]))/(MAX([.$B$2:.$B$331])-MIN([.$B$2:.$B$331]))*100" office:value-type="float" office:value="43.161094224924" calcext:value-type="float">
            <text:p>43.16</text:p>
          </table:table-cell>
          <table:table-cell table:formula="of:=100-[.A144]" office:value-type="float" office:value="68.5923132763349" calcext:value-type="float">
            <text:p>68.5923132763349</text:p>
          </table:table-cell>
          <table:table-cell table:number-columns-repeated="1020"/>
        </table:table-row>
        <table:table-row table:style-name="ro1">
          <table:table-cell office:value-type="float" office:value="31.8299322471366" calcext:value-type="float">
            <text:p>31.83</text:p>
          </table:table-cell>
          <table:table-cell office:value-type="float" office:value="466.690734863281" calcext:value-type="float">
            <text:p>466.69</text:p>
          </table:table-cell>
          <table:table-cell table:formula="of:=([.B145]-MIN([.$B$2:.$B$331]))/(MAX([.$B$2:.$B$331])-MIN([.$B$2:.$B$331]))*100" office:value-type="float" office:value="43.4650455927052" calcext:value-type="float">
            <text:p>43.47</text:p>
          </table:table-cell>
          <table:table-cell table:formula="of:=100-[.A145]" office:value-type="float" office:value="68.1700677528634" calcext:value-type="float">
            <text:p>68.1700677528634</text:p>
          </table:table-cell>
          <table:table-cell table:number-columns-repeated="1020"/>
        </table:table-row>
        <table:table-row table:style-name="ro1">
          <table:table-cell office:value-type="float" office:value="32.2170914663655" calcext:value-type="float">
            <text:p>32.22</text:p>
          </table:table-cell>
          <table:table-cell office:value-type="float" office:value="467.690734863281" calcext:value-type="float">
            <text:p>467.69</text:p>
          </table:table-cell>
          <table:table-cell table:formula="of:=([.B146]-MIN([.$B$2:.$B$331]))/(MAX([.$B$2:.$B$331])-MIN([.$B$2:.$B$331]))*100" office:value-type="float" office:value="43.7689969604863" calcext:value-type="float">
            <text:p>43.77</text:p>
          </table:table-cell>
          <table:table-cell table:formula="of:=100-[.A146]" office:value-type="float" office:value="67.7829085336344" calcext:value-type="float">
            <text:p>67.7829085336344</text:p>
          </table:table-cell>
          <table:table-cell table:number-columns-repeated="1020"/>
        </table:table-row>
        <table:table-row table:style-name="ro1">
          <table:table-cell office:value-type="float" office:value="32.5600903371512" calcext:value-type="float">
            <text:p>32.56</text:p>
          </table:table-cell>
          <table:table-cell office:value-type="float" office:value="468.690734863281" calcext:value-type="float">
            <text:p>468.69</text:p>
          </table:table-cell>
          <table:table-cell table:formula="of:=([.B147]-MIN([.$B$2:.$B$331]))/(MAX([.$B$2:.$B$331])-MIN([.$B$2:.$B$331]))*100" office:value-type="float" office:value="44.0729483282675" calcext:value-type="float">
            <text:p>44.07</text:p>
          </table:table-cell>
          <table:table-cell table:formula="of:=100-[.A147]" office:value-type="float" office:value="67.4399096628488" calcext:value-type="float">
            <text:p>67.4399096628488</text:p>
          </table:table-cell>
          <table:table-cell table:number-columns-repeated="1020"/>
        </table:table-row>
        <table:table-row table:style-name="ro1">
          <table:table-cell office:value-type="float" office:value="32.9081303436038" calcext:value-type="float">
            <text:p>32.91</text:p>
          </table:table-cell>
          <table:table-cell office:value-type="float" office:value="469.690734863281" calcext:value-type="float">
            <text:p>469.69</text:p>
          </table:table-cell>
          <table:table-cell table:formula="of:=([.B148]-MIN([.$B$2:.$B$331]))/(MAX([.$B$2:.$B$331])-MIN([.$B$2:.$B$331]))*100" office:value-type="float" office:value="44.3768996960486" calcext:value-type="float">
            <text:p>44.38</text:p>
          </table:table-cell>
          <table:table-cell table:formula="of:=100-[.A148]" office:value-type="float" office:value="67.0918696563962" calcext:value-type="float">
            <text:p>67.0918696563962</text:p>
          </table:table-cell>
          <table:table-cell table:number-columns-repeated="1020"/>
        </table:table-row>
        <table:table-row table:style-name="ro1">
          <table:table-cell office:value-type="float" office:value="33.2351992256816" calcext:value-type="float">
            <text:p>33.24</text:p>
          </table:table-cell>
          <table:table-cell office:value-type="float" office:value="470.690734863281" calcext:value-type="float">
            <text:p>470.69</text:p>
          </table:table-cell>
          <table:table-cell table:formula="of:=([.B149]-MIN([.$B$2:.$B$331]))/(MAX([.$B$2:.$B$331])-MIN([.$B$2:.$B$331]))*100" office:value-type="float" office:value="44.6808510638298" calcext:value-type="float">
            <text:p>44.68</text:p>
          </table:table-cell>
          <table:table-cell table:formula="of:=100-[.A149]" office:value-type="float" office:value="66.7648007743184" calcext:value-type="float">
            <text:p>66.7648007743184</text:p>
          </table:table-cell>
          <table:table-cell table:number-columns-repeated="1020"/>
        </table:table-row>
        <table:table-row table:style-name="ro1">
          <table:table-cell office:value-type="float" office:value="33.5604532989192" calcext:value-type="float">
            <text:p>33.56</text:p>
          </table:table-cell>
          <table:table-cell office:value-type="float" office:value="471.690734863281" calcext:value-type="float">
            <text:p>471.69</text:p>
          </table:table-cell>
          <table:table-cell table:formula="of:=([.B150]-MIN([.$B$2:.$B$331]))/(MAX([.$B$2:.$B$331])-MIN([.$B$2:.$B$331]))*100" office:value-type="float" office:value="44.9848024316109" calcext:value-type="float">
            <text:p>44.98</text:p>
          </table:table-cell>
          <table:table-cell table:formula="of:=100-[.A150]" office:value-type="float" office:value="66.4395467010808" calcext:value-type="float">
            <text:p>66.4395467010808</text:p>
          </table:table-cell>
          <table:table-cell table:number-columns-repeated="1020"/>
        </table:table-row>
        <table:table-row table:style-name="ro1">
          <table:table-cell office:value-type="float" office:value="33.8808678819165" calcext:value-type="float">
            <text:p>33.88</text:p>
          </table:table-cell>
          <table:table-cell office:value-type="float" office:value="472.690734863281" calcext:value-type="float">
            <text:p>472.69</text:p>
          </table:table-cell>
          <table:table-cell table:formula="of:=([.B151]-MIN([.$B$2:.$B$331]))/(MAX([.$B$2:.$B$331])-MIN([.$B$2:.$B$331]))*100" office:value-type="float" office:value="45.2887537993921" calcext:value-type="float">
            <text:p>45.29</text:p>
          </table:table-cell>
          <table:table-cell table:formula="of:=100-[.A151]" office:value-type="float" office:value="66.1191321180835" calcext:value-type="float">
            <text:p>66.1191321180835</text:p>
          </table:table-cell>
          <table:table-cell table:number-columns-repeated="1020"/>
        </table:table-row>
        <table:table-row table:style-name="ro1">
          <table:table-cell office:value-type="float" office:value="34.1720438780449" calcext:value-type="float">
            <text:p>34.17</text:p>
          </table:table-cell>
          <table:table-cell office:value-type="float" office:value="473.690734863281" calcext:value-type="float">
            <text:p>473.69</text:p>
          </table:table-cell>
          <table:table-cell table:formula="of:=([.B152]-MIN([.$B$2:.$B$331]))/(MAX([.$B$2:.$B$331])-MIN([.$B$2:.$B$331]))*100" office:value-type="float" office:value="45.5927051671732" calcext:value-type="float">
            <text:p>45.59</text:p>
          </table:table-cell>
          <table:table-cell table:formula="of:=100-[.A152]" office:value-type="float" office:value="65.8279561219551" calcext:value-type="float">
            <text:p>65.8279561219551</text:p>
          </table:table-cell>
          <table:table-cell table:number-columns-repeated="1020"/>
        </table:table-row>
        <table:table-row table:style-name="ro1">
          <table:table-cell office:value-type="float" office:value="34.469067591547" calcext:value-type="float">
            <text:p>34.47</text:p>
          </table:table-cell>
          <table:table-cell office:value-type="float" office:value="474.690734863281" calcext:value-type="float">
            <text:p>474.69</text:p>
          </table:table-cell>
          <table:table-cell table:formula="of:=([.B153]-MIN([.$B$2:.$B$331]))/(MAX([.$B$2:.$B$331])-MIN([.$B$2:.$B$331]))*100" office:value-type="float" office:value="45.8966565349544" calcext:value-type="float">
            <text:p>45.90</text:p>
          </table:table-cell>
          <table:table-cell table:formula="of:=100-[.A153]" office:value-type="float" office:value="65.530932408453" calcext:value-type="float">
            <text:p>65.530932408453</text:p>
          </table:table-cell>
          <table:table-cell table:number-columns-repeated="1020"/>
        </table:table-row>
        <table:table-row table:style-name="ro1">
          <table:table-cell office:value-type="float" office:value="34.7642764962091" calcext:value-type="float">
            <text:p>34.76</text:p>
          </table:table-cell>
          <table:table-cell office:value-type="float" office:value="475.690734863281" calcext:value-type="float">
            <text:p>475.69</text:p>
          </table:table-cell>
          <table:table-cell table:formula="of:=([.B154]-MIN([.$B$2:.$B$331]))/(MAX([.$B$2:.$B$331])-MIN([.$B$2:.$B$331]))*100" office:value-type="float" office:value="46.2006079027356" calcext:value-type="float">
            <text:p>46.20</text:p>
          </table:table-cell>
          <table:table-cell table:formula="of:=100-[.A154]" office:value-type="float" office:value="65.2357235037909" calcext:value-type="float">
            <text:p>65.2357235037909</text:p>
          </table:table-cell>
          <table:table-cell table:number-columns-repeated="1020"/>
        </table:table-row>
        <table:table-row table:style-name="ro1">
          <table:table-cell office:value-type="float" office:value="35.0492014841104" calcext:value-type="float">
            <text:p>35.05</text:p>
          </table:table-cell>
          <table:table-cell office:value-type="float" office:value="476.690734863281" calcext:value-type="float">
            <text:p>476.69</text:p>
          </table:table-cell>
          <table:table-cell table:formula="of:=([.B155]-MIN([.$B$2:.$B$331]))/(MAX([.$B$2:.$B$331])-MIN([.$B$2:.$B$331]))*100" office:value-type="float" office:value="46.5045592705167" calcext:value-type="float">
            <text:p>46.50</text:p>
          </table:table-cell>
          <table:table-cell table:formula="of:=100-[.A155]" office:value-type="float" office:value="64.9507985158896" calcext:value-type="float">
            <text:p>64.9507985158896</text:p>
          </table:table-cell>
          <table:table-cell table:number-columns-repeated="1020"/>
        </table:table-row>
        <table:table-row table:style-name="ro1">
          <table:table-cell office:value-type="float" office:value="35.334529762865" calcext:value-type="float">
            <text:p>35.33</text:p>
          </table:table-cell>
          <table:table-cell office:value-type="float" office:value="477.690734863281" calcext:value-type="float">
            <text:p>477.69</text:p>
          </table:table-cell>
          <table:table-cell table:formula="of:=([.B156]-MIN([.$B$2:.$B$331]))/(MAX([.$B$2:.$B$331])-MIN([.$B$2:.$B$331]))*100" office:value-type="float" office:value="46.8085106382979" calcext:value-type="float">
            <text:p>46.81</text:p>
          </table:table-cell>
          <table:table-cell table:formula="of:=100-[.A156]" office:value-type="float" office:value="64.665470237135" calcext:value-type="float">
            <text:p>64.665470237135</text:p>
          </table:table-cell>
          <table:table-cell table:number-columns-repeated="1020"/>
        </table:table-row>
        <table:table-row table:style-name="ro1">
          <table:table-cell office:value-type="float" office:value="35.6220761413131" calcext:value-type="float">
            <text:p>35.62</text:p>
          </table:table-cell>
          <table:table-cell office:value-type="float" office:value="478.690734863281" calcext:value-type="float">
            <text:p>478.69</text:p>
          </table:table-cell>
          <table:table-cell table:formula="of:=([.B157]-MIN([.$B$2:.$B$331]))/(MAX([.$B$2:.$B$331])-MIN([.$B$2:.$B$331]))*100" office:value-type="float" office:value="47.112462006079" calcext:value-type="float">
            <text:p>47.11</text:p>
          </table:table-cell>
          <table:table-cell table:formula="of:=100-[.A157]" office:value-type="float" office:value="64.3779238586869" calcext:value-type="float">
            <text:p>64.3779238586869</text:p>
          </table:table-cell>
          <table:table-cell table:number-columns-repeated="1020"/>
        </table:table-row>
        <table:table-row table:style-name="ro1">
          <table:table-cell office:value-type="float" office:value="35.9074044200678" calcext:value-type="float">
            <text:p>35.91</text:p>
          </table:table-cell>
          <table:table-cell office:value-type="float" office:value="479.690734863281" calcext:value-type="float">
            <text:p>479.69</text:p>
          </table:table-cell>
          <table:table-cell table:formula="of:=([.B158]-MIN([.$B$2:.$B$331]))/(MAX([.$B$2:.$B$331])-MIN([.$B$2:.$B$331]))*100" office:value-type="float" office:value="47.4164133738602" calcext:value-type="float">
            <text:p>47.42</text:p>
          </table:table-cell>
          <table:table-cell table:formula="of:=100-[.A158]" office:value-type="float" office:value="64.0925955799322" calcext:value-type="float">
            <text:p>64.0925955799322</text:p>
          </table:table-cell>
          <table:table-cell table:number-columns-repeated="1020"/>
        </table:table-row>
        <table:table-row table:style-name="ro1">
          <table:table-cell office:value-type="float" office:value="36.1840619454751" calcext:value-type="float">
            <text:p>36.18</text:p>
          </table:table-cell>
          <table:table-cell office:value-type="float" office:value="480.690734863281" calcext:value-type="float">
            <text:p>480.69</text:p>
          </table:table-cell>
          <table:table-cell table:formula="of:=([.B159]-MIN([.$B$2:.$B$331]))/(MAX([.$B$2:.$B$331])-MIN([.$B$2:.$B$331]))*100" office:value-type="float" office:value="47.7203647416413" calcext:value-type="float">
            <text:p>47.72</text:p>
          </table:table-cell>
          <table:table-cell table:formula="of:=100-[.A159]" office:value-type="float" office:value="63.8159380545249" calcext:value-type="float">
            <text:p>63.8159380545249</text:p>
          </table:table-cell>
          <table:table-cell table:number-columns-repeated="1020"/>
        </table:table-row>
        <table:table-row table:style-name="ro1">
          <table:table-cell office:value-type="float" office:value="36.4542668172286" calcext:value-type="float">
            <text:p>36.45</text:p>
          </table:table-cell>
          <table:table-cell office:value-type="float" office:value="481.690734863281" calcext:value-type="float">
            <text:p>481.69</text:p>
          </table:table-cell>
          <table:table-cell table:formula="of:=([.B160]-MIN([.$B$2:.$B$331]))/(MAX([.$B$2:.$B$331])-MIN([.$B$2:.$B$331]))*100" office:value-type="float" office:value="48.0243161094225" calcext:value-type="float">
            <text:p>48.02</text:p>
          </table:table-cell>
          <table:table-cell table:formula="of:=100-[.A160]" office:value-type="float" office:value="63.5457331827714" calcext:value-type="float">
            <text:p>63.5457331827714</text:p>
          </table:table-cell>
          <table:table-cell table:number-columns-repeated="1020"/>
        </table:table-row>
        <table:table-row table:style-name="ro1">
          <table:table-cell office:value-type="float" office:value="36.7192289078884" calcext:value-type="float">
            <text:p>36.72</text:p>
          </table:table-cell>
          <table:table-cell office:value-type="float" office:value="482.690734863281" calcext:value-type="float">
            <text:p>482.69</text:p>
          </table:table-cell>
          <table:table-cell table:formula="of:=([.B161]-MIN([.$B$2:.$B$331]))/(MAX([.$B$2:.$B$331])-MIN([.$B$2:.$B$331]))*100" office:value-type="float" office:value="48.3282674772036" calcext:value-type="float">
            <text:p>48.33</text:p>
          </table:table-cell>
          <table:table-cell table:formula="of:=100-[.A161]" office:value-type="float" office:value="63.2807710921116" calcext:value-type="float">
            <text:p>63.2807710921116</text:p>
          </table:table-cell>
          <table:table-cell table:number-columns-repeated="1020"/>
        </table:table-row>
        <table:table-row table:style-name="ro1">
          <table:table-cell office:value-type="float" office:value="36.9898370704953" calcext:value-type="float">
            <text:p>36.99</text:p>
          </table:table-cell>
          <table:table-cell office:value-type="float" office:value="483.690734863281" calcext:value-type="float">
            <text:p>483.69</text:p>
          </table:table-cell>
          <table:table-cell table:formula="of:=([.B162]-MIN([.$B$2:.$B$331]))/(MAX([.$B$2:.$B$331])-MIN([.$B$2:.$B$331]))*100" office:value-type="float" office:value="48.6322188449848" calcext:value-type="float">
            <text:p>48.63</text:p>
          </table:table-cell>
          <table:table-cell table:formula="of:=100-[.A162]" office:value-type="float" office:value="63.0101629295047" calcext:value-type="float">
            <text:p>63.0101629295047</text:p>
          </table:table-cell>
          <table:table-cell table:number-columns-repeated="1020"/>
        </table:table-row>
        <table:table-row table:style-name="ro1">
          <table:table-cell office:value-type="float" office:value="37.2594370059687" calcext:value-type="float">
            <text:p>37.26</text:p>
          </table:table-cell>
          <table:table-cell office:value-type="float" office:value="484.690734863281" calcext:value-type="float">
            <text:p>484.69</text:p>
          </table:table-cell>
          <table:table-cell table:formula="of:=([.B163]-MIN([.$B$2:.$B$331]))/(MAX([.$B$2:.$B$331])-MIN([.$B$2:.$B$331]))*100" office:value-type="float" office:value="48.936170212766" calcext:value-type="float">
            <text:p>48.94</text:p>
          </table:table-cell>
          <table:table-cell table:formula="of:=100-[.A163]" office:value-type="float" office:value="62.7405629940313" calcext:value-type="float">
            <text:p>62.7405629940313</text:p>
          </table:table-cell>
          <table:table-cell table:number-columns-repeated="1020"/>
        </table:table-row>
        <table:table-row table:style-name="ro1">
          <table:table-cell office:value-type="float" office:value="37.5358928859494" calcext:value-type="float">
            <text:p>37.54</text:p>
          </table:table-cell>
          <table:table-cell office:value-type="float" office:value="485.690734863281" calcext:value-type="float">
            <text:p>485.69</text:p>
          </table:table-cell>
          <table:table-cell table:formula="of:=([.B164]-MIN([.$B$2:.$B$331]))/(MAX([.$B$2:.$B$331])-MIN([.$B$2:.$B$331]))*100" office:value-type="float" office:value="49.2401215805471" calcext:value-type="float">
            <text:p>49.24</text:p>
          </table:table-cell>
          <table:table-cell table:formula="of:=100-[.A164]" office:value-type="float" office:value="62.4641071140506" calcext:value-type="float">
            <text:p>62.4641071140506</text:p>
          </table:table-cell>
          <table:table-cell table:number-columns-repeated="1020"/>
        </table:table-row>
        <table:table-row table:style-name="ro1">
          <table:table-cell office:value-type="float" office:value="37.8188014195838" calcext:value-type="float">
            <text:p>37.82</text:p>
          </table:table-cell>
          <table:table-cell office:value-type="float" office:value="486.690734863281" calcext:value-type="float">
            <text:p>486.69</text:p>
          </table:table-cell>
          <table:table-cell table:formula="of:=([.B165]-MIN([.$B$2:.$B$331]))/(MAX([.$B$2:.$B$331])-MIN([.$B$2:.$B$331]))*100" office:value-type="float" office:value="49.5440729483283" calcext:value-type="float">
            <text:p>49.54</text:p>
          </table:table-cell>
          <table:table-cell table:formula="of:=100-[.A165]" office:value-type="float" office:value="62.1811985804162" calcext:value-type="float">
            <text:p>62.1811985804162</text:p>
          </table:table-cell>
          <table:table-cell table:number-columns-repeated="1020"/>
        </table:table-row>
        <table:table-row table:style-name="ro1">
          <table:table-cell office:value-type="float" office:value="38.1067510888853" calcext:value-type="float">
            <text:p>38.11</text:p>
          </table:table-cell>
          <table:table-cell office:value-type="float" office:value="487.690734863281" calcext:value-type="float">
            <text:p>487.69</text:p>
          </table:table-cell>
          <table:table-cell table:formula="of:=([.B166]-MIN([.$B$2:.$B$331]))/(MAX([.$B$2:.$B$331])-MIN([.$B$2:.$B$331]))*100" office:value-type="float" office:value="49.8480243161094" calcext:value-type="float">
            <text:p>49.85</text:p>
          </table:table-cell>
          <table:table-cell table:formula="of:=100-[.A166]" office:value-type="float" office:value="61.8932489111147" calcext:value-type="float">
            <text:p>61.8932489111147</text:p>
          </table:table-cell>
          <table:table-cell table:number-columns-repeated="1020"/>
        </table:table-row>
        <table:table-row table:style-name="ro1">
          <table:table-cell office:value-type="float" office:value="38.370503306985" calcext:value-type="float">
            <text:p>38.37</text:p>
          </table:table-cell>
          <table:table-cell office:value-type="float" office:value="488.690734863281" calcext:value-type="float">
            <text:p>488.69</text:p>
          </table:table-cell>
          <table:table-cell table:formula="of:=([.B167]-MIN([.$B$2:.$B$331]))/(MAX([.$B$2:.$B$331])-MIN([.$B$2:.$B$331]))*100" office:value-type="float" office:value="50.1519756838906" calcext:value-type="float">
            <text:p>50.15</text:p>
          </table:table-cell>
          <table:table-cell table:formula="of:=100-[.A167]" office:value-type="float" office:value="61.629496693015" calcext:value-type="float">
            <text:p>61.629496693015</text:p>
          </table:table-cell>
          <table:table-cell table:number-columns-repeated="1020"/>
        </table:table-row>
        <table:table-row table:style-name="ro1">
          <table:table-cell office:value-type="float" office:value="38.6382884336183" calcext:value-type="float">
            <text:p>38.64</text:p>
          </table:table-cell>
          <table:table-cell office:value-type="float" office:value="489.690734863281" calcext:value-type="float">
            <text:p>489.69</text:p>
          </table:table-cell>
          <table:table-cell table:formula="of:=([.B168]-MIN([.$B$2:.$B$331]))/(MAX([.$B$2:.$B$331])-MIN([.$B$2:.$B$331]))*100" office:value-type="float" office:value="50.4559270516717" calcext:value-type="float">
            <text:p>50.46</text:p>
          </table:table-cell>
          <table:table-cell table:formula="of:=100-[.A168]" office:value-type="float" office:value="61.3617115663817" calcext:value-type="float">
            <text:p>61.3617115663817</text:p>
          </table:table-cell>
          <table:table-cell table:number-columns-repeated="1020"/>
        </table:table-row>
        <table:table-row table:style-name="ro1">
          <table:table-cell office:value-type="float" office:value="38.8992176157445" calcext:value-type="float">
            <text:p>38.90</text:p>
          </table:table-cell>
          <table:table-cell office:value-type="float" office:value="490.690734863281" calcext:value-type="float">
            <text:p>490.69</text:p>
          </table:table-cell>
          <table:table-cell table:formula="of:=([.B169]-MIN([.$B$2:.$B$331]))/(MAX([.$B$2:.$B$331])-MIN([.$B$2:.$B$331]))*100" office:value-type="float" office:value="50.7598784194529" calcext:value-type="float">
            <text:p>50.76</text:p>
          </table:table-cell>
          <table:table-cell table:formula="of:=100-[.A169]" office:value-type="float" office:value="61.1007823842555" calcext:value-type="float">
            <text:p>61.1007823842555</text:p>
          </table:table-cell>
          <table:table-cell table:number-columns-repeated="1020"/>
        </table:table-row>
        <table:table-row table:style-name="ro1">
          <table:table-cell office:value-type="float" office:value="39.1595418615906" calcext:value-type="float">
            <text:p>39.16</text:p>
          </table:table-cell>
          <table:table-cell office:value-type="float" office:value="491.690734863281" calcext:value-type="float">
            <text:p>491.69</text:p>
          </table:table-cell>
          <table:table-cell table:formula="of:=([.B170]-MIN([.$B$2:.$B$331]))/(MAX([.$B$2:.$B$331])-MIN([.$B$2:.$B$331]))*100" office:value-type="float" office:value="51.063829787234" calcext:value-type="float">
            <text:p>51.06</text:p>
          </table:table-cell>
          <table:table-cell table:formula="of:=100-[.A170]" office:value-type="float" office:value="60.8404581384094" calcext:value-type="float">
            <text:p>60.8404581384094</text:p>
          </table:table-cell>
          <table:table-cell table:number-columns-repeated="1020"/>
        </table:table-row>
        <table:table-row table:style-name="ro1">
          <table:table-cell office:value-type="float" office:value="39.4156315534764" calcext:value-type="float">
            <text:p>39.42</text:p>
          </table:table-cell>
          <table:table-cell office:value-type="float" office:value="492.690734863281" calcext:value-type="float">
            <text:p>492.69</text:p>
          </table:table-cell>
          <table:table-cell table:formula="of:=([.B171]-MIN([.$B$2:.$B$331]))/(MAX([.$B$2:.$B$331])-MIN([.$B$2:.$B$331]))*100" office:value-type="float" office:value="51.3677811550152" calcext:value-type="float">
            <text:p>51.37</text:p>
          </table:table-cell>
          <table:table-cell table:formula="of:=100-[.A171]" office:value-type="float" office:value="60.5843684465236" calcext:value-type="float">
            <text:p>60.5843684465236</text:p>
          </table:table-cell>
          <table:table-cell table:number-columns-repeated="1020"/>
        </table:table-row>
        <table:table-row table:style-name="ro1">
          <table:table-cell office:value-type="float" office:value="39.6771656718826" calcext:value-type="float">
            <text:p>39.68</text:p>
          </table:table-cell>
          <table:table-cell office:value-type="float" office:value="493.690734863281" calcext:value-type="float">
            <text:p>493.69</text:p>
          </table:table-cell>
          <table:table-cell table:formula="of:=([.B172]-MIN([.$B$2:.$B$331]))/(MAX([.$B$2:.$B$331])-MIN([.$B$2:.$B$331]))*100" office:value-type="float" office:value="51.6717325227964" calcext:value-type="float">
            <text:p>51.67</text:p>
          </table:table-cell>
          <table:table-cell table:formula="of:=100-[.A172]" office:value-type="float" office:value="60.3228343281174" calcext:value-type="float">
            <text:p>60.3228343281174</text:p>
          </table:table-cell>
          <table:table-cell table:number-columns-repeated="1020"/>
        </table:table-row>
        <table:table-row table:style-name="ro1">
          <table:table-cell office:value-type="float" office:value="39.9514034521697" calcext:value-type="float">
            <text:p>39.95</text:p>
          </table:table-cell>
          <table:table-cell office:value-type="float" office:value="494.690734863281" calcext:value-type="float">
            <text:p>494.69</text:p>
          </table:table-cell>
          <table:table-cell table:formula="of:=([.B173]-MIN([.$B$2:.$B$331]))/(MAX([.$B$2:.$B$331])-MIN([.$B$2:.$B$331]))*100" office:value-type="float" office:value="51.9756838905775" calcext:value-type="float">
            <text:p>51.98</text:p>
          </table:table-cell>
          <table:table-cell table:formula="of:=100-[.A173]" office:value-type="float" office:value="60.0485965478303" calcext:value-type="float">
            <text:p>60.0485965478303</text:p>
          </table:table-cell>
          <table:table-cell table:number-columns-repeated="1020"/>
        </table:table-row>
        <table:table-row table:style-name="ro1">
          <table:table-cell office:value-type="float" office:value="40.2260445233102" calcext:value-type="float">
            <text:p>40.23</text:p>
          </table:table-cell>
          <table:table-cell office:value-type="float" office:value="495.690734863281" calcext:value-type="float">
            <text:p>495.69</text:p>
          </table:table-cell>
          <table:table-cell table:formula="of:=([.B174]-MIN([.$B$2:.$B$331]))/(MAX([.$B$2:.$B$331])-MIN([.$B$2:.$B$331]))*100" office:value-type="float" office:value="52.2796352583587" calcext:value-type="float">
            <text:p>52.28</text:p>
          </table:table-cell>
          <table:table-cell table:formula="of:=100-[.A174]" office:value-type="float" office:value="59.7739554766898" calcext:value-type="float">
            <text:p>59.7739554766898</text:p>
          </table:table-cell>
          <table:table-cell table:number-columns-repeated="1020"/>
        </table:table-row>
        <table:table-row table:style-name="ro1">
          <table:table-cell office:value-type="float" office:value="40.5061300209712" calcext:value-type="float">
            <text:p>40.51</text:p>
          </table:table-cell>
          <table:table-cell office:value-type="float" office:value="496.690734863281" calcext:value-type="float">
            <text:p>496.69</text:p>
          </table:table-cell>
          <table:table-cell table:formula="of:=([.B175]-MIN([.$B$2:.$B$331]))/(MAX([.$B$2:.$B$331])-MIN([.$B$2:.$B$331]))*100" office:value-type="float" office:value="52.5835866261398" calcext:value-type="float">
            <text:p>52.58</text:p>
          </table:table-cell>
          <table:table-cell table:formula="of:=100-[.A175]" office:value-type="float" office:value="59.4938699790289" calcext:value-type="float">
            <text:p>59.4938699790289</text:p>
          </table:table-cell>
          <table:table-cell table:number-columns-repeated="1020"/>
        </table:table-row>
        <table:table-row table:style-name="ro1">
          <table:table-cell office:value-type="float" office:value="40.7884336183256" calcext:value-type="float">
            <text:p>40.79</text:p>
          </table:table-cell>
          <table:table-cell office:value-type="float" office:value="497.690734863281" calcext:value-type="float">
            <text:p>497.69</text:p>
          </table:table-cell>
          <table:table-cell table:formula="of:=([.B176]-MIN([.$B$2:.$B$331]))/(MAX([.$B$2:.$B$331])-MIN([.$B$2:.$B$331]))*100" office:value-type="float" office:value="52.887537993921" calcext:value-type="float">
            <text:p>52.89</text:p>
          </table:table-cell>
          <table:table-cell table:formula="of:=100-[.A176]" office:value-type="float" office:value="59.2115663816744" calcext:value-type="float">
            <text:p>59.2115663816744</text:p>
          </table:table-cell>
          <table:table-cell table:number-columns-repeated="1020"/>
        </table:table-row>
        <table:table-row table:style-name="ro1">
          <table:table-cell office:value-type="float" office:value="41.0798112598807" calcext:value-type="float">
            <text:p>41.08</text:p>
          </table:table-cell>
          <table:table-cell office:value-type="float" office:value="498.690734863281" calcext:value-type="float">
            <text:p>498.69</text:p>
          </table:table-cell>
          <table:table-cell table:formula="of:=([.B177]-MIN([.$B$2:.$B$331]))/(MAX([.$B$2:.$B$331])-MIN([.$B$2:.$B$331]))*100" office:value-type="float" office:value="53.1914893617021" calcext:value-type="float">
            <text:p>53.19</text:p>
          </table:table-cell>
          <table:table-cell table:formula="of:=100-[.A177]" office:value-type="float" office:value="58.9201887401194" calcext:value-type="float">
            <text:p>58.9201887401194</text:p>
          </table:table-cell>
          <table:table-cell table:number-columns-repeated="1020"/>
        </table:table-row>
        <table:table-row table:style-name="ro1">
          <table:table-cell office:value-type="float" office:value="41.3738102919826" calcext:value-type="float">
            <text:p>41.37</text:p>
          </table:table-cell>
          <table:table-cell office:value-type="float" office:value="499.690734863281" calcext:value-type="float">
            <text:p>499.69</text:p>
          </table:table-cell>
          <table:table-cell table:formula="of:=([.B178]-MIN([.$B$2:.$B$331]))/(MAX([.$B$2:.$B$331])-MIN([.$B$2:.$B$331]))*100" office:value-type="float" office:value="53.4954407294833" calcext:value-type="float">
            <text:p>53.50</text:p>
          </table:table-cell>
          <table:table-cell table:formula="of:=100-[.A178]" office:value-type="float" office:value="58.6261897080174" calcext:value-type="float">
            <text:p>58.6261897080174</text:p>
          </table:table-cell>
          <table:table-cell table:number-columns-repeated="1020"/>
        </table:table-row>
        <table:table-row table:style-name="ro1">
          <table:table-cell office:value-type="float" office:value="41.6791014679787" calcext:value-type="float">
            <text:p>41.68</text:p>
          </table:table-cell>
          <table:table-cell office:value-type="float" office:value="500.690734863281" calcext:value-type="float">
            <text:p>500.69</text:p>
          </table:table-cell>
          <table:table-cell table:formula="of:=([.B179]-MIN([.$B$2:.$B$331]))/(MAX([.$B$2:.$B$331])-MIN([.$B$2:.$B$331]))*100" office:value-type="float" office:value="53.7993920972644" calcext:value-type="float">
            <text:p>53.80</text:p>
          </table:table-cell>
          <table:table-cell table:formula="of:=100-[.A179]" office:value-type="float" office:value="58.3208985320213" calcext:value-type="float">
            <text:p>58.3208985320213</text:p>
          </table:table-cell>
          <table:table-cell table:number-columns-repeated="1020"/>
        </table:table-row>
        <table:table-row table:style-name="ro1">
          <table:table-cell office:value-type="float" office:value="41.9981045329892" calcext:value-type="float">
            <text:p>42.00</text:p>
          </table:table-cell>
          <table:table-cell office:value-type="float" office:value="501.690734863281" calcext:value-type="float">
            <text:p>501.69</text:p>
          </table:table-cell>
          <table:table-cell table:formula="of:=([.B180]-MIN([.$B$2:.$B$331]))/(MAX([.$B$2:.$B$331])-MIN([.$B$2:.$B$331]))*100" office:value-type="float" office:value="54.1033434650456" calcext:value-type="float">
            <text:p>54.10</text:p>
          </table:table-cell>
          <table:table-cell table:formula="of:=100-[.A180]" office:value-type="float" office:value="58.0018954670108" calcext:value-type="float">
            <text:p>58.0018954670108</text:p>
          </table:table-cell>
          <table:table-cell table:number-columns-repeated="1020"/>
        </table:table-row>
        <table:table-row table:style-name="ro1">
          <table:table-cell office:value-type="float" office:value="42.3225520245201" calcext:value-type="float">
            <text:p>42.32</text:p>
          </table:table-cell>
          <table:table-cell office:value-type="float" office:value="502.690734863281" calcext:value-type="float">
            <text:p>502.69</text:p>
          </table:table-cell>
          <table:table-cell table:formula="of:=([.B181]-MIN([.$B$2:.$B$331]))/(MAX([.$B$2:.$B$331])-MIN([.$B$2:.$B$331]))*100" office:value-type="float" office:value="54.4072948328268" calcext:value-type="float">
            <text:p>54.41</text:p>
          </table:table-cell>
          <table:table-cell table:formula="of:=100-[.A181]" office:value-type="float" office:value="57.6774479754799" calcext:value-type="float">
            <text:p>57.6774479754799</text:p>
          </table:table-cell>
          <table:table-cell table:number-columns-repeated="1020"/>
        </table:table-row>
        <table:table-row table:style-name="ro1">
          <table:table-cell office:value-type="float" office:value="42.6651476044524" calcext:value-type="float">
            <text:p>42.67</text:p>
          </table:table-cell>
          <table:table-cell office:value-type="float" office:value="503.690734863281" calcext:value-type="float">
            <text:p>503.69</text:p>
          </table:table-cell>
          <table:table-cell table:formula="of:=([.B182]-MIN([.$B$2:.$B$331]))/(MAX([.$B$2:.$B$331])-MIN([.$B$2:.$B$331]))*100" office:value-type="float" office:value="54.7112462006079" calcext:value-type="float">
            <text:p>54.71</text:p>
          </table:table-cell>
          <table:table-cell table:formula="of:=100-[.A182]" office:value-type="float" office:value="57.3348523955477" calcext:value-type="float">
            <text:p>57.3348523955477</text:p>
          </table:table-cell>
          <table:table-cell table:number-columns-repeated="1020"/>
        </table:table-row>
        <table:table-row table:style-name="ro1">
          <table:table-cell office:value-type="float" office:value="43.0192369737055" calcext:value-type="float">
            <text:p>43.02</text:p>
          </table:table-cell>
          <table:table-cell office:value-type="float" office:value="504.690734863281" calcext:value-type="float">
            <text:p>504.69</text:p>
          </table:table-cell>
          <table:table-cell table:formula="of:=([.B183]-MIN([.$B$2:.$B$331]))/(MAX([.$B$2:.$B$331])-MIN([.$B$2:.$B$331]))*100" office:value-type="float" office:value="55.0151975683891" calcext:value-type="float">
            <text:p>55.02</text:p>
          </table:table-cell>
          <table:table-cell table:formula="of:=100-[.A183]" office:value-type="float" office:value="56.9807630262945" calcext:value-type="float">
            <text:p>56.9807630262945</text:p>
          </table:table-cell>
          <table:table-cell table:number-columns-repeated="1020"/>
        </table:table-row>
        <table:table-row table:style-name="ro1">
          <table:table-cell office:value-type="float" office:value="43.388248104533" calcext:value-type="float">
            <text:p>43.39</text:p>
          </table:table-cell>
          <table:table-cell office:value-type="float" office:value="505.690734863281" calcext:value-type="float">
            <text:p>505.69</text:p>
          </table:table-cell>
          <table:table-cell table:formula="of:=([.B184]-MIN([.$B$2:.$B$331]))/(MAX([.$B$2:.$B$331])-MIN([.$B$2:.$B$331]))*100" office:value-type="float" office:value="55.3191489361702" calcext:value-type="float">
            <text:p>55.32</text:p>
          </table:table-cell>
          <table:table-cell table:formula="of:=100-[.A184]" office:value-type="float" office:value="56.611751895467" calcext:value-type="float">
            <text:p>56.611751895467</text:p>
          </table:table-cell>
          <table:table-cell table:number-columns-repeated="1020"/>
        </table:table-row>
        <table:table-row table:style-name="ro1">
          <table:table-cell office:value-type="float" office:value="43.7532263268269" calcext:value-type="float">
            <text:p>43.75</text:p>
          </table:table-cell>
          <table:table-cell office:value-type="float" office:value="506.690734863281" calcext:value-type="float">
            <text:p>506.69</text:p>
          </table:table-cell>
          <table:table-cell table:formula="of:=([.B185]-MIN([.$B$2:.$B$331]))/(MAX([.$B$2:.$B$331])-MIN([.$B$2:.$B$331]))*100" office:value-type="float" office:value="55.6231003039514" calcext:value-type="float">
            <text:p>55.62</text:p>
          </table:table-cell>
          <table:table-cell table:formula="of:=100-[.A185]" office:value-type="float" office:value="56.2467736731731" calcext:value-type="float">
            <text:p>56.2467736731731</text:p>
          </table:table-cell>
          <table:table-cell table:number-columns-repeated="1020"/>
        </table:table-row>
        <table:table-row table:style-name="ro1">
          <table:table-cell office:value-type="float" office:value="44.1284884658816" calcext:value-type="float">
            <text:p>44.13</text:p>
          </table:table-cell>
          <table:table-cell office:value-type="float" office:value="507.690734863281" calcext:value-type="float">
            <text:p>507.69</text:p>
          </table:table-cell>
          <table:table-cell table:formula="of:=([.B186]-MIN([.$B$2:.$B$331]))/(MAX([.$B$2:.$B$331])-MIN([.$B$2:.$B$331]))*100" office:value-type="float" office:value="55.9270516717325" calcext:value-type="float">
            <text:p>55.93</text:p>
          </table:table-cell>
          <table:table-cell table:formula="of:=100-[.A186]" office:value-type="float" office:value="55.8715115341184" calcext:value-type="float">
            <text:p>55.8715115341184</text:p>
          </table:table-cell>
          <table:table-cell table:number-columns-repeated="1020"/>
        </table:table-row>
        <table:table-row table:style-name="ro1">
          <table:table-cell office:value-type="float" office:value="44.5047588320697" calcext:value-type="float">
            <text:p>44.50</text:p>
          </table:table-cell>
          <table:table-cell office:value-type="float" office:value="508.690734863281" calcext:value-type="float">
            <text:p>508.69</text:p>
          </table:table-cell>
          <table:table-cell table:formula="of:=([.B187]-MIN([.$B$2:.$B$331]))/(MAX([.$B$2:.$B$331])-MIN([.$B$2:.$B$331]))*100" office:value-type="float" office:value="56.2310030395137" calcext:value-type="float">
            <text:p>56.23</text:p>
          </table:table-cell>
          <table:table-cell table:formula="of:=100-[.A187]" office:value-type="float" office:value="55.4952411679303" calcext:value-type="float">
            <text:p>55.4952411679303</text:p>
          </table:table-cell>
          <table:table-cell table:number-columns-repeated="1020"/>
        </table:table-row>
        <table:table-row table:style-name="ro1">
          <table:table-cell office:value-type="float" office:value="44.9034118406195" calcext:value-type="float">
            <text:p>44.90</text:p>
          </table:table-cell>
          <table:table-cell office:value-type="float" office:value="509.690734863281" calcext:value-type="float">
            <text:p>509.69</text:p>
          </table:table-cell>
          <table:table-cell table:formula="of:=([.B188]-MIN([.$B$2:.$B$331]))/(MAX([.$B$2:.$B$331])-MIN([.$B$2:.$B$331]))*100" office:value-type="float" office:value="56.5349544072948" calcext:value-type="float">
            <text:p>56.53</text:p>
          </table:table-cell>
          <table:table-cell table:formula="of:=100-[.A188]" office:value-type="float" office:value="55.0965881593805" calcext:value-type="float">
            <text:p>55.0965881593805</text:p>
          </table:table-cell>
          <table:table-cell table:number-columns-repeated="1020"/>
        </table:table-row>
        <table:table-row table:style-name="ro1">
          <table:table-cell office:value-type="float" office:value="45.2909743507017" calcext:value-type="float">
            <text:p>45.29</text:p>
          </table:table-cell>
          <table:table-cell office:value-type="float" office:value="510.690734863281" calcext:value-type="float">
            <text:p>510.69</text:p>
          </table:table-cell>
          <table:table-cell table:formula="of:=([.B189]-MIN([.$B$2:.$B$331]))/(MAX([.$B$2:.$B$331])-MIN([.$B$2:.$B$331]))*100" office:value-type="float" office:value="56.838905775076" calcext:value-type="float">
            <text:p>56.84</text:p>
          </table:table-cell>
          <table:table-cell table:formula="of:=100-[.A189]" office:value-type="float" office:value="54.7090256492983" calcext:value-type="float">
            <text:p>54.7090256492983</text:p>
          </table:table-cell>
          <table:table-cell table:number-columns-repeated="1020"/>
        </table:table-row>
        <table:table-row table:style-name="ro1">
          <table:table-cell office:value-type="float" office:value="45.6926520406517" calcext:value-type="float">
            <text:p>45.69</text:p>
          </table:table-cell>
          <table:table-cell office:value-type="float" office:value="511.690734863281" calcext:value-type="float">
            <text:p>511.69</text:p>
          </table:table-cell>
          <table:table-cell table:formula="of:=([.B190]-MIN([.$B$2:.$B$331]))/(MAX([.$B$2:.$B$331])-MIN([.$B$2:.$B$331]))*100" office:value-type="float" office:value="57.1428571428571" calcext:value-type="float">
            <text:p>57.14</text:p>
          </table:table-cell>
          <table:table-cell table:formula="of:=100-[.A190]" office:value-type="float" office:value="54.3073479593483" calcext:value-type="float">
            <text:p>54.3073479593483</text:p>
          </table:table-cell>
          <table:table-cell table:number-columns-repeated="1020"/>
        </table:table-row>
        <table:table-row table:style-name="ro1">
          <table:table-cell office:value-type="float" office:value="46.1019922568156" calcext:value-type="float">
            <text:p>46.10</text:p>
          </table:table-cell>
          <table:table-cell office:value-type="float" office:value="512.690734863281" calcext:value-type="float">
            <text:p>512.69</text:p>
          </table:table-cell>
          <table:table-cell table:formula="of:=([.B191]-MIN([.$B$2:.$B$331]))/(MAX([.$B$2:.$B$331])-MIN([.$B$2:.$B$331]))*100" office:value-type="float" office:value="57.4468085106383" calcext:value-type="float">
            <text:p>57.45</text:p>
          </table:table-cell>
          <table:table-cell table:formula="of:=100-[.A191]" office:value-type="float" office:value="53.8980077431844" calcext:value-type="float">
            <text:p>53.8980077431844</text:p>
          </table:table-cell>
          <table:table-cell table:number-columns-repeated="1020"/>
        </table:table-row>
        <table:table-row table:style-name="ro1">
          <table:table-cell office:value-type="float" office:value="46.5171801903533" calcext:value-type="float">
            <text:p>46.52</text:p>
          </table:table-cell>
          <table:table-cell office:value-type="float" office:value="513.690734863281" calcext:value-type="float">
            <text:p>513.69</text:p>
          </table:table-cell>
          <table:table-cell table:formula="of:=([.B192]-MIN([.$B$2:.$B$331]))/(MAX([.$B$2:.$B$331])-MIN([.$B$2:.$B$331]))*100" office:value-type="float" office:value="57.7507598784195" calcext:value-type="float">
            <text:p>57.75</text:p>
          </table:table-cell>
          <table:table-cell table:formula="of:=100-[.A192]" office:value-type="float" office:value="53.4828198096467" calcext:value-type="float">
            <text:p>53.4828198096467</text:p>
          </table:table-cell>
          <table:table-cell table:number-columns-repeated="1020"/>
        </table:table-row>
        <table:table-row table:style-name="ro1">
          <table:table-cell office:value-type="float" office:value="46.9478948217455" calcext:value-type="float">
            <text:p>46.95</text:p>
          </table:table-cell>
          <table:table-cell office:value-type="float" office:value="514.690734863281" calcext:value-type="float">
            <text:p>514.69</text:p>
          </table:table-cell>
          <table:table-cell table:formula="of:=([.B193]-MIN([.$B$2:.$B$331]))/(MAX([.$B$2:.$B$331])-MIN([.$B$2:.$B$331]))*100" office:value-type="float" office:value="58.0547112462006" calcext:value-type="float">
            <text:p>58.05</text:p>
          </table:table-cell>
          <table:table-cell table:formula="of:=100-[.A193]" office:value-type="float" office:value="53.0521051782545" calcext:value-type="float">
            <text:p>53.0521051782545</text:p>
          </table:table-cell>
          <table:table-cell table:number-columns-repeated="1020"/>
        </table:table-row>
        <table:table-row table:style-name="ro1">
          <table:table-cell office:value-type="float" office:value="47.387885142765" calcext:value-type="float">
            <text:p>47.39</text:p>
          </table:table-cell>
          <table:table-cell office:value-type="float" office:value="515.690734863281" calcext:value-type="float">
            <text:p>515.69</text:p>
          </table:table-cell>
          <table:table-cell table:formula="of:=([.B194]-MIN([.$B$2:.$B$331]))/(MAX([.$B$2:.$B$331])-MIN([.$B$2:.$B$331]))*100" office:value-type="float" office:value="58.3586626139818" calcext:value-type="float">
            <text:p>58.36</text:p>
          </table:table-cell>
          <table:table-cell table:formula="of:=100-[.A194]" office:value-type="float" office:value="52.612114857235" calcext:value-type="float">
            <text:p>52.612114857235</text:p>
          </table:table-cell>
          <table:table-cell table:number-columns-repeated="1020"/>
        </table:table-row>
        <table:table-row table:style-name="ro1">
          <table:table-cell office:value-type="float" office:value="47.8482416518794" calcext:value-type="float">
            <text:p>47.85</text:p>
          </table:table-cell>
          <table:table-cell office:value-type="float" office:value="516.690734863281" calcext:value-type="float">
            <text:p>516.69</text:p>
          </table:table-cell>
          <table:table-cell table:formula="of:=([.B195]-MIN([.$B$2:.$B$331]))/(MAX([.$B$2:.$B$331])-MIN([.$B$2:.$B$331]))*100" office:value-type="float" office:value="58.6626139817629" calcext:value-type="float">
            <text:p>58.66</text:p>
          </table:table-cell>
          <table:table-cell table:formula="of:=100-[.A195]" office:value-type="float" office:value="52.1517583481206" calcext:value-type="float">
            <text:p>52.1517583481206</text:p>
          </table:table-cell>
          <table:table-cell table:number-columns-repeated="1020"/>
        </table:table-row>
        <table:table-row table:style-name="ro1">
          <table:table-cell office:value-type="float" office:value="48.3186804323278" calcext:value-type="float">
            <text:p>48.32</text:p>
          </table:table-cell>
          <table:table-cell office:value-type="float" office:value="517.690734863281" calcext:value-type="float">
            <text:p>517.69</text:p>
          </table:table-cell>
          <table:table-cell table:formula="of:=([.B196]-MIN([.$B$2:.$B$331]))/(MAX([.$B$2:.$B$331])-MIN([.$B$2:.$B$331]))*100" office:value-type="float" office:value="58.9665653495441" calcext:value-type="float">
            <text:p>58.97</text:p>
          </table:table-cell>
          <table:table-cell table:formula="of:=100-[.A196]" office:value-type="float" office:value="51.6813195676722" calcext:value-type="float">
            <text:p>51.6813195676722</text:p>
          </table:table-cell>
          <table:table-cell table:number-columns-repeated="1020"/>
        </table:table-row>
        <table:table-row table:style-name="ro1">
          <table:table-cell office:value-type="float" office:value="48.8056541377642" calcext:value-type="float">
            <text:p>48.81</text:p>
          </table:table-cell>
          <table:table-cell office:value-type="float" office:value="518.690734863281" calcext:value-type="float">
            <text:p>518.69</text:p>
          </table:table-cell>
          <table:table-cell table:formula="of:=([.B197]-MIN([.$B$2:.$B$331]))/(MAX([.$B$2:.$B$331])-MIN([.$B$2:.$B$331]))*100" office:value-type="float" office:value="59.2705167173252" calcext:value-type="float">
            <text:p>59.27</text:p>
          </table:table-cell>
          <table:table-cell table:formula="of:=100-[.A197]" office:value-type="float" office:value="51.1943458622358" calcext:value-type="float">
            <text:p>51.1943458622358</text:p>
          </table:table-cell>
          <table:table-cell table:number-columns-repeated="1020"/>
        </table:table-row>
        <table:table-row table:style-name="ro1">
          <table:table-cell office:value-type="float" office:value="49.298677206001" calcext:value-type="float">
            <text:p>49.30</text:p>
          </table:table-cell>
          <table:table-cell office:value-type="float" office:value="519.690734863281" calcext:value-type="float">
            <text:p>519.69</text:p>
          </table:table-cell>
          <table:table-cell table:formula="of:=([.B198]-MIN([.$B$2:.$B$331]))/(MAX([.$B$2:.$B$331])-MIN([.$B$2:.$B$331]))*100" office:value-type="float" office:value="59.5744680851064" calcext:value-type="float">
            <text:p>59.57</text:p>
          </table:table-cell>
          <table:table-cell table:formula="of:=100-[.A198]" office:value-type="float" office:value="50.701322793999" calcext:value-type="float">
            <text:p>50.701322793999</text:p>
          </table:table-cell>
          <table:table-cell table:number-columns-repeated="1020"/>
        </table:table-row>
        <table:table-row table:style-name="ro1">
          <table:table-cell office:value-type="float" office:value="49.8013792547185" calcext:value-type="float">
            <text:p>49.80</text:p>
          </table:table-cell>
          <table:table-cell office:value-type="float" office:value="520.690734863281" calcext:value-type="float">
            <text:p>520.69</text:p>
          </table:table-cell>
          <table:table-cell table:formula="of:=([.B199]-MIN([.$B$2:.$B$331]))/(MAX([.$B$2:.$B$331])-MIN([.$B$2:.$B$331]))*100" office:value-type="float" office:value="59.8784194528875" calcext:value-type="float">
            <text:p>59.88</text:p>
          </table:table-cell>
          <table:table-cell table:formula="of:=100-[.A199]" office:value-type="float" office:value="50.1986207452815" calcext:value-type="float">
            <text:p>50.1986207452815</text:p>
          </table:table-cell>
          <table:table-cell table:number-columns-repeated="1020"/>
        </table:table-row>
        <table:table-row table:style-name="ro1">
          <table:table-cell office:value-type="float" office:value="50.3093240845298" calcext:value-type="float">
            <text:p>50.31</text:p>
          </table:table-cell>
          <table:table-cell office:value-type="float" office:value="521.690734863281" calcext:value-type="float">
            <text:p>521.69</text:p>
          </table:table-cell>
          <table:table-cell table:formula="of:=([.B200]-MIN([.$B$2:.$B$331]))/(MAX([.$B$2:.$B$331])-MIN([.$B$2:.$B$331]))*100" office:value-type="float" office:value="60.1823708206687" calcext:value-type="float">
            <text:p>60.18</text:p>
          </table:table-cell>
          <table:table-cell table:formula="of:=100-[.A200]" office:value-type="float" office:value="49.6906759154702" calcext:value-type="float">
            <text:p>49.6906759154702</text:p>
          </table:table-cell>
          <table:table-cell table:number-columns-repeated="1020"/>
        </table:table-row>
        <table:table-row table:style-name="ro1">
          <table:table-cell office:value-type="float" office:value="50.8174705597677" calcext:value-type="float">
            <text:p>50.82</text:p>
          </table:table-cell>
          <table:table-cell office:value-type="float" office:value="522.690734863281" calcext:value-type="float">
            <text:p>522.69</text:p>
          </table:table-cell>
          <table:table-cell table:formula="of:=([.B201]-MIN([.$B$2:.$B$331]))/(MAX([.$B$2:.$B$331])-MIN([.$B$2:.$B$331]))*100" office:value-type="float" office:value="60.4863221884498" calcext:value-type="float">
            <text:p>60.49</text:p>
          </table:table-cell>
          <table:table-cell table:formula="of:=100-[.A201]" office:value-type="float" office:value="49.1825294402323" calcext:value-type="float">
            <text:p>49.1825294402323</text:p>
          </table:table-cell>
          <table:table-cell table:number-columns-repeated="1020"/>
        </table:table-row>
        <table:table-row table:style-name="ro1">
          <table:table-cell office:value-type="float" office:value="51.3498144862075" calcext:value-type="float">
            <text:p>51.35</text:p>
          </table:table-cell>
          <table:table-cell office:value-type="float" office:value="523.690734863281" calcext:value-type="float">
            <text:p>523.69</text:p>
          </table:table-cell>
          <table:table-cell table:formula="of:=([.B202]-MIN([.$B$2:.$B$331]))/(MAX([.$B$2:.$B$331])-MIN([.$B$2:.$B$331]))*100" office:value-type="float" office:value="60.790273556231" calcext:value-type="float">
            <text:p>60.79</text:p>
          </table:table-cell>
          <table:table-cell table:formula="of:=100-[.A202]" office:value-type="float" office:value="48.6501855137925" calcext:value-type="float">
            <text:p>48.6501855137925</text:p>
          </table:table-cell>
          <table:table-cell table:number-columns-repeated="1020"/>
        </table:table-row>
        <table:table-row table:style-name="ro1">
          <table:table-cell office:value-type="float" office:value="51.9039361187289" calcext:value-type="float">
            <text:p>51.90</text:p>
          </table:table-cell>
          <table:table-cell office:value-type="float" office:value="524.690734863281" calcext:value-type="float">
            <text:p>524.69</text:p>
          </table:table-cell>
          <table:table-cell table:formula="of:=([.B203]-MIN([.$B$2:.$B$331]))/(MAX([.$B$2:.$B$331])-MIN([.$B$2:.$B$331]))*100" office:value-type="float" office:value="61.0942249240122" calcext:value-type="float">
            <text:p>61.09</text:p>
          </table:table-cell>
          <table:table-cell table:formula="of:=100-[.A203]" office:value-type="float" office:value="48.0960638812712" calcext:value-type="float">
            <text:p>48.0960638812712</text:p>
          </table:table-cell>
          <table:table-cell table:number-columns-repeated="1020"/>
        </table:table-row>
        <table:table-row table:style-name="ro1">
          <table:table-cell office:value-type="float" office:value="52.4758025487982" calcext:value-type="float">
            <text:p>52.48</text:p>
          </table:table-cell>
          <table:table-cell office:value-type="float" office:value="525.690734863281" calcext:value-type="float">
            <text:p>525.69</text:p>
          </table:table-cell>
          <table:table-cell table:formula="of:=([.B204]-MIN([.$B$2:.$B$331]))/(MAX([.$B$2:.$B$331])-MIN([.$B$2:.$B$331]))*100" office:value-type="float" office:value="61.3981762917933" calcext:value-type="float">
            <text:p>61.40</text:p>
          </table:table-cell>
          <table:table-cell table:formula="of:=100-[.A204]" office:value-type="float" office:value="47.5241974512018" calcext:value-type="float">
            <text:p>47.5241974512018</text:p>
          </table:table-cell>
          <table:table-cell table:number-columns-repeated="1020"/>
        </table:table-row>
        <table:table-row table:style-name="ro1">
          <table:table-cell office:value-type="float" office:value="53.0198419099855" calcext:value-type="float">
            <text:p>53.02</text:p>
          </table:table-cell>
          <table:table-cell office:value-type="float" office:value="526.690734863281" calcext:value-type="float">
            <text:p>526.69</text:p>
          </table:table-cell>
          <table:table-cell table:formula="of:=([.B205]-MIN([.$B$2:.$B$331]))/(MAX([.$B$2:.$B$331])-MIN([.$B$2:.$B$331]))*100" office:value-type="float" office:value="61.7021276595745" calcext:value-type="float">
            <text:p>61.70</text:p>
          </table:table-cell>
          <table:table-cell table:formula="of:=100-[.A205]" office:value-type="float" office:value="46.9801580900145" calcext:value-type="float">
            <text:p>46.9801580900145</text:p>
          </table:table-cell>
          <table:table-cell table:number-columns-repeated="1020"/>
        </table:table-row>
        <table:table-row table:style-name="ro1">
          <table:table-cell office:value-type="float" office:value="53.5626713986127" calcext:value-type="float">
            <text:p>53.56</text:p>
          </table:table-cell>
          <table:table-cell office:value-type="float" office:value="527.690734863281" calcext:value-type="float">
            <text:p>527.69</text:p>
          </table:table-cell>
          <table:table-cell table:formula="of:=([.B206]-MIN([.$B$2:.$B$331]))/(MAX([.$B$2:.$B$331])-MIN([.$B$2:.$B$331]))*100" office:value-type="float" office:value="62.0060790273556" calcext:value-type="float">
            <text:p>62.01</text:p>
          </table:table-cell>
          <table:table-cell table:formula="of:=100-[.A206]" office:value-type="float" office:value="46.4373286013873" calcext:value-type="float">
            <text:p>46.4373286013873</text:p>
          </table:table-cell>
          <table:table-cell table:number-columns-repeated="1020"/>
        </table:table-row>
        <table:table-row table:style-name="ro1">
          <table:table-cell office:value-type="float" office:value="54.1184061945475" calcext:value-type="float">
            <text:p>54.12</text:p>
          </table:table-cell>
          <table:table-cell office:value-type="float" office:value="528.690734863281" calcext:value-type="float">
            <text:p>528.69</text:p>
          </table:table-cell>
          <table:table-cell table:formula="of:=([.B207]-MIN([.$B$2:.$B$331]))/(MAX([.$B$2:.$B$331])-MIN([.$B$2:.$B$331]))*100" office:value-type="float" office:value="62.3100303951368" calcext:value-type="float">
            <text:p>62.31</text:p>
          </table:table-cell>
          <table:table-cell table:formula="of:=100-[.A207]" office:value-type="float" office:value="45.8815938054525" calcext:value-type="float">
            <text:p>45.8815938054525</text:p>
          </table:table-cell>
          <table:table-cell table:number-columns-repeated="1020"/>
        </table:table-row>
        <table:table-row table:style-name="ro1">
          <table:table-cell office:value-type="float" office:value="54.6880545249234" calcext:value-type="float">
            <text:p>54.69</text:p>
          </table:table-cell>
          <table:table-cell office:value-type="float" office:value="529.690734863281" calcext:value-type="float">
            <text:p>529.69</text:p>
          </table:table-cell>
          <table:table-cell table:formula="of:=([.B208]-MIN([.$B$2:.$B$331]))/(MAX([.$B$2:.$B$331])-MIN([.$B$2:.$B$331]))*100" office:value-type="float" office:value="62.6139817629179" calcext:value-type="float">
            <text:p>62.61</text:p>
          </table:table-cell>
          <table:table-cell table:formula="of:=100-[.A208]" office:value-type="float" office:value="45.3119454750766" calcext:value-type="float">
            <text:p>45.3119454750766</text:p>
          </table:table-cell>
          <table:table-cell table:number-columns-repeated="1020"/>
        </table:table-row>
        <table:table-row table:style-name="ro1">
          <table:table-cell office:value-type="float" office:value="55.2564929827392" calcext:value-type="float">
            <text:p>55.26</text:p>
          </table:table-cell>
          <table:table-cell office:value-type="float" office:value="530.690734863281" calcext:value-type="float">
            <text:p>530.69</text:p>
          </table:table-cell>
          <table:table-cell table:formula="of:=([.B209]-MIN([.$B$2:.$B$331]))/(MAX([.$B$2:.$B$331])-MIN([.$B$2:.$B$331]))*100" office:value-type="float" office:value="62.9179331306991" calcext:value-type="float">
            <text:p>62.92</text:p>
          </table:table-cell>
          <table:table-cell table:formula="of:=100-[.A209]" office:value-type="float" office:value="44.7435070172608" calcext:value-type="float">
            <text:p>44.7435070172608</text:p>
          </table:table-cell>
          <table:table-cell table:number-columns-repeated="1020"/>
        </table:table-row>
        <table:table-row table:style-name="ro1">
          <table:table-cell office:value-type="float" office:value="55.8592111630908" calcext:value-type="float">
            <text:p>55.86</text:p>
          </table:table-cell>
          <table:table-cell office:value-type="float" office:value="531.690734863281" calcext:value-type="float">
            <text:p>531.69</text:p>
          </table:table-cell>
          <table:table-cell table:formula="of:=([.B210]-MIN([.$B$2:.$B$331]))/(MAX([.$B$2:.$B$331])-MIN([.$B$2:.$B$331]))*100" office:value-type="float" office:value="63.2218844984802" calcext:value-type="float">
            <text:p>63.22</text:p>
          </table:table-cell>
          <table:table-cell table:formula="of:=100-[.A210]" office:value-type="float" office:value="44.1407888369092" calcext:value-type="float">
            <text:p>44.1407888369092</text:p>
          </table:table-cell>
          <table:table-cell table:number-columns-repeated="1020"/>
        </table:table-row>
        <table:table-row table:style-name="ro1">
          <table:table-cell office:value-type="float" office:value="56.4393450556542" calcext:value-type="float">
            <text:p>56.44</text:p>
          </table:table-cell>
          <table:table-cell office:value-type="float" office:value="532.690734863281" calcext:value-type="float">
            <text:p>532.69</text:p>
          </table:table-cell>
          <table:table-cell table:formula="of:=([.B211]-MIN([.$B$2:.$B$331]))/(MAX([.$B$2:.$B$331])-MIN([.$B$2:.$B$331]))*100" office:value-type="float" office:value="63.5258358662614" calcext:value-type="float">
            <text:p>63.53</text:p>
          </table:table-cell>
          <table:table-cell table:formula="of:=100-[.A211]" office:value-type="float" office:value="43.5606549443458" calcext:value-type="float">
            <text:p>43.5606549443458</text:p>
          </table:table-cell>
          <table:table-cell table:number-columns-repeated="1020"/>
        </table:table-row>
        <table:table-row table:style-name="ro1">
          <table:table-cell office:value-type="float" office:value="56.9797547991612" calcext:value-type="float">
            <text:p>56.98</text:p>
          </table:table-cell>
          <table:table-cell office:value-type="float" office:value="533.690734863281" calcext:value-type="float">
            <text:p>533.69</text:p>
          </table:table-cell>
          <table:table-cell table:formula="of:=([.B212]-MIN([.$B$2:.$B$331]))/(MAX([.$B$2:.$B$331])-MIN([.$B$2:.$B$331]))*100" office:value-type="float" office:value="63.8297872340426" calcext:value-type="float">
            <text:p>63.83</text:p>
          </table:table-cell>
          <table:table-cell table:formula="of:=100-[.A212]" office:value-type="float" office:value="43.0202452008388" calcext:value-type="float">
            <text:p>43.0202452008388</text:p>
          </table:table-cell>
          <table:table-cell table:number-columns-repeated="1020"/>
        </table:table-row>
        <table:table-row table:style-name="ro1">
          <table:table-cell office:value-type="float" office:value="57.5201645426682" calcext:value-type="float">
            <text:p>57.52</text:p>
          </table:table-cell>
          <table:table-cell office:value-type="float" office:value="534.690734863281" calcext:value-type="float">
            <text:p>534.69</text:p>
          </table:table-cell>
          <table:table-cell table:formula="of:=([.B213]-MIN([.$B$2:.$B$331]))/(MAX([.$B$2:.$B$331])-MIN([.$B$2:.$B$331]))*100" office:value-type="float" office:value="64.1337386018237" calcext:value-type="float">
            <text:p>64.13</text:p>
          </table:table-cell>
          <table:table-cell table:formula="of:=100-[.A213]" office:value-type="float" office:value="42.4798354573318" calcext:value-type="float">
            <text:p>42.4798354573318</text:p>
          </table:table-cell>
          <table:table-cell table:number-columns-repeated="1020"/>
        </table:table-row>
        <table:table-row table:style-name="ro1">
          <table:table-cell office:value-type="float" office:value="58.030932408453" calcext:value-type="float">
            <text:p>58.03</text:p>
          </table:table-cell>
          <table:table-cell office:value-type="float" office:value="535.690734863281" calcext:value-type="float">
            <text:p>535.69</text:p>
          </table:table-cell>
          <table:table-cell table:formula="of:=([.B214]-MIN([.$B$2:.$B$331]))/(MAX([.$B$2:.$B$331])-MIN([.$B$2:.$B$331]))*100" office:value-type="float" office:value="64.4376899696049" calcext:value-type="float">
            <text:p>64.44</text:p>
          </table:table-cell>
          <table:table-cell table:formula="of:=100-[.A214]" office:value-type="float" office:value="41.969067591547" calcext:value-type="float">
            <text:p>41.969067591547</text:p>
          </table:table-cell>
          <table:table-cell table:number-columns-repeated="1020"/>
        </table:table-row>
        <table:table-row table:style-name="ro1">
          <table:table-cell office:value-type="float" office:value="58.5410953379578" calcext:value-type="float">
            <text:p>58.54</text:p>
          </table:table-cell>
          <table:table-cell office:value-type="float" office:value="536.690734863281" calcext:value-type="float">
            <text:p>536.69</text:p>
          </table:table-cell>
          <table:table-cell table:formula="of:=([.B215]-MIN([.$B$2:.$B$331]))/(MAX([.$B$2:.$B$331])-MIN([.$B$2:.$B$331]))*100" office:value-type="float" office:value="64.741641337386" calcext:value-type="float">
            <text:p>64.74</text:p>
          </table:table-cell>
          <table:table-cell table:formula="of:=100-[.A215]" office:value-type="float" office:value="41.4589046620422" calcext:value-type="float">
            <text:p>41.4589046620422</text:p>
          </table:table-cell>
          <table:table-cell table:number-columns-repeated="1020"/>
        </table:table-row>
        <table:table-row table:style-name="ro1">
          <table:table-cell office:value-type="float" office:value="59.092797225359" calcext:value-type="float">
            <text:p>59.09</text:p>
          </table:table-cell>
          <table:table-cell office:value-type="float" office:value="537.690734863281" calcext:value-type="float">
            <text:p>537.69</text:p>
          </table:table-cell>
          <table:table-cell table:formula="of:=([.B216]-MIN([.$B$2:.$B$331]))/(MAX([.$B$2:.$B$331])-MIN([.$B$2:.$B$331]))*100" office:value-type="float" office:value="65.0455927051672" calcext:value-type="float">
            <text:p>65.05</text:p>
          </table:table-cell>
          <table:table-cell table:formula="of:=100-[.A216]" office:value-type="float" office:value="40.907202774641" calcext:value-type="float">
            <text:p>40.907202774641</text:p>
          </table:table-cell>
          <table:table-cell table:number-columns-repeated="1020"/>
        </table:table-row>
        <table:table-row table:style-name="ro1">
          <table:table-cell office:value-type="float" office:value="59.6529682206808" calcext:value-type="float">
            <text:p>59.65</text:p>
          </table:table-cell>
          <table:table-cell office:value-type="float" office:value="538.690734863281" calcext:value-type="float">
            <text:p>538.69</text:p>
          </table:table-cell>
          <table:table-cell table:formula="of:=([.B217]-MIN([.$B$2:.$B$331]))/(MAX([.$B$2:.$B$331])-MIN([.$B$2:.$B$331]))*100" office:value-type="float" office:value="65.3495440729483" calcext:value-type="float">
            <text:p>65.35</text:p>
          </table:table-cell>
          <table:table-cell table:formula="of:=100-[.A217]" office:value-type="float" office:value="40.3470317793192" calcext:value-type="float">
            <text:p>40.3470317793192</text:p>
          </table:table-cell>
          <table:table-cell table:number-columns-repeated="1020"/>
        </table:table-row>
        <table:table-row table:style-name="ro1">
          <table:table-cell office:value-type="float" office:value="60.1760364574932" calcext:value-type="float">
            <text:p>60.18</text:p>
          </table:table-cell>
          <table:table-cell office:value-type="float" office:value="539.690734863281" calcext:value-type="float">
            <text:p>539.69</text:p>
          </table:table-cell>
          <table:table-cell table:formula="of:=([.B218]-MIN([.$B$2:.$B$331]))/(MAX([.$B$2:.$B$331])-MIN([.$B$2:.$B$331]))*100" office:value-type="float" office:value="65.6534954407295" calcext:value-type="float">
            <text:p>65.65</text:p>
          </table:table-cell>
          <table:table-cell table:formula="of:=100-[.A218]" office:value-type="float" office:value="39.8239635425068" calcext:value-type="float">
            <text:p>39.8239635425068</text:p>
          </table:table-cell>
          <table:table-cell table:number-columns-repeated="1020"/>
        </table:table-row>
        <table:table-row table:style-name="ro1">
          <table:table-cell office:value-type="float" office:value="60.6710759799968" calcext:value-type="float">
            <text:p>60.67</text:p>
          </table:table-cell>
          <table:table-cell office:value-type="float" office:value="540.690734863281" calcext:value-type="float">
            <text:p>540.69</text:p>
          </table:table-cell>
          <table:table-cell table:formula="of:=([.B219]-MIN([.$B$2:.$B$331]))/(MAX([.$B$2:.$B$331])-MIN([.$B$2:.$B$331]))*100" office:value-type="float" office:value="65.9574468085106" calcext:value-type="float">
            <text:p>65.96</text:p>
          </table:table-cell>
          <table:table-cell table:formula="of:=100-[.A219]" office:value-type="float" office:value="39.3289240200032" calcext:value-type="float">
            <text:p>39.3289240200032</text:p>
          </table:table-cell>
          <table:table-cell table:number-columns-repeated="1020"/>
        </table:table-row>
        <table:table-row table:style-name="ro1">
          <table:table-cell office:value-type="float" office:value="61.1582513308599" calcext:value-type="float">
            <text:p>61.16</text:p>
          </table:table-cell>
          <table:table-cell office:value-type="float" office:value="541.690734863281" calcext:value-type="float">
            <text:p>541.69</text:p>
          </table:table-cell>
          <table:table-cell table:formula="of:=([.B220]-MIN([.$B$2:.$B$331]))/(MAX([.$B$2:.$B$331])-MIN([.$B$2:.$B$331]))*100" office:value-type="float" office:value="66.2613981762918" calcext:value-type="float">
            <text:p>66.26</text:p>
          </table:table-cell>
          <table:table-cell table:formula="of:=100-[.A220]" office:value-type="float" office:value="38.8417486691401" calcext:value-type="float">
            <text:p>38.8417486691401</text:p>
          </table:table-cell>
          <table:table-cell table:number-columns-repeated="1020"/>
        </table:table-row>
        <table:table-row table:style-name="ro1">
          <table:table-cell office:value-type="float" office:value="61.6268753024682" calcext:value-type="float">
            <text:p>61.63</text:p>
          </table:table-cell>
          <table:table-cell office:value-type="float" office:value="542.690734863281" calcext:value-type="float">
            <text:p>542.69</text:p>
          </table:table-cell>
          <table:table-cell table:formula="of:=([.B221]-MIN([.$B$2:.$B$331]))/(MAX([.$B$2:.$B$331])-MIN([.$B$2:.$B$331]))*100" office:value-type="float" office:value="66.5653495440729" calcext:value-type="float">
            <text:p>66.57</text:p>
          </table:table-cell>
          <table:table-cell table:formula="of:=100-[.A221]" office:value-type="float" office:value="38.3731246975318" calcext:value-type="float">
            <text:p>38.3731246975318</text:p>
          </table:table-cell>
          <table:table-cell table:number-columns-repeated="1020"/>
        </table:table-row>
        <table:table-row table:style-name="ro1">
          <table:table-cell office:value-type="float" office:value="62.0834005484756" calcext:value-type="float">
            <text:p>62.08</text:p>
          </table:table-cell>
          <table:table-cell office:value-type="float" office:value="543.690734863281" calcext:value-type="float">
            <text:p>543.69</text:p>
          </table:table-cell>
          <table:table-cell table:formula="of:=([.B222]-MIN([.$B$2:.$B$331]))/(MAX([.$B$2:.$B$331])-MIN([.$B$2:.$B$331]))*100" office:value-type="float" office:value="66.8693009118541" calcext:value-type="float">
            <text:p>66.87</text:p>
          </table:table-cell>
          <table:table-cell table:formula="of:=100-[.A222]" office:value-type="float" office:value="37.9165994515244" calcext:value-type="float">
            <text:p>37.9165994515244</text:p>
          </table:table-cell>
          <table:table-cell table:number-columns-repeated="1020"/>
        </table:table-row>
        <table:table-row table:style-name="ro1">
          <table:table-cell office:value-type="float" office:value="62.5264155508953" calcext:value-type="float">
            <text:p>62.53</text:p>
          </table:table-cell>
          <table:table-cell office:value-type="float" office:value="544.690734863281" calcext:value-type="float">
            <text:p>544.69</text:p>
          </table:table-cell>
          <table:table-cell table:formula="of:=([.B223]-MIN([.$B$2:.$B$331]))/(MAX([.$B$2:.$B$331])-MIN([.$B$2:.$B$331]))*100" office:value-type="float" office:value="67.1732522796353" calcext:value-type="float">
            <text:p>67.17</text:p>
          </table:table-cell>
          <table:table-cell table:formula="of:=100-[.A223]" office:value-type="float" office:value="37.4735844491047" calcext:value-type="float">
            <text:p>37.4735844491047</text:p>
          </table:table-cell>
          <table:table-cell table:number-columns-repeated="1020"/>
        </table:table-row>
        <table:table-row table:style-name="ro1">
          <table:table-cell office:value-type="float" office:value="62.9793111792225" calcext:value-type="float">
            <text:p>62.98</text:p>
          </table:table-cell>
          <table:table-cell office:value-type="float" office:value="545.690734863281" calcext:value-type="float">
            <text:p>545.69</text:p>
          </table:table-cell>
          <table:table-cell table:formula="of:=([.B224]-MIN([.$B$2:.$B$331]))/(MAX([.$B$2:.$B$331])-MIN([.$B$2:.$B$331]))*100" office:value-type="float" office:value="67.4772036474164" calcext:value-type="float">
            <text:p>67.48</text:p>
          </table:table-cell>
          <table:table-cell table:formula="of:=100-[.A224]" office:value-type="float" office:value="37.0206888207775" calcext:value-type="float">
            <text:p>37.0206888207775</text:p>
          </table:table-cell>
          <table:table-cell table:number-columns-repeated="1020"/>
        </table:table-row>
        <table:table-row table:style-name="ro1">
          <table:table-cell office:value-type="float" office:value="63.4342232618165" calcext:value-type="float">
            <text:p>63.43</text:p>
          </table:table-cell>
          <table:table-cell office:value-type="float" office:value="546.690734863281" calcext:value-type="float">
            <text:p>546.69</text:p>
          </table:table-cell>
          <table:table-cell table:formula="of:=([.B225]-MIN([.$B$2:.$B$331]))/(MAX([.$B$2:.$B$331])-MIN([.$B$2:.$B$331]))*100" office:value-type="float" office:value="67.7811550151976" calcext:value-type="float">
            <text:p>67.78</text:p>
          </table:table-cell>
          <table:table-cell table:formula="of:=100-[.A225]" office:value-type="float" office:value="36.5657767381836" calcext:value-type="float">
            <text:p>36.5657767381836</text:p>
          </table:table-cell>
          <table:table-cell table:number-columns-repeated="1020"/>
        </table:table-row>
        <table:table-row table:style-name="ro1">
          <table:table-cell office:value-type="float" office:value="63.8853040813035" calcext:value-type="float">
            <text:p>63.89</text:p>
          </table:table-cell>
          <table:table-cell office:value-type="float" office:value="547.690734863281" calcext:value-type="float">
            <text:p>547.69</text:p>
          </table:table-cell>
          <table:table-cell table:formula="of:=([.B226]-MIN([.$B$2:.$B$331]))/(MAX([.$B$2:.$B$331])-MIN([.$B$2:.$B$331]))*100" office:value-type="float" office:value="68.0851063829787" calcext:value-type="float">
            <text:p>68.09</text:p>
          </table:table-cell>
          <table:table-cell table:formula="of:=100-[.A226]" office:value-type="float" office:value="36.1146959186965" calcext:value-type="float">
            <text:p>36.1146959186965</text:p>
          </table:table-cell>
          <table:table-cell table:number-columns-repeated="1020"/>
        </table:table-row>
        <table:table-row table:style-name="ro1">
          <table:table-cell office:value-type="float" office:value="64.3412243910308" calcext:value-type="float">
            <text:p>64.34</text:p>
          </table:table-cell>
          <table:table-cell office:value-type="float" office:value="548.690734863281" calcext:value-type="float">
            <text:p>548.69</text:p>
          </table:table-cell>
          <table:table-cell table:formula="of:=([.B227]-MIN([.$B$2:.$B$331]))/(MAX([.$B$2:.$B$331])-MIN([.$B$2:.$B$331]))*100" office:value-type="float" office:value="68.3890577507599" calcext:value-type="float">
            <text:p>68.39</text:p>
          </table:table-cell>
          <table:table-cell table:formula="of:=100-[.A227]" office:value-type="float" office:value="35.6587756089692" calcext:value-type="float">
            <text:p>35.6587756089692</text:p>
          </table:table-cell>
          <table:table-cell table:number-columns-repeated="1020"/>
        </table:table-row>
        <table:table-row table:style-name="ro1">
          <table:table-cell office:value-type="float" office:value="64.789683819971" calcext:value-type="float">
            <text:p>64.79</text:p>
          </table:table-cell>
          <table:table-cell office:value-type="float" office:value="549.690734863281" calcext:value-type="float">
            <text:p>549.69</text:p>
          </table:table-cell>
          <table:table-cell table:formula="of:=([.B228]-MIN([.$B$2:.$B$331]))/(MAX([.$B$2:.$B$331])-MIN([.$B$2:.$B$331]))*100" office:value-type="float" office:value="68.693009118541" calcext:value-type="float">
            <text:p>68.69</text:p>
          </table:table-cell>
          <table:table-cell table:formula="of:=100-[.A228]" office:value-type="float" office:value="35.210316180029" calcext:value-type="float">
            <text:p>35.210316180029</text:p>
          </table:table-cell>
          <table:table-cell table:number-columns-repeated="1020"/>
        </table:table-row>
        <table:table-row table:style-name="ro1">
          <table:table-cell office:value-type="float" office:value="65.2326988223907" calcext:value-type="float">
            <text:p>65.23</text:p>
          </table:table-cell>
          <table:table-cell office:value-type="float" office:value="550.690734863281" calcext:value-type="float">
            <text:p>550.69</text:p>
          </table:table-cell>
          <table:table-cell table:formula="of:=([.B229]-MIN([.$B$2:.$B$331]))/(MAX([.$B$2:.$B$331])-MIN([.$B$2:.$B$331]))*100" office:value-type="float" office:value="68.9969604863222" calcext:value-type="float">
            <text:p>69.00</text:p>
          </table:table-cell>
          <table:table-cell table:formula="of:=100-[.A229]" office:value-type="float" office:value="34.7673011776093" calcext:value-type="float">
            <text:p>34.7673011776093</text:p>
          </table:table-cell>
          <table:table-cell table:number-columns-repeated="1020"/>
        </table:table-row>
        <table:table-row table:style-name="ro1">
          <table:table-cell office:value-type="float" office:value="65.6825697693177" calcext:value-type="float">
            <text:p>65.68</text:p>
          </table:table-cell>
          <table:table-cell office:value-type="float" office:value="551.690734863281" calcext:value-type="float">
            <text:p>551.69</text:p>
          </table:table-cell>
          <table:table-cell table:formula="of:=([.B230]-MIN([.$B$2:.$B$331]))/(MAX([.$B$2:.$B$331])-MIN([.$B$2:.$B$331]))*100" office:value-type="float" office:value="69.3009118541034" calcext:value-type="float">
            <text:p>69.30</text:p>
          </table:table-cell>
          <table:table-cell table:formula="of:=100-[.A230]" office:value-type="float" office:value="34.3174302306823" calcext:value-type="float">
            <text:p>34.3174302306823</text:p>
          </table:table-cell>
          <table:table-cell table:number-columns-repeated="1020"/>
        </table:table-row>
        <table:table-row table:style-name="ro1">
          <table:table-cell office:value-type="float" office:value="66.1227617357639" calcext:value-type="float">
            <text:p>66.12</text:p>
          </table:table-cell>
          <table:table-cell office:value-type="float" office:value="552.690734863281" calcext:value-type="float">
            <text:p>552.69</text:p>
          </table:table-cell>
          <table:table-cell table:formula="of:=([.B231]-MIN([.$B$2:.$B$331]))/(MAX([.$B$2:.$B$331])-MIN([.$B$2:.$B$331]))*100" office:value-type="float" office:value="69.6048632218845" calcext:value-type="float">
            <text:p>69.60</text:p>
          </table:table-cell>
          <table:table-cell table:formula="of:=100-[.A231]" office:value-type="float" office:value="33.8772382642361" calcext:value-type="float">
            <text:p>33.8772382642361</text:p>
          </table:table-cell>
          <table:table-cell table:number-columns-repeated="1020"/>
        </table:table-row>
        <table:table-row table:style-name="ro1">
          <table:table-cell office:value-type="float" office:value="66.5577109211163" calcext:value-type="float">
            <text:p>66.56</text:p>
          </table:table-cell>
          <table:table-cell office:value-type="float" office:value="553.690734863281" calcext:value-type="float">
            <text:p>553.69</text:p>
          </table:table-cell>
          <table:table-cell table:formula="of:=([.B232]-MIN([.$B$2:.$B$331]))/(MAX([.$B$2:.$B$331])-MIN([.$B$2:.$B$331]))*100" office:value-type="float" office:value="69.9088145896657" calcext:value-type="float">
            <text:p>69.91</text:p>
          </table:table-cell>
          <table:table-cell table:formula="of:=100-[.A232]" office:value-type="float" office:value="33.4422890788837" calcext:value-type="float">
            <text:p>33.4422890788837</text:p>
          </table:table-cell>
          <table:table-cell table:number-columns-repeated="1020"/>
        </table:table-row>
        <table:table-row table:style-name="ro1">
          <table:table-cell office:value-type="float" office:value="66.9751169543475" calcext:value-type="float">
            <text:p>66.98</text:p>
          </table:table-cell>
          <table:table-cell office:value-type="float" office:value="554.690734863281" calcext:value-type="float">
            <text:p>554.69</text:p>
          </table:table-cell>
          <table:table-cell table:formula="of:=([.B233]-MIN([.$B$2:.$B$331]))/(MAX([.$B$2:.$B$331])-MIN([.$B$2:.$B$331]))*100" office:value-type="float" office:value="70.2127659574468" calcext:value-type="float">
            <text:p>70.21</text:p>
          </table:table-cell>
          <table:table-cell table:formula="of:=100-[.A233]" office:value-type="float" office:value="33.0248830456525" calcext:value-type="float">
            <text:p>33.0248830456525</text:p>
          </table:table-cell>
          <table:table-cell table:number-columns-repeated="1020"/>
        </table:table-row>
        <table:table-row table:style-name="ro1">
          <table:table-cell office:value-type="float" office:value="67.3848604613648" calcext:value-type="float">
            <text:p>67.38</text:p>
          </table:table-cell>
          <table:table-cell office:value-type="float" office:value="555.690734863281" calcext:value-type="float">
            <text:p>555.69</text:p>
          </table:table-cell>
          <table:table-cell table:formula="of:=([.B234]-MIN([.$B$2:.$B$331]))/(MAX([.$B$2:.$B$331])-MIN([.$B$2:.$B$331]))*100" office:value-type="float" office:value="70.516717325228" calcext:value-type="float">
            <text:p>70.52</text:p>
          </table:table-cell>
          <table:table-cell table:formula="of:=100-[.A234]" office:value-type="float" office:value="32.6151395386352" calcext:value-type="float">
            <text:p>32.6151395386352</text:p>
          </table:table-cell>
          <table:table-cell table:number-columns-repeated="1020"/>
        </table:table-row>
        <table:table-row table:style-name="ro1">
          <table:table-cell office:value-type="float" office:value="67.81174382965" calcext:value-type="float">
            <text:p>67.81</text:p>
          </table:table-cell>
          <table:table-cell office:value-type="float" office:value="556.690734863281" calcext:value-type="float">
            <text:p>556.69</text:p>
          </table:table-cell>
          <table:table-cell table:formula="of:=([.B235]-MIN([.$B$2:.$B$331]))/(MAX([.$B$2:.$B$331])-MIN([.$B$2:.$B$331]))*100" office:value-type="float" office:value="70.8206686930091" calcext:value-type="float">
            <text:p>70.82</text:p>
          </table:table-cell>
          <table:table-cell table:formula="of:=100-[.A235]" office:value-type="float" office:value="32.18825617035" calcext:value-type="float">
            <text:p>32.18825617035</text:p>
          </table:table-cell>
          <table:table-cell table:number-columns-repeated="1020"/>
        </table:table-row>
        <table:table-row table:style-name="ro1">
          <table:table-cell office:value-type="float" office:value="68.2424584610421" calcext:value-type="float">
            <text:p>68.24</text:p>
          </table:table-cell>
          <table:table-cell office:value-type="float" office:value="557.690734863281" calcext:value-type="float">
            <text:p>557.69</text:p>
          </table:table-cell>
          <table:table-cell table:formula="of:=([.B236]-MIN([.$B$2:.$B$331]))/(MAX([.$B$2:.$B$331])-MIN([.$B$2:.$B$331]))*100" office:value-type="float" office:value="71.1246200607903" calcext:value-type="float">
            <text:p>71.12</text:p>
          </table:table-cell>
          <table:table-cell table:formula="of:=100-[.A236]" office:value-type="float" office:value="31.7575415389579" calcext:value-type="float">
            <text:p>31.7575415389579</text:p>
          </table:table-cell>
          <table:table-cell table:number-columns-repeated="1020"/>
        </table:table-row>
        <table:table-row table:style-name="ro1">
          <table:table-cell office:value-type="float" office:value="68.6852718180352" calcext:value-type="float">
            <text:p>68.69</text:p>
          </table:table-cell>
          <table:table-cell office:value-type="float" office:value="558.690734863281" calcext:value-type="float">
            <text:p>558.69</text:p>
          </table:table-cell>
          <table:table-cell table:formula="of:=([.B237]-MIN([.$B$2:.$B$331]))/(MAX([.$B$2:.$B$331])-MIN([.$B$2:.$B$331]))*100" office:value-type="float" office:value="71.4285714285714" calcext:value-type="float">
            <text:p>71.43</text:p>
          </table:table-cell>
          <table:table-cell table:formula="of:=100-[.A237]" office:value-type="float" office:value="31.3147281819648" calcext:value-type="float">
            <text:p>31.3147281819648</text:p>
          </table:table-cell>
          <table:table-cell table:number-columns-repeated="1020"/>
        </table:table-row>
        <table:table-row table:style-name="ro1">
          <table:table-cell office:value-type="float" office:value="69.119414421681" calcext:value-type="float">
            <text:p>69.12</text:p>
          </table:table-cell>
          <table:table-cell office:value-type="float" office:value="559.690734863281" calcext:value-type="float">
            <text:p>559.69</text:p>
          </table:table-cell>
          <table:table-cell table:formula="of:=([.B238]-MIN([.$B$2:.$B$331]))/(MAX([.$B$2:.$B$331])-MIN([.$B$2:.$B$331]))*100" office:value-type="float" office:value="71.7325227963526" calcext:value-type="float">
            <text:p>71.73</text:p>
          </table:table-cell>
          <table:table-cell table:formula="of:=100-[.A238]" office:value-type="float" office:value="30.8805855783191" calcext:value-type="float">
            <text:p>30.8805855783191</text:p>
          </table:table-cell>
          <table:table-cell table:number-columns-repeated="1020"/>
        </table:table-row>
        <table:table-row table:style-name="ro1">
          <table:table-cell office:value-type="float" office:value="69.5543636070334" calcext:value-type="float">
            <text:p>69.55</text:p>
          </table:table-cell>
          <table:table-cell office:value-type="float" office:value="560.690734863281" calcext:value-type="float">
            <text:p>560.69</text:p>
          </table:table-cell>
          <table:table-cell table:formula="of:=([.B239]-MIN([.$B$2:.$B$331]))/(MAX([.$B$2:.$B$331])-MIN([.$B$2:.$B$331]))*100" office:value-type="float" office:value="72.0364741641337" calcext:value-type="float">
            <text:p>72.04</text:p>
          </table:table-cell>
          <table:table-cell table:formula="of:=100-[.A239]" office:value-type="float" office:value="30.4456363929666" calcext:value-type="float">
            <text:p>30.4456363929666</text:p>
          </table:table-cell>
          <table:table-cell table:number-columns-repeated="1020"/>
        </table:table-row>
        <table:table-row table:style-name="ro1">
          <table:table-cell office:value-type="float" office:value="69.9846749475722" calcext:value-type="float">
            <text:p>69.98</text:p>
          </table:table-cell>
          <table:table-cell office:value-type="float" office:value="561.690734863281" calcext:value-type="float">
            <text:p>561.69</text:p>
          </table:table-cell>
          <table:table-cell table:formula="of:=([.B240]-MIN([.$B$2:.$B$331]))/(MAX([.$B$2:.$B$331])-MIN([.$B$2:.$B$331]))*100" office:value-type="float" office:value="72.3404255319149" calcext:value-type="float">
            <text:p>72.34</text:p>
          </table:table-cell>
          <table:table-cell table:formula="of:=100-[.A240]" office:value-type="float" office:value="30.0153250524278" calcext:value-type="float">
            <text:p>30.0153250524278</text:p>
          </table:table-cell>
          <table:table-cell table:number-columns-repeated="1020"/>
        </table:table-row>
        <table:table-row table:style-name="ro1">
          <table:table-cell office:value-type="float" office:value="70.4420067752864" calcext:value-type="float">
            <text:p>70.44</text:p>
          </table:table-cell>
          <table:table-cell office:value-type="float" office:value="562.690734863281" calcext:value-type="float">
            <text:p>562.69</text:p>
          </table:table-cell>
          <table:table-cell table:formula="of:=([.B241]-MIN([.$B$2:.$B$331]))/(MAX([.$B$2:.$B$331])-MIN([.$B$2:.$B$331]))*100" office:value-type="float" office:value="72.6443768996961" calcext:value-type="float">
            <text:p>72.64</text:p>
          </table:table-cell>
          <table:table-cell table:formula="of:=100-[.A241]" office:value-type="float" office:value="29.5579932247136" calcext:value-type="float">
            <text:p>29.5579932247136</text:p>
          </table:table-cell>
          <table:table-cell table:number-columns-repeated="1020"/>
        </table:table-row>
        <table:table-row table:style-name="ro1">
          <table:table-cell office:value-type="float" office:value="70.8694950798516" calcext:value-type="float">
            <text:p>70.87</text:p>
          </table:table-cell>
          <table:table-cell office:value-type="float" office:value="563.690734863281" calcext:value-type="float">
            <text:p>563.69</text:p>
          </table:table-cell>
          <table:table-cell table:formula="of:=([.B242]-MIN([.$B$2:.$B$331]))/(MAX([.$B$2:.$B$331])-MIN([.$B$2:.$B$331]))*100" office:value-type="float" office:value="72.9483282674772" calcext:value-type="float">
            <text:p>72.95</text:p>
          </table:table-cell>
          <table:table-cell table:formula="of:=100-[.A242]" office:value-type="float" office:value="29.1305049201484" calcext:value-type="float">
            <text:p>29.1305049201484</text:p>
          </table:table-cell>
          <table:table-cell table:number-columns-repeated="1020"/>
        </table:table-row>
        <table:table-row table:style-name="ro1">
          <table:table-cell office:value-type="float" office:value="71.3151314728182" calcext:value-type="float">
            <text:p>71.32</text:p>
          </table:table-cell>
          <table:table-cell office:value-type="float" office:value="564.690734863281" calcext:value-type="float">
            <text:p>564.69</text:p>
          </table:table-cell>
          <table:table-cell table:formula="of:=([.B243]-MIN([.$B$2:.$B$331]))/(MAX([.$B$2:.$B$331])-MIN([.$B$2:.$B$331]))*100" office:value-type="float" office:value="73.2522796352584" calcext:value-type="float">
            <text:p>73.25</text:p>
          </table:table-cell>
          <table:table-cell table:formula="of:=100-[.A243]" office:value-type="float" office:value="28.6848685271818" calcext:value-type="float">
            <text:p>28.6848685271818</text:p>
          </table:table-cell>
          <table:table-cell table:number-columns-repeated="1020"/>
        </table:table-row>
        <table:table-row table:style-name="ro1">
          <table:table-cell office:value-type="float" office:value="71.7281013066624" calcext:value-type="float">
            <text:p>71.73</text:p>
          </table:table-cell>
          <table:table-cell office:value-type="float" office:value="565.690734863281" calcext:value-type="float">
            <text:p>565.69</text:p>
          </table:table-cell>
          <table:table-cell table:formula="of:=([.B244]-MIN([.$B$2:.$B$331]))/(MAX([.$B$2:.$B$331])-MIN([.$B$2:.$B$331]))*100" office:value-type="float" office:value="73.5562310030395" calcext:value-type="float">
            <text:p>73.56</text:p>
          </table:table-cell>
          <table:table-cell table:formula="of:=100-[.A244]" office:value-type="float" office:value="28.2718986933376" calcext:value-type="float">
            <text:p>28.2718986933376</text:p>
          </table:table-cell>
          <table:table-cell table:number-columns-repeated="1020"/>
        </table:table-row>
        <table:table-row table:style-name="ro1">
          <table:table-cell office:value-type="float" office:value="72.1192934344249" calcext:value-type="float">
            <text:p>72.12</text:p>
          </table:table-cell>
          <table:table-cell office:value-type="float" office:value="566.690734863281" calcext:value-type="float">
            <text:p>566.69</text:p>
          </table:table-cell>
          <table:table-cell table:formula="of:=([.B245]-MIN([.$B$2:.$B$331]))/(MAX([.$B$2:.$B$331])-MIN([.$B$2:.$B$331]))*100" office:value-type="float" office:value="73.8601823708207" calcext:value-type="float">
            <text:p>73.86</text:p>
          </table:table-cell>
          <table:table-cell table:formula="of:=100-[.A245]" office:value-type="float" office:value="27.8807065655751" calcext:value-type="float">
            <text:p>27.8807065655751</text:p>
          </table:table-cell>
          <table:table-cell table:number-columns-repeated="1020"/>
        </table:table-row>
        <table:table-row table:style-name="ro1">
          <table:table-cell office:value-type="float" office:value="72.5004032908534" calcext:value-type="float">
            <text:p>72.50</text:p>
          </table:table-cell>
          <table:table-cell office:value-type="float" office:value="567.690734863281" calcext:value-type="float">
            <text:p>567.69</text:p>
          </table:table-cell>
          <table:table-cell table:formula="of:=([.B246]-MIN([.$B$2:.$B$331]))/(MAX([.$B$2:.$B$331])-MIN([.$B$2:.$B$331]))*100" office:value-type="float" office:value="74.1641337386018" calcext:value-type="float">
            <text:p>74.16</text:p>
          </table:table-cell>
          <table:table-cell table:formula="of:=100-[.A246]" office:value-type="float" office:value="27.4995967091466" calcext:value-type="float">
            <text:p>27.4995967091466</text:p>
          </table:table-cell>
          <table:table-cell table:number-columns-repeated="1020"/>
        </table:table-row>
        <table:table-row table:style-name="ro1">
          <table:table-cell office:value-type="float" office:value="72.8623568317471" calcext:value-type="float">
            <text:p>72.86</text:p>
          </table:table-cell>
          <table:table-cell office:value-type="float" office:value="568.690734863281" calcext:value-type="float">
            <text:p>568.69</text:p>
          </table:table-cell>
          <table:table-cell table:formula="of:=([.B247]-MIN([.$B$2:.$B$331]))/(MAX([.$B$2:.$B$331])-MIN([.$B$2:.$B$331]))*100" office:value-type="float" office:value="74.468085106383" calcext:value-type="float">
            <text:p>74.47</text:p>
          </table:table-cell>
          <table:table-cell table:formula="of:=100-[.A247]" office:value-type="float" office:value="27.1376431682529" calcext:value-type="float">
            <text:p>27.1376431682529</text:p>
          </table:table-cell>
          <table:table-cell table:number-columns-repeated="1020"/>
        </table:table-row>
        <table:table-row table:style-name="ro1">
          <table:table-cell office:value-type="float" office:value="73.217857718987" calcext:value-type="float">
            <text:p>73.22</text:p>
          </table:table-cell>
          <table:table-cell office:value-type="float" office:value="569.690734863281" calcext:value-type="float">
            <text:p>569.69</text:p>
          </table:table-cell>
          <table:table-cell table:formula="of:=([.B248]-MIN([.$B$2:.$B$331]))/(MAX([.$B$2:.$B$331])-MIN([.$B$2:.$B$331]))*100" office:value-type="float" office:value="74.7720364741641" calcext:value-type="float">
            <text:p>74.77</text:p>
          </table:table-cell>
          <table:table-cell table:formula="of:=100-[.A248]" office:value-type="float" office:value="26.782142281013" calcext:value-type="float">
            <text:p>26.782142281013</text:p>
          </table:table-cell>
          <table:table-cell table:number-columns-repeated="1020"/>
        </table:table-row>
        <table:table-row table:style-name="ro1">
          <table:table-cell office:value-type="float" office:value="73.5913050492015" calcext:value-type="float">
            <text:p>73.59</text:p>
          </table:table-cell>
          <table:table-cell office:value-type="float" office:value="570.690734863281" calcext:value-type="float">
            <text:p>570.69</text:p>
          </table:table-cell>
          <table:table-cell table:formula="of:=([.B249]-MIN([.$B$2:.$B$331]))/(MAX([.$B$2:.$B$331])-MIN([.$B$2:.$B$331]))*100" office:value-type="float" office:value="75.0759878419453" calcext:value-type="float">
            <text:p>75.08</text:p>
          </table:table-cell>
          <table:table-cell table:formula="of:=100-[.A249]" office:value-type="float" office:value="26.4086949507985" calcext:value-type="float">
            <text:p>26.4086949507985</text:p>
          </table:table-cell>
          <table:table-cell table:number-columns-repeated="1020"/>
        </table:table-row>
        <table:table-row table:style-name="ro1">
          <table:table-cell office:value-type="float" office:value="73.9665671882562" calcext:value-type="float">
            <text:p>73.97</text:p>
          </table:table-cell>
          <table:table-cell office:value-type="float" office:value="571.690734863281" calcext:value-type="float">
            <text:p>571.69</text:p>
          </table:table-cell>
          <table:table-cell table:formula="of:=([.B250]-MIN([.$B$2:.$B$331]))/(MAX([.$B$2:.$B$331])-MIN([.$B$2:.$B$331]))*100" office:value-type="float" office:value="75.3799392097264" calcext:value-type="float">
            <text:p>75.38</text:p>
          </table:table-cell>
          <table:table-cell table:formula="of:=100-[.A250]" office:value-type="float" office:value="26.0334328117438" calcext:value-type="float">
            <text:p>26.0334328117438</text:p>
          </table:table-cell>
          <table:table-cell table:number-columns-repeated="1020"/>
        </table:table-row>
        <table:table-row table:style-name="ro1">
          <table:table-cell office:value-type="float" office:value="74.3254960477497" calcext:value-type="float">
            <text:p>74.33</text:p>
          </table:table-cell>
          <table:table-cell office:value-type="float" office:value="572.690734863281" calcext:value-type="float">
            <text:p>572.69</text:p>
          </table:table-cell>
          <table:table-cell table:formula="of:=([.B251]-MIN([.$B$2:.$B$331]))/(MAX([.$B$2:.$B$331])-MIN([.$B$2:.$B$331]))*100" office:value-type="float" office:value="75.6838905775076" calcext:value-type="float">
            <text:p>75.68</text:p>
          </table:table-cell>
          <table:table-cell table:formula="of:=100-[.A251]" office:value-type="float" office:value="25.6745039522503" calcext:value-type="float">
            <text:p>25.6745039522503</text:p>
          </table:table-cell>
          <table:table-cell table:number-columns-repeated="1020"/>
        </table:table-row>
        <table:table-row table:style-name="ro1">
          <table:table-cell office:value-type="float" office:value="74.6779722535893" calcext:value-type="float">
            <text:p>74.68</text:p>
          </table:table-cell>
          <table:table-cell office:value-type="float" office:value="573.690734863281" calcext:value-type="float">
            <text:p>573.69</text:p>
          </table:table-cell>
          <table:table-cell table:formula="of:=([.B252]-MIN([.$B$2:.$B$331]))/(MAX([.$B$2:.$B$331])-MIN([.$B$2:.$B$331]))*100" office:value-type="float" office:value="75.9878419452888" calcext:value-type="float">
            <text:p>75.99</text:p>
          </table:table-cell>
          <table:table-cell table:formula="of:=100-[.A252]" office:value-type="float" office:value="25.3220277464107" calcext:value-type="float">
            <text:p>25.3220277464107</text:p>
          </table:table-cell>
          <table:table-cell table:number-columns-repeated="1020"/>
        </table:table-row>
        <table:table-row table:style-name="ro1">
          <table:table-cell office:value-type="float" office:value="75.0369011130828" calcext:value-type="float">
            <text:p>75.04</text:p>
          </table:table-cell>
          <table:table-cell office:value-type="float" office:value="574.690734863281" calcext:value-type="float">
            <text:p>574.69</text:p>
          </table:table-cell>
          <table:table-cell table:formula="of:=([.B253]-MIN([.$B$2:.$B$331]))/(MAX([.$B$2:.$B$331])-MIN([.$B$2:.$B$331]))*100" office:value-type="float" office:value="76.2917933130699" calcext:value-type="float">
            <text:p>76.29</text:p>
          </table:table-cell>
          <table:table-cell table:formula="of:=100-[.A253]" office:value-type="float" office:value="24.9630988869172" calcext:value-type="float">
            <text:p>24.9630988869172</text:p>
          </table:table-cell>
          <table:table-cell table:number-columns-repeated="1020"/>
        </table:table-row>
        <table:table-row table:style-name="ro1">
          <table:table-cell office:value-type="float" office:value="75.375060493628" calcext:value-type="float">
            <text:p>75.38</text:p>
          </table:table-cell>
          <table:table-cell office:value-type="float" office:value="575.690734863281" calcext:value-type="float">
            <text:p>575.69</text:p>
          </table:table-cell>
          <table:table-cell table:formula="of:=([.B254]-MIN([.$B$2:.$B$331]))/(MAX([.$B$2:.$B$331])-MIN([.$B$2:.$B$331]))*100" office:value-type="float" office:value="76.5957446808511" calcext:value-type="float">
            <text:p>76.60</text:p>
          </table:table-cell>
          <table:table-cell table:formula="of:=100-[.A254]" office:value-type="float" office:value="24.624939506372" calcext:value-type="float">
            <text:p>24.624939506372</text:p>
          </table:table-cell>
          <table:table-cell table:number-columns-repeated="1020"/>
        </table:table-row>
        <table:table-row table:style-name="ro1">
          <table:table-cell office:value-type="float" office:value="75.7136231650266" calcext:value-type="float">
            <text:p>75.71</text:p>
          </table:table-cell>
          <table:table-cell office:value-type="float" office:value="576.690734863281" calcext:value-type="float">
            <text:p>576.69</text:p>
          </table:table-cell>
          <table:table-cell table:formula="of:=([.B255]-MIN([.$B$2:.$B$331]))/(MAX([.$B$2:.$B$331])-MIN([.$B$2:.$B$331]))*100" office:value-type="float" office:value="76.8996960486322" calcext:value-type="float">
            <text:p>76.90</text:p>
          </table:table-cell>
          <table:table-cell table:formula="of:=100-[.A255]" office:value-type="float" office:value="24.2863768349734" calcext:value-type="float">
            <text:p>24.2863768349734</text:p>
          </table:table-cell>
          <table:table-cell table:number-columns-repeated="1020"/>
        </table:table-row>
        <table:table-row table:style-name="ro1">
          <table:table-cell office:value-type="float" office:value="76.0594450717858" calcext:value-type="float">
            <text:p>76.06</text:p>
          </table:table-cell>
          <table:table-cell office:value-type="float" office:value="577.690734863281" calcext:value-type="float">
            <text:p>577.69</text:p>
          </table:table-cell>
          <table:table-cell table:formula="of:=([.B256]-MIN([.$B$2:.$B$331]))/(MAX([.$B$2:.$B$331])-MIN([.$B$2:.$B$331]))*100" office:value-type="float" office:value="77.2036474164134" calcext:value-type="float">
            <text:p>77.20</text:p>
          </table:table-cell>
          <table:table-cell table:formula="of:=100-[.A256]" office:value-type="float" office:value="23.9405549282142" calcext:value-type="float">
            <text:p>23.9405549282142</text:p>
          </table:table-cell>
          <table:table-cell table:number-columns-repeated="1020"/>
        </table:table-row>
        <table:table-row table:style-name="ro1">
          <table:table-cell office:value-type="float" office:value="76.4141393773189" calcext:value-type="float">
            <text:p>76.41</text:p>
          </table:table-cell>
          <table:table-cell office:value-type="float" office:value="578.690734863281" calcext:value-type="float">
            <text:p>578.69</text:p>
          </table:table-cell>
          <table:table-cell table:formula="of:=([.B257]-MIN([.$B$2:.$B$331]))/(MAX([.$B$2:.$B$331])-MIN([.$B$2:.$B$331]))*100" office:value-type="float" office:value="77.5075987841945" calcext:value-type="float">
            <text:p>77.51</text:p>
          </table:table-cell>
          <table:table-cell table:formula="of:=100-[.A257]" office:value-type="float" office:value="23.5858606226811" calcext:value-type="float">
            <text:p>23.5858606226811</text:p>
          </table:table-cell>
          <table:table-cell table:number-columns-repeated="1020"/>
        </table:table-row>
        <table:table-row table:style-name="ro1">
          <table:table-cell office:value-type="float" office:value="76.7738748185191" calcext:value-type="float">
            <text:p>76.77</text:p>
          </table:table-cell>
          <table:table-cell office:value-type="float" office:value="579.690734863281" calcext:value-type="float">
            <text:p>579.69</text:p>
          </table:table-cell>
          <table:table-cell table:formula="of:=([.B258]-MIN([.$B$2:.$B$331]))/(MAX([.$B$2:.$B$331])-MIN([.$B$2:.$B$331]))*100" office:value-type="float" office:value="77.8115501519757" calcext:value-type="float">
            <text:p>77.81</text:p>
          </table:table-cell>
          <table:table-cell table:formula="of:=100-[.A258]" office:value-type="float" office:value="23.2261251814809" calcext:value-type="float">
            <text:p>23.2261251814809</text:p>
          </table:table-cell>
          <table:table-cell table:number-columns-repeated="1020"/>
        </table:table-row>
        <table:table-row table:style-name="ro1">
          <table:table-cell office:value-type="float" office:value="77.1557912566543" calcext:value-type="float">
            <text:p>77.16</text:p>
          </table:table-cell>
          <table:table-cell office:value-type="float" office:value="580.690734863281" calcext:value-type="float">
            <text:p>580.69</text:p>
          </table:table-cell>
          <table:table-cell table:formula="of:=([.B259]-MIN([.$B$2:.$B$331]))/(MAX([.$B$2:.$B$331])-MIN([.$B$2:.$B$331]))*100" office:value-type="float" office:value="78.1155015197568" calcext:value-type="float">
            <text:p>78.12</text:p>
          </table:table-cell>
          <table:table-cell table:formula="of:=100-[.A259]" office:value-type="float" office:value="22.8442087433457" calcext:value-type="float">
            <text:p>22.8442087433457</text:p>
          </table:table-cell>
          <table:table-cell table:number-columns-repeated="1020"/>
        </table:table-row>
        <table:table-row table:style-name="ro1">
          <table:table-cell office:value-type="float" office:value="77.5492014841103" calcext:value-type="float">
            <text:p>77.55</text:p>
          </table:table-cell>
          <table:table-cell office:value-type="float" office:value="581.690734863281" calcext:value-type="float">
            <text:p>581.69</text:p>
          </table:table-cell>
          <table:table-cell table:formula="of:=([.B260]-MIN([.$B$2:.$B$331]))/(MAX([.$B$2:.$B$331])-MIN([.$B$2:.$B$331]))*100" office:value-type="float" office:value="78.419452887538" calcext:value-type="float">
            <text:p>78.42</text:p>
          </table:table-cell>
          <table:table-cell table:formula="of:=100-[.A260]" office:value-type="float" office:value="22.4507985158897" calcext:value-type="float">
            <text:p>22.4507985158897</text:p>
          </table:table-cell>
          <table:table-cell table:number-columns-repeated="1020"/>
        </table:table-row>
        <table:table-row table:style-name="ro1">
          <table:table-cell office:value-type="float" office:value="77.9797144700758" calcext:value-type="float">
            <text:p>77.98</text:p>
          </table:table-cell>
          <table:table-cell office:value-type="float" office:value="582.690734863281" calcext:value-type="float">
            <text:p>582.69</text:p>
          </table:table-cell>
          <table:table-cell table:formula="of:=([.B261]-MIN([.$B$2:.$B$331]))/(MAX([.$B$2:.$B$331])-MIN([.$B$2:.$B$331]))*100" office:value-type="float" office:value="78.7234042553192" calcext:value-type="float">
            <text:p>78.72</text:p>
          </table:table-cell>
          <table:table-cell table:formula="of:=100-[.A261]" office:value-type="float" office:value="22.0202855299242" calcext:value-type="float">
            <text:p>22.0202855299242</text:p>
          </table:table-cell>
          <table:table-cell table:number-columns-repeated="1020"/>
        </table:table-row>
        <table:table-row table:style-name="ro1">
          <table:table-cell office:value-type="float" office:value="78.3684868527182" calcext:value-type="float">
            <text:p>78.37</text:p>
          </table:table-cell>
          <table:table-cell office:value-type="float" office:value="583.690734863281" calcext:value-type="float">
            <text:p>583.69</text:p>
          </table:table-cell>
          <table:table-cell table:formula="of:=([.B262]-MIN([.$B$2:.$B$331]))/(MAX([.$B$2:.$B$331])-MIN([.$B$2:.$B$331]))*100" office:value-type="float" office:value="79.0273556231003" calcext:value-type="float">
            <text:p>79.03</text:p>
          </table:table-cell>
          <table:table-cell table:formula="of:=100-[.A262]" office:value-type="float" office:value="21.6315131472818" calcext:value-type="float">
            <text:p>21.6315131472818</text:p>
          </table:table-cell>
          <table:table-cell table:number-columns-repeated="1020"/>
        </table:table-row>
        <table:table-row table:style-name="ro1">
          <table:table-cell office:value-type="float" office:value="78.7487901274399" calcext:value-type="float">
            <text:p>78.75</text:p>
          </table:table-cell>
          <table:table-cell office:value-type="float" office:value="584.690734863281" calcext:value-type="float">
            <text:p>584.69</text:p>
          </table:table-cell>
          <table:table-cell table:formula="of:=([.B263]-MIN([.$B$2:.$B$331]))/(MAX([.$B$2:.$B$331])-MIN([.$B$2:.$B$331]))*100" office:value-type="float" office:value="79.3313069908815" calcext:value-type="float">
            <text:p>79.33</text:p>
          </table:table-cell>
          <table:table-cell table:formula="of:=100-[.A263]" office:value-type="float" office:value="21.2512098725601" calcext:value-type="float">
            <text:p>21.2512098725601</text:p>
          </table:table-cell>
          <table:table-cell table:number-columns-repeated="1020"/>
        </table:table-row>
        <table:table-row table:style-name="ro1">
          <table:table-cell office:value-type="float" office:value="79.1450233908695" calcext:value-type="float">
            <text:p>79.15</text:p>
          </table:table-cell>
          <table:table-cell office:value-type="float" office:value="585.690734863281" calcext:value-type="float">
            <text:p>585.69</text:p>
          </table:table-cell>
          <table:table-cell table:formula="of:=([.B264]-MIN([.$B$2:.$B$331]))/(MAX([.$B$2:.$B$331])-MIN([.$B$2:.$B$331]))*100" office:value-type="float" office:value="79.6352583586626" calcext:value-type="float">
            <text:p>79.64</text:p>
          </table:table-cell>
          <table:table-cell table:formula="of:=100-[.A264]" office:value-type="float" office:value="20.8549766091305" calcext:value-type="float">
            <text:p>20.8549766091305</text:p>
          </table:table-cell>
          <table:table-cell table:number-columns-repeated="1020"/>
        </table:table-row>
        <table:table-row table:style-name="ro1">
          <table:table-cell office:value-type="float" office:value="79.5610179061139" calcext:value-type="float">
            <text:p>79.56</text:p>
          </table:table-cell>
          <table:table-cell office:value-type="float" office:value="586.690734863281" calcext:value-type="float">
            <text:p>586.69</text:p>
          </table:table-cell>
          <table:table-cell table:formula="of:=([.B265]-MIN([.$B$2:.$B$331]))/(MAX([.$B$2:.$B$331])-MIN([.$B$2:.$B$331]))*100" office:value-type="float" office:value="79.9392097264438" calcext:value-type="float">
            <text:p>79.94</text:p>
          </table:table-cell>
          <table:table-cell table:formula="of:=100-[.A265]" office:value-type="float" office:value="20.4389820938861" calcext:value-type="float">
            <text:p>20.4389820938861</text:p>
          </table:table-cell>
          <table:table-cell table:number-columns-repeated="1020"/>
        </table:table-row>
        <table:table-row table:style-name="ro1">
          <table:table-cell office:value-type="float" office:value="79.9836667204388" calcext:value-type="float">
            <text:p>79.98</text:p>
          </table:table-cell>
          <table:table-cell office:value-type="float" office:value="587.690734863281" calcext:value-type="float">
            <text:p>587.69</text:p>
          </table:table-cell>
          <table:table-cell table:formula="of:=([.B266]-MIN([.$B$2:.$B$331]))/(MAX([.$B$2:.$B$331])-MIN([.$B$2:.$B$331]))*100" office:value-type="float" office:value="80.2431610942249" calcext:value-type="float">
            <text:p>80.24</text:p>
          </table:table-cell>
          <table:table-cell table:formula="of:=100-[.A266]" office:value-type="float" office:value="20.0163332795612" calcext:value-type="float">
            <text:p>20.0163332795612</text:p>
          </table:table-cell>
          <table:table-cell table:number-columns-repeated="1020"/>
        </table:table-row>
        <table:table-row table:style-name="ro1">
          <table:table-cell office:value-type="float" office:value="80.4335376673657" calcext:value-type="float">
            <text:p>80.43</text:p>
          </table:table-cell>
          <table:table-cell office:value-type="float" office:value="588.690734863281" calcext:value-type="float">
            <text:p>588.69</text:p>
          </table:table-cell>
          <table:table-cell table:formula="of:=([.B267]-MIN([.$B$2:.$B$331]))/(MAX([.$B$2:.$B$331])-MIN([.$B$2:.$B$331]))*100" office:value-type="float" office:value="80.5471124620061" calcext:value-type="float">
            <text:p>80.55</text:p>
          </table:table-cell>
          <table:table-cell table:formula="of:=100-[.A267]" office:value-type="float" office:value="19.5664623326343" calcext:value-type="float">
            <text:p>19.5664623326343</text:p>
          </table:table-cell>
          <table:table-cell table:number-columns-repeated="1020"/>
        </table:table-row>
        <table:table-row table:style-name="ro1">
          <table:table-cell office:value-type="float" office:value="80.8908694950798" calcext:value-type="float">
            <text:p>80.89</text:p>
          </table:table-cell>
          <table:table-cell office:value-type="float" office:value="589.690734863281" calcext:value-type="float">
            <text:p>589.69</text:p>
          </table:table-cell>
          <table:table-cell table:formula="of:=([.B268]-MIN([.$B$2:.$B$331]))/(MAX([.$B$2:.$B$331])-MIN([.$B$2:.$B$331]))*100" office:value-type="float" office:value="80.8510638297872" calcext:value-type="float">
            <text:p>80.85</text:p>
          </table:table-cell>
          <table:table-cell table:formula="of:=100-[.A268]" office:value-type="float" office:value="19.1091305049202" calcext:value-type="float">
            <text:p>19.1091305049202</text:p>
          </table:table-cell>
          <table:table-cell table:number-columns-repeated="1020"/>
        </table:table-row>
        <table:table-row table:style-name="ro1">
          <table:table-cell office:value-type="float" office:value="81.3758267462494" calcext:value-type="float">
            <text:p>81.38</text:p>
          </table:table-cell>
          <table:table-cell office:value-type="float" office:value="590.690734863281" calcext:value-type="float">
            <text:p>590.69</text:p>
          </table:table-cell>
          <table:table-cell table:formula="of:=([.B269]-MIN([.$B$2:.$B$331]))/(MAX([.$B$2:.$B$331])-MIN([.$B$2:.$B$331]))*100" office:value-type="float" office:value="81.1550151975684" calcext:value-type="float">
            <text:p>81.16</text:p>
          </table:table-cell>
          <table:table-cell table:formula="of:=100-[.A269]" office:value-type="float" office:value="18.6241732537506" calcext:value-type="float">
            <text:p>18.6241732537506</text:p>
          </table:table-cell>
          <table:table-cell table:number-columns-repeated="1020"/>
        </table:table-row>
        <table:table-row table:style-name="ro1">
          <table:table-cell office:value-type="float" office:value="81.8948620745281" calcext:value-type="float">
            <text:p>81.89</text:p>
          </table:table-cell>
          <table:table-cell office:value-type="float" office:value="591.690734863281" calcext:value-type="float">
            <text:p>591.69</text:p>
          </table:table-cell>
          <table:table-cell table:formula="of:=([.B270]-MIN([.$B$2:.$B$331]))/(MAX([.$B$2:.$B$331])-MIN([.$B$2:.$B$331]))*100" office:value-type="float" office:value="81.4589665653496" calcext:value-type="float">
            <text:p>81.46</text:p>
          </table:table-cell>
          <table:table-cell table:formula="of:=100-[.A270]" office:value-type="float" office:value="18.1051379254719" calcext:value-type="float">
            <text:p>18.1051379254719</text:p>
          </table:table-cell>
          <table:table-cell table:number-columns-repeated="1020"/>
        </table:table-row>
        <table:table-row table:style-name="ro1">
          <table:table-cell office:value-type="float" office:value="82.460679141797" calcext:value-type="float">
            <text:p>82.46</text:p>
          </table:table-cell>
          <table:table-cell office:value-type="float" office:value="592.690734863281" calcext:value-type="float">
            <text:p>592.69</text:p>
          </table:table-cell>
          <table:table-cell table:formula="of:=([.B271]-MIN([.$B$2:.$B$331]))/(MAX([.$B$2:.$B$331])-MIN([.$B$2:.$B$331]))*100" office:value-type="float" office:value="81.7629179331307" calcext:value-type="float">
            <text:p>81.76</text:p>
          </table:table-cell>
          <table:table-cell table:formula="of:=100-[.A271]" office:value-type="float" office:value="17.539320858203" calcext:value-type="float">
            <text:p>17.539320858203</text:p>
          </table:table-cell>
          <table:table-cell table:number-columns-repeated="1020"/>
        </table:table-row>
        <table:table-row table:style-name="ro1">
          <table:table-cell office:value-type="float" office:value="82.9535005646072" calcext:value-type="float">
            <text:p>82.95</text:p>
          </table:table-cell>
          <table:table-cell office:value-type="float" office:value="593.690734863281" calcext:value-type="float">
            <text:p>593.69</text:p>
          </table:table-cell>
          <table:table-cell table:formula="of:=([.B272]-MIN([.$B$2:.$B$331]))/(MAX([.$B$2:.$B$331])-MIN([.$B$2:.$B$331]))*100" office:value-type="float" office:value="82.0668693009118" calcext:value-type="float">
            <text:p>82.07</text:p>
          </table:table-cell>
          <table:table-cell table:formula="of:=100-[.A272]" office:value-type="float" office:value="17.0464994353928" calcext:value-type="float">
            <text:p>17.0464994353928</text:p>
          </table:table-cell>
          <table:table-cell table:number-columns-repeated="1020"/>
        </table:table-row>
        <table:table-row table:style-name="ro1">
          <table:table-cell office:value-type="float" office:value="83.4366430069366" calcext:value-type="float">
            <text:p>83.44</text:p>
          </table:table-cell>
          <table:table-cell office:value-type="float" office:value="594.690734863281" calcext:value-type="float">
            <text:p>594.69</text:p>
          </table:table-cell>
          <table:table-cell table:formula="of:=([.B273]-MIN([.$B$2:.$B$331]))/(MAX([.$B$2:.$B$331])-MIN([.$B$2:.$B$331]))*100" office:value-type="float" office:value="82.370820668693" calcext:value-type="float">
            <text:p>82.37</text:p>
          </table:table-cell>
          <table:table-cell table:formula="of:=100-[.A273]" office:value-type="float" office:value="16.5633569930634" calcext:value-type="float">
            <text:p>16.5633569930634</text:p>
          </table:table-cell>
          <table:table-cell table:number-columns-repeated="1020"/>
        </table:table-row>
        <table:table-row table:style-name="ro1">
          <table:table-cell office:value-type="float" office:value="83.9240200032263" calcext:value-type="float">
            <text:p>83.92</text:p>
          </table:table-cell>
          <table:table-cell office:value-type="float" office:value="595.690734863281" calcext:value-type="float">
            <text:p>595.69</text:p>
          </table:table-cell>
          <table:table-cell table:formula="of:=([.B274]-MIN([.$B$2:.$B$331]))/(MAX([.$B$2:.$B$331])-MIN([.$B$2:.$B$331]))*100" office:value-type="float" office:value="82.6747720364742" calcext:value-type="float">
            <text:p>82.67</text:p>
          </table:table-cell>
          <table:table-cell table:formula="of:=100-[.A274]" office:value-type="float" office:value="16.0759799967737" calcext:value-type="float">
            <text:p>16.0759799967737</text:p>
          </table:table-cell>
          <table:table-cell table:number-columns-repeated="1020"/>
        </table:table-row>
        <table:table-row table:style-name="ro1">
          <table:table-cell office:value-type="float" office:value="84.4166397806098" calcext:value-type="float">
            <text:p>84.42</text:p>
          </table:table-cell>
          <table:table-cell office:value-type="float" office:value="596.690734863281" calcext:value-type="float">
            <text:p>596.69</text:p>
          </table:table-cell>
          <table:table-cell table:formula="of:=([.B275]-MIN([.$B$2:.$B$331]))/(MAX([.$B$2:.$B$331])-MIN([.$B$2:.$B$331]))*100" office:value-type="float" office:value="82.9787234042553" calcext:value-type="float">
            <text:p>82.98</text:p>
          </table:table-cell>
          <table:table-cell table:formula="of:=100-[.A275]" office:value-type="float" office:value="15.5833602193902" calcext:value-type="float">
            <text:p>15.5833602193902</text:p>
          </table:table-cell>
          <table:table-cell table:number-columns-repeated="1020"/>
        </table:table-row>
        <table:table-row table:style-name="ro1">
          <table:table-cell office:value-type="float" office:value="84.9189385384739" calcext:value-type="float">
            <text:p>84.92</text:p>
          </table:table-cell>
          <table:table-cell office:value-type="float" office:value="597.690734863281" calcext:value-type="float">
            <text:p>597.69</text:p>
          </table:table-cell>
          <table:table-cell table:formula="of:=([.B276]-MIN([.$B$2:.$B$331]))/(MAX([.$B$2:.$B$331])-MIN([.$B$2:.$B$331]))*100" office:value-type="float" office:value="83.2826747720365" calcext:value-type="float">
            <text:p>83.28</text:p>
          </table:table-cell>
          <table:table-cell table:formula="of:=100-[.A276]" office:value-type="float" office:value="15.0810614615261" calcext:value-type="float">
            <text:p>15.0810614615261</text:p>
          </table:table-cell>
          <table:table-cell table:number-columns-repeated="1020"/>
        </table:table-row>
        <table:table-row table:style-name="ro1">
          <table:table-cell office:value-type="float" office:value="85.4317228585255" calcext:value-type="float">
            <text:p>85.43</text:p>
          </table:table-cell>
          <table:table-cell office:value-type="float" office:value="598.690734863281" calcext:value-type="float">
            <text:p>598.69</text:p>
          </table:table-cell>
          <table:table-cell table:formula="of:=([.B277]-MIN([.$B$2:.$B$331]))/(MAX([.$B$2:.$B$331])-MIN([.$B$2:.$B$331]))*100" office:value-type="float" office:value="83.5866261398176" calcext:value-type="float">
            <text:p>83.59</text:p>
          </table:table-cell>
          <table:table-cell table:formula="of:=100-[.A277]" office:value-type="float" office:value="14.5682771414745" calcext:value-type="float">
            <text:p>14.5682771414745</text:p>
          </table:table-cell>
          <table:table-cell table:number-columns-repeated="1020"/>
        </table:table-row>
        <table:table-row table:style-name="ro1">
          <table:table-cell office:value-type="float" office:value="85.9537828682045" calcext:value-type="float">
            <text:p>85.95</text:p>
          </table:table-cell>
          <table:table-cell office:value-type="float" office:value="599.690734863281" calcext:value-type="float">
            <text:p>599.69</text:p>
          </table:table-cell>
          <table:table-cell table:formula="of:=([.B278]-MIN([.$B$2:.$B$331]))/(MAX([.$B$2:.$B$331])-MIN([.$B$2:.$B$331]))*100" office:value-type="float" office:value="83.8905775075988" calcext:value-type="float">
            <text:p>83.89</text:p>
          </table:table-cell>
          <table:table-cell table:formula="of:=100-[.A278]" office:value-type="float" office:value="14.0462171317955" calcext:value-type="float">
            <text:p>14.0462171317955</text:p>
          </table:table-cell>
          <table:table-cell table:number-columns-repeated="1020"/>
        </table:table-row>
        <table:table-row table:style-name="ro1">
          <table:table-cell office:value-type="float" office:value="86.500846910792" calcext:value-type="float">
            <text:p>86.50</text:p>
          </table:table-cell>
          <table:table-cell office:value-type="float" office:value="600.690734863281" calcext:value-type="float">
            <text:p>600.69</text:p>
          </table:table-cell>
          <table:table-cell table:formula="of:=([.B279]-MIN([.$B$2:.$B$331]))/(MAX([.$B$2:.$B$331])-MIN([.$B$2:.$B$331]))*100" office:value-type="float" office:value="84.1945288753799" calcext:value-type="float">
            <text:p>84.19</text:p>
          </table:table-cell>
          <table:table-cell table:formula="of:=100-[.A279]" office:value-type="float" office:value="13.499153089208" calcext:value-type="float">
            <text:p>13.499153089208</text:p>
          </table:table-cell>
          <table:table-cell table:number-columns-repeated="1020"/>
        </table:table-row>
        <table:table-row table:style-name="ro1">
          <table:table-cell office:value-type="float" office:value="87.0870301661558" calcext:value-type="float">
            <text:p>87.09</text:p>
          </table:table-cell>
          <table:table-cell office:value-type="float" office:value="601.690734863281" calcext:value-type="float">
            <text:p>601.69</text:p>
          </table:table-cell>
          <table:table-cell table:formula="of:=([.B280]-MIN([.$B$2:.$B$331]))/(MAX([.$B$2:.$B$331])-MIN([.$B$2:.$B$331]))*100" office:value-type="float" office:value="84.4984802431611" calcext:value-type="float">
            <text:p>84.50</text:p>
          </table:table-cell>
          <table:table-cell table:formula="of:=100-[.A280]" office:value-type="float" office:value="12.9129698338442" calcext:value-type="float">
            <text:p>12.9129698338442</text:p>
          </table:table-cell>
          <table:table-cell table:number-columns-repeated="1020"/>
        </table:table-row>
        <table:table-row table:style-name="ro1">
          <table:table-cell office:value-type="float" office:value="87.692571382481" calcext:value-type="float">
            <text:p>87.69</text:p>
          </table:table-cell>
          <table:table-cell office:value-type="float" office:value="602.690734863281" calcext:value-type="float">
            <text:p>602.69</text:p>
          </table:table-cell>
          <table:table-cell table:formula="of:=([.B281]-MIN([.$B$2:.$B$331]))/(MAX([.$B$2:.$B$331])-MIN([.$B$2:.$B$331]))*100" office:value-type="float" office:value="84.8024316109423" calcext:value-type="float">
            <text:p>84.80</text:p>
          </table:table-cell>
          <table:table-cell table:formula="of:=100-[.A281]" office:value-type="float" office:value="12.307428617519" calcext:value-type="float">
            <text:p>12.307428617519</text:p>
          </table:table-cell>
          <table:table-cell table:number-columns-repeated="1020"/>
        </table:table-row>
        <table:table-row table:style-name="ro1">
          <table:table-cell office:value-type="float" office:value="88.3352153573157" calcext:value-type="float">
            <text:p>88.34</text:p>
          </table:table-cell>
          <table:table-cell office:value-type="float" office:value="603.690734863281" calcext:value-type="float">
            <text:p>603.69</text:p>
          </table:table-cell>
          <table:table-cell table:formula="of:=([.B282]-MIN([.$B$2:.$B$331]))/(MAX([.$B$2:.$B$331])-MIN([.$B$2:.$B$331]))*100" office:value-type="float" office:value="85.1063829787234" calcext:value-type="float">
            <text:p>85.11</text:p>
          </table:table-cell>
          <table:table-cell table:formula="of:=100-[.A282]" office:value-type="float" office:value="11.6647846426843" calcext:value-type="float">
            <text:p>11.6647846426843</text:p>
          </table:table-cell>
          <table:table-cell table:number-columns-repeated="1020"/>
        </table:table-row>
        <table:table-row table:style-name="ro1">
          <table:table-cell office:value-type="float" office:value="88.9889498306178" calcext:value-type="float">
            <text:p>88.99</text:p>
          </table:table-cell>
          <table:table-cell office:value-type="float" office:value="604.690734863281" calcext:value-type="float">
            <text:p>604.69</text:p>
          </table:table-cell>
          <table:table-cell table:formula="of:=([.B283]-MIN([.$B$2:.$B$331]))/(MAX([.$B$2:.$B$331])-MIN([.$B$2:.$B$331]))*100" office:value-type="float" office:value="85.4103343465046" calcext:value-type="float">
            <text:p>85.41</text:p>
          </table:table-cell>
          <table:table-cell table:formula="of:=100-[.A283]" office:value-type="float" office:value="11.0110501693822" calcext:value-type="float">
            <text:p>11.0110501693822</text:p>
          </table:table-cell>
          <table:table-cell table:number-columns-repeated="1020"/>
        </table:table-row>
        <table:table-row table:style-name="ro1">
          <table:table-cell office:value-type="float" office:value="89.6674866914018" calcext:value-type="float">
            <text:p>89.67</text:p>
          </table:table-cell>
          <table:table-cell office:value-type="float" office:value="605.690734863281" calcext:value-type="float">
            <text:p>605.69</text:p>
          </table:table-cell>
          <table:table-cell table:formula="of:=([.B284]-MIN([.$B$2:.$B$331]))/(MAX([.$B$2:.$B$331])-MIN([.$B$2:.$B$331]))*100" office:value-type="float" office:value="85.7142857142857" calcext:value-type="float">
            <text:p>85.71</text:p>
          </table:table-cell>
          <table:table-cell table:formula="of:=100-[.A284]" office:value-type="float" office:value="10.3325133085982" calcext:value-type="float">
            <text:p>10.3325133085982</text:p>
          </table:table-cell>
          <table:table-cell table:number-columns-repeated="1020"/>
        </table:table-row>
        <table:table-row table:style-name="ro1">
          <table:table-cell office:value-type="float" office:value="90.3696160671076" calcext:value-type="float">
            <text:p>90.37</text:p>
          </table:table-cell>
          <table:table-cell office:value-type="float" office:value="606.690734863281" calcext:value-type="float">
            <text:p>606.69</text:p>
          </table:table-cell>
          <table:table-cell table:formula="of:=([.B285]-MIN([.$B$2:.$B$331]))/(MAX([.$B$2:.$B$331])-MIN([.$B$2:.$B$331]))*100" office:value-type="float" office:value="86.0182370820669" calcext:value-type="float">
            <text:p>86.02</text:p>
          </table:table-cell>
          <table:table-cell table:formula="of:=100-[.A285]" office:value-type="float" office:value="9.63038393289244" calcext:value-type="float">
            <text:p>9.63038393289244</text:p>
          </table:table-cell>
          <table:table-cell table:number-columns-repeated="1020"/>
        </table:table-row>
        <table:table-row table:style-name="ro1">
          <table:table-cell office:value-type="float" office:value="91.1536134860461" calcext:value-type="float">
            <text:p>91.15</text:p>
          </table:table-cell>
          <table:table-cell office:value-type="float" office:value="607.690734863281" calcext:value-type="float">
            <text:p>607.69</text:p>
          </table:table-cell>
          <table:table-cell table:formula="of:=([.B286]-MIN([.$B$2:.$B$331]))/(MAX([.$B$2:.$B$331])-MIN([.$B$2:.$B$331]))*100" office:value-type="float" office:value="86.322188449848" calcext:value-type="float">
            <text:p>86.32</text:p>
          </table:table-cell>
          <table:table-cell table:formula="of:=100-[.A286]" office:value-type="float" office:value="8.8463865139539" calcext:value-type="float">
            <text:p>8.8463865139539</text:p>
          </table:table-cell>
          <table:table-cell table:number-columns-repeated="1020"/>
        </table:table-row>
        <table:table-row table:style-name="ro1">
          <table:table-cell office:value-type="float" office:value="91.9120019357961" calcext:value-type="float">
            <text:p>91.91</text:p>
          </table:table-cell>
          <table:table-cell office:value-type="float" office:value="608.690734863281" calcext:value-type="float">
            <text:p>608.69</text:p>
          </table:table-cell>
          <table:table-cell table:formula="of:=([.B287]-MIN([.$B$2:.$B$331]))/(MAX([.$B$2:.$B$331])-MIN([.$B$2:.$B$331]))*100" office:value-type="float" office:value="86.6261398176292" calcext:value-type="float">
            <text:p>86.63</text:p>
          </table:table-cell>
          <table:table-cell table:formula="of:=100-[.A287]" office:value-type="float" office:value="8.08799806420394" calcext:value-type="float">
            <text:p>8.08799806420394</text:p>
          </table:table-cell>
          <table:table-cell table:number-columns-repeated="1020"/>
        </table:table-row>
        <table:table-row table:style-name="ro1">
          <table:table-cell office:value-type="float" office:value="92.6752298757864" calcext:value-type="float">
            <text:p>92.68</text:p>
          </table:table-cell>
          <table:table-cell office:value-type="float" office:value="609.690734863281" calcext:value-type="float">
            <text:p>609.69</text:p>
          </table:table-cell>
          <table:table-cell table:formula="of:=([.B288]-MIN([.$B$2:.$B$331]))/(MAX([.$B$2:.$B$331])-MIN([.$B$2:.$B$331]))*100" office:value-type="float" office:value="86.9300911854103" calcext:value-type="float">
            <text:p>86.93</text:p>
          </table:table-cell>
          <table:table-cell table:formula="of:=100-[.A288]" office:value-type="float" office:value="7.32477012421363" calcext:value-type="float">
            <text:p>7.32477012421363</text:p>
          </table:table-cell>
          <table:table-cell table:number-columns-repeated="1020"/>
        </table:table-row>
        <table:table-row table:style-name="ro1">
          <table:table-cell office:value-type="float" office:value="93.3662687530246" calcext:value-type="float">
            <text:p>93.37</text:p>
          </table:table-cell>
          <table:table-cell office:value-type="float" office:value="610.690734863281" calcext:value-type="float">
            <text:p>610.69</text:p>
          </table:table-cell>
          <table:table-cell table:formula="of:=([.B289]-MIN([.$B$2:.$B$331]))/(MAX([.$B$2:.$B$331])-MIN([.$B$2:.$B$331]))*100" office:value-type="float" office:value="87.2340425531915" calcext:value-type="float">
            <text:p>87.23</text:p>
          </table:table-cell>
          <table:table-cell table:formula="of:=100-[.A289]" office:value-type="float" office:value="6.63373124697536" calcext:value-type="float">
            <text:p>6.63373124697536</text:p>
          </table:table-cell>
          <table:table-cell table:number-columns-repeated="1020"/>
        </table:table-row>
        <table:table-row table:style-name="ro1">
          <table:table-cell office:value-type="float" office:value="93.9808840135505" calcext:value-type="float">
            <text:p>93.98</text:p>
          </table:table-cell>
          <table:table-cell office:value-type="float" office:value="611.690734863281" calcext:value-type="float">
            <text:p>611.69</text:p>
          </table:table-cell>
          <table:table-cell table:formula="of:=([.B290]-MIN([.$B$2:.$B$331]))/(MAX([.$B$2:.$B$331])-MIN([.$B$2:.$B$331]))*100" office:value-type="float" office:value="87.5379939209726" calcext:value-type="float">
            <text:p>87.54</text:p>
          </table:table-cell>
          <table:table-cell table:formula="of:=100-[.A290]" office:value-type="float" office:value="6.01911598644946" calcext:value-type="float">
            <text:p>6.01911598644946</text:p>
          </table:table-cell>
          <table:table-cell table:number-columns-repeated="1020"/>
        </table:table-row>
        <table:table-row table:style-name="ro1">
          <table:table-cell office:value-type="float" office:value="94.5108081948701" calcext:value-type="float">
            <text:p>94.51</text:p>
          </table:table-cell>
          <table:table-cell office:value-type="float" office:value="612.690734863281" calcext:value-type="float">
            <text:p>612.69</text:p>
          </table:table-cell>
          <table:table-cell table:formula="of:=([.B291]-MIN([.$B$2:.$B$331]))/(MAX([.$B$2:.$B$331])-MIN([.$B$2:.$B$331]))*100" office:value-type="float" office:value="87.8419452887538" calcext:value-type="float">
            <text:p>87.84</text:p>
          </table:table-cell>
          <table:table-cell table:formula="of:=100-[.A291]" office:value-type="float" office:value="5.48919180512989" calcext:value-type="float">
            <text:p>5.48919180512989</text:p>
          </table:table-cell>
          <table:table-cell table:number-columns-repeated="1020"/>
        </table:table-row>
        <table:table-row table:style-name="ro1">
          <table:table-cell office:value-type="float" office:value="94.9985884820132" calcext:value-type="float">
            <text:p>95.00</text:p>
          </table:table-cell>
          <table:table-cell office:value-type="float" office:value="613.690734863281" calcext:value-type="float">
            <text:p>613.69</text:p>
          </table:table-cell>
          <table:table-cell table:formula="of:=([.B292]-MIN([.$B$2:.$B$331]))/(MAX([.$B$2:.$B$331])-MIN([.$B$2:.$B$331]))*100" office:value-type="float" office:value="88.145896656535" calcext:value-type="float">
            <text:p>88.15</text:p>
          </table:table-cell>
          <table:table-cell table:formula="of:=100-[.A292]" office:value-type="float" office:value="5.00141151798681" calcext:value-type="float">
            <text:p>5.00141151798681</text:p>
          </table:table-cell>
          <table:table-cell table:number-columns-repeated="1020"/>
        </table:table-row>
        <table:table-row table:style-name="ro1">
          <table:table-cell office:value-type="float" office:value="95.4113566704307" calcext:value-type="float">
            <text:p>95.41</text:p>
          </table:table-cell>
          <table:table-cell office:value-type="float" office:value="614.690734863281" calcext:value-type="float">
            <text:p>614.69</text:p>
          </table:table-cell>
          <table:table-cell table:formula="of:=([.B293]-MIN([.$B$2:.$B$331]))/(MAX([.$B$2:.$B$331])-MIN([.$B$2:.$B$331]))*100" office:value-type="float" office:value="88.4498480243161" calcext:value-type="float">
            <text:p>88.45</text:p>
          </table:table-cell>
          <table:table-cell table:formula="of:=100-[.A293]" office:value-type="float" office:value="4.58864332956932" calcext:value-type="float">
            <text:p>4.58864332956932</text:p>
          </table:table-cell>
          <table:table-cell table:number-columns-repeated="1020"/>
        </table:table-row>
        <table:table-row table:style-name="ro1">
          <table:table-cell office:value-type="float" office:value="95.7846023552186" calcext:value-type="float">
            <text:p>95.78</text:p>
          </table:table-cell>
          <table:table-cell office:value-type="float" office:value="615.690734863281" calcext:value-type="float">
            <text:p>615.69</text:p>
          </table:table-cell>
          <table:table-cell table:formula="of:=([.B294]-MIN([.$B$2:.$B$331]))/(MAX([.$B$2:.$B$331])-MIN([.$B$2:.$B$331]))*100" office:value-type="float" office:value="88.7537993920973" calcext:value-type="float">
            <text:p>88.75</text:p>
          </table:table-cell>
          <table:table-cell table:formula="of:=100-[.A294]" office:value-type="float" office:value="4.21539764478145" calcext:value-type="float">
            <text:p>4.21539764478145</text:p>
          </table:table-cell>
          <table:table-cell table:number-columns-repeated="1020"/>
        </table:table-row>
        <table:table-row table:style-name="ro1">
          <table:table-cell office:value-type="float" office:value="96.130222616551" calcext:value-type="float">
            <text:p>96.13</text:p>
          </table:table-cell>
          <table:table-cell office:value-type="float" office:value="616.690734863281" calcext:value-type="float">
            <text:p>616.69</text:p>
          </table:table-cell>
          <table:table-cell table:formula="of:=([.B295]-MIN([.$B$2:.$B$331]))/(MAX([.$B$2:.$B$331])-MIN([.$B$2:.$B$331]))*100" office:value-type="float" office:value="89.0577507598784" calcext:value-type="float">
            <text:p>89.06</text:p>
          </table:table-cell>
          <table:table-cell table:formula="of:=100-[.A295]" office:value-type="float" office:value="3.86977738344898" calcext:value-type="float">
            <text:p>3.86977738344898</text:p>
          </table:table-cell>
          <table:table-cell table:number-columns-repeated="1020"/>
        </table:table-row>
        <table:table-row table:style-name="ro1">
          <table:table-cell office:value-type="float" office:value="96.4542668172286" calcext:value-type="float">
            <text:p>96.45</text:p>
          </table:table-cell>
          <table:table-cell office:value-type="float" office:value="617.690734863281" calcext:value-type="float">
            <text:p>617.69</text:p>
          </table:table-cell>
          <table:table-cell table:formula="of:=([.B296]-MIN([.$B$2:.$B$331]))/(MAX([.$B$2:.$B$331])-MIN([.$B$2:.$B$331]))*100" office:value-type="float" office:value="89.3617021276596" calcext:value-type="float">
            <text:p>89.36</text:p>
          </table:table-cell>
          <table:table-cell table:formula="of:=100-[.A296]" office:value-type="float" office:value="3.54573318277144" calcext:value-type="float">
            <text:p>3.54573318277144</text:p>
          </table:table-cell>
          <table:table-cell table:number-columns-repeated="1020"/>
        </table:table-row>
        <table:table-row table:style-name="ro1">
          <table:table-cell office:value-type="float" office:value="96.7418131956767" calcext:value-type="float">
            <text:p>96.74</text:p>
          </table:table-cell>
          <table:table-cell office:value-type="float" office:value="618.690734863281" calcext:value-type="float">
            <text:p>618.69</text:p>
          </table:table-cell>
          <table:table-cell table:formula="of:=([.B297]-MIN([.$B$2:.$B$331]))/(MAX([.$B$2:.$B$331])-MIN([.$B$2:.$B$331]))*100" office:value-type="float" office:value="89.6656534954407" calcext:value-type="float">
            <text:p>89.67</text:p>
          </table:table-cell>
          <table:table-cell table:formula="of:=100-[.A297]" office:value-type="float" office:value="3.2581868043233" calcext:value-type="float">
            <text:p>3.2581868043233</text:p>
          </table:table-cell>
          <table:table-cell table:number-columns-repeated="1020"/>
        </table:table-row>
        <table:table-row table:style-name="ro1">
          <table:table-cell office:value-type="float" office:value="97.0295612195515" calcext:value-type="float">
            <text:p>97.03</text:p>
          </table:table-cell>
          <table:table-cell office:value-type="float" office:value="619.690734863281" calcext:value-type="float">
            <text:p>619.69</text:p>
          </table:table-cell>
          <table:table-cell table:formula="of:=([.B298]-MIN([.$B$2:.$B$331]))/(MAX([.$B$2:.$B$331])-MIN([.$B$2:.$B$331]))*100" office:value-type="float" office:value="89.9696048632219" calcext:value-type="float">
            <text:p>89.97</text:p>
          </table:table-cell>
          <table:table-cell table:formula="of:=100-[.A298]" office:value-type="float" office:value="2.97043878044849" calcext:value-type="float">
            <text:p>2.97043878044849</text:p>
          </table:table-cell>
          <table:table-cell table:number-columns-repeated="1020"/>
        </table:table-row>
        <table:table-row table:style-name="ro1">
          <table:table-cell office:value-type="float" office:value="97.2818196483303" calcext:value-type="float">
            <text:p>97.28</text:p>
          </table:table-cell>
          <table:table-cell office:value-type="float" office:value="620.690734863281" calcext:value-type="float">
            <text:p>620.69</text:p>
          </table:table-cell>
          <table:table-cell table:formula="of:=([.B299]-MIN([.$B$2:.$B$331]))/(MAX([.$B$2:.$B$331])-MIN([.$B$2:.$B$331]))*100" office:value-type="float" office:value="90.273556231003" calcext:value-type="float">
            <text:p>90.27</text:p>
          </table:table-cell>
          <table:table-cell table:formula="of:=100-[.A299]" office:value-type="float" office:value="2.71818035166966" calcext:value-type="float">
            <text:p>2.71818035166966</text:p>
          </table:table-cell>
          <table:table-cell table:number-columns-repeated="1020"/>
        </table:table-row>
        <table:table-row table:style-name="ro1">
          <table:table-cell office:value-type="float" office:value="97.4983868365865" calcext:value-type="float">
            <text:p>97.50</text:p>
          </table:table-cell>
          <table:table-cell office:value-type="float" office:value="621.690734863281" calcext:value-type="float">
            <text:p>621.69</text:p>
          </table:table-cell>
          <table:table-cell table:formula="of:=([.B300]-MIN([.$B$2:.$B$331]))/(MAX([.$B$2:.$B$331])-MIN([.$B$2:.$B$331]))*100" office:value-type="float" office:value="90.5775075987842" calcext:value-type="float">
            <text:p>90.58</text:p>
          </table:table-cell>
          <table:table-cell table:formula="of:=100-[.A300]" office:value-type="float" office:value="2.50161316341349" calcext:value-type="float">
            <text:p>2.50161316341349</text:p>
          </table:table-cell>
          <table:table-cell table:number-columns-repeated="1020"/>
        </table:table-row>
        <table:table-row table:style-name="ro1">
          <table:table-cell office:value-type="float" office:value="97.6778512663332" calcext:value-type="float">
            <text:p>97.68</text:p>
          </table:table-cell>
          <table:table-cell office:value-type="float" office:value="622.690734863281" calcext:value-type="float">
            <text:p>622.69</text:p>
          </table:table-cell>
          <table:table-cell table:formula="of:=([.B301]-MIN([.$B$2:.$B$331]))/(MAX([.$B$2:.$B$331])-MIN([.$B$2:.$B$331]))*100" office:value-type="float" office:value="90.8814589665654" calcext:value-type="float">
            <text:p>90.88</text:p>
          </table:table-cell>
          <table:table-cell table:formula="of:=100-[.A301]" office:value-type="float" office:value="2.32214873366676" calcext:value-type="float">
            <text:p>2.32214873366676</text:p>
          </table:table-cell>
          <table:table-cell table:number-columns-repeated="1020"/>
        </table:table-row>
        <table:table-row table:style-name="ro1">
          <table:table-cell office:value-type="float" office:value="97.8438054524923" calcext:value-type="float">
            <text:p>97.84</text:p>
          </table:table-cell>
          <table:table-cell office:value-type="float" office:value="623.690734863281" calcext:value-type="float">
            <text:p>623.69</text:p>
          </table:table-cell>
          <table:table-cell table:formula="of:=([.B302]-MIN([.$B$2:.$B$331]))/(MAX([.$B$2:.$B$331])-MIN([.$B$2:.$B$331]))*100" office:value-type="float" office:value="91.1854103343465" calcext:value-type="float">
            <text:p>91.19</text:p>
          </table:table-cell>
          <table:table-cell table:formula="of:=100-[.A302]" office:value-type="float" office:value="2.15619454750771" calcext:value-type="float">
            <text:p>2.15619454750771</text:p>
          </table:table-cell>
          <table:table-cell table:number-columns-repeated="1020"/>
        </table:table-row>
        <table:table-row table:style-name="ro1">
          <table:table-cell office:value-type="float" office:value="98.009961284078" calcext:value-type="float">
            <text:p>98.01</text:p>
          </table:table-cell>
          <table:table-cell office:value-type="float" office:value="624.690734863281" calcext:value-type="float">
            <text:p>624.69</text:p>
          </table:table-cell>
          <table:table-cell table:formula="of:=([.B303]-MIN([.$B$2:.$B$331]))/(MAX([.$B$2:.$B$331])-MIN([.$B$2:.$B$331]))*100" office:value-type="float" office:value="91.4893617021277" calcext:value-type="float">
            <text:p>91.49</text:p>
          </table:table-cell>
          <table:table-cell table:formula="of:=100-[.A303]" office:value-type="float" office:value="1.99003871592197" calcext:value-type="float">
            <text:p>1.99003871592197</text:p>
          </table:table-cell>
          <table:table-cell table:number-columns-repeated="1020"/>
        </table:table-row>
        <table:table-row table:style-name="ro1">
          <table:table-cell office:value-type="float" office:value="98.1390143571543" calcext:value-type="float">
            <text:p>98.14</text:p>
          </table:table-cell>
          <table:table-cell office:value-type="float" office:value="625.690734863281" calcext:value-type="float">
            <text:p>625.69</text:p>
          </table:table-cell>
          <table:table-cell table:formula="of:=([.B304]-MIN([.$B$2:.$B$331]))/(MAX([.$B$2:.$B$331])-MIN([.$B$2:.$B$331]))*100" office:value-type="float" office:value="91.7933130699088" calcext:value-type="float">
            <text:p>91.79</text:p>
          </table:table-cell>
          <table:table-cell table:formula="of:=100-[.A304]" office:value-type="float" office:value="1.86098564284566" calcext:value-type="float">
            <text:p>1.86098564284566</text:p>
          </table:table-cell>
          <table:table-cell table:number-columns-repeated="1020"/>
        </table:table-row>
        <table:table-row table:style-name="ro1">
          <table:table-cell office:value-type="float" office:value="98.273511856751" calcext:value-type="float">
            <text:p>98.27</text:p>
          </table:table-cell>
          <table:table-cell office:value-type="float" office:value="626.690734863281" calcext:value-type="float">
            <text:p>626.69</text:p>
          </table:table-cell>
          <table:table-cell table:formula="of:=([.B305]-MIN([.$B$2:.$B$331]))/(MAX([.$B$2:.$B$331])-MIN([.$B$2:.$B$331]))*100" office:value-type="float" office:value="92.09726443769" calcext:value-type="float">
            <text:p>92.10</text:p>
          </table:table-cell>
          <table:table-cell table:formula="of:=100-[.A305]" office:value-type="float" office:value="1.72648814324896" calcext:value-type="float">
            <text:p>1.72648814324896</text:p>
          </table:table-cell>
          <table:table-cell table:number-columns-repeated="1020"/>
        </table:table-row>
        <table:table-row table:style-name="ro1">
          <table:table-cell office:value-type="float" office:value="98.4197047910953" calcext:value-type="float">
            <text:p>98.42</text:p>
          </table:table-cell>
          <table:table-cell office:value-type="float" office:value="627.690734863281" calcext:value-type="float">
            <text:p>627.69</text:p>
          </table:table-cell>
          <table:table-cell table:formula="of:=([.B306]-MIN([.$B$2:.$B$331]))/(MAX([.$B$2:.$B$331])-MIN([.$B$2:.$B$331]))*100" office:value-type="float" office:value="92.4012158054711" calcext:value-type="float">
            <text:p>92.40</text:p>
          </table:table-cell>
          <table:table-cell table:formula="of:=100-[.A306]" office:value-type="float" office:value="1.58029520890472" calcext:value-type="float">
            <text:p>1.58029520890472</text:p>
          </table:table-cell>
          <table:table-cell table:number-columns-repeated="1020"/>
        </table:table-row>
        <table:table-row table:style-name="ro1">
          <table:table-cell office:value-type="float" office:value="98.5796096144539" calcext:value-type="float">
            <text:p>98.58</text:p>
          </table:table-cell>
          <table:table-cell office:value-type="float" office:value="628.690734863281" calcext:value-type="float">
            <text:p>628.69</text:p>
          </table:table-cell>
          <table:table-cell table:formula="of:=([.B307]-MIN([.$B$2:.$B$331]))/(MAX([.$B$2:.$B$331])-MIN([.$B$2:.$B$331]))*100" office:value-type="float" office:value="92.7051671732523" calcext:value-type="float">
            <text:p>92.71</text:p>
          </table:table-cell>
          <table:table-cell table:formula="of:=100-[.A307]" office:value-type="float" office:value="1.42039038554611" calcext:value-type="float">
            <text:p>1.42039038554611</text:p>
          </table:table-cell>
          <table:table-cell table:number-columns-repeated="1020"/>
        </table:table-row>
        <table:table-row table:style-name="ro1">
          <table:table-cell office:value-type="float" office:value="98.7707694789482" calcext:value-type="float">
            <text:p>98.77</text:p>
          </table:table-cell>
          <table:table-cell office:value-type="float" office:value="629.690734863281" calcext:value-type="float">
            <text:p>629.69</text:p>
          </table:table-cell>
          <table:table-cell table:formula="of:=([.B308]-MIN([.$B$2:.$B$331]))/(MAX([.$B$2:.$B$331])-MIN([.$B$2:.$B$331]))*100" office:value-type="float" office:value="93.0091185410334" calcext:value-type="float">
            <text:p>93.01</text:p>
          </table:table-cell>
          <table:table-cell table:formula="of:=100-[.A308]" office:value-type="float" office:value="1.22923052105185" calcext:value-type="float">
            <text:p>1.22923052105185</text:p>
          </table:table-cell>
          <table:table-cell table:number-columns-repeated="1020"/>
        </table:table-row>
        <table:table-row table:style-name="ro1">
          <table:table-cell office:value-type="float" office:value="98.9139377318922" calcext:value-type="float">
            <text:p>98.91</text:p>
          </table:table-cell>
          <table:table-cell office:value-type="float" office:value="630.690734863281" calcext:value-type="float">
            <text:p>630.69</text:p>
          </table:table-cell>
          <table:table-cell table:formula="of:=([.B309]-MIN([.$B$2:.$B$331]))/(MAX([.$B$2:.$B$331])-MIN([.$B$2:.$B$331]))*100" office:value-type="float" office:value="93.3130699088146" calcext:value-type="float">
            <text:p>93.31</text:p>
          </table:table-cell>
          <table:table-cell table:formula="of:=100-[.A309]" office:value-type="float" office:value="1.08606226810782" calcext:value-type="float">
            <text:p>1.08606226810782</text:p>
          </table:table-cell>
          <table:table-cell table:number-columns-repeated="1020"/>
        </table:table-row>
        <table:table-row table:style-name="ro1">
          <table:table-cell office:value-type="float" office:value="99.0321019519277" calcext:value-type="float">
            <text:p>99.03</text:p>
          </table:table-cell>
          <table:table-cell office:value-type="float" office:value="631.690734863281" calcext:value-type="float">
            <text:p>631.69</text:p>
          </table:table-cell>
          <table:table-cell table:formula="of:=([.B310]-MIN([.$B$2:.$B$331]))/(MAX([.$B$2:.$B$331])-MIN([.$B$2:.$B$331]))*100" office:value-type="float" office:value="93.6170212765957" calcext:value-type="float">
            <text:p>93.62</text:p>
          </table:table-cell>
          <table:table-cell table:formula="of:=100-[.A310]" office:value-type="float" office:value="0.967898048072328" calcext:value-type="float">
            <text:p>0.967898048072328</text:p>
          </table:table-cell>
          <table:table-cell table:number-columns-repeated="1020"/>
        </table:table-row>
        <table:table-row table:style-name="ro1">
          <table:table-cell office:value-type="float" office:value="99.1557105984836" calcext:value-type="float">
            <text:p>99.16</text:p>
          </table:table-cell>
          <table:table-cell office:value-type="float" office:value="632.690734863281" calcext:value-type="float">
            <text:p>632.69</text:p>
          </table:table-cell>
          <table:table-cell table:formula="of:=([.B311]-MIN([.$B$2:.$B$331]))/(MAX([.$B$2:.$B$331])-MIN([.$B$2:.$B$331]))*100" office:value-type="float" office:value="93.9209726443769" calcext:value-type="float">
            <text:p>93.92</text:p>
          </table:table-cell>
          <table:table-cell table:formula="of:=100-[.A311]" office:value-type="float" office:value="0.844289401516434" calcext:value-type="float">
            <text:p>0.844289401516434</text:p>
          </table:table-cell>
          <table:table-cell table:number-columns-repeated="1020"/>
        </table:table-row>
        <table:table-row table:style-name="ro1">
          <table:table-cell office:value-type="float" office:value="99.2712534279722" calcext:value-type="float">
            <text:p>99.27</text:p>
          </table:table-cell>
          <table:table-cell office:value-type="float" office:value="633.690734863281" calcext:value-type="float">
            <text:p>633.69</text:p>
          </table:table-cell>
          <table:table-cell table:formula="of:=([.B312]-MIN([.$B$2:.$B$331]))/(MAX([.$B$2:.$B$331])-MIN([.$B$2:.$B$331]))*100" office:value-type="float" office:value="94.2249240121581" calcext:value-type="float">
            <text:p>94.22</text:p>
          </table:table-cell>
          <table:table-cell table:formula="of:=100-[.A312]" office:value-type="float" office:value="0.728746572027802" calcext:value-type="float">
            <text:p>0.728746572027802</text:p>
          </table:table-cell>
          <table:table-cell table:number-columns-repeated="1020"/>
        </table:table-row>
        <table:table-row table:style-name="ro1">
          <table:table-cell office:value-type="float" office:value="99.3718744958864" calcext:value-type="float">
            <text:p>99.37</text:p>
          </table:table-cell>
          <table:table-cell office:value-type="float" office:value="634.690734863281" calcext:value-type="float">
            <text:p>634.69</text:p>
          </table:table-cell>
          <table:table-cell table:formula="of:=([.B313]-MIN([.$B$2:.$B$331]))/(MAX([.$B$2:.$B$331])-MIN([.$B$2:.$B$331]))*100" office:value-type="float" office:value="94.5288753799392" calcext:value-type="float">
            <text:p>94.53</text:p>
          </table:table-cell>
          <table:table-cell table:formula="of:=100-[.A313]" office:value-type="float" office:value="0.628125504113626" calcext:value-type="float">
            <text:p>0.628125504113626</text:p>
          </table:table-cell>
          <table:table-cell table:number-columns-repeated="1020"/>
        </table:table-row>
        <table:table-row table:style-name="ro1">
          <table:table-cell office:value-type="float" office:value="99.4319648330375" calcext:value-type="float">
            <text:p>99.43</text:p>
          </table:table-cell>
          <table:table-cell office:value-type="float" office:value="635.690734863281" calcext:value-type="float">
            <text:p>635.69</text:p>
          </table:table-cell>
          <table:table-cell table:formula="of:=([.B314]-MIN([.$B$2:.$B$331]))/(MAX([.$B$2:.$B$331])-MIN([.$B$2:.$B$331]))*100" office:value-type="float" office:value="94.8328267477204" calcext:value-type="float">
            <text:p>94.83</text:p>
          </table:table-cell>
          <table:table-cell table:formula="of:=100-[.A314]" office:value-type="float" office:value="0.568035166962474" calcext:value-type="float">
            <text:p>0.568035166962474</text:p>
          </table:table-cell>
          <table:table-cell table:number-columns-repeated="1020"/>
        </table:table-row>
        <table:table-row table:style-name="ro1">
          <table:table-cell office:value-type="float" office:value="99.4896354250685" calcext:value-type="float">
            <text:p>99.49</text:p>
          </table:table-cell>
          <table:table-cell office:value-type="float" office:value="636.690734863281" calcext:value-type="float">
            <text:p>636.69</text:p>
          </table:table-cell>
          <table:table-cell table:formula="of:=([.B315]-MIN([.$B$2:.$B$331]))/(MAX([.$B$2:.$B$331])-MIN([.$B$2:.$B$331]))*100" office:value-type="float" office:value="95.1367781155015" calcext:value-type="float">
            <text:p>95.14</text:p>
          </table:table-cell>
          <table:table-cell table:formula="of:=100-[.A315]" office:value-type="float" office:value="0.510364574931501" calcext:value-type="float">
            <text:p>0.510364574931501</text:p>
          </table:table-cell>
          <table:table-cell table:number-columns-repeated="1020"/>
        </table:table-row>
        <table:table-row table:style-name="ro1">
          <table:table-cell office:value-type="float" office:value="99.5464994353928" calcext:value-type="float">
            <text:p>99.55</text:p>
          </table:table-cell>
          <table:table-cell office:value-type="float" office:value="637.690734863281" calcext:value-type="float">
            <text:p>637.69</text:p>
          </table:table-cell>
          <table:table-cell table:formula="of:=([.B316]-MIN([.$B$2:.$B$331]))/(MAX([.$B$2:.$B$331])-MIN([.$B$2:.$B$331]))*100" office:value-type="float" office:value="95.4407294832827" calcext:value-type="float">
            <text:p>95.44</text:p>
          </table:table-cell>
          <table:table-cell table:formula="of:=100-[.A316]" office:value-type="float" office:value="0.453500564607253" calcext:value-type="float">
            <text:p>0.453500564607253</text:p>
          </table:table-cell>
          <table:table-cell table:number-columns-repeated="1020"/>
        </table:table-row>
        <table:table-row table:style-name="ro1">
          <table:table-cell office:value-type="float" office:value="99.603363445717" calcext:value-type="float">
            <text:p>99.60</text:p>
          </table:table-cell>
          <table:table-cell office:value-type="float" office:value="638.690734863281" calcext:value-type="float">
            <text:p>638.69</text:p>
          </table:table-cell>
          <table:table-cell table:formula="of:=([.B317]-MIN([.$B$2:.$B$331]))/(MAX([.$B$2:.$B$331])-MIN([.$B$2:.$B$331]))*100" office:value-type="float" office:value="95.7446808510638" calcext:value-type="float">
            <text:p>95.74</text:p>
          </table:table-cell>
          <table:table-cell table:formula="of:=100-[.A317]" office:value-type="float" office:value="0.396636554283006" calcext:value-type="float">
            <text:p>0.396636554283006</text:p>
          </table:table-cell>
          <table:table-cell table:number-columns-repeated="1020"/>
        </table:table-row>
        <table:table-row table:style-name="ro1">
          <table:table-cell office:value-type="float" office:value="99.6658735279883" calcext:value-type="float">
            <text:p>99.67</text:p>
          </table:table-cell>
          <table:table-cell office:value-type="float" office:value="639.690734863281" calcext:value-type="float">
            <text:p>639.69</text:p>
          </table:table-cell>
          <table:table-cell table:formula="of:=([.B318]-MIN([.$B$2:.$B$331]))/(MAX([.$B$2:.$B$331])-MIN([.$B$2:.$B$331]))*100" office:value-type="float" office:value="96.048632218845" calcext:value-type="float">
            <text:p>96.05</text:p>
          </table:table-cell>
          <table:table-cell table:formula="of:=100-[.A318]" office:value-type="float" office:value="0.334126472011675" calcext:value-type="float">
            <text:p>0.334126472011675</text:p>
          </table:table-cell>
          <table:table-cell table:number-columns-repeated="1020"/>
        </table:table-row>
        <table:table-row table:style-name="ro1">
          <table:table-cell office:value-type="float" office:value="99.7178980480722" calcext:value-type="float">
            <text:p>99.72</text:p>
          </table:table-cell>
          <table:table-cell office:value-type="float" office:value="640.690734863281" calcext:value-type="float">
            <text:p>640.69</text:p>
          </table:table-cell>
          <table:table-cell table:formula="of:=([.B319]-MIN([.$B$2:.$B$331]))/(MAX([.$B$2:.$B$331])-MIN([.$B$2:.$B$331]))*100" office:value-type="float" office:value="96.3525835866261" calcext:value-type="float">
            <text:p>96.35</text:p>
          </table:table-cell>
          <table:table-cell table:formula="of:=100-[.A319]" office:value-type="float" office:value="0.282101951927785" calcext:value-type="float">
            <text:p>0.282101951927785</text:p>
          </table:table-cell>
          <table:table-cell table:number-columns-repeated="1020"/>
        </table:table-row>
        <table:table-row table:style-name="ro1">
          <table:table-cell office:value-type="float" office:value="99.7691159864494" calcext:value-type="float">
            <text:p>99.77</text:p>
          </table:table-cell>
          <table:table-cell office:value-type="float" office:value="641.690734863281" calcext:value-type="float">
            <text:p>641.69</text:p>
          </table:table-cell>
          <table:table-cell table:formula="of:=([.B320]-MIN([.$B$2:.$B$331]))/(MAX([.$B$2:.$B$331])-MIN([.$B$2:.$B$331]))*100" office:value-type="float" office:value="96.6565349544073" calcext:value-type="float">
            <text:p>96.66</text:p>
          </table:table-cell>
          <table:table-cell table:formula="of:=100-[.A320]" office:value-type="float" office:value="0.230884013550622" calcext:value-type="float">
            <text:p>0.230884013550622</text:p>
          </table:table-cell>
          <table:table-cell table:number-columns-repeated="1020"/>
        </table:table-row>
        <table:table-row table:style-name="ro1">
          <table:table-cell office:value-type="float" office:value="99.8173092434263" calcext:value-type="float">
            <text:p>99.82</text:p>
          </table:table-cell>
          <table:table-cell office:value-type="float" office:value="642.690734863281" calcext:value-type="float">
            <text:p>642.69</text:p>
          </table:table-cell>
          <table:table-cell table:formula="of:=([.B321]-MIN([.$B$2:.$B$331]))/(MAX([.$B$2:.$B$331])-MIN([.$B$2:.$B$331]))*100" office:value-type="float" office:value="96.9604863221885" calcext:value-type="float">
            <text:p>96.96</text:p>
          </table:table-cell>
          <table:table-cell table:formula="of:=100-[.A321]" office:value-type="float" office:value="0.182690756573692" calcext:value-type="float">
            <text:p>0.182690756573692</text:p>
          </table:table-cell>
          <table:table-cell table:number-columns-repeated="1020"/>
        </table:table-row>
        <table:table-row table:style-name="ro1">
          <table:table-cell office:value-type="float" office:value="99.8582432650427" calcext:value-type="float">
            <text:p>99.86</text:p>
          </table:table-cell>
          <table:table-cell office:value-type="float" office:value="643.690734863281" calcext:value-type="float">
            <text:p>643.69</text:p>
          </table:table-cell>
          <table:table-cell table:formula="of:=([.B322]-MIN([.$B$2:.$B$331]))/(MAX([.$B$2:.$B$331])-MIN([.$B$2:.$B$331]))*100" office:value-type="float" office:value="97.2644376899696" calcext:value-type="float">
            <text:p>97.26</text:p>
          </table:table-cell>
          <table:table-cell table:formula="of:=100-[.A322]" office:value-type="float" office:value="0.141756734957298" calcext:value-type="float">
            <text:p>0.141756734957298</text:p>
          </table:table-cell>
          <table:table-cell table:number-columns-repeated="1020"/>
        </table:table-row>
        <table:table-row table:style-name="ro1">
          <table:table-cell office:value-type="float" office:value="99.8931279238586" calcext:value-type="float">
            <text:p>99.89</text:p>
          </table:table-cell>
          <table:table-cell office:value-type="float" office:value="644.690734863281" calcext:value-type="float">
            <text:p>644.69</text:p>
          </table:table-cell>
          <table:table-cell table:formula="of:=([.B323]-MIN([.$B$2:.$B$331]))/(MAX([.$B$2:.$B$331])-MIN([.$B$2:.$B$331]))*100" office:value-type="float" office:value="97.5683890577508" calcext:value-type="float">
            <text:p>97.57</text:p>
          </table:table-cell>
          <table:table-cell table:formula="of:=100-[.A323]" office:value-type="float" office:value="0.106872076141357" calcext:value-type="float">
            <text:p>0.106872076141357</text:p>
          </table:table-cell>
          <table:table-cell table:number-columns-repeated="1020"/>
        </table:table-row>
        <table:table-row table:style-name="ro1">
          <table:table-cell office:value-type="float" office:value="99.9185352476205" calcext:value-type="float">
            <text:p>99.92</text:p>
          </table:table-cell>
          <table:table-cell office:value-type="float" office:value="645.690734863281" calcext:value-type="float">
            <text:p>645.69</text:p>
          </table:table-cell>
          <table:table-cell table:formula="of:=([.B324]-MIN([.$B$2:.$B$331]))/(MAX([.$B$2:.$B$331])-MIN([.$B$2:.$B$331]))*100" office:value-type="float" office:value="97.8723404255319" calcext:value-type="float">
            <text:p>97.87</text:p>
          </table:table-cell>
          <table:table-cell table:formula="of:=100-[.A324]" office:value-type="float" office:value="0.0814647523794605" calcext:value-type="float">
            <text:p>0.081464752379461</text:p>
          </table:table-cell>
          <table:table-cell table:number-columns-repeated="1020"/>
        </table:table-row>
        <table:table-row table:style-name="ro1">
          <table:table-cell office:value-type="float" office:value="99.9409178899822" calcext:value-type="float">
            <text:p>99.94</text:p>
          </table:table-cell>
          <table:table-cell office:value-type="float" office:value="646.690734863281" calcext:value-type="float">
            <text:p>646.69</text:p>
          </table:table-cell>
          <table:table-cell table:formula="of:=([.B325]-MIN([.$B$2:.$B$331]))/(MAX([.$B$2:.$B$331])-MIN([.$B$2:.$B$331]))*100" office:value-type="float" office:value="98.1762917933131" calcext:value-type="float">
            <text:p>98.18</text:p>
          </table:table-cell>
          <table:table-cell table:formula="of:=100-[.A325]" office:value-type="float" office:value="0.0590821100177834" calcext:value-type="float">
            <text:p>0.059082110017783</text:p>
          </table:table-cell>
          <table:table-cell table:number-columns-repeated="1020"/>
        </table:table-row>
        <table:table-row table:style-name="ro1">
          <table:table-cell office:value-type="float" office:value="99.9582593966769" calcext:value-type="float">
            <text:p>99.96</text:p>
          </table:table-cell>
          <table:table-cell office:value-type="float" office:value="647.690734863281" calcext:value-type="float">
            <text:p>647.69</text:p>
          </table:table-cell>
          <table:table-cell table:formula="of:=([.B326]-MIN([.$B$2:.$B$331]))/(MAX([.$B$2:.$B$331])-MIN([.$B$2:.$B$331]))*100" office:value-type="float" office:value="98.4802431610942" calcext:value-type="float">
            <text:p>98.48</text:p>
          </table:table-cell>
          <table:table-cell table:formula="of:=100-[.A326]" office:value-type="float" office:value="0.0417406033231487" calcext:value-type="float">
            <text:p>0.041740603323149</text:p>
          </table:table-cell>
          <table:table-cell table:number-columns-repeated="1020"/>
        </table:table-row>
        <table:table-row table:style-name="ro1">
          <table:table-cell office:value-type="float" office:value="99.9745926762381" calcext:value-type="float">
            <text:p>99.97</text:p>
          </table:table-cell>
          <table:table-cell office:value-type="float" office:value="648.690734863281" calcext:value-type="float">
            <text:p>648.69</text:p>
          </table:table-cell>
          <table:table-cell table:formula="of:=([.B327]-MIN([.$B$2:.$B$331]))/(MAX([.$B$2:.$B$331])-MIN([.$B$2:.$B$331]))*100" office:value-type="float" office:value="98.7841945288754" calcext:value-type="float">
            <text:p>98.78</text:p>
          </table:table-cell>
          <table:table-cell table:formula="of:=100-[.A327]" office:value-type="float" office:value="0.0254073237619252" calcext:value-type="float">
            <text:p>0.025407323761925</text:p>
          </table:table-cell>
          <table:table-cell table:number-columns-repeated="1020"/>
        </table:table-row>
        <table:table-row table:style-name="ro1">
          <table:table-cell office:value-type="float" office:value="99.9846749475722" calcext:value-type="float">
            <text:p>99.98</text:p>
          </table:table-cell>
          <table:table-cell office:value-type="float" office:value="649.690734863281" calcext:value-type="float">
            <text:p>649.69</text:p>
          </table:table-cell>
          <table:table-cell table:formula="of:=([.B328]-MIN([.$B$2:.$B$331]))/(MAX([.$B$2:.$B$331])-MIN([.$B$2:.$B$331]))*100" office:value-type="float" office:value="99.0881458966565" calcext:value-type="float">
            <text:p>99.09</text:p>
          </table:table-cell>
          <table:table-cell table:formula="of:=100-[.A328]" office:value-type="float" office:value="0.0153250524278405" calcext:value-type="float">
            <text:p>0.015325052427841</text:p>
          </table:table-cell>
          <table:table-cell table:number-columns-repeated="1020"/>
        </table:table-row>
        <table:table-row table:style-name="ro1">
          <table:table-cell office:value-type="float" office:value="99.9893127923859" calcext:value-type="float">
            <text:p>99.99</text:p>
          </table:table-cell>
          <table:table-cell office:value-type="float" office:value="650.690734863281" calcext:value-type="float">
            <text:p>650.69</text:p>
          </table:table-cell>
          <table:table-cell table:formula="of:=([.B329]-MIN([.$B$2:.$B$331]))/(MAX([.$B$2:.$B$331])-MIN([.$B$2:.$B$331]))*100" office:value-type="float" office:value="99.3920972644377" calcext:value-type="float">
            <text:p>99.39</text:p>
          </table:table-cell>
          <table:table-cell table:formula="of:=100-[.A329]" office:value-type="float" office:value="0.0106872076141542" calcext:value-type="float">
            <text:p>0.010687207614154</text:p>
          </table:table-cell>
          <table:table-cell table:number-columns-repeated="1020"/>
        </table:table-row>
        <table:table-row table:style-name="ro1">
          <table:table-cell office:value-type="float" office:value="99.995563800613" calcext:value-type="float">
            <text:p>100.00</text:p>
          </table:table-cell>
          <table:table-cell office:value-type="float" office:value="651.690734863281" calcext:value-type="float">
            <text:p>651.69</text:p>
          </table:table-cell>
          <table:table-cell table:formula="of:=([.B330]-MIN([.$B$2:.$B$331]))/(MAX([.$B$2:.$B$331])-MIN([.$B$2:.$B$331]))*100" office:value-type="float" office:value="99.6960486322189" calcext:value-type="float">
            <text:p>99.70</text:p>
          </table:table-cell>
          <table:table-cell table:formula="of:=100-[.A330]" office:value-type="float" office:value="0.00443619938701545" calcext:value-type="float">
            <text:p>0.004436199387015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652.690734863281" calcext:value-type="float">
            <text:p>652.69</text:p>
          </table:table-cell>
          <table:table-cell table:formula="of:=([.B331]-MIN([.$B$2:.$B$331]))/(MAX([.$B$2:.$B$331])-MIN([.$B$2:.$B$331]))*100" office:value-type="float" office:value="100" calcext:value-type="float">
            <text:p>100.00</text:p>
          </table:table-cell>
          <table:table-cell table:formula="of:=100-[.A331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7T09:46:12.728836033</dc:date>
    <meta:editing-duration>PT12M7S</meta:editing-duration>
    <meta:editing-cycles>1</meta:editing-cycles>
    <meta:document-statistic meta:table-count="1" meta:cell-count="1324" meta:object-count="3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title svg:x="6.083cm" svg:y="0.316cm" chart:style-name="ch2">
          <text:p>Unprocessed Data</text:p>
        </chart:title>
        <chart:plot-area chart:style-name="ch3" table:cell-range-address="histogram_catchment_0_rel.A1:histogram_catchment_0_rel.B331" chart:data-source-has-labels="row" svg:x="1.331cm" svg:y="1.275cm" svg:width="14.359cm" svg:height="6.57cm">
          <chartooo:coordinate-region svg:x="2.614cm" svg:y="1.474cm" svg:width="12.558cm" svg:height="5.724cm"/>
          <chart:axis chart:dimension="x" chart:name="primary-x" chart:style-name="ch4">
            <chart:title svg:x="7.196cm" svg:y="8.025cm" chart:style-name="ch5">
              <text:p>Relative area (%)</text:p>
            </chart:title>
          </chart:axis>
          <chart:axis chart:dimension="y" chart:name="primary-y" chart:style-name="ch4">
            <chart:title svg:x="0.451cm" svg:y="6.02cm" chart:style-name="ch6">
              <text:p>Absolute height (m)</text:p>
            </chart:title>
            <chart:grid chart:style-name="ch7" chart:class="major"/>
          </chart:axis>
          <chart:series chart:style-name="ch8" chart:values-cell-range-address="histogram_catchment_0_rel.B2:histogram_catchment_0_rel.B331" chart:label-cell-address="histogram_catchment_0_rel.B1:histogram_catchment_0_rel.B1" chart:class="chart:scatter">
            <chart:domain table:cell-range-address="histogram_catchment_0_rel.A2:histogram_catchment_0_rel.A331"/>
            <chart:data-point chart:repeated="3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levation</text:p>
                <draw:g>
                  <svg:desc>histogram_catchment_0_rel.B1:histogram_catchment_0_re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81480884013551">
                <text:p>0.00181480884013551</text:p>
                <draw:g>
                  <svg:desc>histogram_catchment_0_rel.A2:histogram_catchment_0_rel.A331</svg:desc>
                </draw:g>
              </table:table-cell>
              <table:table-cell office:value-type="float" office:value="323.690734863281">
                <text:p>323.690734863281</text:p>
                <draw:g>
                  <svg:desc>histogram_catchment_0_rel.B2:histogram_catchment_0_rel.B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67075334731408">
                <text:p>0.00867075334731408</text:p>
              </table:table-cell>
              <table:table-cell office:value-type="float" office:value="324.690734863281">
                <text:p>324.690734863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7859332150347">
                <text:p>0.0227859332150347</text:p>
              </table:table-cell>
              <table:table-cell office:value-type="float" office:value="325.690734863281">
                <text:p>325.690734863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9422487497984">
                <text:p>0.0419422487497984</text:p>
              </table:table-cell>
              <table:table-cell office:value-type="float" office:value="326.690734863281">
                <text:p>326.690734863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5018551379255">
                <text:p>0.0615018551379255</text:p>
              </table:table-cell>
              <table:table-cell office:value-type="float" office:value="327.690734863281">
                <text:p>327.690734863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682852072915">
                <text:p>0.083682852072915</text:p>
              </table:table-cell>
              <table:table-cell office:value-type="float" office:value="328.690734863281">
                <text:p>328.690734863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5057267301178">
                <text:p>0.105057267301178</text:p>
              </table:table-cell>
              <table:table-cell office:value-type="float" office:value="329.690734863281">
                <text:p>329.690734863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0061300209711">
                <text:p>0.130061300209711</text:p>
              </table:table-cell>
              <table:table-cell office:value-type="float" office:value="330.690734863281">
                <text:p>330.690734863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0830779157929">
                <text:p>0.150830779157929</text:p>
              </table:table-cell>
              <table:table-cell office:value-type="float" office:value="331.690734863281">
                <text:p>331.690734863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9382158412647">
                <text:p>0.169382158412647</text:p>
              </table:table-cell>
              <table:table-cell office:value-type="float" office:value="332.690734863281">
                <text:p>332.690734863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1563155347637">
                <text:p>0.191563155347637</text:p>
              </table:table-cell>
              <table:table-cell office:value-type="float" office:value="333.690734863281">
                <text:p>333.690734863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8785287949669">
                <text:p>0.218785287949669</text:p>
              </table:table-cell>
              <table:table-cell office:value-type="float" office:value="334.690734863281">
                <text:p>334.690734863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587675431521">
                <text:p>0.243587675431521</text:p>
              </table:table-cell>
              <table:table-cell office:value-type="float" office:value="335.690734863281">
                <text:p>335.690734863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8994999193418">
                <text:p>0.268994999193418</text:p>
              </table:table-cell>
              <table:table-cell office:value-type="float" office:value="336.690734863281">
                <text:p>336.6907348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379738667527">
                <text:p>0.29379738667527</text:p>
              </table:table-cell>
              <table:table-cell office:value-type="float" office:value="337.690734863281">
                <text:p>337.690734863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2834328117438">
                <text:p>0.322834328117438</text:p>
              </table:table-cell>
              <table:table-cell office:value-type="float" office:value="338.690734863281">
                <text:p>338.690734863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4492660106469">
                <text:p>0.354492660106469</text:p>
              </table:table-cell>
              <table:table-cell office:value-type="float" office:value="339.690734863281">
                <text:p>339.690734863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3529601548637">
                <text:p>0.383529601548637</text:p>
              </table:table-cell>
              <table:table-cell office:value-type="float" office:value="340.690734863281">
                <text:p>340.690734863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3776415550895">
                <text:p>0.413776415550895</text:p>
              </table:table-cell>
              <table:table-cell office:value-type="float" office:value="341.690734863281">
                <text:p>341.690734863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3015002419745">
                <text:p>0.443015002419745</text:p>
              </table:table-cell>
              <table:table-cell office:value-type="float" office:value="342.690734863281">
                <text:p>342.690734863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5479916115503">
                <text:p>0.475479916115503</text:p>
              </table:table-cell>
              <table:table-cell office:value-type="float" office:value="343.690734863281">
                <text:p>343.6907348632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8751411517987">
                <text:p>0.508751411517987</text:p>
              </table:table-cell>
              <table:table-cell office:value-type="float" office:value="344.690734863281">
                <text:p>344.690734863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7668978867559">
                <text:p>0.547668978867559</text:p>
              </table:table-cell>
              <table:table-cell office:value-type="float" office:value="345.690734863281">
                <text:p>345.6907348632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1948701403452">
                <text:p>0.581948701403452</text:p>
              </table:table-cell>
              <table:table-cell office:value-type="float" office:value="346.690734863281">
                <text:p>346.690734863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0462977899661">
                <text:p>0.620462977899661</text:p>
              </table:table-cell>
              <table:table-cell office:value-type="float" office:value="347.690734863281">
                <text:p>347.690734863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9380545249234">
                <text:p>0.659380545249234</text:p>
              </table:table-cell>
              <table:table-cell office:value-type="float" office:value="348.690734863281">
                <text:p>348.6907348632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7693176318761">
                <text:p>0.697693176318761</text:p>
              </table:table-cell>
              <table:table-cell office:value-type="float" office:value="349.690734863281">
                <text:p>349.6907348632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3668333602194">
                <text:p>0.743668333602194</text:p>
              </table:table-cell>
              <table:table-cell office:value-type="float" office:value="350.690734863281">
                <text:p>350.690734863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83594128085175">
                <text:p>0.783594128085175</text:p>
              </table:table-cell>
              <table:table-cell office:value-type="float" office:value="351.690734863281">
                <text:p>351.6907348632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3318277141474">
                <text:p>0.823318277141474</text:p>
              </table:table-cell>
              <table:table-cell office:value-type="float" office:value="352.690734863281">
                <text:p>352.6907348632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0906597838361">
                <text:p>0.870906597838361</text:p>
              </table:table-cell>
              <table:table-cell office:value-type="float" office:value="353.690734863281">
                <text:p>353.690734863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647846426843">
                <text:p>0.91647846426843</text:p>
              </table:table-cell>
              <table:table-cell office:value-type="float" office:value="354.690734863281">
                <text:p>354.690734863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4066784965317">
                <text:p>0.964066784965317</text:p>
              </table:table-cell>
              <table:table-cell office:value-type="float" office:value="355.690734863281">
                <text:p>355.690734863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689788675593">
                <text:p>1.01689788675593</text:p>
              </table:table-cell>
              <table:table-cell office:value-type="float" office:value="356.690734863281">
                <text:p>356.690734863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214873366672">
                <text:p>1.07214873366672</text:p>
              </table:table-cell>
              <table:table-cell office:value-type="float" office:value="357.690734863281">
                <text:p>357.690734863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2598806259074">
                <text:p>1.12598806259074</text:p>
              </table:table-cell>
              <table:table-cell office:value-type="float" office:value="358.690734863281">
                <text:p>358.6907348632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8305371834167">
                <text:p>1.18305371834167</text:p>
              </table:table-cell>
              <table:table-cell office:value-type="float" office:value="359.690734863281">
                <text:p>359.6907348632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3729633811905">
                <text:p>1.23729633811905</text:p>
              </table:table-cell>
              <table:table-cell office:value-type="float" office:value="360.690734863281">
                <text:p>360.690734863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879819325698">
                <text:p>1.29879819325698</text:p>
              </table:table-cell>
              <table:table-cell office:value-type="float" office:value="361.690734863281">
                <text:p>361.690734863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5989675754154">
                <text:p>1.35989675754154</text:p>
              </table:table-cell>
              <table:table-cell office:value-type="float" office:value="362.690734863281">
                <text:p>362.6907348632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2281013066624">
                <text:p>1.42281013066624</text:p>
              </table:table-cell>
              <table:table-cell office:value-type="float" office:value="363.690734863281">
                <text:p>363.690734863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8733666720439">
                <text:p>1.48733666720439</text:p>
              </table:table-cell>
              <table:table-cell office:value-type="float" office:value="364.690734863281">
                <text:p>364.6907348632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522664945959">
                <text:p>1.5522664945959</text:p>
              </table:table-cell>
              <table:table-cell office:value-type="float" office:value="365.690734863281">
                <text:p>365.6907348632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1840619454751">
                <text:p>1.61840619454751</text:p>
              </table:table-cell>
              <table:table-cell office:value-type="float" office:value="366.690734863281">
                <text:p>366.6907348632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8555412163252">
                <text:p>1.68555412163252</text:p>
              </table:table-cell>
              <table:table-cell office:value-type="float" office:value="367.690734863281">
                <text:p>367.6907348632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5895305694467">
                <text:p>1.75895305694467</text:p>
              </table:table-cell>
              <table:table-cell office:value-type="float" office:value="368.690734863281">
                <text:p>368.6907348632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3315857396354">
                <text:p>1.83315857396354</text:p>
              </table:table-cell>
              <table:table-cell office:value-type="float" office:value="369.690734863281">
                <text:p>369.690734863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0958219067592">
                <text:p>1.90958219067592</text:p>
              </table:table-cell>
              <table:table-cell office:value-type="float" office:value="370.690734863281">
                <text:p>370.6907348632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870140345217">
                <text:p>1.9870140345217</text:p>
              </table:table-cell>
              <table:table-cell office:value-type="float" office:value="371.690734863281">
                <text:p>371.690734863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6666397806098">
                <text:p>2.06666397806098</text:p>
              </table:table-cell>
              <table:table-cell office:value-type="float" office:value="372.690734863281">
                <text:p>372.6907348632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4671721245362">
                <text:p>2.14671721245362</text:p>
              </table:table-cell>
              <table:table-cell office:value-type="float" office:value="373.690734863281">
                <text:p>373.6907348632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3886917244717">
                <text:p>2.23886917244717</text:p>
              </table:table-cell>
              <table:table-cell office:value-type="float" office:value="374.690734863281">
                <text:p>374.6907348632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3081948701403">
                <text:p>2.33081948701403</text:p>
              </table:table-cell>
              <table:table-cell office:value-type="float" office:value="375.690734863281">
                <text:p>375.6907348632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2559283755444">
                <text:p>2.42559283755444</text:p>
              </table:table-cell>
              <table:table-cell office:value-type="float" office:value="376.690734863281">
                <text:p>376.6907348632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2964187772221">
                <text:p>2.52964187772221</text:p>
              </table:table-cell>
              <table:table-cell office:value-type="float" office:value="377.690734863281">
                <text:p>377.6907348632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3026294563639">
                <text:p>2.63026294563639</text:p>
              </table:table-cell>
              <table:table-cell office:value-type="float" office:value="378.690734863281">
                <text:p>378.690734863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4036134860461">
                <text:p>2.74036134860461</text:p>
              </table:table-cell>
              <table:table-cell office:value-type="float" office:value="379.690734863281">
                <text:p>379.690734863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6336505888046">
                <text:p>2.86336505888046</text:p>
              </table:table-cell>
              <table:table-cell office:value-type="float" office:value="380.690734863281">
                <text:p>380.6907348632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77698015809">
                <text:p>2.977698015809</text:p>
              </table:table-cell>
              <table:table-cell office:value-type="float" office:value="381.690734863281">
                <text:p>381.690734863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9868527181803">
                <text:p>3.09868527181803</text:p>
              </table:table-cell>
              <table:table-cell office:value-type="float" office:value="382.690734863281">
                <text:p>382.690734863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3136796257461">
                <text:p>3.23136796257461</text:p>
              </table:table-cell>
              <table:table-cell office:value-type="float" office:value="383.690734863281">
                <text:p>383.6907348632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6707533473141">
                <text:p>3.36707533473141</text:p>
              </table:table-cell>
              <table:table-cell office:value-type="float" office:value="384.690734863281">
                <text:p>384.6907348632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9491853524762">
                <text:p>3.49491853524762</text:p>
              </table:table-cell>
              <table:table-cell office:value-type="float" office:value="385.690734863281">
                <text:p>385.690734863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3849007904501">
                <text:p>3.63849007904501</text:p>
              </table:table-cell>
              <table:table-cell office:value-type="float" office:value="386.690734863281">
                <text:p>386.690734863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8871592192289">
                <text:p>3.78871592192289</text:p>
              </table:table-cell>
              <table:table-cell office:value-type="float" office:value="387.690734863281">
                <text:p>387.6907348632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4882239070818">
                <text:p>3.94882239070818</text:p>
              </table:table-cell>
              <table:table-cell office:value-type="float" office:value="388.690734863281">
                <text:p>388.6907348632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1800290369414">
                <text:p>4.11800290369414</text:p>
              </table:table-cell>
              <table:table-cell office:value-type="float" office:value="389.690734863281">
                <text:p>389.6907348632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0775125020165">
                <text:p>4.30775125020165</text:p>
              </table:table-cell>
              <table:table-cell office:value-type="float" office:value="390.690734863281">
                <text:p>390.6907348632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48237618970802">
                <text:p>4.48237618970802</text:p>
              </table:table-cell>
              <table:table-cell office:value-type="float" office:value="391.690734863281">
                <text:p>391.6907348632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66365542829489">
                <text:p>4.66365542829489</text:p>
              </table:table-cell>
              <table:table-cell office:value-type="float" office:value="392.690734863281">
                <text:p>392.6907348632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84533795773512">
                <text:p>4.84533795773512</text:p>
              </table:table-cell>
              <table:table-cell office:value-type="float" office:value="393.690734863281">
                <text:p>393.6907348632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4940312953702">
                <text:p>5.04940312953702</text:p>
              </table:table-cell>
              <table:table-cell office:value-type="float" office:value="394.690734863281">
                <text:p>394.6907348632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6213905468624">
                <text:p>5.26213905468624</text:p>
              </table:table-cell>
              <table:table-cell office:value-type="float" office:value="395.690734863281">
                <text:p>395.6907348632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47023713502178">
                <text:p>5.47023713502178</text:p>
              </table:table-cell>
              <table:table-cell office:value-type="float" office:value="396.690734863281">
                <text:p>396.6907348632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69103887723826">
                <text:p>5.69103887723826</text:p>
              </table:table-cell>
              <table:table-cell office:value-type="float" office:value="397.690734863281">
                <text:p>397.6907348632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93140022584288">
                <text:p>5.93140022584288</text:p>
              </table:table-cell>
              <table:table-cell office:value-type="float" office:value="398.690734863281">
                <text:p>398.6907348632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17377802871431">
                <text:p>6.17377802871431</text:p>
              </table:table-cell>
              <table:table-cell office:value-type="float" office:value="399.690734863281">
                <text:p>399.6907348632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44075657364091">
                <text:p>6.44075657364091</text:p>
              </table:table-cell>
              <table:table-cell office:value-type="float" office:value="400.690734863281">
                <text:p>400.690734863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69845942894015">
                <text:p>6.69845942894015</text:p>
              </table:table-cell>
              <table:table-cell office:value-type="float" office:value="401.690734863281">
                <text:p>401.6907348632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94547507662526">
                <text:p>6.94547507662526</text:p>
              </table:table-cell>
              <table:table-cell office:value-type="float" office:value="402.690734863281">
                <text:p>402.690734863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18986933376351">
                <text:p>7.18986933376351</text:p>
              </table:table-cell>
              <table:table-cell office:value-type="float" office:value="403.690734863281">
                <text:p>403.6907348632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4415228262623">
                <text:p>7.4415228262623</text:p>
              </table:table-cell>
              <table:table-cell office:value-type="float" office:value="404.690734863281">
                <text:p>404.690734863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70285529924181">
                <text:p>7.70285529924181</text:p>
              </table:table-cell>
              <table:table-cell office:value-type="float" office:value="405.690734863281">
                <text:p>405.6907348632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98092434263591">
                <text:p>7.98092434263591</text:p>
              </table:table-cell>
              <table:table-cell office:value-type="float" office:value="406.690734863281">
                <text:p>406.690734863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25173415066946">
                <text:p>8.25173415066946</text:p>
              </table:table-cell>
              <table:table-cell office:value-type="float" office:value="407.690734863281">
                <text:p>407.6907348632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66905952573">
                <text:p>8.566905952573</text:p>
              </table:table-cell>
              <table:table-cell office:value-type="float" office:value="408.690734863281">
                <text:p>408.6907348632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87502016454267">
                <text:p>8.87502016454267</text:p>
              </table:table-cell>
              <table:table-cell office:value-type="float" office:value="409.690734863281">
                <text:p>409.6907348632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1780932408453">
                <text:p>9.1780932408453</text:p>
              </table:table-cell>
              <table:table-cell office:value-type="float" office:value="410.690734863281">
                <text:p>410.6907348632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4914502339087">
                <text:p>9.4914502339087</text:p>
              </table:table-cell>
              <table:table-cell office:value-type="float" office:value="411.690734863281">
                <text:p>411.6907348632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79472495563801">
                <text:p>9.79472495563801</text:p>
              </table:table-cell>
              <table:table-cell office:value-type="float" office:value="412.690734863281">
                <text:p>412.6907348632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0742055170189">
                <text:p>10.0742055170189</text:p>
              </table:table-cell>
              <table:table-cell office:value-type="float" office:value="413.690734863281">
                <text:p>413.6907348632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3544926601065">
                <text:p>10.3544926601065</text:p>
              </table:table-cell>
              <table:table-cell office:value-type="float" office:value="414.690734863281">
                <text:p>414.6907348632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6376028391676">
                <text:p>10.6376028391676</text:p>
              </table:table-cell>
              <table:table-cell office:value-type="float" office:value="415.690734863281">
                <text:p>415.6907348632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9174866914018">
                <text:p>10.9174866914018</text:p>
              </table:table-cell>
              <table:table-cell office:value-type="float" office:value="416.690734863281">
                <text:p>416.6907348632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1955557347959">
                <text:p>11.1955557347959</text:p>
              </table:table-cell>
              <table:table-cell office:value-type="float" office:value="417.690734863281">
                <text:p>417.6907348632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4776576867237">
                <text:p>11.4776576867237</text:p>
              </table:table-cell>
              <table:table-cell office:value-type="float" office:value="418.690734863281">
                <text:p>418.6907348632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732698822391">
                <text:p>11.7732698822391</text:p>
              </table:table-cell>
              <table:table-cell office:value-type="float" office:value="419.690734863281">
                <text:p>419.6907348632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0757380222617">
                <text:p>12.0757380222617</text:p>
              </table:table-cell>
              <table:table-cell office:value-type="float" office:value="420.690734863281">
                <text:p>420.6907348632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3836505888046">
                <text:p>12.3836505888046</text:p>
              </table:table-cell>
              <table:table-cell office:value-type="float" office:value="421.690734863281">
                <text:p>421.6907348632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7010404904017">
                <text:p>12.7010404904017</text:p>
              </table:table-cell>
              <table:table-cell office:value-type="float" office:value="422.690734863281">
                <text:p>422.690734863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018228746572">
                <text:p>13.018228746572</text:p>
              </table:table-cell>
              <table:table-cell office:value-type="float" office:value="423.690734863281">
                <text:p>423.6907348632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3398532021294">
                <text:p>13.3398532021294</text:p>
              </table:table-cell>
              <table:table-cell office:value-type="float" office:value="424.690734863281">
                <text:p>424.6907348632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6548233586062">
                <text:p>13.6548233586062</text:p>
              </table:table-cell>
              <table:table-cell office:value-type="float" office:value="425.690734863281">
                <text:p>425.6907348632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9831021132441">
                <text:p>13.9831021132441</text:p>
              </table:table-cell>
              <table:table-cell office:value-type="float" office:value="426.690734863281">
                <text:p>426.6907348632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3226730117761">
                <text:p>14.3226730117761</text:p>
              </table:table-cell>
              <table:table-cell office:value-type="float" office:value="427.690734863281">
                <text:p>427.6907348632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6910792063236">
                <text:p>14.6910792063236</text:p>
              </table:table-cell>
              <table:table-cell office:value-type="float" office:value="428.690734863281">
                <text:p>428.6907348632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0596870462978">
                <text:p>15.0596870462978</text:p>
              </table:table-cell>
              <table:table-cell office:value-type="float" office:value="429.690734863281">
                <text:p>429.6907348632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4881835779965">
                <text:p>15.4881835779965</text:p>
              </table:table-cell>
              <table:table-cell office:value-type="float" office:value="430.690734863281">
                <text:p>430.6907348632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9162768188417">
                <text:p>15.9162768188417</text:p>
              </table:table-cell>
              <table:table-cell office:value-type="float" office:value="431.690734863281">
                <text:p>431.6907348632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3486046136474">
                <text:p>16.3486046136474</text:p>
              </table:table-cell>
              <table:table-cell office:value-type="float" office:value="432.690734863281">
                <text:p>432.6907348632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7877883529602">
                <text:p>16.7877883529602</text:p>
              </table:table-cell>
              <table:table-cell office:value-type="float" office:value="433.690734863281">
                <text:p>433.6907348632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2392724633005">
                <text:p>17.2392724633005</text:p>
              </table:table-cell>
              <table:table-cell office:value-type="float" office:value="434.690734863281">
                <text:p>434.6907348632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6901516373609">
                <text:p>17.6901516373609</text:p>
              </table:table-cell>
              <table:table-cell office:value-type="float" office:value="435.690734863281">
                <text:p>435.690734863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1194547507663">
                <text:p>18.1194547507663</text:p>
              </table:table-cell>
              <table:table-cell office:value-type="float" office:value="436.690734863281">
                <text:p>436.6907348632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5588401355057">
                <text:p>18.5588401355057</text:p>
              </table:table-cell>
              <table:table-cell office:value-type="float" office:value="437.690734863281">
                <text:p>437.6907348632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9980238748185">
                <text:p>18.9980238748185</text:p>
              </table:table-cell>
              <table:table-cell office:value-type="float" office:value="438.690734863281">
                <text:p>438.6907348632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4438619132118">
                <text:p>19.4438619132118</text:p>
              </table:table-cell>
              <table:table-cell office:value-type="float" office:value="439.690734863281">
                <text:p>439.6907348632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918938538474">
                <text:p>19.918938538474</text:p>
              </table:table-cell>
              <table:table-cell office:value-type="float" office:value="440.690734863281">
                <text:p>440.6907348632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3867559283755">
                <text:p>20.3867559283755</text:p>
              </table:table-cell>
              <table:table-cell office:value-type="float" office:value="441.690734863281">
                <text:p>441.6907348632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8783674786256">
                <text:p>20.8783674786256</text:p>
              </table:table-cell>
              <table:table-cell office:value-type="float" office:value="442.690734863281">
                <text:p>442.6907348632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3699790288756">
                <text:p>21.3699790288756</text:p>
              </table:table-cell>
              <table:table-cell office:value-type="float" office:value="443.690734863281">
                <text:p>443.6907348632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884174866914">
                <text:p>21.884174866914</text:p>
              </table:table-cell>
              <table:table-cell office:value-type="float" office:value="444.690734863281">
                <text:p>444.6907348632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415712211647">
                <text:p>22.415712211647</text:p>
              </table:table-cell>
              <table:table-cell office:value-type="float" office:value="445.690734863281">
                <text:p>445.6907348632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9311179222455">
                <text:p>22.9311179222455</text:p>
              </table:table-cell>
              <table:table-cell office:value-type="float" office:value="446.690734863281">
                <text:p>446.6907348632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4447088240039">
                <text:p>23.4447088240039</text:p>
              </table:table-cell>
              <table:table-cell office:value-type="float" office:value="447.690734863281">
                <text:p>447.6907348632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9722132602033">
                <text:p>23.9722132602033</text:p>
              </table:table-cell>
              <table:table-cell office:value-type="float" office:value="448.690734863281">
                <text:p>448.6907348632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.5271414744314">
                <text:p>24.5271414744314</text:p>
              </table:table-cell>
              <table:table-cell office:value-type="float" office:value="449.690734863281">
                <text:p>449.6907348632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0401274399097">
                <text:p>25.0401274399097</text:p>
              </table:table-cell>
              <table:table-cell office:value-type="float" office:value="450.690734863281">
                <text:p>450.6907348632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5325455718664">
                <text:p>25.5325455718664</text:p>
              </table:table-cell>
              <table:table-cell office:value-type="float" office:value="451.690734863281">
                <text:p>451.6907348632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9624536215519">
                <text:p>25.9624536215519</text:p>
              </table:table-cell>
              <table:table-cell office:value-type="float" office:value="452.690734863281">
                <text:p>452.6907348632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3758267462494">
                <text:p>26.3758267462494</text:p>
              </table:table-cell>
              <table:table-cell office:value-type="float" office:value="453.690734863281">
                <text:p>453.6907348632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7837554444265">
                <text:p>26.7837554444265</text:p>
              </table:table-cell>
              <table:table-cell office:value-type="float" office:value="454.690734863281">
                <text:p>454.6907348632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.1999516050976">
                <text:p>27.1999516050976</text:p>
              </table:table-cell>
              <table:table-cell office:value-type="float" office:value="455.690734863281">
                <text:p>455.6907348632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.63369091789">
                <text:p>27.63369091789</text:p>
              </table:table-cell>
              <table:table-cell office:value-type="float" office:value="456.690734863281">
                <text:p>456.6907348632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.0638006130021">
                <text:p>28.0638006130021</text:p>
              </table:table-cell>
              <table:table-cell office:value-type="float" office:value="457.690734863281">
                <text:p>457.6907348632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.4715276657525">
                <text:p>28.4715276657525</text:p>
              </table:table-cell>
              <table:table-cell office:value-type="float" office:value="458.690734863281">
                <text:p>458.6907348632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.879859654783">
                <text:p>28.879859654783</text:p>
              </table:table-cell>
              <table:table-cell office:value-type="float" office:value="459.690734863281">
                <text:p>459.6907348632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2954508791741">
                <text:p>29.2954508791741</text:p>
              </table:table-cell>
              <table:table-cell office:value-type="float" office:value="460.690734863281">
                <text:p>460.6907348632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.709227294725">
                <text:p>29.709227294725</text:p>
              </table:table-cell>
              <table:table-cell office:value-type="float" office:value="461.690734863281">
                <text:p>461.6907348632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1330859816099">
                <text:p>30.1330859816099</text:p>
              </table:table-cell>
              <table:table-cell office:value-type="float" office:value="462.690734863281">
                <text:p>462.6907348632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5500887239878">
                <text:p>30.5500887239878</text:p>
              </table:table-cell>
              <table:table-cell office:value-type="float" office:value="463.690734863281">
                <text:p>463.6907348632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9836263913535">
                <text:p>30.9836263913535</text:p>
              </table:table-cell>
              <table:table-cell office:value-type="float" office:value="464.690734863281">
                <text:p>464.6907348632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4076867236651">
                <text:p>31.4076867236651</text:p>
              </table:table-cell>
              <table:table-cell office:value-type="float" office:value="465.690734863281">
                <text:p>465.6907348632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.8299322471366">
                <text:p>31.8299322471366</text:p>
              </table:table-cell>
              <table:table-cell office:value-type="float" office:value="466.690734863281">
                <text:p>466.6907348632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.2170914663655">
                <text:p>32.2170914663655</text:p>
              </table:table-cell>
              <table:table-cell office:value-type="float" office:value="467.690734863281">
                <text:p>467.6907348632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.5600903371512">
                <text:p>32.5600903371512</text:p>
              </table:table-cell>
              <table:table-cell office:value-type="float" office:value="468.690734863281">
                <text:p>468.6907348632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.9081303436038">
                <text:p>32.9081303436038</text:p>
              </table:table-cell>
              <table:table-cell office:value-type="float" office:value="469.690734863281">
                <text:p>469.6907348632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.2351992256816">
                <text:p>33.2351992256816</text:p>
              </table:table-cell>
              <table:table-cell office:value-type="float" office:value="470.690734863281">
                <text:p>470.6907348632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.5604532989192">
                <text:p>33.5604532989192</text:p>
              </table:table-cell>
              <table:table-cell office:value-type="float" office:value="471.690734863281">
                <text:p>471.6907348632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.8808678819165">
                <text:p>33.8808678819165</text:p>
              </table:table-cell>
              <table:table-cell office:value-type="float" office:value="472.690734863281">
                <text:p>472.6907348632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.1720438780449">
                <text:p>34.1720438780449</text:p>
              </table:table-cell>
              <table:table-cell office:value-type="float" office:value="473.690734863281">
                <text:p>473.6907348632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.469067591547">
                <text:p>34.469067591547</text:p>
              </table:table-cell>
              <table:table-cell office:value-type="float" office:value="474.690734863281">
                <text:p>474.6907348632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.7642764962091">
                <text:p>34.7642764962091</text:p>
              </table:table-cell>
              <table:table-cell office:value-type="float" office:value="475.690734863281">
                <text:p>475.6907348632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.0492014841104">
                <text:p>35.0492014841104</text:p>
              </table:table-cell>
              <table:table-cell office:value-type="float" office:value="476.690734863281">
                <text:p>476.6907348632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.334529762865">
                <text:p>35.334529762865</text:p>
              </table:table-cell>
              <table:table-cell office:value-type="float" office:value="477.690734863281">
                <text:p>477.6907348632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.6220761413131">
                <text:p>35.6220761413131</text:p>
              </table:table-cell>
              <table:table-cell office:value-type="float" office:value="478.690734863281">
                <text:p>478.6907348632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.9074044200678">
                <text:p>35.9074044200678</text:p>
              </table:table-cell>
              <table:table-cell office:value-type="float" office:value="479.690734863281">
                <text:p>479.6907348632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1840619454751">
                <text:p>36.1840619454751</text:p>
              </table:table-cell>
              <table:table-cell office:value-type="float" office:value="480.690734863281">
                <text:p>480.6907348632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.4542668172286">
                <text:p>36.4542668172286</text:p>
              </table:table-cell>
              <table:table-cell office:value-type="float" office:value="481.690734863281">
                <text:p>481.6907348632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.7192289078884">
                <text:p>36.7192289078884</text:p>
              </table:table-cell>
              <table:table-cell office:value-type="float" office:value="482.690734863281">
                <text:p>482.6907348632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9898370704953">
                <text:p>36.9898370704953</text:p>
              </table:table-cell>
              <table:table-cell office:value-type="float" office:value="483.690734863281">
                <text:p>483.6907348632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.2594370059687">
                <text:p>37.2594370059687</text:p>
              </table:table-cell>
              <table:table-cell office:value-type="float" office:value="484.690734863281">
                <text:p>484.6907348632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.5358928859494">
                <text:p>37.5358928859494</text:p>
              </table:table-cell>
              <table:table-cell office:value-type="float" office:value="485.690734863281">
                <text:p>485.6907348632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8188014195838">
                <text:p>37.8188014195838</text:p>
              </table:table-cell>
              <table:table-cell office:value-type="float" office:value="486.690734863281">
                <text:p>486.6907348632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.1067510888853">
                <text:p>38.1067510888853</text:p>
              </table:table-cell>
              <table:table-cell office:value-type="float" office:value="487.690734863281">
                <text:p>487.6907348632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.370503306985">
                <text:p>38.370503306985</text:p>
              </table:table-cell>
              <table:table-cell office:value-type="float" office:value="488.690734863281">
                <text:p>488.6907348632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.6382884336183">
                <text:p>38.6382884336183</text:p>
              </table:table-cell>
              <table:table-cell office:value-type="float" office:value="489.690734863281">
                <text:p>489.6907348632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.8992176157445">
                <text:p>38.8992176157445</text:p>
              </table:table-cell>
              <table:table-cell office:value-type="float" office:value="490.690734863281">
                <text:p>490.6907348632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.1595418615906">
                <text:p>39.1595418615906</text:p>
              </table:table-cell>
              <table:table-cell office:value-type="float" office:value="491.690734863281">
                <text:p>491.690734863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4156315534764">
                <text:p>39.4156315534764</text:p>
              </table:table-cell>
              <table:table-cell office:value-type="float" office:value="492.690734863281">
                <text:p>492.690734863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.6771656718826">
                <text:p>39.6771656718826</text:p>
              </table:table-cell>
              <table:table-cell office:value-type="float" office:value="493.690734863281">
                <text:p>493.6907348632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.9514034521697">
                <text:p>39.9514034521697</text:p>
              </table:table-cell>
              <table:table-cell office:value-type="float" office:value="494.690734863281">
                <text:p>494.690734863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2260445233102">
                <text:p>40.2260445233102</text:p>
              </table:table-cell>
              <table:table-cell office:value-type="float" office:value="495.690734863281">
                <text:p>495.6907348632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5061300209712">
                <text:p>40.5061300209712</text:p>
              </table:table-cell>
              <table:table-cell office:value-type="float" office:value="496.690734863281">
                <text:p>496.6907348632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7884336183256">
                <text:p>40.7884336183256</text:p>
              </table:table-cell>
              <table:table-cell office:value-type="float" office:value="497.690734863281">
                <text:p>497.6907348632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.0798112598807">
                <text:p>41.0798112598807</text:p>
              </table:table-cell>
              <table:table-cell office:value-type="float" office:value="498.690734863281">
                <text:p>498.6907348632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3738102919826">
                <text:p>41.3738102919826</text:p>
              </table:table-cell>
              <table:table-cell office:value-type="float" office:value="499.690734863281">
                <text:p>499.6907348632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6791014679787">
                <text:p>41.6791014679787</text:p>
              </table:table-cell>
              <table:table-cell office:value-type="float" office:value="500.690734863281">
                <text:p>500.6907348632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9981045329892">
                <text:p>41.9981045329892</text:p>
              </table:table-cell>
              <table:table-cell office:value-type="float" office:value="501.690734863281">
                <text:p>501.6907348632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.3225520245201">
                <text:p>42.3225520245201</text:p>
              </table:table-cell>
              <table:table-cell office:value-type="float" office:value="502.690734863281">
                <text:p>502.6907348632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.6651476044524">
                <text:p>42.6651476044524</text:p>
              </table:table-cell>
              <table:table-cell office:value-type="float" office:value="503.690734863281">
                <text:p>503.6907348632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.0192369737055">
                <text:p>43.0192369737055</text:p>
              </table:table-cell>
              <table:table-cell office:value-type="float" office:value="504.690734863281">
                <text:p>504.6907348632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3.388248104533">
                <text:p>43.388248104533</text:p>
              </table:table-cell>
              <table:table-cell office:value-type="float" office:value="505.690734863281">
                <text:p>505.6907348632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.7532263268269">
                <text:p>43.7532263268269</text:p>
              </table:table-cell>
              <table:table-cell office:value-type="float" office:value="506.690734863281">
                <text:p>506.6907348632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.1284884658816">
                <text:p>44.1284884658816</text:p>
              </table:table-cell>
              <table:table-cell office:value-type="float" office:value="507.690734863281">
                <text:p>507.6907348632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.5047588320697">
                <text:p>44.5047588320697</text:p>
              </table:table-cell>
              <table:table-cell office:value-type="float" office:value="508.690734863281">
                <text:p>508.6907348632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.9034118406195">
                <text:p>44.9034118406195</text:p>
              </table:table-cell>
              <table:table-cell office:value-type="float" office:value="509.690734863281">
                <text:p>509.6907348632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.2909743507017">
                <text:p>45.2909743507017</text:p>
              </table:table-cell>
              <table:table-cell office:value-type="float" office:value="510.690734863281">
                <text:p>510.6907348632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.6926520406517">
                <text:p>45.6926520406517</text:p>
              </table:table-cell>
              <table:table-cell office:value-type="float" office:value="511.690734863281">
                <text:p>511.6907348632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6.1019922568156">
                <text:p>46.1019922568156</text:p>
              </table:table-cell>
              <table:table-cell office:value-type="float" office:value="512.690734863281">
                <text:p>512.6907348632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6.5171801903533">
                <text:p>46.5171801903533</text:p>
              </table:table-cell>
              <table:table-cell office:value-type="float" office:value="513.690734863281">
                <text:p>513.6907348632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6.9478948217455">
                <text:p>46.9478948217455</text:p>
              </table:table-cell>
              <table:table-cell office:value-type="float" office:value="514.690734863281">
                <text:p>514.6907348632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.387885142765">
                <text:p>47.387885142765</text:p>
              </table:table-cell>
              <table:table-cell office:value-type="float" office:value="515.690734863281">
                <text:p>515.6907348632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.8482416518794">
                <text:p>47.8482416518794</text:p>
              </table:table-cell>
              <table:table-cell office:value-type="float" office:value="516.690734863281">
                <text:p>516.6907348632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.3186804323278">
                <text:p>48.3186804323278</text:p>
              </table:table-cell>
              <table:table-cell office:value-type="float" office:value="517.690734863281">
                <text:p>517.6907348632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8.8056541377642">
                <text:p>48.8056541377642</text:p>
              </table:table-cell>
              <table:table-cell office:value-type="float" office:value="518.690734863281">
                <text:p>518.6907348632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298677206001">
                <text:p>49.298677206001</text:p>
              </table:table-cell>
              <table:table-cell office:value-type="float" office:value="519.690734863281">
                <text:p>519.6907348632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8013792547185">
                <text:p>49.8013792547185</text:p>
              </table:table-cell>
              <table:table-cell office:value-type="float" office:value="520.690734863281">
                <text:p>520.6907348632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.3093240845298">
                <text:p>50.3093240845298</text:p>
              </table:table-cell>
              <table:table-cell office:value-type="float" office:value="521.690734863281">
                <text:p>521.6907348632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.8174705597677">
                <text:p>50.8174705597677</text:p>
              </table:table-cell>
              <table:table-cell office:value-type="float" office:value="522.690734863281">
                <text:p>522.6907348632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.3498144862075">
                <text:p>51.3498144862075</text:p>
              </table:table-cell>
              <table:table-cell office:value-type="float" office:value="523.690734863281">
                <text:p>523.6907348632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.9039361187289">
                <text:p>51.9039361187289</text:p>
              </table:table-cell>
              <table:table-cell office:value-type="float" office:value="524.690734863281">
                <text:p>524.6907348632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.4758025487982">
                <text:p>52.4758025487982</text:p>
              </table:table-cell>
              <table:table-cell office:value-type="float" office:value="525.690734863281">
                <text:p>525.6907348632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.0198419099855">
                <text:p>53.0198419099855</text:p>
              </table:table-cell>
              <table:table-cell office:value-type="float" office:value="526.690734863281">
                <text:p>526.6907348632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3.5626713986127">
                <text:p>53.5626713986127</text:p>
              </table:table-cell>
              <table:table-cell office:value-type="float" office:value="527.690734863281">
                <text:p>527.6907348632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.1184061945475">
                <text:p>54.1184061945475</text:p>
              </table:table-cell>
              <table:table-cell office:value-type="float" office:value="528.690734863281">
                <text:p>528.6907348632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.6880545249234">
                <text:p>54.6880545249234</text:p>
              </table:table-cell>
              <table:table-cell office:value-type="float" office:value="529.690734863281">
                <text:p>529.6907348632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.2564929827392">
                <text:p>55.2564929827392</text:p>
              </table:table-cell>
              <table:table-cell office:value-type="float" office:value="530.690734863281">
                <text:p>530.6907348632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5.8592111630908">
                <text:p>55.8592111630908</text:p>
              </table:table-cell>
              <table:table-cell office:value-type="float" office:value="531.690734863281">
                <text:p>531.6907348632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.4393450556542">
                <text:p>56.4393450556542</text:p>
              </table:table-cell>
              <table:table-cell office:value-type="float" office:value="532.690734863281">
                <text:p>532.6907348632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.9797547991612">
                <text:p>56.9797547991612</text:p>
              </table:table-cell>
              <table:table-cell office:value-type="float" office:value="533.690734863281">
                <text:p>533.6907348632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.5201645426682">
                <text:p>57.5201645426682</text:p>
              </table:table-cell>
              <table:table-cell office:value-type="float" office:value="534.690734863281">
                <text:p>534.6907348632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8.030932408453">
                <text:p>58.030932408453</text:p>
              </table:table-cell>
              <table:table-cell office:value-type="float" office:value="535.690734863281">
                <text:p>535.6907348632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8.5410953379578">
                <text:p>58.5410953379578</text:p>
              </table:table-cell>
              <table:table-cell office:value-type="float" office:value="536.690734863281">
                <text:p>536.6907348632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.092797225359">
                <text:p>59.092797225359</text:p>
              </table:table-cell>
              <table:table-cell office:value-type="float" office:value="537.690734863281">
                <text:p>537.6907348632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6529682206808">
                <text:p>59.6529682206808</text:p>
              </table:table-cell>
              <table:table-cell office:value-type="float" office:value="538.690734863281">
                <text:p>538.6907348632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.1760364574932">
                <text:p>60.1760364574932</text:p>
              </table:table-cell>
              <table:table-cell office:value-type="float" office:value="539.690734863281">
                <text:p>539.6907348632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.6710759799968">
                <text:p>60.6710759799968</text:p>
              </table:table-cell>
              <table:table-cell office:value-type="float" office:value="540.690734863281">
                <text:p>540.6907348632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.1582513308599">
                <text:p>61.1582513308599</text:p>
              </table:table-cell>
              <table:table-cell office:value-type="float" office:value="541.690734863281">
                <text:p>541.6907348632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.6268753024682">
                <text:p>61.6268753024682</text:p>
              </table:table-cell>
              <table:table-cell office:value-type="float" office:value="542.690734863281">
                <text:p>542.6907348632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.0834005484756">
                <text:p>62.0834005484756</text:p>
              </table:table-cell>
              <table:table-cell office:value-type="float" office:value="543.690734863281">
                <text:p>543.6907348632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.5264155508953">
                <text:p>62.5264155508953</text:p>
              </table:table-cell>
              <table:table-cell office:value-type="float" office:value="544.690734863281">
                <text:p>544.6907348632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2.9793111792225">
                <text:p>62.9793111792225</text:p>
              </table:table-cell>
              <table:table-cell office:value-type="float" office:value="545.690734863281">
                <text:p>545.6907348632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3.4342232618165">
                <text:p>63.4342232618165</text:p>
              </table:table-cell>
              <table:table-cell office:value-type="float" office:value="546.690734863281">
                <text:p>546.6907348632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.8853040813035">
                <text:p>63.8853040813035</text:p>
              </table:table-cell>
              <table:table-cell office:value-type="float" office:value="547.690734863281">
                <text:p>547.6907348632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.3412243910308">
                <text:p>64.3412243910308</text:p>
              </table:table-cell>
              <table:table-cell office:value-type="float" office:value="548.690734863281">
                <text:p>548.6907348632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.789683819971">
                <text:p>64.789683819971</text:p>
              </table:table-cell>
              <table:table-cell office:value-type="float" office:value="549.690734863281">
                <text:p>549.6907348632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5.2326988223907">
                <text:p>65.2326988223907</text:p>
              </table:table-cell>
              <table:table-cell office:value-type="float" office:value="550.690734863281">
                <text:p>550.6907348632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.6825697693177">
                <text:p>65.6825697693177</text:p>
              </table:table-cell>
              <table:table-cell office:value-type="float" office:value="551.690734863281">
                <text:p>551.6907348632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6.1227617357639">
                <text:p>66.1227617357639</text:p>
              </table:table-cell>
              <table:table-cell office:value-type="float" office:value="552.690734863281">
                <text:p>552.6907348632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6.5577109211163">
                <text:p>66.5577109211163</text:p>
              </table:table-cell>
              <table:table-cell office:value-type="float" office:value="553.690734863281">
                <text:p>553.6907348632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6.9751169543475">
                <text:p>66.9751169543475</text:p>
              </table:table-cell>
              <table:table-cell office:value-type="float" office:value="554.690734863281">
                <text:p>554.6907348632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7.3848604613648">
                <text:p>67.3848604613648</text:p>
              </table:table-cell>
              <table:table-cell office:value-type="float" office:value="555.690734863281">
                <text:p>555.6907348632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7.81174382965">
                <text:p>67.81174382965</text:p>
              </table:table-cell>
              <table:table-cell office:value-type="float" office:value="556.690734863281">
                <text:p>556.6907348632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8.2424584610421">
                <text:p>68.2424584610421</text:p>
              </table:table-cell>
              <table:table-cell office:value-type="float" office:value="557.690734863281">
                <text:p>557.6907348632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8.6852718180352">
                <text:p>68.6852718180352</text:p>
              </table:table-cell>
              <table:table-cell office:value-type="float" office:value="558.690734863281">
                <text:p>558.6907348632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9.119414421681">
                <text:p>69.119414421681</text:p>
              </table:table-cell>
              <table:table-cell office:value-type="float" office:value="559.690734863281">
                <text:p>559.6907348632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.5543636070334">
                <text:p>69.5543636070334</text:p>
              </table:table-cell>
              <table:table-cell office:value-type="float" office:value="560.690734863281">
                <text:p>560.6907348632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.9846749475722">
                <text:p>69.9846749475722</text:p>
              </table:table-cell>
              <table:table-cell office:value-type="float" office:value="561.690734863281">
                <text:p>561.6907348632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4420067752864">
                <text:p>70.4420067752864</text:p>
              </table:table-cell>
              <table:table-cell office:value-type="float" office:value="562.690734863281">
                <text:p>562.6907348632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.8694950798516">
                <text:p>70.8694950798516</text:p>
              </table:table-cell>
              <table:table-cell office:value-type="float" office:value="563.690734863281">
                <text:p>563.6907348632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1.3151314728182">
                <text:p>71.3151314728182</text:p>
              </table:table-cell>
              <table:table-cell office:value-type="float" office:value="564.690734863281">
                <text:p>564.6907348632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.7281013066624">
                <text:p>71.7281013066624</text:p>
              </table:table-cell>
              <table:table-cell office:value-type="float" office:value="565.690734863281">
                <text:p>565.6907348632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.1192934344249">
                <text:p>72.1192934344249</text:p>
              </table:table-cell>
              <table:table-cell office:value-type="float" office:value="566.690734863281">
                <text:p>566.6907348632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2.5004032908534">
                <text:p>72.5004032908534</text:p>
              </table:table-cell>
              <table:table-cell office:value-type="float" office:value="567.690734863281">
                <text:p>567.6907348632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2.8623568317471">
                <text:p>72.8623568317471</text:p>
              </table:table-cell>
              <table:table-cell office:value-type="float" office:value="568.690734863281">
                <text:p>568.6907348632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.217857718987">
                <text:p>73.217857718987</text:p>
              </table:table-cell>
              <table:table-cell office:value-type="float" office:value="569.690734863281">
                <text:p>569.6907348632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.5913050492015">
                <text:p>73.5913050492015</text:p>
              </table:table-cell>
              <table:table-cell office:value-type="float" office:value="570.690734863281">
                <text:p>570.6907348632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3.9665671882562">
                <text:p>73.9665671882562</text:p>
              </table:table-cell>
              <table:table-cell office:value-type="float" office:value="571.690734863281">
                <text:p>571.6907348632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.3254960477497">
                <text:p>74.3254960477497</text:p>
              </table:table-cell>
              <table:table-cell office:value-type="float" office:value="572.690734863281">
                <text:p>572.6907348632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.6779722535893">
                <text:p>74.6779722535893</text:p>
              </table:table-cell>
              <table:table-cell office:value-type="float" office:value="573.690734863281">
                <text:p>573.6907348632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5.0369011130828">
                <text:p>75.0369011130828</text:p>
              </table:table-cell>
              <table:table-cell office:value-type="float" office:value="574.690734863281">
                <text:p>574.6907348632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.375060493628">
                <text:p>75.375060493628</text:p>
              </table:table-cell>
              <table:table-cell office:value-type="float" office:value="575.690734863281">
                <text:p>575.6907348632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5.7136231650266">
                <text:p>75.7136231650266</text:p>
              </table:table-cell>
              <table:table-cell office:value-type="float" office:value="576.690734863281">
                <text:p>576.6907348632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6.0594450717858">
                <text:p>76.0594450717858</text:p>
              </table:table-cell>
              <table:table-cell office:value-type="float" office:value="577.690734863281">
                <text:p>577.6907348632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6.4141393773189">
                <text:p>76.4141393773189</text:p>
              </table:table-cell>
              <table:table-cell office:value-type="float" office:value="578.690734863281">
                <text:p>578.6907348632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6.7738748185191">
                <text:p>76.7738748185191</text:p>
              </table:table-cell>
              <table:table-cell office:value-type="float" office:value="579.690734863281">
                <text:p>579.6907348632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.1557912566543">
                <text:p>77.1557912566543</text:p>
              </table:table-cell>
              <table:table-cell office:value-type="float" office:value="580.690734863281">
                <text:p>580.6907348632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7.5492014841103">
                <text:p>77.5492014841103</text:p>
              </table:table-cell>
              <table:table-cell office:value-type="float" office:value="581.690734863281">
                <text:p>581.6907348632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7.9797144700758">
                <text:p>77.9797144700758</text:p>
              </table:table-cell>
              <table:table-cell office:value-type="float" office:value="582.690734863281">
                <text:p>582.6907348632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8.3684868527182">
                <text:p>78.3684868527182</text:p>
              </table:table-cell>
              <table:table-cell office:value-type="float" office:value="583.690734863281">
                <text:p>583.6907348632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8.7487901274399">
                <text:p>78.7487901274399</text:p>
              </table:table-cell>
              <table:table-cell office:value-type="float" office:value="584.690734863281">
                <text:p>584.6907348632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9.1450233908695">
                <text:p>79.1450233908695</text:p>
              </table:table-cell>
              <table:table-cell office:value-type="float" office:value="585.690734863281">
                <text:p>585.6907348632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.5610179061139">
                <text:p>79.5610179061139</text:p>
              </table:table-cell>
              <table:table-cell office:value-type="float" office:value="586.690734863281">
                <text:p>586.6907348632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9.9836667204388">
                <text:p>79.9836667204388</text:p>
              </table:table-cell>
              <table:table-cell office:value-type="float" office:value="587.690734863281">
                <text:p>587.6907348632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0.4335376673657">
                <text:p>80.4335376673657</text:p>
              </table:table-cell>
              <table:table-cell office:value-type="float" office:value="588.690734863281">
                <text:p>588.6907348632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.8908694950798">
                <text:p>80.8908694950798</text:p>
              </table:table-cell>
              <table:table-cell office:value-type="float" office:value="589.690734863281">
                <text:p>589.6907348632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.3758267462494">
                <text:p>81.3758267462494</text:p>
              </table:table-cell>
              <table:table-cell office:value-type="float" office:value="590.690734863281">
                <text:p>590.6907348632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1.8948620745281">
                <text:p>81.8948620745281</text:p>
              </table:table-cell>
              <table:table-cell office:value-type="float" office:value="591.690734863281">
                <text:p>591.6907348632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2.460679141797">
                <text:p>82.460679141797</text:p>
              </table:table-cell>
              <table:table-cell office:value-type="float" office:value="592.690734863281">
                <text:p>592.6907348632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2.9535005646072">
                <text:p>82.9535005646072</text:p>
              </table:table-cell>
              <table:table-cell office:value-type="float" office:value="593.690734863281">
                <text:p>593.6907348632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.4366430069366">
                <text:p>83.4366430069366</text:p>
              </table:table-cell>
              <table:table-cell office:value-type="float" office:value="594.690734863281">
                <text:p>594.6907348632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3.9240200032263">
                <text:p>83.9240200032263</text:p>
              </table:table-cell>
              <table:table-cell office:value-type="float" office:value="595.690734863281">
                <text:p>595.6907348632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.4166397806098">
                <text:p>84.4166397806098</text:p>
              </table:table-cell>
              <table:table-cell office:value-type="float" office:value="596.690734863281">
                <text:p>596.6907348632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4.9189385384739">
                <text:p>84.9189385384739</text:p>
              </table:table-cell>
              <table:table-cell office:value-type="float" office:value="597.690734863281">
                <text:p>597.6907348632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5.4317228585255">
                <text:p>85.4317228585255</text:p>
              </table:table-cell>
              <table:table-cell office:value-type="float" office:value="598.690734863281">
                <text:p>598.6907348632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5.9537828682045">
                <text:p>85.9537828682045</text:p>
              </table:table-cell>
              <table:table-cell office:value-type="float" office:value="599.690734863281">
                <text:p>599.6907348632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6.500846910792">
                <text:p>86.500846910792</text:p>
              </table:table-cell>
              <table:table-cell office:value-type="float" office:value="600.690734863281">
                <text:p>600.6907348632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.0870301661558">
                <text:p>87.0870301661558</text:p>
              </table:table-cell>
              <table:table-cell office:value-type="float" office:value="601.690734863281">
                <text:p>601.6907348632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7.692571382481">
                <text:p>87.692571382481</text:p>
              </table:table-cell>
              <table:table-cell office:value-type="float" office:value="602.690734863281">
                <text:p>602.6907348632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8.3352153573157">
                <text:p>88.3352153573157</text:p>
              </table:table-cell>
              <table:table-cell office:value-type="float" office:value="603.690734863281">
                <text:p>603.690734863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8.9889498306178">
                <text:p>88.9889498306178</text:p>
              </table:table-cell>
              <table:table-cell office:value-type="float" office:value="604.690734863281">
                <text:p>604.6907348632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.6674866914018">
                <text:p>89.6674866914018</text:p>
              </table:table-cell>
              <table:table-cell office:value-type="float" office:value="605.690734863281">
                <text:p>605.6907348632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.3696160671076">
                <text:p>90.3696160671076</text:p>
              </table:table-cell>
              <table:table-cell office:value-type="float" office:value="606.690734863281">
                <text:p>606.6907348632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1.1536134860461">
                <text:p>91.1536134860461</text:p>
              </table:table-cell>
              <table:table-cell office:value-type="float" office:value="607.690734863281">
                <text:p>607.6907348632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.9120019357961">
                <text:p>91.9120019357961</text:p>
              </table:table-cell>
              <table:table-cell office:value-type="float" office:value="608.690734863281">
                <text:p>608.6907348632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2.6752298757864">
                <text:p>92.6752298757864</text:p>
              </table:table-cell>
              <table:table-cell office:value-type="float" office:value="609.690734863281">
                <text:p>609.6907348632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3.3662687530246">
                <text:p>93.3662687530246</text:p>
              </table:table-cell>
              <table:table-cell office:value-type="float" office:value="610.690734863281">
                <text:p>610.6907348632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3.9808840135505">
                <text:p>93.9808840135505</text:p>
              </table:table-cell>
              <table:table-cell office:value-type="float" office:value="611.690734863281">
                <text:p>611.6907348632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4.5108081948701">
                <text:p>94.5108081948701</text:p>
              </table:table-cell>
              <table:table-cell office:value-type="float" office:value="612.690734863281">
                <text:p>612.6907348632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4.9985884820132">
                <text:p>94.9985884820132</text:p>
              </table:table-cell>
              <table:table-cell office:value-type="float" office:value="613.690734863281">
                <text:p>613.6907348632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5.4113566704307">
                <text:p>95.4113566704307</text:p>
              </table:table-cell>
              <table:table-cell office:value-type="float" office:value="614.690734863281">
                <text:p>614.6907348632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5.7846023552186">
                <text:p>95.7846023552186</text:p>
              </table:table-cell>
              <table:table-cell office:value-type="float" office:value="615.690734863281">
                <text:p>615.6907348632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6.130222616551">
                <text:p>96.130222616551</text:p>
              </table:table-cell>
              <table:table-cell office:value-type="float" office:value="616.690734863281">
                <text:p>616.6907348632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6.4542668172286">
                <text:p>96.4542668172286</text:p>
              </table:table-cell>
              <table:table-cell office:value-type="float" office:value="617.690734863281">
                <text:p>617.6907348632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6.7418131956767">
                <text:p>96.7418131956767</text:p>
              </table:table-cell>
              <table:table-cell office:value-type="float" office:value="618.690734863281">
                <text:p>618.6907348632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7.0295612195515">
                <text:p>97.0295612195515</text:p>
              </table:table-cell>
              <table:table-cell office:value-type="float" office:value="619.690734863281">
                <text:p>619.6907348632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7.2818196483303">
                <text:p>97.2818196483303</text:p>
              </table:table-cell>
              <table:table-cell office:value-type="float" office:value="620.690734863281">
                <text:p>620.6907348632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7.4983868365865">
                <text:p>97.4983868365865</text:p>
              </table:table-cell>
              <table:table-cell office:value-type="float" office:value="621.690734863281">
                <text:p>621.6907348632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.6778512663332">
                <text:p>97.6778512663332</text:p>
              </table:table-cell>
              <table:table-cell office:value-type="float" office:value="622.690734863281">
                <text:p>622.6907348632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7.8438054524923">
                <text:p>97.8438054524923</text:p>
              </table:table-cell>
              <table:table-cell office:value-type="float" office:value="623.690734863281">
                <text:p>623.6907348632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8.009961284078">
                <text:p>98.009961284078</text:p>
              </table:table-cell>
              <table:table-cell office:value-type="float" office:value="624.690734863281">
                <text:p>624.6907348632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8.1390143571543">
                <text:p>98.1390143571543</text:p>
              </table:table-cell>
              <table:table-cell office:value-type="float" office:value="625.690734863281">
                <text:p>625.6907348632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8.273511856751">
                <text:p>98.273511856751</text:p>
              </table:table-cell>
              <table:table-cell office:value-type="float" office:value="626.690734863281">
                <text:p>626.6907348632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8.4197047910953">
                <text:p>98.4197047910953</text:p>
              </table:table-cell>
              <table:table-cell office:value-type="float" office:value="627.690734863281">
                <text:p>627.6907348632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8.5796096144539">
                <text:p>98.5796096144539</text:p>
              </table:table-cell>
              <table:table-cell office:value-type="float" office:value="628.690734863281">
                <text:p>628.6907348632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8.7707694789482">
                <text:p>98.7707694789482</text:p>
              </table:table-cell>
              <table:table-cell office:value-type="float" office:value="629.690734863281">
                <text:p>629.6907348632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8.9139377318922">
                <text:p>98.9139377318922</text:p>
              </table:table-cell>
              <table:table-cell office:value-type="float" office:value="630.690734863281">
                <text:p>630.6907348632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9.0321019519277">
                <text:p>99.0321019519277</text:p>
              </table:table-cell>
              <table:table-cell office:value-type="float" office:value="631.690734863281">
                <text:p>631.6907348632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9.1557105984836">
                <text:p>99.1557105984836</text:p>
              </table:table-cell>
              <table:table-cell office:value-type="float" office:value="632.690734863281">
                <text:p>632.6907348632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.2712534279722">
                <text:p>99.2712534279722</text:p>
              </table:table-cell>
              <table:table-cell office:value-type="float" office:value="633.690734863281">
                <text:p>633.6907348632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.3718744958864">
                <text:p>99.3718744958864</text:p>
              </table:table-cell>
              <table:table-cell office:value-type="float" office:value="634.690734863281">
                <text:p>634.6907348632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.4319648330375">
                <text:p>99.4319648330375</text:p>
              </table:table-cell>
              <table:table-cell office:value-type="float" office:value="635.690734863281">
                <text:p>635.6907348632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9.4896354250685">
                <text:p>99.4896354250685</text:p>
              </table:table-cell>
              <table:table-cell office:value-type="float" office:value="636.690734863281">
                <text:p>636.6907348632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9.5464994353928">
                <text:p>99.5464994353928</text:p>
              </table:table-cell>
              <table:table-cell office:value-type="float" office:value="637.690734863281">
                <text:p>637.6907348632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9.603363445717">
                <text:p>99.603363445717</text:p>
              </table:table-cell>
              <table:table-cell office:value-type="float" office:value="638.690734863281">
                <text:p>638.6907348632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9.6658735279883">
                <text:p>99.6658735279883</text:p>
              </table:table-cell>
              <table:table-cell office:value-type="float" office:value="639.690734863281">
                <text:p>639.6907348632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9.7178980480722">
                <text:p>99.7178980480722</text:p>
              </table:table-cell>
              <table:table-cell office:value-type="float" office:value="640.690734863281">
                <text:p>640.6907348632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9.7691159864494">
                <text:p>99.7691159864494</text:p>
              </table:table-cell>
              <table:table-cell office:value-type="float" office:value="641.690734863281">
                <text:p>641.6907348632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9.8173092434263">
                <text:p>99.8173092434263</text:p>
              </table:table-cell>
              <table:table-cell office:value-type="float" office:value="642.690734863281">
                <text:p>642.6907348632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9.8582432650427">
                <text:p>99.8582432650427</text:p>
              </table:table-cell>
              <table:table-cell office:value-type="float" office:value="643.690734863281">
                <text:p>643.6907348632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9.8931279238586">
                <text:p>99.8931279238586</text:p>
              </table:table-cell>
              <table:table-cell office:value-type="float" office:value="644.690734863281">
                <text:p>644.6907348632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9.9185352476205">
                <text:p>99.9185352476205</text:p>
              </table:table-cell>
              <table:table-cell office:value-type="float" office:value="645.690734863281">
                <text:p>645.6907348632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9.9409178899822">
                <text:p>99.9409178899822</text:p>
              </table:table-cell>
              <table:table-cell office:value-type="float" office:value="646.690734863281">
                <text:p>646.6907348632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.9582593966769">
                <text:p>99.9582593966769</text:p>
              </table:table-cell>
              <table:table-cell office:value-type="float" office:value="647.690734863281">
                <text:p>647.6907348632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9.9745926762381">
                <text:p>99.9745926762381</text:p>
              </table:table-cell>
              <table:table-cell office:value-type="float" office:value="648.690734863281">
                <text:p>648.6907348632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.9846749475722">
                <text:p>99.9846749475722</text:p>
              </table:table-cell>
              <table:table-cell office:value-type="float" office:value="649.690734863281">
                <text:p>649.6907348632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9.9893127923859">
                <text:p>99.9893127923859</text:p>
              </table:table-cell>
              <table:table-cell office:value-type="float" office:value="650.690734863281">
                <text:p>650.6907348632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9.995563800613">
                <text:p>99.995563800613</text:p>
              </table:table-cell>
              <table:table-cell office:value-type="float" office:value="651.690734863281">
                <text:p>651.6907348632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">
                <text:p>100</text:p>
              </table:table-cell>
              <table:table-cell office:value-type="float" office:value="652.690734863281">
                <text:p>652.690734863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6cm" svg:height="9.006cm" xlink:href=".." xlink:type="simple" chart:class="chart:scatter" chart:style-name="ch1">
        <chart:title svg:x="4.636cm" svg:y="0.316cm" chart:style-name="ch2">
          <text:p>Downslope area / Relative Height</text:p>
        </chart:title>
        <chart:plot-area chart:style-name="ch3" table:cell-range-address="histogram_catchment_0_rel.A1:histogram_catchment_0_rel.A331 histogram_catchment_0_rel.C1:histogram_catchment_0_rel.C331" chart:data-source-has-labels="row" svg:x="1.331cm" svg:y="1.275cm" svg:width="14.375cm" svg:height="6.57cm">
          <chartooo:coordinate-region svg:x="2.429cm" svg:y="1.474cm" svg:width="12.574cm" svg:height="5.724cm"/>
          <chart:axis chart:dimension="x" chart:name="primary-x" chart:style-name="ch4">
            <chart:title svg:x="6.979cm" svg:y="8.025cm" chart:style-name="ch5">
              <text:p>Downslope area (%)</text:p>
            </chart:title>
          </chart:axis>
          <chart:axis chart:dimension="y" chart:name="primary-y" chart:style-name="ch4">
            <chart:title svg:x="0.451cm" svg:y="5.993cm" chart:style-name="ch6">
              <text:p>Relative height (%)</text:p>
            </chart:title>
            <chart:grid chart:style-name="ch7" chart:class="major"/>
          </chart:axis>
          <chart:series chart:style-name="ch8" chart:values-cell-range-address="histogram_catchment_0_rel.C2:histogram_catchment_0_rel.C331" chart:label-cell-address="histogram_catchment_0_rel.C1:histogram_catchment_0_rel.C1" chart:class="chart:scatter">
            <chart:domain table:cell-range-address="histogram_catchment_0_rel.A2:histogram_catchment_0_rel.A331"/>
            <chart:data-point chart:repeated="3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lative Height</text:p>
                <draw:g>
                  <svg:desc>histogram_catchment_0_rel.C1:histogram_catchment_0_re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81480884013551">
                <text:p>0.00181480884013551</text:p>
                <draw:g>
                  <svg:desc>histogram_catchment_0_rel.A2:histogram_catchment_0_rel.A331</svg:desc>
                </draw:g>
              </table:table-cell>
              <table:table-cell office:value-type="float" office:value="0">
                <text:p>0</text:p>
                <draw:g>
                  <svg:desc>histogram_catchment_0_rel.C2:histogram_catchment_0_rel.C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67075334731408">
                <text:p>0.00867075334731408</text:p>
              </table:table-cell>
              <table:table-cell office:value-type="float" office:value="0.303951367781155">
                <text:p>0.303951367781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7859332150347">
                <text:p>0.0227859332150347</text:p>
              </table:table-cell>
              <table:table-cell office:value-type="float" office:value="0.60790273556231">
                <text:p>0.60790273556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9422487497984">
                <text:p>0.0419422487497984</text:p>
              </table:table-cell>
              <table:table-cell office:value-type="float" office:value="0.911854103343465">
                <text:p>0.911854103343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5018551379255">
                <text:p>0.0615018551379255</text:p>
              </table:table-cell>
              <table:table-cell office:value-type="float" office:value="1.21580547112462">
                <text:p>1.21580547112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682852072915">
                <text:p>0.083682852072915</text:p>
              </table:table-cell>
              <table:table-cell office:value-type="float" office:value="1.51975683890578">
                <text:p>1.51975683890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5057267301178">
                <text:p>0.105057267301178</text:p>
              </table:table-cell>
              <table:table-cell office:value-type="float" office:value="1.82370820668693">
                <text:p>1.82370820668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0061300209711">
                <text:p>0.130061300209711</text:p>
              </table:table-cell>
              <table:table-cell office:value-type="float" office:value="2.12765957446808">
                <text:p>2.12765957446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0830779157929">
                <text:p>0.150830779157929</text:p>
              </table:table-cell>
              <table:table-cell office:value-type="float" office:value="2.43161094224924">
                <text:p>2.43161094224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9382158412647">
                <text:p>0.169382158412647</text:p>
              </table:table-cell>
              <table:table-cell office:value-type="float" office:value="2.73556231003039">
                <text:p>2.73556231003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1563155347637">
                <text:p>0.191563155347637</text:p>
              </table:table-cell>
              <table:table-cell office:value-type="float" office:value="3.03951367781155">
                <text:p>3.03951367781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8785287949669">
                <text:p>0.218785287949669</text:p>
              </table:table-cell>
              <table:table-cell office:value-type="float" office:value="3.3434650455927">
                <text:p>3.3434650455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587675431521">
                <text:p>0.243587675431521</text:p>
              </table:table-cell>
              <table:table-cell office:value-type="float" office:value="3.64741641337386">
                <text:p>3.64741641337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8994999193418">
                <text:p>0.268994999193418</text:p>
              </table:table-cell>
              <table:table-cell office:value-type="float" office:value="3.95136778115502">
                <text:p>3.95136778115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379738667527">
                <text:p>0.29379738667527</text:p>
              </table:table-cell>
              <table:table-cell office:value-type="float" office:value="4.25531914893617">
                <text:p>4.255319148936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2834328117438">
                <text:p>0.322834328117438</text:p>
              </table:table-cell>
              <table:table-cell office:value-type="float" office:value="4.55927051671733">
                <text:p>4.55927051671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4492660106469">
                <text:p>0.354492660106469</text:p>
              </table:table-cell>
              <table:table-cell office:value-type="float" office:value="4.86322188449848">
                <text:p>4.86322188449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3529601548637">
                <text:p>0.383529601548637</text:p>
              </table:table-cell>
              <table:table-cell office:value-type="float" office:value="5.16717325227964">
                <text:p>5.16717325227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3776415550895">
                <text:p>0.413776415550895</text:p>
              </table:table-cell>
              <table:table-cell office:value-type="float" office:value="5.47112462006079">
                <text:p>5.47112462006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3015002419745">
                <text:p>0.443015002419745</text:p>
              </table:table-cell>
              <table:table-cell office:value-type="float" office:value="5.77507598784195">
                <text:p>5.77507598784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5479916115503">
                <text:p>0.475479916115503</text:p>
              </table:table-cell>
              <table:table-cell office:value-type="float" office:value="6.0790273556231">
                <text:p>6.0790273556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8751411517987">
                <text:p>0.508751411517987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7668978867559">
                <text:p>0.547668978867559</text:p>
              </table:table-cell>
              <table:table-cell office:value-type="float" office:value="6.68693009118541">
                <text:p>6.68693009118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1948701403452">
                <text:p>0.581948701403452</text:p>
              </table:table-cell>
              <table:table-cell office:value-type="float" office:value="6.99088145896657">
                <text:p>6.99088145896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0462977899661">
                <text:p>0.620462977899661</text:p>
              </table:table-cell>
              <table:table-cell office:value-type="float" office:value="7.29483282674772">
                <text:p>7.29483282674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9380545249234">
                <text:p>0.659380545249234</text:p>
              </table:table-cell>
              <table:table-cell office:value-type="float" office:value="7.59878419452888">
                <text:p>7.59878419452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7693176318761">
                <text:p>0.697693176318761</text:p>
              </table:table-cell>
              <table:table-cell office:value-type="float" office:value="7.90273556231003">
                <text:p>7.90273556231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3668333602194">
                <text:p>0.743668333602194</text:p>
              </table:table-cell>
              <table:table-cell office:value-type="float" office:value="8.20668693009119">
                <text:p>8.20668693009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83594128085175">
                <text:p>0.783594128085175</text:p>
              </table:table-cell>
              <table:table-cell office:value-type="float" office:value="8.51063829787234">
                <text:p>8.51063829787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3318277141474">
                <text:p>0.823318277141474</text:p>
              </table:table-cell>
              <table:table-cell office:value-type="float" office:value="8.8145896656535">
                <text:p>8.8145896656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0906597838361">
                <text:p>0.870906597838361</text:p>
              </table:table-cell>
              <table:table-cell office:value-type="float" office:value="9.11854103343465">
                <text:p>9.11854103343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647846426843">
                <text:p>0.91647846426843</text:p>
              </table:table-cell>
              <table:table-cell office:value-type="float" office:value="9.42249240121581">
                <text:p>9.42249240121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4066784965317">
                <text:p>0.964066784965317</text:p>
              </table:table-cell>
              <table:table-cell office:value-type="float" office:value="9.72644376899696">
                <text:p>9.72644376899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689788675593">
                <text:p>1.01689788675593</text:p>
              </table:table-cell>
              <table:table-cell office:value-type="float" office:value="10.0303951367781">
                <text:p>10.03039513677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214873366672">
                <text:p>1.07214873366672</text:p>
              </table:table-cell>
              <table:table-cell office:value-type="float" office:value="10.3343465045593">
                <text:p>10.33434650455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2598806259074">
                <text:p>1.12598806259074</text:p>
              </table:table-cell>
              <table:table-cell office:value-type="float" office:value="10.6382978723404">
                <text:p>10.63829787234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8305371834167">
                <text:p>1.18305371834167</text:p>
              </table:table-cell>
              <table:table-cell office:value-type="float" office:value="10.9422492401216">
                <text:p>10.9422492401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3729633811905">
                <text:p>1.23729633811905</text:p>
              </table:table-cell>
              <table:table-cell office:value-type="float" office:value="11.2462006079027">
                <text:p>11.2462006079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879819325698">
                <text:p>1.29879819325698</text:p>
              </table:table-cell>
              <table:table-cell office:value-type="float" office:value="11.5501519756839">
                <text:p>11.55015197568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5989675754154">
                <text:p>1.35989675754154</text:p>
              </table:table-cell>
              <table:table-cell office:value-type="float" office:value="11.854103343465">
                <text:p>11.854103343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2281013066624">
                <text:p>1.42281013066624</text:p>
              </table:table-cell>
              <table:table-cell office:value-type="float" office:value="12.1580547112462">
                <text:p>12.1580547112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8733666720439">
                <text:p>1.48733666720439</text:p>
              </table:table-cell>
              <table:table-cell office:value-type="float" office:value="12.4620060790274">
                <text:p>12.4620060790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522664945959">
                <text:p>1.5522664945959</text:p>
              </table:table-cell>
              <table:table-cell office:value-type="float" office:value="12.7659574468085">
                <text:p>12.76595744680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1840619454751">
                <text:p>1.61840619454751</text:p>
              </table:table-cell>
              <table:table-cell office:value-type="float" office:value="13.0699088145897">
                <text:p>13.06990881458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8555412163252">
                <text:p>1.68555412163252</text:p>
              </table:table-cell>
              <table:table-cell office:value-type="float" office:value="13.3738601823708">
                <text:p>13.37386018237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5895305694467">
                <text:p>1.75895305694467</text:p>
              </table:table-cell>
              <table:table-cell office:value-type="float" office:value="13.677811550152">
                <text:p>13.677811550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3315857396354">
                <text:p>1.83315857396354</text:p>
              </table:table-cell>
              <table:table-cell office:value-type="float" office:value="13.9817629179331">
                <text:p>13.9817629179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0958219067592">
                <text:p>1.90958219067592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870140345217">
                <text:p>1.9870140345217</text:p>
              </table:table-cell>
              <table:table-cell office:value-type="float" office:value="14.5896656534954">
                <text:p>14.5896656534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6666397806098">
                <text:p>2.06666397806098</text:p>
              </table:table-cell>
              <table:table-cell office:value-type="float" office:value="14.8936170212766">
                <text:p>14.8936170212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4671721245362">
                <text:p>2.14671721245362</text:p>
              </table:table-cell>
              <table:table-cell office:value-type="float" office:value="15.1975683890578">
                <text:p>15.1975683890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3886917244717">
                <text:p>2.23886917244717</text:p>
              </table:table-cell>
              <table:table-cell office:value-type="float" office:value="15.5015197568389">
                <text:p>15.50151975683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3081948701403">
                <text:p>2.33081948701403</text:p>
              </table:table-cell>
              <table:table-cell office:value-type="float" office:value="15.8054711246201">
                <text:p>15.8054711246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2559283755444">
                <text:p>2.42559283755444</text:p>
              </table:table-cell>
              <table:table-cell office:value-type="float" office:value="16.1094224924012">
                <text:p>16.10942249240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2964187772221">
                <text:p>2.52964187772221</text:p>
              </table:table-cell>
              <table:table-cell office:value-type="float" office:value="16.4133738601824">
                <text:p>16.41337386018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3026294563639">
                <text:p>2.63026294563639</text:p>
              </table:table-cell>
              <table:table-cell office:value-type="float" office:value="16.7173252279635">
                <text:p>16.71732522796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4036134860461">
                <text:p>2.74036134860461</text:p>
              </table:table-cell>
              <table:table-cell office:value-type="float" office:value="17.0212765957447">
                <text:p>17.02127659574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6336505888046">
                <text:p>2.86336505888046</text:p>
              </table:table-cell>
              <table:table-cell office:value-type="float" office:value="17.3252279635258">
                <text:p>17.32522796352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77698015809">
                <text:p>2.977698015809</text:p>
              </table:table-cell>
              <table:table-cell office:value-type="float" office:value="17.629179331307">
                <text:p>17.6291793313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9868527181803">
                <text:p>3.09868527181803</text:p>
              </table:table-cell>
              <table:table-cell office:value-type="float" office:value="17.9331306990881">
                <text:p>17.93313069908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3136796257461">
                <text:p>3.23136796257461</text:p>
              </table:table-cell>
              <table:table-cell office:value-type="float" office:value="18.2370820668693">
                <text:p>18.2370820668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6707533473141">
                <text:p>3.36707533473141</text:p>
              </table:table-cell>
              <table:table-cell office:value-type="float" office:value="18.5410334346505">
                <text:p>18.54103343465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9491853524762">
                <text:p>3.49491853524762</text:p>
              </table:table-cell>
              <table:table-cell office:value-type="float" office:value="18.8449848024316">
                <text:p>18.84498480243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3849007904501">
                <text:p>3.63849007904501</text:p>
              </table:table-cell>
              <table:table-cell office:value-type="float" office:value="19.1489361702128">
                <text:p>19.1489361702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8871592192289">
                <text:p>3.78871592192289</text:p>
              </table:table-cell>
              <table:table-cell office:value-type="float" office:value="19.4528875379939">
                <text:p>19.4528875379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4882239070818">
                <text:p>3.94882239070818</text:p>
              </table:table-cell>
              <table:table-cell office:value-type="float" office:value="19.7568389057751">
                <text:p>19.7568389057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1800290369414">
                <text:p>4.11800290369414</text:p>
              </table:table-cell>
              <table:table-cell office:value-type="float" office:value="20.0607902735562">
                <text:p>20.0607902735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0775125020165">
                <text:p>4.30775125020165</text:p>
              </table:table-cell>
              <table:table-cell office:value-type="float" office:value="20.3647416413374">
                <text:p>20.3647416413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48237618970802">
                <text:p>4.48237618970802</text:p>
              </table:table-cell>
              <table:table-cell office:value-type="float" office:value="20.6686930091185">
                <text:p>20.6686930091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66365542829489">
                <text:p>4.66365542829489</text:p>
              </table:table-cell>
              <table:table-cell office:value-type="float" office:value="20.9726443768997">
                <text:p>20.9726443768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84533795773512">
                <text:p>4.84533795773512</text:p>
              </table:table-cell>
              <table:table-cell office:value-type="float" office:value="21.2765957446808">
                <text:p>21.2765957446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4940312953702">
                <text:p>5.04940312953702</text:p>
              </table:table-cell>
              <table:table-cell office:value-type="float" office:value="21.580547112462">
                <text:p>21.580547112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6213905468624">
                <text:p>5.26213905468624</text:p>
              </table:table-cell>
              <table:table-cell office:value-type="float" office:value="21.8844984802432">
                <text:p>21.8844984802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47023713502178">
                <text:p>5.47023713502178</text:p>
              </table:table-cell>
              <table:table-cell office:value-type="float" office:value="22.1884498480243">
                <text:p>22.18844984802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69103887723826">
                <text:p>5.69103887723826</text:p>
              </table:table-cell>
              <table:table-cell office:value-type="float" office:value="22.4924012158055">
                <text:p>22.4924012158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93140022584288">
                <text:p>5.93140022584288</text:p>
              </table:table-cell>
              <table:table-cell office:value-type="float" office:value="22.7963525835866">
                <text:p>22.79635258358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17377802871431">
                <text:p>6.17377802871431</text:p>
              </table:table-cell>
              <table:table-cell office:value-type="float" office:value="23.1003039513678">
                <text:p>23.10030395136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44075657364091">
                <text:p>6.44075657364091</text:p>
              </table:table-cell>
              <table:table-cell office:value-type="float" office:value="23.4042553191489">
                <text:p>23.4042553191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69845942894015">
                <text:p>6.69845942894015</text:p>
              </table:table-cell>
              <table:table-cell office:value-type="float" office:value="23.7082066869301">
                <text:p>23.7082066869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94547507662526">
                <text:p>6.94547507662526</text:p>
              </table:table-cell>
              <table:table-cell office:value-type="float" office:value="24.0121580547112">
                <text:p>24.0121580547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18986933376351">
                <text:p>7.18986933376351</text:p>
              </table:table-cell>
              <table:table-cell office:value-type="float" office:value="24.3161094224924">
                <text:p>24.31610942249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4415228262623">
                <text:p>7.4415228262623</text:p>
              </table:table-cell>
              <table:table-cell office:value-type="float" office:value="24.6200607902736">
                <text:p>24.62006079027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70285529924181">
                <text:p>7.70285529924181</text:p>
              </table:table-cell>
              <table:table-cell office:value-type="float" office:value="24.9240121580547">
                <text:p>24.9240121580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98092434263591">
                <text:p>7.98092434263591</text:p>
              </table:table-cell>
              <table:table-cell office:value-type="float" office:value="25.2279635258359">
                <text:p>25.227963525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25173415066946">
                <text:p>8.25173415066946</text:p>
              </table:table-cell>
              <table:table-cell office:value-type="float" office:value="25.531914893617">
                <text:p>25.5319148936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66905952573">
                <text:p>8.566905952573</text:p>
              </table:table-cell>
              <table:table-cell office:value-type="float" office:value="25.8358662613982">
                <text:p>25.83586626139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87502016454267">
                <text:p>8.87502016454267</text:p>
              </table:table-cell>
              <table:table-cell office:value-type="float" office:value="26.1398176291793">
                <text:p>26.1398176291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1780932408453">
                <text:p>9.1780932408453</text:p>
              </table:table-cell>
              <table:table-cell office:value-type="float" office:value="26.4437689969605">
                <text:p>26.44376899696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4914502339087">
                <text:p>9.4914502339087</text:p>
              </table:table-cell>
              <table:table-cell office:value-type="float" office:value="26.7477203647416">
                <text:p>26.74772036474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79472495563801">
                <text:p>9.79472495563801</text:p>
              </table:table-cell>
              <table:table-cell office:value-type="float" office:value="27.0516717325228">
                <text:p>27.05167173252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0742055170189">
                <text:p>10.0742055170189</text:p>
              </table:table-cell>
              <table:table-cell office:value-type="float" office:value="27.3556231003039">
                <text:p>27.35562310030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3544926601065">
                <text:p>10.3544926601065</text:p>
              </table:table-cell>
              <table:table-cell office:value-type="float" office:value="27.6595744680851">
                <text:p>27.6595744680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6376028391676">
                <text:p>10.6376028391676</text:p>
              </table:table-cell>
              <table:table-cell office:value-type="float" office:value="27.9635258358663">
                <text:p>27.96352583586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9174866914018">
                <text:p>10.9174866914018</text:p>
              </table:table-cell>
              <table:table-cell office:value-type="float" office:value="28.2674772036474">
                <text:p>28.26747720364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1955557347959">
                <text:p>11.1955557347959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4776576867237">
                <text:p>11.4776576867237</text:p>
              </table:table-cell>
              <table:table-cell office:value-type="float" office:value="28.8753799392097">
                <text:p>28.87537993920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732698822391">
                <text:p>11.7732698822391</text:p>
              </table:table-cell>
              <table:table-cell office:value-type="float" office:value="29.1793313069909">
                <text:p>29.17933130699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0757380222617">
                <text:p>12.0757380222617</text:p>
              </table:table-cell>
              <table:table-cell office:value-type="float" office:value="29.483282674772">
                <text:p>29.4832826747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3836505888046">
                <text:p>12.3836505888046</text:p>
              </table:table-cell>
              <table:table-cell office:value-type="float" office:value="29.7872340425532">
                <text:p>29.7872340425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7010404904017">
                <text:p>12.7010404904017</text:p>
              </table:table-cell>
              <table:table-cell office:value-type="float" office:value="30.0911854103343">
                <text:p>30.0911854103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018228746572">
                <text:p>13.018228746572</text:p>
              </table:table-cell>
              <table:table-cell office:value-type="float" office:value="30.3951367781155">
                <text:p>30.39513677811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3398532021294">
                <text:p>13.3398532021294</text:p>
              </table:table-cell>
              <table:table-cell office:value-type="float" office:value="30.6990881458967">
                <text:p>30.69908814589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6548233586062">
                <text:p>13.6548233586062</text:p>
              </table:table-cell>
              <table:table-cell office:value-type="float" office:value="31.0030395136778">
                <text:p>31.00303951367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9831021132441">
                <text:p>13.9831021132441</text:p>
              </table:table-cell>
              <table:table-cell office:value-type="float" office:value="31.306990881459">
                <text:p>31.3069908814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3226730117761">
                <text:p>14.3226730117761</text:p>
              </table:table-cell>
              <table:table-cell office:value-type="float" office:value="31.6109422492401">
                <text:p>31.61094224924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6910792063236">
                <text:p>14.6910792063236</text:p>
              </table:table-cell>
              <table:table-cell office:value-type="float" office:value="31.9148936170213">
                <text:p>31.91489361702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0596870462978">
                <text:p>15.0596870462978</text:p>
              </table:table-cell>
              <table:table-cell office:value-type="float" office:value="32.2188449848024">
                <text:p>32.21884498480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4881835779965">
                <text:p>15.4881835779965</text:p>
              </table:table-cell>
              <table:table-cell office:value-type="float" office:value="32.5227963525836">
                <text:p>32.52279635258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9162768188417">
                <text:p>15.9162768188417</text:p>
              </table:table-cell>
              <table:table-cell office:value-type="float" office:value="32.8267477203647">
                <text:p>32.82674772036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3486046136474">
                <text:p>16.3486046136474</text:p>
              </table:table-cell>
              <table:table-cell office:value-type="float" office:value="33.1306990881459">
                <text:p>33.1306990881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7877883529602">
                <text:p>16.7877883529602</text:p>
              </table:table-cell>
              <table:table-cell office:value-type="float" office:value="33.434650455927">
                <text:p>33.4346504559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2392724633005">
                <text:p>17.2392724633005</text:p>
              </table:table-cell>
              <table:table-cell office:value-type="float" office:value="33.7386018237082">
                <text:p>33.73860182370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6901516373609">
                <text:p>17.6901516373609</text:p>
              </table:table-cell>
              <table:table-cell office:value-type="float" office:value="34.0425531914894">
                <text:p>34.04255319148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1194547507663">
                <text:p>18.1194547507663</text:p>
              </table:table-cell>
              <table:table-cell office:value-type="float" office:value="34.3465045592705">
                <text:p>34.34650455927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5588401355057">
                <text:p>18.5588401355057</text:p>
              </table:table-cell>
              <table:table-cell office:value-type="float" office:value="34.6504559270517">
                <text:p>34.65045592705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9980238748185">
                <text:p>18.9980238748185</text:p>
              </table:table-cell>
              <table:table-cell office:value-type="float" office:value="34.9544072948328">
                <text:p>34.95440729483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4438619132118">
                <text:p>19.4438619132118</text:p>
              </table:table-cell>
              <table:table-cell office:value-type="float" office:value="35.258358662614">
                <text:p>35.2583586626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918938538474">
                <text:p>19.918938538474</text:p>
              </table:table-cell>
              <table:table-cell office:value-type="float" office:value="35.5623100303951">
                <text:p>35.56231003039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3867559283755">
                <text:p>20.3867559283755</text:p>
              </table:table-cell>
              <table:table-cell office:value-type="float" office:value="35.8662613981763">
                <text:p>35.86626139817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8783674786256">
                <text:p>20.8783674786256</text:p>
              </table:table-cell>
              <table:table-cell office:value-type="float" office:value="36.1702127659575">
                <text:p>36.17021276595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3699790288756">
                <text:p>21.3699790288756</text:p>
              </table:table-cell>
              <table:table-cell office:value-type="float" office:value="36.4741641337386">
                <text:p>36.47416413373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884174866914">
                <text:p>21.884174866914</text:p>
              </table:table-cell>
              <table:table-cell office:value-type="float" office:value="36.7781155015198">
                <text:p>36.77811550151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415712211647">
                <text:p>22.415712211647</text:p>
              </table:table-cell>
              <table:table-cell office:value-type="float" office:value="37.0820668693009">
                <text:p>37.08206686930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9311179222455">
                <text:p>22.9311179222455</text:p>
              </table:table-cell>
              <table:table-cell office:value-type="float" office:value="37.3860182370821">
                <text:p>37.38601823708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4447088240039">
                <text:p>23.4447088240039</text:p>
              </table:table-cell>
              <table:table-cell office:value-type="float" office:value="37.6899696048632">
                <text:p>37.68996960486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9722132602033">
                <text:p>23.9722132602033</text:p>
              </table:table-cell>
              <table:table-cell office:value-type="float" office:value="37.9939209726444">
                <text:p>37.99392097264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.5271414744314">
                <text:p>24.5271414744314</text:p>
              </table:table-cell>
              <table:table-cell office:value-type="float" office:value="38.2978723404255">
                <text:p>38.2978723404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0401274399097">
                <text:p>25.0401274399097</text:p>
              </table:table-cell>
              <table:table-cell office:value-type="float" office:value="38.6018237082067">
                <text:p>38.6018237082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5325455718664">
                <text:p>25.5325455718664</text:p>
              </table:table-cell>
              <table:table-cell office:value-type="float" office:value="38.9057750759878">
                <text:p>38.90577507598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9624536215519">
                <text:p>25.9624536215519</text:p>
              </table:table-cell>
              <table:table-cell office:value-type="float" office:value="39.209726443769">
                <text:p>39.2097264437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3758267462494">
                <text:p>26.3758267462494</text:p>
              </table:table-cell>
              <table:table-cell office:value-type="float" office:value="39.5136778115502">
                <text:p>39.51367781155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7837554444265">
                <text:p>26.7837554444265</text:p>
              </table:table-cell>
              <table:table-cell office:value-type="float" office:value="39.8176291793313">
                <text:p>39.81762917933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.1999516050976">
                <text:p>27.1999516050976</text:p>
              </table:table-cell>
              <table:table-cell office:value-type="float" office:value="40.1215805471125">
                <text:p>40.1215805471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.63369091789">
                <text:p>27.63369091789</text:p>
              </table:table-cell>
              <table:table-cell office:value-type="float" office:value="40.4255319148936">
                <text:p>40.4255319148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.0638006130021">
                <text:p>28.0638006130021</text:p>
              </table:table-cell>
              <table:table-cell office:value-type="float" office:value="40.7294832826748">
                <text:p>40.72948328267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.4715276657525">
                <text:p>28.4715276657525</text:p>
              </table:table-cell>
              <table:table-cell office:value-type="float" office:value="41.0334346504559">
                <text:p>41.03343465045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.879859654783">
                <text:p>28.879859654783</text:p>
              </table:table-cell>
              <table:table-cell office:value-type="float" office:value="41.3373860182371">
                <text:p>41.33738601823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2954508791741">
                <text:p>29.2954508791741</text:p>
              </table:table-cell>
              <table:table-cell office:value-type="float" office:value="41.6413373860182">
                <text:p>41.64133738601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.709227294725">
                <text:p>29.709227294725</text:p>
              </table:table-cell>
              <table:table-cell office:value-type="float" office:value="41.9452887537994">
                <text:p>41.9452887537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1330859816099">
                <text:p>30.1330859816099</text:p>
              </table:table-cell>
              <table:table-cell office:value-type="float" office:value="42.2492401215805">
                <text:p>42.24924012158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5500887239878">
                <text:p>30.5500887239878</text:p>
              </table:table-cell>
              <table:table-cell office:value-type="float" office:value="42.5531914893617">
                <text:p>42.5531914893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9836263913535">
                <text:p>30.9836263913535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4076867236651">
                <text:p>31.4076867236651</text:p>
              </table:table-cell>
              <table:table-cell office:value-type="float" office:value="43.161094224924">
                <text:p>43.1610942249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.8299322471366">
                <text:p>31.8299322471366</text:p>
              </table:table-cell>
              <table:table-cell office:value-type="float" office:value="43.4650455927052">
                <text:p>43.46504559270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.2170914663655">
                <text:p>32.2170914663655</text:p>
              </table:table-cell>
              <table:table-cell office:value-type="float" office:value="43.7689969604863">
                <text:p>43.76899696048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.5600903371512">
                <text:p>32.5600903371512</text:p>
              </table:table-cell>
              <table:table-cell office:value-type="float" office:value="44.0729483282675">
                <text:p>44.07294832826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.9081303436038">
                <text:p>32.9081303436038</text:p>
              </table:table-cell>
              <table:table-cell office:value-type="float" office:value="44.3768996960486">
                <text:p>44.37689969604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.2351992256816">
                <text:p>33.2351992256816</text:p>
              </table:table-cell>
              <table:table-cell office:value-type="float" office:value="44.6808510638298">
                <text:p>44.68085106382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.5604532989192">
                <text:p>33.5604532989192</text:p>
              </table:table-cell>
              <table:table-cell office:value-type="float" office:value="44.9848024316109">
                <text:p>44.98480243161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.8808678819165">
                <text:p>33.8808678819165</text:p>
              </table:table-cell>
              <table:table-cell office:value-type="float" office:value="45.2887537993921">
                <text:p>45.28875379939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.1720438780449">
                <text:p>34.1720438780449</text:p>
              </table:table-cell>
              <table:table-cell office:value-type="float" office:value="45.5927051671732">
                <text:p>45.59270516717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.469067591547">
                <text:p>34.469067591547</text:p>
              </table:table-cell>
              <table:table-cell office:value-type="float" office:value="45.8966565349544">
                <text:p>45.89665653495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.7642764962091">
                <text:p>34.7642764962091</text:p>
              </table:table-cell>
              <table:table-cell office:value-type="float" office:value="46.2006079027356">
                <text:p>46.2006079027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.0492014841104">
                <text:p>35.0492014841104</text:p>
              </table:table-cell>
              <table:table-cell office:value-type="float" office:value="46.5045592705167">
                <text:p>46.5045592705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.334529762865">
                <text:p>35.334529762865</text:p>
              </table:table-cell>
              <table:table-cell office:value-type="float" office:value="46.8085106382979">
                <text:p>46.80851063829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.6220761413131">
                <text:p>35.6220761413131</text:p>
              </table:table-cell>
              <table:table-cell office:value-type="float" office:value="47.112462006079">
                <text:p>47.1124620060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.9074044200678">
                <text:p>35.9074044200678</text:p>
              </table:table-cell>
              <table:table-cell office:value-type="float" office:value="47.4164133738602">
                <text:p>47.4164133738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1840619454751">
                <text:p>36.1840619454751</text:p>
              </table:table-cell>
              <table:table-cell office:value-type="float" office:value="47.7203647416413">
                <text:p>47.72036474164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.4542668172286">
                <text:p>36.4542668172286</text:p>
              </table:table-cell>
              <table:table-cell office:value-type="float" office:value="48.0243161094225">
                <text:p>48.02431610942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.7192289078884">
                <text:p>36.7192289078884</text:p>
              </table:table-cell>
              <table:table-cell office:value-type="float" office:value="48.3282674772036">
                <text:p>48.32826747720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9898370704953">
                <text:p>36.9898370704953</text:p>
              </table:table-cell>
              <table:table-cell office:value-type="float" office:value="48.6322188449848">
                <text:p>48.63221884498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.2594370059687">
                <text:p>37.2594370059687</text:p>
              </table:table-cell>
              <table:table-cell office:value-type="float" office:value="48.936170212766">
                <text:p>48.9361702127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.5358928859494">
                <text:p>37.5358928859494</text:p>
              </table:table-cell>
              <table:table-cell office:value-type="float" office:value="49.2401215805471">
                <text:p>49.24012158054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8188014195838">
                <text:p>37.8188014195838</text:p>
              </table:table-cell>
              <table:table-cell office:value-type="float" office:value="49.5440729483283">
                <text:p>49.54407294832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.1067510888853">
                <text:p>38.1067510888853</text:p>
              </table:table-cell>
              <table:table-cell office:value-type="float" office:value="49.8480243161094">
                <text:p>49.84802431610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.370503306985">
                <text:p>38.370503306985</text:p>
              </table:table-cell>
              <table:table-cell office:value-type="float" office:value="50.1519756838906">
                <text:p>50.15197568389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.6382884336183">
                <text:p>38.6382884336183</text:p>
              </table:table-cell>
              <table:table-cell office:value-type="float" office:value="50.4559270516717">
                <text:p>50.4559270516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.8992176157445">
                <text:p>38.8992176157445</text:p>
              </table:table-cell>
              <table:table-cell office:value-type="float" office:value="50.7598784194529">
                <text:p>50.75987841945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.1595418615906">
                <text:p>39.1595418615906</text:p>
              </table:table-cell>
              <table:table-cell office:value-type="float" office:value="51.063829787234">
                <text:p>51.0638297872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4156315534764">
                <text:p>39.4156315534764</text:p>
              </table:table-cell>
              <table:table-cell office:value-type="float" office:value="51.3677811550152">
                <text:p>51.36778115501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.6771656718826">
                <text:p>39.6771656718826</text:p>
              </table:table-cell>
              <table:table-cell office:value-type="float" office:value="51.6717325227964">
                <text:p>51.67173252279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.9514034521697">
                <text:p>39.9514034521697</text:p>
              </table:table-cell>
              <table:table-cell office:value-type="float" office:value="51.9756838905775">
                <text:p>51.97568389057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2260445233102">
                <text:p>40.2260445233102</text:p>
              </table:table-cell>
              <table:table-cell office:value-type="float" office:value="52.2796352583587">
                <text:p>52.27963525835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5061300209712">
                <text:p>40.5061300209712</text:p>
              </table:table-cell>
              <table:table-cell office:value-type="float" office:value="52.5835866261398">
                <text:p>52.5835866261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7884336183256">
                <text:p>40.7884336183256</text:p>
              </table:table-cell>
              <table:table-cell office:value-type="float" office:value="52.887537993921">
                <text:p>52.8875379939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.0798112598807">
                <text:p>41.0798112598807</text:p>
              </table:table-cell>
              <table:table-cell office:value-type="float" office:value="53.1914893617021">
                <text:p>53.1914893617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3738102919826">
                <text:p>41.3738102919826</text:p>
              </table:table-cell>
              <table:table-cell office:value-type="float" office:value="53.4954407294833">
                <text:p>53.49544072948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6791014679787">
                <text:p>41.6791014679787</text:p>
              </table:table-cell>
              <table:table-cell office:value-type="float" office:value="53.7993920972644">
                <text:p>53.79939209726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9981045329892">
                <text:p>41.9981045329892</text:p>
              </table:table-cell>
              <table:table-cell office:value-type="float" office:value="54.1033434650456">
                <text:p>54.10334346504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.3225520245201">
                <text:p>42.3225520245201</text:p>
              </table:table-cell>
              <table:table-cell office:value-type="float" office:value="54.4072948328268">
                <text:p>54.40729483282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.6651476044524">
                <text:p>42.6651476044524</text:p>
              </table:table-cell>
              <table:table-cell office:value-type="float" office:value="54.7112462006079">
                <text:p>54.71124620060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.0192369737055">
                <text:p>43.0192369737055</text:p>
              </table:table-cell>
              <table:table-cell office:value-type="float" office:value="55.0151975683891">
                <text:p>55.01519756838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3.388248104533">
                <text:p>43.388248104533</text:p>
              </table:table-cell>
              <table:table-cell office:value-type="float" office:value="55.3191489361702">
                <text:p>55.31914893617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.7532263268269">
                <text:p>43.7532263268269</text:p>
              </table:table-cell>
              <table:table-cell office:value-type="float" office:value="55.6231003039514">
                <text:p>55.62310030395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.1284884658816">
                <text:p>44.1284884658816</text:p>
              </table:table-cell>
              <table:table-cell office:value-type="float" office:value="55.9270516717325">
                <text:p>55.92705167173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.5047588320697">
                <text:p>44.5047588320697</text:p>
              </table:table-cell>
              <table:table-cell office:value-type="float" office:value="56.2310030395137">
                <text:p>56.23100303951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.9034118406195">
                <text:p>44.9034118406195</text:p>
              </table:table-cell>
              <table:table-cell office:value-type="float" office:value="56.5349544072948">
                <text:p>56.53495440729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.2909743507017">
                <text:p>45.2909743507017</text:p>
              </table:table-cell>
              <table:table-cell office:value-type="float" office:value="56.838905775076">
                <text:p>56.8389057750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.6926520406517">
                <text:p>45.6926520406517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6.1019922568156">
                <text:p>46.1019922568156</text:p>
              </table:table-cell>
              <table:table-cell office:value-type="float" office:value="57.4468085106383">
                <text:p>57.44680851063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6.5171801903533">
                <text:p>46.5171801903533</text:p>
              </table:table-cell>
              <table:table-cell office:value-type="float" office:value="57.7507598784195">
                <text:p>57.75075987841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6.9478948217455">
                <text:p>46.9478948217455</text:p>
              </table:table-cell>
              <table:table-cell office:value-type="float" office:value="58.0547112462006">
                <text:p>58.05471124620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.387885142765">
                <text:p>47.387885142765</text:p>
              </table:table-cell>
              <table:table-cell office:value-type="float" office:value="58.3586626139818">
                <text:p>58.35866261398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.8482416518794">
                <text:p>47.8482416518794</text:p>
              </table:table-cell>
              <table:table-cell office:value-type="float" office:value="58.6626139817629">
                <text:p>58.66261398176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.3186804323278">
                <text:p>48.3186804323278</text:p>
              </table:table-cell>
              <table:table-cell office:value-type="float" office:value="58.9665653495441">
                <text:p>58.96656534954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8.8056541377642">
                <text:p>48.8056541377642</text:p>
              </table:table-cell>
              <table:table-cell office:value-type="float" office:value="59.2705167173252">
                <text:p>59.27051671732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298677206001">
                <text:p>49.298677206001</text:p>
              </table:table-cell>
              <table:table-cell office:value-type="float" office:value="59.5744680851064">
                <text:p>59.57446808510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8013792547185">
                <text:p>49.8013792547185</text:p>
              </table:table-cell>
              <table:table-cell office:value-type="float" office:value="59.8784194528875">
                <text:p>59.8784194528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.3093240845298">
                <text:p>50.3093240845298</text:p>
              </table:table-cell>
              <table:table-cell office:value-type="float" office:value="60.1823708206687">
                <text:p>60.18237082066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.8174705597677">
                <text:p>50.8174705597677</text:p>
              </table:table-cell>
              <table:table-cell office:value-type="float" office:value="60.4863221884498">
                <text:p>60.48632218844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.3498144862075">
                <text:p>51.3498144862075</text:p>
              </table:table-cell>
              <table:table-cell office:value-type="float" office:value="60.790273556231">
                <text:p>60.7902735562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.9039361187289">
                <text:p>51.9039361187289</text:p>
              </table:table-cell>
              <table:table-cell office:value-type="float" office:value="61.0942249240122">
                <text:p>61.09422492401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.4758025487982">
                <text:p>52.4758025487982</text:p>
              </table:table-cell>
              <table:table-cell office:value-type="float" office:value="61.3981762917933">
                <text:p>61.39817629179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.0198419099855">
                <text:p>53.0198419099855</text:p>
              </table:table-cell>
              <table:table-cell office:value-type="float" office:value="61.7021276595745">
                <text:p>61.7021276595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3.5626713986127">
                <text:p>53.5626713986127</text:p>
              </table:table-cell>
              <table:table-cell office:value-type="float" office:value="62.0060790273556">
                <text:p>62.0060790273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.1184061945475">
                <text:p>54.1184061945475</text:p>
              </table:table-cell>
              <table:table-cell office:value-type="float" office:value="62.3100303951368">
                <text:p>62.31003039513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.6880545249234">
                <text:p>54.6880545249234</text:p>
              </table:table-cell>
              <table:table-cell office:value-type="float" office:value="62.6139817629179">
                <text:p>62.61398176291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.2564929827392">
                <text:p>55.2564929827392</text:p>
              </table:table-cell>
              <table:table-cell office:value-type="float" office:value="62.9179331306991">
                <text:p>62.9179331306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5.8592111630908">
                <text:p>55.8592111630908</text:p>
              </table:table-cell>
              <table:table-cell office:value-type="float" office:value="63.2218844984802">
                <text:p>63.22188449848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.4393450556542">
                <text:p>56.4393450556542</text:p>
              </table:table-cell>
              <table:table-cell office:value-type="float" office:value="63.5258358662614">
                <text:p>63.52583586626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.9797547991612">
                <text:p>56.9797547991612</text:p>
              </table:table-cell>
              <table:table-cell office:value-type="float" office:value="63.8297872340426">
                <text:p>63.82978723404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.5201645426682">
                <text:p>57.5201645426682</text:p>
              </table:table-cell>
              <table:table-cell office:value-type="float" office:value="64.1337386018237">
                <text:p>64.13373860182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8.030932408453">
                <text:p>58.030932408453</text:p>
              </table:table-cell>
              <table:table-cell office:value-type="float" office:value="64.4376899696049">
                <text:p>64.43768996960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8.5410953379578">
                <text:p>58.5410953379578</text:p>
              </table:table-cell>
              <table:table-cell office:value-type="float" office:value="64.741641337386">
                <text:p>64.7416413373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.092797225359">
                <text:p>59.092797225359</text:p>
              </table:table-cell>
              <table:table-cell office:value-type="float" office:value="65.0455927051672">
                <text:p>65.04559270516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6529682206808">
                <text:p>59.6529682206808</text:p>
              </table:table-cell>
              <table:table-cell office:value-type="float" office:value="65.3495440729483">
                <text:p>65.34954407294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.1760364574932">
                <text:p>60.1760364574932</text:p>
              </table:table-cell>
              <table:table-cell office:value-type="float" office:value="65.6534954407295">
                <text:p>65.65349544072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.6710759799968">
                <text:p>60.6710759799968</text:p>
              </table:table-cell>
              <table:table-cell office:value-type="float" office:value="65.9574468085106">
                <text:p>65.95744680851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.1582513308599">
                <text:p>61.1582513308599</text:p>
              </table:table-cell>
              <table:table-cell office:value-type="float" office:value="66.2613981762918">
                <text:p>66.26139817629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.6268753024682">
                <text:p>61.6268753024682</text:p>
              </table:table-cell>
              <table:table-cell office:value-type="float" office:value="66.5653495440729">
                <text:p>66.56534954407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.0834005484756">
                <text:p>62.0834005484756</text:p>
              </table:table-cell>
              <table:table-cell office:value-type="float" office:value="66.8693009118541">
                <text:p>66.86930091185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.5264155508953">
                <text:p>62.5264155508953</text:p>
              </table:table-cell>
              <table:table-cell office:value-type="float" office:value="67.1732522796353">
                <text:p>67.17325227963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2.9793111792225">
                <text:p>62.9793111792225</text:p>
              </table:table-cell>
              <table:table-cell office:value-type="float" office:value="67.4772036474164">
                <text:p>67.47720364741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3.4342232618165">
                <text:p>63.4342232618165</text:p>
              </table:table-cell>
              <table:table-cell office:value-type="float" office:value="67.7811550151976">
                <text:p>67.78115501519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.8853040813035">
                <text:p>63.8853040813035</text:p>
              </table:table-cell>
              <table:table-cell office:value-type="float" office:value="68.0851063829787">
                <text:p>68.08510638297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.3412243910308">
                <text:p>64.3412243910308</text:p>
              </table:table-cell>
              <table:table-cell office:value-type="float" office:value="68.3890577507599">
                <text:p>68.3890577507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.789683819971">
                <text:p>64.789683819971</text:p>
              </table:table-cell>
              <table:table-cell office:value-type="float" office:value="68.693009118541">
                <text:p>68.6930091185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5.2326988223907">
                <text:p>65.2326988223907</text:p>
              </table:table-cell>
              <table:table-cell office:value-type="float" office:value="68.9969604863222">
                <text:p>68.99696048632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.6825697693177">
                <text:p>65.6825697693177</text:p>
              </table:table-cell>
              <table:table-cell office:value-type="float" office:value="69.3009118541034">
                <text:p>69.30091185410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6.1227617357639">
                <text:p>66.1227617357639</text:p>
              </table:table-cell>
              <table:table-cell office:value-type="float" office:value="69.6048632218845">
                <text:p>69.6048632218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6.5577109211163">
                <text:p>66.5577109211163</text:p>
              </table:table-cell>
              <table:table-cell office:value-type="float" office:value="69.9088145896657">
                <text:p>69.90881458966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6.9751169543475">
                <text:p>66.9751169543475</text:p>
              </table:table-cell>
              <table:table-cell office:value-type="float" office:value="70.2127659574468">
                <text:p>70.21276595744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7.3848604613648">
                <text:p>67.3848604613648</text:p>
              </table:table-cell>
              <table:table-cell office:value-type="float" office:value="70.516717325228">
                <text:p>70.5167173252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7.81174382965">
                <text:p>67.81174382965</text:p>
              </table:table-cell>
              <table:table-cell office:value-type="float" office:value="70.8206686930091">
                <text:p>70.82066869300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8.2424584610421">
                <text:p>68.2424584610421</text:p>
              </table:table-cell>
              <table:table-cell office:value-type="float" office:value="71.1246200607903">
                <text:p>71.1246200607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8.6852718180352">
                <text:p>68.6852718180352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9.119414421681">
                <text:p>69.119414421681</text:p>
              </table:table-cell>
              <table:table-cell office:value-type="float" office:value="71.7325227963526">
                <text:p>71.73252279635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.5543636070334">
                <text:p>69.5543636070334</text:p>
              </table:table-cell>
              <table:table-cell office:value-type="float" office:value="72.0364741641337">
                <text:p>72.03647416413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.9846749475722">
                <text:p>69.9846749475722</text:p>
              </table:table-cell>
              <table:table-cell office:value-type="float" office:value="72.3404255319149">
                <text:p>72.34042553191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4420067752864">
                <text:p>70.4420067752864</text:p>
              </table:table-cell>
              <table:table-cell office:value-type="float" office:value="72.6443768996961">
                <text:p>72.64437689969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.8694950798516">
                <text:p>70.8694950798516</text:p>
              </table:table-cell>
              <table:table-cell office:value-type="float" office:value="72.9483282674772">
                <text:p>72.94832826747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1.3151314728182">
                <text:p>71.3151314728182</text:p>
              </table:table-cell>
              <table:table-cell office:value-type="float" office:value="73.2522796352584">
                <text:p>73.2522796352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.7281013066624">
                <text:p>71.7281013066624</text:p>
              </table:table-cell>
              <table:table-cell office:value-type="float" office:value="73.5562310030395">
                <text:p>73.55623100303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.1192934344249">
                <text:p>72.1192934344249</text:p>
              </table:table-cell>
              <table:table-cell office:value-type="float" office:value="73.8601823708207">
                <text:p>73.86018237082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2.5004032908534">
                <text:p>72.5004032908534</text:p>
              </table:table-cell>
              <table:table-cell office:value-type="float" office:value="74.1641337386018">
                <text:p>74.1641337386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2.8623568317471">
                <text:p>72.8623568317471</text:p>
              </table:table-cell>
              <table:table-cell office:value-type="float" office:value="74.468085106383">
                <text:p>74.4680851063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.217857718987">
                <text:p>73.217857718987</text:p>
              </table:table-cell>
              <table:table-cell office:value-type="float" office:value="74.7720364741641">
                <text:p>74.77203647416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.5913050492015">
                <text:p>73.5913050492015</text:p>
              </table:table-cell>
              <table:table-cell office:value-type="float" office:value="75.0759878419453">
                <text:p>75.07598784194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3.9665671882562">
                <text:p>73.9665671882562</text:p>
              </table:table-cell>
              <table:table-cell office:value-type="float" office:value="75.3799392097264">
                <text:p>75.3799392097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.3254960477497">
                <text:p>74.3254960477497</text:p>
              </table:table-cell>
              <table:table-cell office:value-type="float" office:value="75.6838905775076">
                <text:p>75.68389057750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.6779722535893">
                <text:p>74.6779722535893</text:p>
              </table:table-cell>
              <table:table-cell office:value-type="float" office:value="75.9878419452888">
                <text:p>75.98784194528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5.0369011130828">
                <text:p>75.0369011130828</text:p>
              </table:table-cell>
              <table:table-cell office:value-type="float" office:value="76.2917933130699">
                <text:p>76.29179331306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.375060493628">
                <text:p>75.375060493628</text:p>
              </table:table-cell>
              <table:table-cell office:value-type="float" office:value="76.5957446808511">
                <text:p>76.59574468085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5.7136231650266">
                <text:p>75.7136231650266</text:p>
              </table:table-cell>
              <table:table-cell office:value-type="float" office:value="76.8996960486322">
                <text:p>76.89969604863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6.0594450717858">
                <text:p>76.0594450717858</text:p>
              </table:table-cell>
              <table:table-cell office:value-type="float" office:value="77.2036474164134">
                <text:p>77.20364741641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6.4141393773189">
                <text:p>76.4141393773189</text:p>
              </table:table-cell>
              <table:table-cell office:value-type="float" office:value="77.5075987841945">
                <text:p>77.50759878419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6.7738748185191">
                <text:p>76.7738748185191</text:p>
              </table:table-cell>
              <table:table-cell office:value-type="float" office:value="77.8115501519757">
                <text:p>77.81155015197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.1557912566543">
                <text:p>77.1557912566543</text:p>
              </table:table-cell>
              <table:table-cell office:value-type="float" office:value="78.1155015197568">
                <text:p>78.11550151975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7.5492014841103">
                <text:p>77.5492014841103</text:p>
              </table:table-cell>
              <table:table-cell office:value-type="float" office:value="78.419452887538">
                <text:p>78.4194528875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7.9797144700758">
                <text:p>77.9797144700758</text:p>
              </table:table-cell>
              <table:table-cell office:value-type="float" office:value="78.7234042553192">
                <text:p>78.72340425531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8.3684868527182">
                <text:p>78.3684868527182</text:p>
              </table:table-cell>
              <table:table-cell office:value-type="float" office:value="79.0273556231003">
                <text:p>79.02735562310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8.7487901274399">
                <text:p>78.7487901274399</text:p>
              </table:table-cell>
              <table:table-cell office:value-type="float" office:value="79.3313069908815">
                <text:p>79.33130699088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9.1450233908695">
                <text:p>79.1450233908695</text:p>
              </table:table-cell>
              <table:table-cell office:value-type="float" office:value="79.6352583586626">
                <text:p>79.63525835866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.5610179061139">
                <text:p>79.5610179061139</text:p>
              </table:table-cell>
              <table:table-cell office:value-type="float" office:value="79.9392097264438">
                <text:p>79.93920972644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9.9836667204388">
                <text:p>79.9836667204388</text:p>
              </table:table-cell>
              <table:table-cell office:value-type="float" office:value="80.2431610942249">
                <text:p>80.24316109422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0.4335376673657">
                <text:p>80.4335376673657</text:p>
              </table:table-cell>
              <table:table-cell office:value-type="float" office:value="80.5471124620061">
                <text:p>80.54711246200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.8908694950798">
                <text:p>80.8908694950798</text:p>
              </table:table-cell>
              <table:table-cell office:value-type="float" office:value="80.8510638297872">
                <text:p>80.85106382978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.3758267462494">
                <text:p>81.3758267462494</text:p>
              </table:table-cell>
              <table:table-cell office:value-type="float" office:value="81.1550151975684">
                <text:p>81.15501519756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1.8948620745281">
                <text:p>81.8948620745281</text:p>
              </table:table-cell>
              <table:table-cell office:value-type="float" office:value="81.4589665653496">
                <text:p>81.45896656534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2.460679141797">
                <text:p>82.460679141797</text:p>
              </table:table-cell>
              <table:table-cell office:value-type="float" office:value="81.7629179331307">
                <text:p>81.76291793313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2.9535005646072">
                <text:p>82.9535005646072</text:p>
              </table:table-cell>
              <table:table-cell office:value-type="float" office:value="82.0668693009118">
                <text:p>82.06686930091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.4366430069366">
                <text:p>83.4366430069366</text:p>
              </table:table-cell>
              <table:table-cell office:value-type="float" office:value="82.370820668693">
                <text:p>82.3708206686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3.9240200032263">
                <text:p>83.9240200032263</text:p>
              </table:table-cell>
              <table:table-cell office:value-type="float" office:value="82.6747720364742">
                <text:p>82.67477203647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.4166397806098">
                <text:p>84.4166397806098</text:p>
              </table:table-cell>
              <table:table-cell office:value-type="float" office:value="82.9787234042553">
                <text:p>82.97872340425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4.9189385384739">
                <text:p>84.9189385384739</text:p>
              </table:table-cell>
              <table:table-cell office:value-type="float" office:value="83.2826747720365">
                <text:p>83.28267477203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5.4317228585255">
                <text:p>85.4317228585255</text:p>
              </table:table-cell>
              <table:table-cell office:value-type="float" office:value="83.5866261398176">
                <text:p>83.58662613981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5.9537828682045">
                <text:p>85.9537828682045</text:p>
              </table:table-cell>
              <table:table-cell office:value-type="float" office:value="83.8905775075988">
                <text:p>83.89057750759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6.500846910792">
                <text:p>86.500846910792</text:p>
              </table:table-cell>
              <table:table-cell office:value-type="float" office:value="84.1945288753799">
                <text:p>84.19452887537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.0870301661558">
                <text:p>87.0870301661558</text:p>
              </table:table-cell>
              <table:table-cell office:value-type="float" office:value="84.4984802431611">
                <text:p>84.49848024316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7.692571382481">
                <text:p>87.692571382481</text:p>
              </table:table-cell>
              <table:table-cell office:value-type="float" office:value="84.8024316109423">
                <text:p>84.80243161094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8.3352153573157">
                <text:p>88.3352153573157</text:p>
              </table:table-cell>
              <table:table-cell office:value-type="float" office:value="85.1063829787234">
                <text:p>85.10638297872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8.9889498306178">
                <text:p>88.9889498306178</text:p>
              </table:table-cell>
              <table:table-cell office:value-type="float" office:value="85.4103343465046">
                <text:p>85.41033434650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.6674866914018">
                <text:p>89.6674866914018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.3696160671076">
                <text:p>90.3696160671076</text:p>
              </table:table-cell>
              <table:table-cell office:value-type="float" office:value="86.0182370820669">
                <text:p>86.01823708206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1.1536134860461">
                <text:p>91.1536134860461</text:p>
              </table:table-cell>
              <table:table-cell office:value-type="float" office:value="86.322188449848">
                <text:p>86.3221884498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.9120019357961">
                <text:p>91.9120019357961</text:p>
              </table:table-cell>
              <table:table-cell office:value-type="float" office:value="86.6261398176292">
                <text:p>86.62613981762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2.6752298757864">
                <text:p>92.6752298757864</text:p>
              </table:table-cell>
              <table:table-cell office:value-type="float" office:value="86.9300911854103">
                <text:p>86.93009118541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3.3662687530246">
                <text:p>93.3662687530246</text:p>
              </table:table-cell>
              <table:table-cell office:value-type="float" office:value="87.2340425531915">
                <text:p>87.23404255319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3.9808840135505">
                <text:p>93.9808840135505</text:p>
              </table:table-cell>
              <table:table-cell office:value-type="float" office:value="87.5379939209726">
                <text:p>87.53799392097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4.5108081948701">
                <text:p>94.5108081948701</text:p>
              </table:table-cell>
              <table:table-cell office:value-type="float" office:value="87.8419452887538">
                <text:p>87.84194528875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4.9985884820132">
                <text:p>94.9985884820132</text:p>
              </table:table-cell>
              <table:table-cell office:value-type="float" office:value="88.145896656535">
                <text:p>88.1458966565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5.4113566704307">
                <text:p>95.4113566704307</text:p>
              </table:table-cell>
              <table:table-cell office:value-type="float" office:value="88.4498480243161">
                <text:p>88.44984802431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5.7846023552186">
                <text:p>95.7846023552186</text:p>
              </table:table-cell>
              <table:table-cell office:value-type="float" office:value="88.7537993920973">
                <text:p>88.75379939209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6.130222616551">
                <text:p>96.130222616551</text:p>
              </table:table-cell>
              <table:table-cell office:value-type="float" office:value="89.0577507598784">
                <text:p>89.05775075987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6.4542668172286">
                <text:p>96.4542668172286</text:p>
              </table:table-cell>
              <table:table-cell office:value-type="float" office:value="89.3617021276596">
                <text:p>89.36170212765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6.7418131956767">
                <text:p>96.7418131956767</text:p>
              </table:table-cell>
              <table:table-cell office:value-type="float" office:value="89.6656534954407">
                <text:p>89.66565349544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7.0295612195515">
                <text:p>97.0295612195515</text:p>
              </table:table-cell>
              <table:table-cell office:value-type="float" office:value="89.9696048632219">
                <text:p>89.96960486322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7.2818196483303">
                <text:p>97.2818196483303</text:p>
              </table:table-cell>
              <table:table-cell office:value-type="float" office:value="90.273556231003">
                <text:p>90.273556231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7.4983868365865">
                <text:p>97.4983868365865</text:p>
              </table:table-cell>
              <table:table-cell office:value-type="float" office:value="90.5775075987842">
                <text:p>90.57750759878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.6778512663332">
                <text:p>97.6778512663332</text:p>
              </table:table-cell>
              <table:table-cell office:value-type="float" office:value="90.8814589665654">
                <text:p>90.88145896656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7.8438054524923">
                <text:p>97.8438054524923</text:p>
              </table:table-cell>
              <table:table-cell office:value-type="float" office:value="91.1854103343465">
                <text:p>91.18541033434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8.009961284078">
                <text:p>98.009961284078</text:p>
              </table:table-cell>
              <table:table-cell office:value-type="float" office:value="91.4893617021277">
                <text:p>91.48936170212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8.1390143571543">
                <text:p>98.1390143571543</text:p>
              </table:table-cell>
              <table:table-cell office:value-type="float" office:value="91.7933130699088">
                <text:p>91.79331306990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8.273511856751">
                <text:p>98.273511856751</text:p>
              </table:table-cell>
              <table:table-cell office:value-type="float" office:value="92.09726443769">
                <text:p>92.097264437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8.4197047910953">
                <text:p>98.4197047910953</text:p>
              </table:table-cell>
              <table:table-cell office:value-type="float" office:value="92.4012158054711">
                <text:p>92.40121580547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8.5796096144539">
                <text:p>98.5796096144539</text:p>
              </table:table-cell>
              <table:table-cell office:value-type="float" office:value="92.7051671732523">
                <text:p>92.70516717325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8.7707694789482">
                <text:p>98.7707694789482</text:p>
              </table:table-cell>
              <table:table-cell office:value-type="float" office:value="93.0091185410334">
                <text:p>93.00911854103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8.9139377318922">
                <text:p>98.9139377318922</text:p>
              </table:table-cell>
              <table:table-cell office:value-type="float" office:value="93.3130699088146">
                <text:p>93.31306990881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9.0321019519277">
                <text:p>99.0321019519277</text:p>
              </table:table-cell>
              <table:table-cell office:value-type="float" office:value="93.6170212765957">
                <text:p>93.61702127659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9.1557105984836">
                <text:p>99.1557105984836</text:p>
              </table:table-cell>
              <table:table-cell office:value-type="float" office:value="93.9209726443769">
                <text:p>93.92097264437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.2712534279722">
                <text:p>99.2712534279722</text:p>
              </table:table-cell>
              <table:table-cell office:value-type="float" office:value="94.2249240121581">
                <text:p>94.22492401215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.3718744958864">
                <text:p>99.3718744958864</text:p>
              </table:table-cell>
              <table:table-cell office:value-type="float" office:value="94.5288753799392">
                <text:p>94.52887537993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.4319648330375">
                <text:p>99.4319648330375</text:p>
              </table:table-cell>
              <table:table-cell office:value-type="float" office:value="94.8328267477204">
                <text:p>94.83282674772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9.4896354250685">
                <text:p>99.4896354250685</text:p>
              </table:table-cell>
              <table:table-cell office:value-type="float" office:value="95.1367781155015">
                <text:p>95.13677811550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9.5464994353928">
                <text:p>99.5464994353928</text:p>
              </table:table-cell>
              <table:table-cell office:value-type="float" office:value="95.4407294832827">
                <text:p>95.44072948328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9.603363445717">
                <text:p>99.603363445717</text:p>
              </table:table-cell>
              <table:table-cell office:value-type="float" office:value="95.7446808510638">
                <text:p>95.74468085106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9.6658735279883">
                <text:p>99.6658735279883</text:p>
              </table:table-cell>
              <table:table-cell office:value-type="float" office:value="96.048632218845">
                <text:p>96.0486322188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9.7178980480722">
                <text:p>99.7178980480722</text:p>
              </table:table-cell>
              <table:table-cell office:value-type="float" office:value="96.3525835866261">
                <text:p>96.35258358662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9.7691159864494">
                <text:p>99.7691159864494</text:p>
              </table:table-cell>
              <table:table-cell office:value-type="float" office:value="96.6565349544073">
                <text:p>96.65653495440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9.8173092434263">
                <text:p>99.8173092434263</text:p>
              </table:table-cell>
              <table:table-cell office:value-type="float" office:value="96.9604863221885">
                <text:p>96.96048632218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9.8582432650427">
                <text:p>99.8582432650427</text:p>
              </table:table-cell>
              <table:table-cell office:value-type="float" office:value="97.2644376899696">
                <text:p>97.26443768996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9.8931279238586">
                <text:p>99.8931279238586</text:p>
              </table:table-cell>
              <table:table-cell office:value-type="float" office:value="97.5683890577508">
                <text:p>97.56838905775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9.9185352476205">
                <text:p>99.9185352476205</text:p>
              </table:table-cell>
              <table:table-cell office:value-type="float" office:value="97.8723404255319">
                <text:p>97.87234042553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9.9409178899822">
                <text:p>99.9409178899822</text:p>
              </table:table-cell>
              <table:table-cell office:value-type="float" office:value="98.1762917933131">
                <text:p>98.17629179331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.9582593966769">
                <text:p>99.9582593966769</text:p>
              </table:table-cell>
              <table:table-cell office:value-type="float" office:value="98.4802431610942">
                <text:p>98.48024316109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9.9745926762381">
                <text:p>99.9745926762381</text:p>
              </table:table-cell>
              <table:table-cell office:value-type="float" office:value="98.7841945288754">
                <text:p>98.78419452887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.9846749475722">
                <text:p>99.9846749475722</text:p>
              </table:table-cell>
              <table:table-cell office:value-type="float" office:value="99.0881458966565">
                <text:p>99.08814589665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9.9893127923859">
                <text:p>99.9893127923859</text:p>
              </table:table-cell>
              <table:table-cell office:value-type="float" office:value="99.3920972644377">
                <text:p>99.39209726443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9.995563800613">
                <text:p>99.995563800613</text:p>
              </table:table-cell>
              <table:table-cell office:value-type="float" office:value="99.6960486322189">
                <text:p>99.69604863221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9.002cm" xlink:href=".." xlink:type="simple" chart:class="chart:scatter" chart:style-name="ch1">
        <chart:title svg:x="6.03cm" svg:y="0.316cm" chart:style-name="ch2">
          <text:p>Hypsometric curve</text:p>
        </chart:title>
        <chart:plot-area chart:style-name="ch3" table:cell-range-address="histogram_catchment_0_rel.C1:histogram_catchment_0_rel.D331" chart:data-source-has-labels="row" svg:x="1.33cm" svg:y="1.275cm" svg:width="14.335cm" svg:height="6.566cm">
          <chartooo:coordinate-region svg:x="2.428cm" svg:y="1.474cm" svg:width="12.772cm" svg:height="5.72cm"/>
          <chart:axis chart:dimension="x" chart:name="primary-x" chart:style-name="ch4">
            <chart:title svg:x="6.561cm" svg:y="8.021cm" chart:style-name="ch5">
              <text:p>Relative upslope area (%)</text:p>
            </chart:title>
          </chart:axis>
          <chart:axis chart:dimension="y" chart:name="primary-y" chart:style-name="ch6">
            <chart:title svg:x="0.451cm" svg:y="5.991cm" chart:style-name="ch7">
              <text:p>Relative height (%)</text:p>
            </chart:title>
            <chart:grid chart:style-name="ch8" chart:class="major"/>
          </chart:axis>
          <chart:series chart:style-name="ch9" chart:values-cell-range-address="histogram_catchment_0_rel.C2:histogram_catchment_0_rel.C331" chart:label-cell-address="histogram_catchment_0_rel.D1:histogram_catchment_0_rel.D1" chart:class="chart:scatter">
            <chart:domain table:cell-range-address="histogram_catchment_0_rel.D2:histogram_catchment_0_rel.D331"/>
            <chart:data-point chart:repeated="3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elative upslope area</text:p>
                <draw:g>
                  <svg:desc>histogram_catchment_0_rel.D1:histogram_catchment_0_re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9981851911599">
                <text:p>99.9981851911599</text:p>
                <draw:g>
                  <svg:desc>histogram_catchment_0_rel.D2:histogram_catchment_0_rel.D331</svg:desc>
                </draw:g>
              </table:table-cell>
              <table:table-cell office:value-type="float" office:value="0">
                <text:p>0</text:p>
                <draw:g>
                  <svg:desc>histogram_catchment_0_rel.C2:histogram_catchment_0_rel.C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9913292466527">
                <text:p>99.9913292466527</text:p>
              </table:table-cell>
              <table:table-cell office:value-type="float" office:value="0.303951367781155">
                <text:p>0.303951367781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977214066785">
                <text:p>99.977214066785</text:p>
              </table:table-cell>
              <table:table-cell office:value-type="float" office:value="0.60790273556231">
                <text:p>0.60790273556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9580577512502">
                <text:p>99.9580577512502</text:p>
              </table:table-cell>
              <table:table-cell office:value-type="float" office:value="0.911854103343465">
                <text:p>0.911854103343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9384981448621">
                <text:p>99.9384981448621</text:p>
              </table:table-cell>
              <table:table-cell office:value-type="float" office:value="1.21580547112462">
                <text:p>1.21580547112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9163171479271">
                <text:p>99.9163171479271</text:p>
              </table:table-cell>
              <table:table-cell office:value-type="float" office:value="1.51975683890578">
                <text:p>1.51975683890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8949427326988">
                <text:p>99.8949427326988</text:p>
              </table:table-cell>
              <table:table-cell office:value-type="float" office:value="1.82370820668693">
                <text:p>1.82370820668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8699386997903">
                <text:p>99.8699386997903</text:p>
              </table:table-cell>
              <table:table-cell office:value-type="float" office:value="2.12765957446808">
                <text:p>2.12765957446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8491692208421">
                <text:p>99.8491692208421</text:p>
              </table:table-cell>
              <table:table-cell office:value-type="float" office:value="2.43161094224924">
                <text:p>2.43161094224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8306178415874">
                <text:p>99.8306178415874</text:p>
              </table:table-cell>
              <table:table-cell office:value-type="float" office:value="2.73556231003039">
                <text:p>2.73556231003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.8084368446524">
                <text:p>99.8084368446524</text:p>
              </table:table-cell>
              <table:table-cell office:value-type="float" office:value="3.03951367781155">
                <text:p>3.03951367781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7812147120503">
                <text:p>99.7812147120503</text:p>
              </table:table-cell>
              <table:table-cell office:value-type="float" office:value="3.3434650455927">
                <text:p>3.3434650455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7564123245685">
                <text:p>99.7564123245685</text:p>
              </table:table-cell>
              <table:table-cell office:value-type="float" office:value="3.64741641337386">
                <text:p>3.64741641337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.7310050008066">
                <text:p>99.7310050008066</text:p>
              </table:table-cell>
              <table:table-cell office:value-type="float" office:value="3.95136778115502">
                <text:p>3.95136778115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7062026133247">
                <text:p>99.7062026133247</text:p>
              </table:table-cell>
              <table:table-cell office:value-type="float" office:value="4.25531914893617">
                <text:p>4.255319148936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6771656718826">
                <text:p>99.6771656718826</text:p>
              </table:table-cell>
              <table:table-cell office:value-type="float" office:value="4.55927051671733">
                <text:p>4.55927051671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6455073398935">
                <text:p>99.6455073398935</text:p>
              </table:table-cell>
              <table:table-cell office:value-type="float" office:value="4.86322188449848">
                <text:p>4.86322188449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6164703984514">
                <text:p>99.6164703984514</text:p>
              </table:table-cell>
              <table:table-cell office:value-type="float" office:value="5.16717325227964">
                <text:p>5.16717325227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5862235844491">
                <text:p>99.5862235844491</text:p>
              </table:table-cell>
              <table:table-cell office:value-type="float" office:value="5.47112462006079">
                <text:p>5.47112462006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5569849975803">
                <text:p>99.5569849975803</text:p>
              </table:table-cell>
              <table:table-cell office:value-type="float" office:value="5.77507598784195">
                <text:p>5.77507598784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.5245200838845">
                <text:p>99.5245200838845</text:p>
              </table:table-cell>
              <table:table-cell office:value-type="float" office:value="6.0790273556231">
                <text:p>6.0790273556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.491248588482">
                <text:p>99.491248588482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4523310211324">
                <text:p>99.4523310211324</text:p>
              </table:table-cell>
              <table:table-cell office:value-type="float" office:value="6.68693009118541">
                <text:p>6.68693009118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4180512985966">
                <text:p>99.4180512985966</text:p>
              </table:table-cell>
              <table:table-cell office:value-type="float" office:value="6.99088145896657">
                <text:p>6.99088145896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.3795370221003">
                <text:p>99.3795370221003</text:p>
              </table:table-cell>
              <table:table-cell office:value-type="float" office:value="7.29483282674772">
                <text:p>7.29483282674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3406194547508">
                <text:p>99.3406194547508</text:p>
              </table:table-cell>
              <table:table-cell office:value-type="float" office:value="7.59878419452888">
                <text:p>7.59878419452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3023068236812">
                <text:p>99.3023068236812</text:p>
              </table:table-cell>
              <table:table-cell office:value-type="float" office:value="7.90273556231003">
                <text:p>7.90273556231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.2563316663978">
                <text:p>99.2563316663978</text:p>
              </table:table-cell>
              <table:table-cell office:value-type="float" office:value="8.20668693009119">
                <text:p>8.20668693009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.2164058719148">
                <text:p>99.2164058719148</text:p>
              </table:table-cell>
              <table:table-cell office:value-type="float" office:value="8.51063829787234">
                <text:p>8.51063829787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1766817228585">
                <text:p>99.1766817228585</text:p>
              </table:table-cell>
              <table:table-cell office:value-type="float" office:value="8.8145896656535">
                <text:p>8.8145896656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1290934021616">
                <text:p>99.1290934021616</text:p>
              </table:table-cell>
              <table:table-cell office:value-type="float" office:value="9.11854103343465">
                <text:p>9.11854103343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835215357316">
                <text:p>99.0835215357316</text:p>
              </table:table-cell>
              <table:table-cell office:value-type="float" office:value="9.42249240121581">
                <text:p>9.42249240121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359332150347">
                <text:p>99.0359332150347</text:p>
              </table:table-cell>
              <table:table-cell office:value-type="float" office:value="9.72644376899696">
                <text:p>9.72644376899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9831021132441">
                <text:p>98.9831021132441</text:p>
              </table:table-cell>
              <table:table-cell office:value-type="float" office:value="10.0303951367781">
                <text:p>10.03039513677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.9278512663333">
                <text:p>98.9278512663333</text:p>
              </table:table-cell>
              <table:table-cell office:value-type="float" office:value="10.3343465045593">
                <text:p>10.33434650455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.8740119374093">
                <text:p>98.8740119374093</text:p>
              </table:table-cell>
              <table:table-cell office:value-type="float" office:value="10.6382978723404">
                <text:p>10.63829787234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.8169462816583">
                <text:p>98.8169462816583</text:p>
              </table:table-cell>
              <table:table-cell office:value-type="float" office:value="10.9422492401216">
                <text:p>10.9422492401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.762703661881">
                <text:p>98.762703661881</text:p>
              </table:table-cell>
              <table:table-cell office:value-type="float" office:value="11.2462006079027">
                <text:p>11.2462006079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.701201806743">
                <text:p>98.701201806743</text:p>
              </table:table-cell>
              <table:table-cell office:value-type="float" office:value="11.5501519756839">
                <text:p>11.55015197568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.6401032424585">
                <text:p>98.6401032424585</text:p>
              </table:table-cell>
              <table:table-cell office:value-type="float" office:value="11.854103343465">
                <text:p>11.854103343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.5771898693338">
                <text:p>98.5771898693338</text:p>
              </table:table-cell>
              <table:table-cell office:value-type="float" office:value="12.1580547112462">
                <text:p>12.1580547112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.5126633327956">
                <text:p>98.5126633327956</text:p>
              </table:table-cell>
              <table:table-cell office:value-type="float" office:value="12.4620060790274">
                <text:p>12.4620060790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.4477335054041">
                <text:p>98.4477335054041</text:p>
              </table:table-cell>
              <table:table-cell office:value-type="float" office:value="12.7659574468085">
                <text:p>12.76595744680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815938054525">
                <text:p>98.3815938054525</text:p>
              </table:table-cell>
              <table:table-cell office:value-type="float" office:value="13.0699088145897">
                <text:p>13.06990881458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.3144458783675">
                <text:p>98.3144458783675</text:p>
              </table:table-cell>
              <table:table-cell office:value-type="float" office:value="13.3738601823708">
                <text:p>13.37386018237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.2410469430553">
                <text:p>98.2410469430553</text:p>
              </table:table-cell>
              <table:table-cell office:value-type="float" office:value="13.677811550152">
                <text:p>13.677811550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.1668414260365">
                <text:p>98.1668414260365</text:p>
              </table:table-cell>
              <table:table-cell office:value-type="float" office:value="13.9817629179331">
                <text:p>13.9817629179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.0904178093241">
                <text:p>98.0904178093241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.0129859654783">
                <text:p>98.0129859654783</text:p>
              </table:table-cell>
              <table:table-cell office:value-type="float" office:value="14.5896656534954">
                <text:p>14.5896656534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.933336021939">
                <text:p>97.933336021939</text:p>
              </table:table-cell>
              <table:table-cell office:value-type="float" office:value="14.8936170212766">
                <text:p>14.8936170212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.8532827875464">
                <text:p>97.8532827875464</text:p>
              </table:table-cell>
              <table:table-cell office:value-type="float" office:value="15.1975683890578">
                <text:p>15.1975683890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.7611308275528">
                <text:p>97.7611308275528</text:p>
              </table:table-cell>
              <table:table-cell office:value-type="float" office:value="15.5015197568389">
                <text:p>15.50151975683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.669180512986">
                <text:p>97.669180512986</text:p>
              </table:table-cell>
              <table:table-cell office:value-type="float" office:value="15.8054711246201">
                <text:p>15.8054711246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.5744071624456">
                <text:p>97.5744071624456</text:p>
              </table:table-cell>
              <table:table-cell office:value-type="float" office:value="16.1094224924012">
                <text:p>16.10942249240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7.4703581222778">
                <text:p>97.4703581222778</text:p>
              </table:table-cell>
              <table:table-cell office:value-type="float" office:value="16.4133738601824">
                <text:p>16.41337386018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7.3697370543636">
                <text:p>97.3697370543636</text:p>
              </table:table-cell>
              <table:table-cell office:value-type="float" office:value="16.7173252279635">
                <text:p>16.71732522796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.2596386513954">
                <text:p>97.2596386513954</text:p>
              </table:table-cell>
              <table:table-cell office:value-type="float" office:value="17.0212765957447">
                <text:p>17.02127659574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.1366349411195">
                <text:p>97.1366349411195</text:p>
              </table:table-cell>
              <table:table-cell office:value-type="float" office:value="17.3252279635258">
                <text:p>17.32522796352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.022301984191">
                <text:p>97.022301984191</text:p>
              </table:table-cell>
              <table:table-cell office:value-type="float" office:value="17.629179331307">
                <text:p>17.6291793313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.901314728182">
                <text:p>96.901314728182</text:p>
              </table:table-cell>
              <table:table-cell office:value-type="float" office:value="17.9331306990881">
                <text:p>17.93313069908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.7686320374254">
                <text:p>96.7686320374254</text:p>
              </table:table-cell>
              <table:table-cell office:value-type="float" office:value="18.2370820668693">
                <text:p>18.2370820668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.6329246652686">
                <text:p>96.6329246652686</text:p>
              </table:table-cell>
              <table:table-cell office:value-type="float" office:value="18.5410334346505">
                <text:p>18.54103343465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.5050814647524">
                <text:p>96.5050814647524</text:p>
              </table:table-cell>
              <table:table-cell office:value-type="float" office:value="18.8449848024316">
                <text:p>18.84498480243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.361509920955">
                <text:p>96.361509920955</text:p>
              </table:table-cell>
              <table:table-cell office:value-type="float" office:value="19.1489361702128">
                <text:p>19.1489361702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.2112840780771">
                <text:p>96.2112840780771</text:p>
              </table:table-cell>
              <table:table-cell office:value-type="float" office:value="19.4528875379939">
                <text:p>19.4528875379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.0511776092918">
                <text:p>96.0511776092918</text:p>
              </table:table-cell>
              <table:table-cell office:value-type="float" office:value="19.7568389057751">
                <text:p>19.7568389057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5.8819970963059">
                <text:p>95.8819970963059</text:p>
              </table:table-cell>
              <table:table-cell office:value-type="float" office:value="20.0607902735562">
                <text:p>20.0607902735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5.6922487497983">
                <text:p>95.6922487497983</text:p>
              </table:table-cell>
              <table:table-cell office:value-type="float" office:value="20.3647416413374">
                <text:p>20.3647416413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.517623810292">
                <text:p>95.517623810292</text:p>
              </table:table-cell>
              <table:table-cell office:value-type="float" office:value="20.6686930091185">
                <text:p>20.6686930091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5.3363445717051">
                <text:p>95.3363445717051</text:p>
              </table:table-cell>
              <table:table-cell office:value-type="float" office:value="20.9726443768997">
                <text:p>20.9726443768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.1546620422649">
                <text:p>95.1546620422649</text:p>
              </table:table-cell>
              <table:table-cell office:value-type="float" office:value="21.2765957446808">
                <text:p>21.2765957446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.950596870463">
                <text:p>94.950596870463</text:p>
              </table:table-cell>
              <table:table-cell office:value-type="float" office:value="21.580547112462">
                <text:p>21.580547112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4.7378609453138">
                <text:p>94.7378609453138</text:p>
              </table:table-cell>
              <table:table-cell office:value-type="float" office:value="21.8844984802432">
                <text:p>21.8844984802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4.5297628649782">
                <text:p>94.5297628649782</text:p>
              </table:table-cell>
              <table:table-cell office:value-type="float" office:value="22.1884498480243">
                <text:p>22.18844984802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.3089611227617">
                <text:p>94.3089611227617</text:p>
              </table:table-cell>
              <table:table-cell office:value-type="float" office:value="22.4924012158055">
                <text:p>22.4924012158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0685997741571">
                <text:p>94.0685997741571</text:p>
              </table:table-cell>
              <table:table-cell office:value-type="float" office:value="22.7963525835866">
                <text:p>22.79635258358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3.8262219712857">
                <text:p>93.8262219712857</text:p>
              </table:table-cell>
              <table:table-cell office:value-type="float" office:value="23.1003039513678">
                <text:p>23.10030395136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.5592434263591">
                <text:p>93.5592434263591</text:p>
              </table:table-cell>
              <table:table-cell office:value-type="float" office:value="23.4042553191489">
                <text:p>23.4042553191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.3015405710598">
                <text:p>93.3015405710598</text:p>
              </table:table-cell>
              <table:table-cell office:value-type="float" office:value="23.7082066869301">
                <text:p>23.7082066869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.0545249233747">
                <text:p>93.0545249233747</text:p>
              </table:table-cell>
              <table:table-cell office:value-type="float" office:value="24.0121580547112">
                <text:p>24.0121580547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2.8101306662365">
                <text:p>92.8101306662365</text:p>
              </table:table-cell>
              <table:table-cell office:value-type="float" office:value="24.3161094224924">
                <text:p>24.31610942249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.5584771737377">
                <text:p>92.5584771737377</text:p>
              </table:table-cell>
              <table:table-cell office:value-type="float" office:value="24.6200607902736">
                <text:p>24.62006079027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.2971447007582">
                <text:p>92.2971447007582</text:p>
              </table:table-cell>
              <table:table-cell office:value-type="float" office:value="24.9240121580547">
                <text:p>24.9240121580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.0190756573641">
                <text:p>92.0190756573641</text:p>
              </table:table-cell>
              <table:table-cell office:value-type="float" office:value="25.2279635258359">
                <text:p>25.227963525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.7482658493305">
                <text:p>91.7482658493305</text:p>
              </table:table-cell>
              <table:table-cell office:value-type="float" office:value="25.531914893617">
                <text:p>25.5319148936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.433094047427">
                <text:p>91.433094047427</text:p>
              </table:table-cell>
              <table:table-cell office:value-type="float" office:value="25.8358662613982">
                <text:p>25.83586626139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.1249798354573">
                <text:p>91.1249798354573</text:p>
              </table:table-cell>
              <table:table-cell office:value-type="float" office:value="26.1398176291793">
                <text:p>26.1398176291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.8219067591547">
                <text:p>90.8219067591547</text:p>
              </table:table-cell>
              <table:table-cell office:value-type="float" office:value="26.4437689969605">
                <text:p>26.44376899696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.5085497660913">
                <text:p>90.5085497660913</text:p>
              </table:table-cell>
              <table:table-cell office:value-type="float" office:value="26.7477203647416">
                <text:p>26.74772036474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.205275044362">
                <text:p>90.205275044362</text:p>
              </table:table-cell>
              <table:table-cell office:value-type="float" office:value="27.0516717325228">
                <text:p>27.05167173252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.9257944829811">
                <text:p>89.9257944829811</text:p>
              </table:table-cell>
              <table:table-cell office:value-type="float" office:value="27.3556231003039">
                <text:p>27.35562310030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.6455073398935">
                <text:p>89.6455073398935</text:p>
              </table:table-cell>
              <table:table-cell office:value-type="float" office:value="27.6595744680851">
                <text:p>27.6595744680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.3623971608324">
                <text:p>89.3623971608324</text:p>
              </table:table-cell>
              <table:table-cell office:value-type="float" office:value="27.9635258358663">
                <text:p>27.96352583586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.0825133085982">
                <text:p>89.0825133085982</text:p>
              </table:table-cell>
              <table:table-cell office:value-type="float" office:value="28.2674772036474">
                <text:p>28.26747720364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.8044442652041">
                <text:p>88.8044442652041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.5223423132763">
                <text:p>88.5223423132763</text:p>
              </table:table-cell>
              <table:table-cell office:value-type="float" office:value="28.8753799392097">
                <text:p>28.87537993920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.2267301177609">
                <text:p>88.2267301177609</text:p>
              </table:table-cell>
              <table:table-cell office:value-type="float" office:value="29.1793313069909">
                <text:p>29.17933130699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.9242619777383">
                <text:p>87.9242619777383</text:p>
              </table:table-cell>
              <table:table-cell office:value-type="float" office:value="29.483282674772">
                <text:p>29.4832826747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.6163494111954">
                <text:p>87.6163494111954</text:p>
              </table:table-cell>
              <table:table-cell office:value-type="float" office:value="29.7872340425532">
                <text:p>29.7872340425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.2989595095983">
                <text:p>87.2989595095983</text:p>
              </table:table-cell>
              <table:table-cell office:value-type="float" office:value="30.0911854103343">
                <text:p>30.0911854103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.981771253428">
                <text:p>86.981771253428</text:p>
              </table:table-cell>
              <table:table-cell office:value-type="float" office:value="30.3951367781155">
                <text:p>30.39513677811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.6601467978706">
                <text:p>86.6601467978706</text:p>
              </table:table-cell>
              <table:table-cell office:value-type="float" office:value="30.6990881458967">
                <text:p>30.69908814589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6.3451766413938">
                <text:p>86.3451766413938</text:p>
              </table:table-cell>
              <table:table-cell office:value-type="float" office:value="31.0030395136778">
                <text:p>31.00303951367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.0168978867559">
                <text:p>86.0168978867559</text:p>
              </table:table-cell>
              <table:table-cell office:value-type="float" office:value="31.306990881459">
                <text:p>31.3069908814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.6773269882239">
                <text:p>85.6773269882239</text:p>
              </table:table-cell>
              <table:table-cell office:value-type="float" office:value="31.6109422492401">
                <text:p>31.61094224924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.3089207936764">
                <text:p>85.3089207936764</text:p>
              </table:table-cell>
              <table:table-cell office:value-type="float" office:value="31.9148936170213">
                <text:p>31.91489361702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9403129537022">
                <text:p>84.9403129537022</text:p>
              </table:table-cell>
              <table:table-cell office:value-type="float" office:value="32.2188449848024">
                <text:p>32.21884498480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4.5118164220036">
                <text:p>84.5118164220036</text:p>
              </table:table-cell>
              <table:table-cell office:value-type="float" office:value="32.5227963525836">
                <text:p>32.52279635258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4.0837231811583">
                <text:p>84.0837231811583</text:p>
              </table:table-cell>
              <table:table-cell office:value-type="float" office:value="32.8267477203647">
                <text:p>32.82674772036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6513953863527">
                <text:p>83.6513953863527</text:p>
              </table:table-cell>
              <table:table-cell office:value-type="float" office:value="33.1306990881459">
                <text:p>33.1306990881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.2122116470399">
                <text:p>83.2122116470399</text:p>
              </table:table-cell>
              <table:table-cell office:value-type="float" office:value="33.434650455927">
                <text:p>33.4346504559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2.7607275366995">
                <text:p>82.7607275366995</text:p>
              </table:table-cell>
              <table:table-cell office:value-type="float" office:value="33.7386018237082">
                <text:p>33.73860182370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2.3098483626391">
                <text:p>82.3098483626391</text:p>
              </table:table-cell>
              <table:table-cell office:value-type="float" office:value="34.0425531914894">
                <text:p>34.04255319148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1.8805452492338">
                <text:p>81.8805452492338</text:p>
              </table:table-cell>
              <table:table-cell office:value-type="float" office:value="34.3465045592705">
                <text:p>34.34650455927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1.4411598644943">
                <text:p>81.4411598644943</text:p>
              </table:table-cell>
              <table:table-cell office:value-type="float" office:value="34.6504559270517">
                <text:p>34.65045592705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1.0019761251815">
                <text:p>81.0019761251815</text:p>
              </table:table-cell>
              <table:table-cell office:value-type="float" office:value="34.9544072948328">
                <text:p>34.95440729483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.5561380867882">
                <text:p>80.5561380867882</text:p>
              </table:table-cell>
              <table:table-cell office:value-type="float" office:value="35.258358662614">
                <text:p>35.2583586626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.081061461526">
                <text:p>80.081061461526</text:p>
              </table:table-cell>
              <table:table-cell office:value-type="float" office:value="35.5623100303951">
                <text:p>35.56231003039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.6132440716245">
                <text:p>79.6132440716245</text:p>
              </table:table-cell>
              <table:table-cell office:value-type="float" office:value="35.8662613981763">
                <text:p>35.86626139817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.1216325213744">
                <text:p>79.1216325213744</text:p>
              </table:table-cell>
              <table:table-cell office:value-type="float" office:value="36.1702127659575">
                <text:p>36.17021276595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8.6300209711244">
                <text:p>78.6300209711244</text:p>
              </table:table-cell>
              <table:table-cell office:value-type="float" office:value="36.4741641337386">
                <text:p>36.47416413373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.115825133086">
                <text:p>78.115825133086</text:p>
              </table:table-cell>
              <table:table-cell office:value-type="float" office:value="36.7781155015198">
                <text:p>36.77811550151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.584287788353">
                <text:p>77.584287788353</text:p>
              </table:table-cell>
              <table:table-cell office:value-type="float" office:value="37.0820668693009">
                <text:p>37.08206686930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.0688820777545">
                <text:p>77.0688820777545</text:p>
              </table:table-cell>
              <table:table-cell office:value-type="float" office:value="37.3860182370821">
                <text:p>37.38601823708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552911759961">
                <text:p>76.5552911759961</text:p>
              </table:table-cell>
              <table:table-cell office:value-type="float" office:value="37.6899696048632">
                <text:p>37.68996960486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0277867397967">
                <text:p>76.0277867397967</text:p>
              </table:table-cell>
              <table:table-cell office:value-type="float" office:value="37.9939209726444">
                <text:p>37.99392097264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5.4728585255686">
                <text:p>75.4728585255686</text:p>
              </table:table-cell>
              <table:table-cell office:value-type="float" office:value="38.2978723404255">
                <text:p>38.2978723404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.9598725600903">
                <text:p>74.9598725600903</text:p>
              </table:table-cell>
              <table:table-cell office:value-type="float" office:value="38.6018237082067">
                <text:p>38.6018237082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.4674544281336">
                <text:p>74.4674544281336</text:p>
              </table:table-cell>
              <table:table-cell office:value-type="float" office:value="38.9057750759878">
                <text:p>38.90577507598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4.0375463784481">
                <text:p>74.0375463784481</text:p>
              </table:table-cell>
              <table:table-cell office:value-type="float" office:value="39.209726443769">
                <text:p>39.2097264437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3.6241732537506">
                <text:p>73.6241732537506</text:p>
              </table:table-cell>
              <table:table-cell office:value-type="float" office:value="39.5136778115502">
                <text:p>39.51367781155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3.2162445555735">
                <text:p>73.2162445555735</text:p>
              </table:table-cell>
              <table:table-cell office:value-type="float" office:value="39.8176291793313">
                <text:p>39.81762917933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.8000483949024">
                <text:p>72.8000483949024</text:p>
              </table:table-cell>
              <table:table-cell office:value-type="float" office:value="40.1215805471125">
                <text:p>40.1215805471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2.36630908211">
                <text:p>72.36630908211</text:p>
              </table:table-cell>
              <table:table-cell office:value-type="float" office:value="40.4255319148936">
                <text:p>40.4255319148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.9361993869979">
                <text:p>71.9361993869979</text:p>
              </table:table-cell>
              <table:table-cell office:value-type="float" office:value="40.7294832826748">
                <text:p>40.72948328267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.5284723342475">
                <text:p>71.5284723342475</text:p>
              </table:table-cell>
              <table:table-cell office:value-type="float" office:value="41.0334346504559">
                <text:p>41.03343465045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.120140345217">
                <text:p>71.120140345217</text:p>
              </table:table-cell>
              <table:table-cell office:value-type="float" office:value="41.3373860182371">
                <text:p>41.33738601823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.7045491208259">
                <text:p>70.7045491208259</text:p>
              </table:table-cell>
              <table:table-cell office:value-type="float" office:value="41.6413373860182">
                <text:p>41.64133738601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.290772705275">
                <text:p>70.290772705275</text:p>
              </table:table-cell>
              <table:table-cell office:value-type="float" office:value="41.9452887537994">
                <text:p>41.9452887537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.8669140183901">
                <text:p>69.8669140183901</text:p>
              </table:table-cell>
              <table:table-cell office:value-type="float" office:value="42.2492401215805">
                <text:p>42.24924012158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.4499112760122">
                <text:p>69.4499112760122</text:p>
              </table:table-cell>
              <table:table-cell office:value-type="float" office:value="42.5531914893617">
                <text:p>42.5531914893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.0163736086465">
                <text:p>69.0163736086465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.5923132763349">
                <text:p>68.5923132763349</text:p>
              </table:table-cell>
              <table:table-cell office:value-type="float" office:value="43.161094224924">
                <text:p>43.1610942249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.1700677528634">
                <text:p>68.1700677528634</text:p>
              </table:table-cell>
              <table:table-cell office:value-type="float" office:value="43.4650455927052">
                <text:p>43.46504559270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7.7829085336344">
                <text:p>67.7829085336344</text:p>
              </table:table-cell>
              <table:table-cell office:value-type="float" office:value="43.7689969604863">
                <text:p>43.76899696048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.4399096628488">
                <text:p>67.4399096628488</text:p>
              </table:table-cell>
              <table:table-cell office:value-type="float" office:value="44.0729483282675">
                <text:p>44.07294832826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7.0918696563962">
                <text:p>67.0918696563962</text:p>
              </table:table-cell>
              <table:table-cell office:value-type="float" office:value="44.3768996960486">
                <text:p>44.37689969604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7648007743184">
                <text:p>66.7648007743184</text:p>
              </table:table-cell>
              <table:table-cell office:value-type="float" office:value="44.6808510638298">
                <text:p>44.68085106382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.4395467010808">
                <text:p>66.4395467010808</text:p>
              </table:table-cell>
              <table:table-cell office:value-type="float" office:value="44.9848024316109">
                <text:p>44.98480243161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6.1191321180835">
                <text:p>66.1191321180835</text:p>
              </table:table-cell>
              <table:table-cell office:value-type="float" office:value="45.2887537993921">
                <text:p>45.28875379939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5.8279561219551">
                <text:p>65.8279561219551</text:p>
              </table:table-cell>
              <table:table-cell office:value-type="float" office:value="45.5927051671732">
                <text:p>45.59270516717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5.530932408453">
                <text:p>65.530932408453</text:p>
              </table:table-cell>
              <table:table-cell office:value-type="float" office:value="45.8966565349544">
                <text:p>45.89665653495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.2357235037909">
                <text:p>65.2357235037909</text:p>
              </table:table-cell>
              <table:table-cell office:value-type="float" office:value="46.2006079027356">
                <text:p>46.2006079027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4.9507985158896">
                <text:p>64.9507985158896</text:p>
              </table:table-cell>
              <table:table-cell office:value-type="float" office:value="46.5045592705167">
                <text:p>46.5045592705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4.665470237135">
                <text:p>64.665470237135</text:p>
              </table:table-cell>
              <table:table-cell office:value-type="float" office:value="46.8085106382979">
                <text:p>46.80851063829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4.3779238586869">
                <text:p>64.3779238586869</text:p>
              </table:table-cell>
              <table:table-cell office:value-type="float" office:value="47.112462006079">
                <text:p>47.1124620060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4.0925955799322">
                <text:p>64.0925955799322</text:p>
              </table:table-cell>
              <table:table-cell office:value-type="float" office:value="47.4164133738602">
                <text:p>47.4164133738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3.8159380545249">
                <text:p>63.8159380545249</text:p>
              </table:table-cell>
              <table:table-cell office:value-type="float" office:value="47.7203647416413">
                <text:p>47.72036474164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.5457331827714">
                <text:p>63.5457331827714</text:p>
              </table:table-cell>
              <table:table-cell office:value-type="float" office:value="48.0243161094225">
                <text:p>48.02431610942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.2807710921116">
                <text:p>63.2807710921116</text:p>
              </table:table-cell>
              <table:table-cell office:value-type="float" office:value="48.3282674772036">
                <text:p>48.32826747720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3.0101629295047">
                <text:p>63.0101629295047</text:p>
              </table:table-cell>
              <table:table-cell office:value-type="float" office:value="48.6322188449848">
                <text:p>48.63221884498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2.7405629940313">
                <text:p>62.7405629940313</text:p>
              </table:table-cell>
              <table:table-cell office:value-type="float" office:value="48.936170212766">
                <text:p>48.9361702127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.4641071140506">
                <text:p>62.4641071140506</text:p>
              </table:table-cell>
              <table:table-cell office:value-type="float" office:value="49.2401215805471">
                <text:p>49.24012158054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.1811985804162">
                <text:p>62.1811985804162</text:p>
              </table:table-cell>
              <table:table-cell office:value-type="float" office:value="49.5440729483283">
                <text:p>49.54407294832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.8932489111147">
                <text:p>61.8932489111147</text:p>
              </table:table-cell>
              <table:table-cell office:value-type="float" office:value="49.8480243161094">
                <text:p>49.84802431610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1.629496693015">
                <text:p>61.629496693015</text:p>
              </table:table-cell>
              <table:table-cell office:value-type="float" office:value="50.1519756838906">
                <text:p>50.15197568389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.3617115663817">
                <text:p>61.3617115663817</text:p>
              </table:table-cell>
              <table:table-cell office:value-type="float" office:value="50.4559270516717">
                <text:p>50.4559270516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.1007823842555">
                <text:p>61.1007823842555</text:p>
              </table:table-cell>
              <table:table-cell office:value-type="float" office:value="50.7598784194529">
                <text:p>50.75987841945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.8404581384094">
                <text:p>60.8404581384094</text:p>
              </table:table-cell>
              <table:table-cell office:value-type="float" office:value="51.063829787234">
                <text:p>51.0638297872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.5843684465236">
                <text:p>60.5843684465236</text:p>
              </table:table-cell>
              <table:table-cell office:value-type="float" office:value="51.3677811550152">
                <text:p>51.36778115501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.3228343281174">
                <text:p>60.3228343281174</text:p>
              </table:table-cell>
              <table:table-cell office:value-type="float" office:value="51.6717325227964">
                <text:p>51.67173252279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.0485965478303">
                <text:p>60.0485965478303</text:p>
              </table:table-cell>
              <table:table-cell office:value-type="float" office:value="51.9756838905775">
                <text:p>51.97568389057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.7739554766898">
                <text:p>59.7739554766898</text:p>
              </table:table-cell>
              <table:table-cell office:value-type="float" office:value="52.2796352583587">
                <text:p>52.27963525835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9.4938699790289">
                <text:p>59.4938699790289</text:p>
              </table:table-cell>
              <table:table-cell office:value-type="float" office:value="52.5835866261398">
                <text:p>52.5835866261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.2115663816744">
                <text:p>59.2115663816744</text:p>
              </table:table-cell>
              <table:table-cell office:value-type="float" office:value="52.887537993921">
                <text:p>52.8875379939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.9201887401194">
                <text:p>58.9201887401194</text:p>
              </table:table-cell>
              <table:table-cell office:value-type="float" office:value="53.1914893617021">
                <text:p>53.1914893617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.6261897080174">
                <text:p>58.6261897080174</text:p>
              </table:table-cell>
              <table:table-cell office:value-type="float" office:value="53.4954407294833">
                <text:p>53.49544072948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8.3208985320213">
                <text:p>58.3208985320213</text:p>
              </table:table-cell>
              <table:table-cell office:value-type="float" office:value="53.7993920972644">
                <text:p>53.79939209726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8.0018954670108">
                <text:p>58.0018954670108</text:p>
              </table:table-cell>
              <table:table-cell office:value-type="float" office:value="54.1033434650456">
                <text:p>54.10334346504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.6774479754799">
                <text:p>57.6774479754799</text:p>
              </table:table-cell>
              <table:table-cell office:value-type="float" office:value="54.4072948328268">
                <text:p>54.40729483282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.3348523955477">
                <text:p>57.3348523955477</text:p>
              </table:table-cell>
              <table:table-cell office:value-type="float" office:value="54.7112462006079">
                <text:p>54.71124620060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9807630262945">
                <text:p>56.9807630262945</text:p>
              </table:table-cell>
              <table:table-cell office:value-type="float" office:value="55.0151975683891">
                <text:p>55.01519756838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.611751895467">
                <text:p>56.611751895467</text:p>
              </table:table-cell>
              <table:table-cell office:value-type="float" office:value="55.3191489361702">
                <text:p>55.31914893617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.2467736731731">
                <text:p>56.2467736731731</text:p>
              </table:table-cell>
              <table:table-cell office:value-type="float" office:value="55.6231003039514">
                <text:p>55.62310030395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.8715115341184">
                <text:p>55.8715115341184</text:p>
              </table:table-cell>
              <table:table-cell office:value-type="float" office:value="55.9270516717325">
                <text:p>55.92705167173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.4952411679303">
                <text:p>55.4952411679303</text:p>
              </table:table-cell>
              <table:table-cell office:value-type="float" office:value="56.2310030395137">
                <text:p>56.23100303951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.0965881593805">
                <text:p>55.0965881593805</text:p>
              </table:table-cell>
              <table:table-cell office:value-type="float" office:value="56.5349544072948">
                <text:p>56.53495440729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.7090256492983">
                <text:p>54.7090256492983</text:p>
              </table:table-cell>
              <table:table-cell office:value-type="float" office:value="56.838905775076">
                <text:p>56.8389057750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.3073479593483">
                <text:p>54.3073479593483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.8980077431844">
                <text:p>53.8980077431844</text:p>
              </table:table-cell>
              <table:table-cell office:value-type="float" office:value="57.4468085106383">
                <text:p>57.44680851063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.4828198096467">
                <text:p>53.4828198096467</text:p>
              </table:table-cell>
              <table:table-cell office:value-type="float" office:value="57.7507598784195">
                <text:p>57.75075987841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.0521051782545">
                <text:p>53.0521051782545</text:p>
              </table:table-cell>
              <table:table-cell office:value-type="float" office:value="58.0547112462006">
                <text:p>58.05471124620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.612114857235">
                <text:p>52.612114857235</text:p>
              </table:table-cell>
              <table:table-cell office:value-type="float" office:value="58.3586626139818">
                <text:p>58.35866261398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.1517583481206">
                <text:p>52.1517583481206</text:p>
              </table:table-cell>
              <table:table-cell office:value-type="float" office:value="58.6626139817629">
                <text:p>58.66261398176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.6813195676722">
                <text:p>51.6813195676722</text:p>
              </table:table-cell>
              <table:table-cell office:value-type="float" office:value="58.9665653495441">
                <text:p>58.96656534954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.1943458622358">
                <text:p>51.1943458622358</text:p>
              </table:table-cell>
              <table:table-cell office:value-type="float" office:value="59.2705167173252">
                <text:p>59.27051671732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.701322793999">
                <text:p>50.701322793999</text:p>
              </table:table-cell>
              <table:table-cell office:value-type="float" office:value="59.5744680851064">
                <text:p>59.57446808510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.1986207452815">
                <text:p>50.1986207452815</text:p>
              </table:table-cell>
              <table:table-cell office:value-type="float" office:value="59.8784194528875">
                <text:p>59.8784194528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.6906759154702">
                <text:p>49.6906759154702</text:p>
              </table:table-cell>
              <table:table-cell office:value-type="float" office:value="60.1823708206687">
                <text:p>60.18237082066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.1825294402323">
                <text:p>49.1825294402323</text:p>
              </table:table-cell>
              <table:table-cell office:value-type="float" office:value="60.4863221884498">
                <text:p>60.48632218844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.6501855137925">
                <text:p>48.6501855137925</text:p>
              </table:table-cell>
              <table:table-cell office:value-type="float" office:value="60.790273556231">
                <text:p>60.7902735562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8.0960638812712">
                <text:p>48.0960638812712</text:p>
              </table:table-cell>
              <table:table-cell office:value-type="float" office:value="61.0942249240122">
                <text:p>61.09422492401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7.5241974512018">
                <text:p>47.5241974512018</text:p>
              </table:table-cell>
              <table:table-cell office:value-type="float" office:value="61.3981762917933">
                <text:p>61.39817629179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6.9801580900145">
                <text:p>46.9801580900145</text:p>
              </table:table-cell>
              <table:table-cell office:value-type="float" office:value="61.7021276595745">
                <text:p>61.7021276595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6.4373286013873">
                <text:p>46.4373286013873</text:p>
              </table:table-cell>
              <table:table-cell office:value-type="float" office:value="62.0060790273556">
                <text:p>62.0060790273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.8815938054525">
                <text:p>45.8815938054525</text:p>
              </table:table-cell>
              <table:table-cell office:value-type="float" office:value="62.3100303951368">
                <text:p>62.31003039513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.3119454750766">
                <text:p>45.3119454750766</text:p>
              </table:table-cell>
              <table:table-cell office:value-type="float" office:value="62.6139817629179">
                <text:p>62.61398176291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.7435070172608">
                <text:p>44.7435070172608</text:p>
              </table:table-cell>
              <table:table-cell office:value-type="float" office:value="62.9179331306991">
                <text:p>62.9179331306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.1407888369092">
                <text:p>44.1407888369092</text:p>
              </table:table-cell>
              <table:table-cell office:value-type="float" office:value="63.2218844984802">
                <text:p>63.22188449848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.5606549443458">
                <text:p>43.5606549443458</text:p>
              </table:table-cell>
              <table:table-cell office:value-type="float" office:value="63.5258358662614">
                <text:p>63.52583586626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.0202452008388">
                <text:p>43.0202452008388</text:p>
              </table:table-cell>
              <table:table-cell office:value-type="float" office:value="63.8297872340426">
                <text:p>63.82978723404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4798354573318">
                <text:p>42.4798354573318</text:p>
              </table:table-cell>
              <table:table-cell office:value-type="float" office:value="64.1337386018237">
                <text:p>64.13373860182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1.969067591547">
                <text:p>41.969067591547</text:p>
              </table:table-cell>
              <table:table-cell office:value-type="float" office:value="64.4376899696049">
                <text:p>64.43768996960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1.4589046620422">
                <text:p>41.4589046620422</text:p>
              </table:table-cell>
              <table:table-cell office:value-type="float" office:value="64.741641337386">
                <text:p>64.7416413373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.907202774641">
                <text:p>40.907202774641</text:p>
              </table:table-cell>
              <table:table-cell office:value-type="float" office:value="65.0455927051672">
                <text:p>65.04559270516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.3470317793192">
                <text:p>40.3470317793192</text:p>
              </table:table-cell>
              <table:table-cell office:value-type="float" office:value="65.3495440729483">
                <text:p>65.34954407294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.8239635425068">
                <text:p>39.8239635425068</text:p>
              </table:table-cell>
              <table:table-cell office:value-type="float" office:value="65.6534954407295">
                <text:p>65.65349544072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.3289240200032">
                <text:p>39.3289240200032</text:p>
              </table:table-cell>
              <table:table-cell office:value-type="float" office:value="65.9574468085106">
                <text:p>65.95744680851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.8417486691401">
                <text:p>38.8417486691401</text:p>
              </table:table-cell>
              <table:table-cell office:value-type="float" office:value="66.2613981762918">
                <text:p>66.26139817629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.3731246975318">
                <text:p>38.3731246975318</text:p>
              </table:table-cell>
              <table:table-cell office:value-type="float" office:value="66.5653495440729">
                <text:p>66.56534954407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.9165994515244">
                <text:p>37.9165994515244</text:p>
              </table:table-cell>
              <table:table-cell office:value-type="float" office:value="66.8693009118541">
                <text:p>66.86930091185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.4735844491047">
                <text:p>37.4735844491047</text:p>
              </table:table-cell>
              <table:table-cell office:value-type="float" office:value="67.1732522796353">
                <text:p>67.17325227963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.0206888207775">
                <text:p>37.0206888207775</text:p>
              </table:table-cell>
              <table:table-cell office:value-type="float" office:value="67.4772036474164">
                <text:p>67.47720364741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.5657767381836">
                <text:p>36.5657767381836</text:p>
              </table:table-cell>
              <table:table-cell office:value-type="float" office:value="67.7811550151976">
                <text:p>67.78115501519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.1146959186965">
                <text:p>36.1146959186965</text:p>
              </table:table-cell>
              <table:table-cell office:value-type="float" office:value="68.0851063829787">
                <text:p>68.08510638297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.6587756089692">
                <text:p>35.6587756089692</text:p>
              </table:table-cell>
              <table:table-cell office:value-type="float" office:value="68.3890577507599">
                <text:p>68.3890577507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.210316180029">
                <text:p>35.210316180029</text:p>
              </table:table-cell>
              <table:table-cell office:value-type="float" office:value="68.693009118541">
                <text:p>68.6930091185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.7673011776093">
                <text:p>34.7673011776093</text:p>
              </table:table-cell>
              <table:table-cell office:value-type="float" office:value="68.9969604863222">
                <text:p>68.99696048632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.3174302306823">
                <text:p>34.3174302306823</text:p>
              </table:table-cell>
              <table:table-cell office:value-type="float" office:value="69.3009118541034">
                <text:p>69.30091185410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.8772382642361">
                <text:p>33.8772382642361</text:p>
              </table:table-cell>
              <table:table-cell office:value-type="float" office:value="69.6048632218845">
                <text:p>69.6048632218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.4422890788837">
                <text:p>33.4422890788837</text:p>
              </table:table-cell>
              <table:table-cell office:value-type="float" office:value="69.9088145896657">
                <text:p>69.90881458966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0248830456525">
                <text:p>33.0248830456525</text:p>
              </table:table-cell>
              <table:table-cell office:value-type="float" office:value="70.2127659574468">
                <text:p>70.21276595744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.6151395386352">
                <text:p>32.6151395386352</text:p>
              </table:table-cell>
              <table:table-cell office:value-type="float" office:value="70.516717325228">
                <text:p>70.5167173252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.18825617035">
                <text:p>32.18825617035</text:p>
              </table:table-cell>
              <table:table-cell office:value-type="float" office:value="70.8206686930091">
                <text:p>70.82066869300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1.7575415389579">
                <text:p>31.7575415389579</text:p>
              </table:table-cell>
              <table:table-cell office:value-type="float" office:value="71.1246200607903">
                <text:p>71.1246200607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.3147281819648">
                <text:p>31.3147281819648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.8805855783191">
                <text:p>30.8805855783191</text:p>
              </table:table-cell>
              <table:table-cell office:value-type="float" office:value="71.7325227963526">
                <text:p>71.73252279635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.4456363929666">
                <text:p>30.4456363929666</text:p>
              </table:table-cell>
              <table:table-cell office:value-type="float" office:value="72.0364741641337">
                <text:p>72.03647416413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.0153250524278">
                <text:p>30.0153250524278</text:p>
              </table:table-cell>
              <table:table-cell office:value-type="float" office:value="72.3404255319149">
                <text:p>72.34042553191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5579932247136">
                <text:p>29.5579932247136</text:p>
              </table:table-cell>
              <table:table-cell office:value-type="float" office:value="72.6443768996961">
                <text:p>72.64437689969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1305049201484">
                <text:p>29.1305049201484</text:p>
              </table:table-cell>
              <table:table-cell office:value-type="float" office:value="72.9483282674772">
                <text:p>72.94832826747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.6848685271818">
                <text:p>28.6848685271818</text:p>
              </table:table-cell>
              <table:table-cell office:value-type="float" office:value="73.2522796352584">
                <text:p>73.2522796352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.2718986933376">
                <text:p>28.2718986933376</text:p>
              </table:table-cell>
              <table:table-cell office:value-type="float" office:value="73.5562310030395">
                <text:p>73.55623100303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.8807065655751">
                <text:p>27.8807065655751</text:p>
              </table:table-cell>
              <table:table-cell office:value-type="float" office:value="73.8601823708207">
                <text:p>73.86018237082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.4995967091466">
                <text:p>27.4995967091466</text:p>
              </table:table-cell>
              <table:table-cell office:value-type="float" office:value="74.1641337386018">
                <text:p>74.1641337386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.1376431682529">
                <text:p>27.1376431682529</text:p>
              </table:table-cell>
              <table:table-cell office:value-type="float" office:value="74.468085106383">
                <text:p>74.4680851063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.782142281013">
                <text:p>26.782142281013</text:p>
              </table:table-cell>
              <table:table-cell office:value-type="float" office:value="74.7720364741641">
                <text:p>74.77203647416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.4086949507985">
                <text:p>26.4086949507985</text:p>
              </table:table-cell>
              <table:table-cell office:value-type="float" office:value="75.0759878419453">
                <text:p>75.07598784194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.0334328117438">
                <text:p>26.0334328117438</text:p>
              </table:table-cell>
              <table:table-cell office:value-type="float" office:value="75.3799392097264">
                <text:p>75.3799392097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6745039522503">
                <text:p>25.6745039522503</text:p>
              </table:table-cell>
              <table:table-cell office:value-type="float" office:value="75.6838905775076">
                <text:p>75.68389057750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3220277464107">
                <text:p>25.3220277464107</text:p>
              </table:table-cell>
              <table:table-cell office:value-type="float" office:value="75.9878419452888">
                <text:p>75.98784194528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9630988869172">
                <text:p>24.9630988869172</text:p>
              </table:table-cell>
              <table:table-cell office:value-type="float" office:value="76.2917933130699">
                <text:p>76.29179331306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624939506372">
                <text:p>24.624939506372</text:p>
              </table:table-cell>
              <table:table-cell office:value-type="float" office:value="76.5957446808511">
                <text:p>76.59574468085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2863768349734">
                <text:p>24.2863768349734</text:p>
              </table:table-cell>
              <table:table-cell office:value-type="float" office:value="76.8996960486322">
                <text:p>76.89969604863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9405549282142">
                <text:p>23.9405549282142</text:p>
              </table:table-cell>
              <table:table-cell office:value-type="float" office:value="77.2036474164134">
                <text:p>77.20364741641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5858606226811">
                <text:p>23.5858606226811</text:p>
              </table:table-cell>
              <table:table-cell office:value-type="float" office:value="77.5075987841945">
                <text:p>77.50759878419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2261251814809">
                <text:p>23.2261251814809</text:p>
              </table:table-cell>
              <table:table-cell office:value-type="float" office:value="77.8115501519757">
                <text:p>77.81155015197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.8442087433457">
                <text:p>22.8442087433457</text:p>
              </table:table-cell>
              <table:table-cell office:value-type="float" office:value="78.1155015197568">
                <text:p>78.11550151975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.4507985158897">
                <text:p>22.4507985158897</text:p>
              </table:table-cell>
              <table:table-cell office:value-type="float" office:value="78.419452887538">
                <text:p>78.4194528875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.0202855299242">
                <text:p>22.0202855299242</text:p>
              </table:table-cell>
              <table:table-cell office:value-type="float" office:value="78.7234042553192">
                <text:p>78.72340425531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.6315131472818">
                <text:p>21.6315131472818</text:p>
              </table:table-cell>
              <table:table-cell office:value-type="float" office:value="79.0273556231003">
                <text:p>79.02735562310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.2512098725601">
                <text:p>21.2512098725601</text:p>
              </table:table-cell>
              <table:table-cell office:value-type="float" office:value="79.3313069908815">
                <text:p>79.33130699088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.8549766091305">
                <text:p>20.8549766091305</text:p>
              </table:table-cell>
              <table:table-cell office:value-type="float" office:value="79.6352583586626">
                <text:p>79.63525835866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.4389820938861">
                <text:p>20.4389820938861</text:p>
              </table:table-cell>
              <table:table-cell office:value-type="float" office:value="79.9392097264438">
                <text:p>79.93920972644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.0163332795612">
                <text:p>20.0163332795612</text:p>
              </table:table-cell>
              <table:table-cell office:value-type="float" office:value="80.2431610942249">
                <text:p>80.24316109422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.5664623326343">
                <text:p>19.5664623326343</text:p>
              </table:table-cell>
              <table:table-cell office:value-type="float" office:value="80.5471124620061">
                <text:p>80.54711246200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.1091305049202">
                <text:p>19.1091305049202</text:p>
              </table:table-cell>
              <table:table-cell office:value-type="float" office:value="80.8510638297872">
                <text:p>80.85106382978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.6241732537506">
                <text:p>18.6241732537506</text:p>
              </table:table-cell>
              <table:table-cell office:value-type="float" office:value="81.1550151975684">
                <text:p>81.15501519756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1051379254719">
                <text:p>18.1051379254719</text:p>
              </table:table-cell>
              <table:table-cell office:value-type="float" office:value="81.4589665653496">
                <text:p>81.45896656534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539320858203">
                <text:p>17.539320858203</text:p>
              </table:table-cell>
              <table:table-cell office:value-type="float" office:value="81.7629179331307">
                <text:p>81.76291793313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0464994353928">
                <text:p>17.0464994353928</text:p>
              </table:table-cell>
              <table:table-cell office:value-type="float" office:value="82.0668693009118">
                <text:p>82.06686930091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5633569930634">
                <text:p>16.5633569930634</text:p>
              </table:table-cell>
              <table:table-cell office:value-type="float" office:value="82.370820668693">
                <text:p>82.3708206686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0759799967737">
                <text:p>16.0759799967737</text:p>
              </table:table-cell>
              <table:table-cell office:value-type="float" office:value="82.6747720364742">
                <text:p>82.67477203647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5833602193902">
                <text:p>15.5833602193902</text:p>
              </table:table-cell>
              <table:table-cell office:value-type="float" office:value="82.9787234042553">
                <text:p>82.97872340425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0810614615261">
                <text:p>15.0810614615261</text:p>
              </table:table-cell>
              <table:table-cell office:value-type="float" office:value="83.2826747720365">
                <text:p>83.28267477203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.5682771414745">
                <text:p>14.5682771414745</text:p>
              </table:table-cell>
              <table:table-cell office:value-type="float" office:value="83.5866261398176">
                <text:p>83.58662613981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.0462171317955">
                <text:p>14.0462171317955</text:p>
              </table:table-cell>
              <table:table-cell office:value-type="float" office:value="83.8905775075988">
                <text:p>83.89057750759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499153089208">
                <text:p>13.499153089208</text:p>
              </table:table-cell>
              <table:table-cell office:value-type="float" office:value="84.1945288753799">
                <text:p>84.19452887537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9129698338442">
                <text:p>12.9129698338442</text:p>
              </table:table-cell>
              <table:table-cell office:value-type="float" office:value="84.4984802431611">
                <text:p>84.49848024316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307428617519">
                <text:p>12.307428617519</text:p>
              </table:table-cell>
              <table:table-cell office:value-type="float" office:value="84.8024316109423">
                <text:p>84.80243161094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6647846426843">
                <text:p>11.6647846426843</text:p>
              </table:table-cell>
              <table:table-cell office:value-type="float" office:value="85.1063829787234">
                <text:p>85.10638297872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0110501693822">
                <text:p>11.0110501693822</text:p>
              </table:table-cell>
              <table:table-cell office:value-type="float" office:value="85.4103343465046">
                <text:p>85.41033434650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.3325133085982">
                <text:p>10.3325133085982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63038393289244">
                <text:p>9.63038393289244</text:p>
              </table:table-cell>
              <table:table-cell office:value-type="float" office:value="86.0182370820669">
                <text:p>86.01823708206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8463865139539">
                <text:p>8.8463865139539</text:p>
              </table:table-cell>
              <table:table-cell office:value-type="float" office:value="86.322188449848">
                <text:p>86.3221884498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08799806420394">
                <text:p>8.08799806420394</text:p>
              </table:table-cell>
              <table:table-cell office:value-type="float" office:value="86.6261398176292">
                <text:p>86.62613981762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32477012421363">
                <text:p>7.32477012421363</text:p>
              </table:table-cell>
              <table:table-cell office:value-type="float" office:value="86.9300911854103">
                <text:p>86.93009118541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63373124697536">
                <text:p>6.63373124697536</text:p>
              </table:table-cell>
              <table:table-cell office:value-type="float" office:value="87.2340425531915">
                <text:p>87.23404255319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01911598644946">
                <text:p>6.01911598644946</text:p>
              </table:table-cell>
              <table:table-cell office:value-type="float" office:value="87.5379939209726">
                <text:p>87.53799392097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48919180512989">
                <text:p>5.48919180512989</text:p>
              </table:table-cell>
              <table:table-cell office:value-type="float" office:value="87.8419452887538">
                <text:p>87.84194528875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0141151798681">
                <text:p>5.00141151798681</text:p>
              </table:table-cell>
              <table:table-cell office:value-type="float" office:value="88.145896656535">
                <text:p>88.1458966565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58864332956932">
                <text:p>4.58864332956932</text:p>
              </table:table-cell>
              <table:table-cell office:value-type="float" office:value="88.4498480243161">
                <text:p>88.44984802431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21539764478145">
                <text:p>4.21539764478145</text:p>
              </table:table-cell>
              <table:table-cell office:value-type="float" office:value="88.7537993920973">
                <text:p>88.75379939209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86977738344898">
                <text:p>3.86977738344898</text:p>
              </table:table-cell>
              <table:table-cell office:value-type="float" office:value="89.0577507598784">
                <text:p>89.05775075987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54573318277144">
                <text:p>3.54573318277144</text:p>
              </table:table-cell>
              <table:table-cell office:value-type="float" office:value="89.3617021276596">
                <text:p>89.36170212765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2581868043233">
                <text:p>3.2581868043233</text:p>
              </table:table-cell>
              <table:table-cell office:value-type="float" office:value="89.6656534954407">
                <text:p>89.66565349544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043878044849">
                <text:p>2.97043878044849</text:p>
              </table:table-cell>
              <table:table-cell office:value-type="float" office:value="89.9696048632219">
                <text:p>89.96960486322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71818035166966">
                <text:p>2.71818035166966</text:p>
              </table:table-cell>
              <table:table-cell office:value-type="float" office:value="90.273556231003">
                <text:p>90.273556231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50161316341349">
                <text:p>2.50161316341349</text:p>
              </table:table-cell>
              <table:table-cell office:value-type="float" office:value="90.5775075987842">
                <text:p>90.57750759878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32214873366676">
                <text:p>2.32214873366676</text:p>
              </table:table-cell>
              <table:table-cell office:value-type="float" office:value="90.8814589665654">
                <text:p>90.88145896656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15619454750771">
                <text:p>2.15619454750771</text:p>
              </table:table-cell>
              <table:table-cell office:value-type="float" office:value="91.1854103343465">
                <text:p>91.18541033434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99003871592197">
                <text:p>1.99003871592197</text:p>
              </table:table-cell>
              <table:table-cell office:value-type="float" office:value="91.4893617021277">
                <text:p>91.48936170212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86098564284566">
                <text:p>1.86098564284566</text:p>
              </table:table-cell>
              <table:table-cell office:value-type="float" office:value="91.7933130699088">
                <text:p>91.79331306990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72648814324896">
                <text:p>1.72648814324896</text:p>
              </table:table-cell>
              <table:table-cell office:value-type="float" office:value="92.09726443769">
                <text:p>92.097264437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8029520890472">
                <text:p>1.58029520890472</text:p>
              </table:table-cell>
              <table:table-cell office:value-type="float" office:value="92.4012158054711">
                <text:p>92.40121580547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42039038554611">
                <text:p>1.42039038554611</text:p>
              </table:table-cell>
              <table:table-cell office:value-type="float" office:value="92.7051671732523">
                <text:p>92.70516717325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2923052105185">
                <text:p>1.22923052105185</text:p>
              </table:table-cell>
              <table:table-cell office:value-type="float" office:value="93.0091185410334">
                <text:p>93.00911854103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08606226810782">
                <text:p>1.08606226810782</text:p>
              </table:table-cell>
              <table:table-cell office:value-type="float" office:value="93.3130699088146">
                <text:p>93.31306990881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67898048072328">
                <text:p>0.967898048072328</text:p>
              </table:table-cell>
              <table:table-cell office:value-type="float" office:value="93.6170212765957">
                <text:p>93.61702127659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44289401516434">
                <text:p>0.844289401516434</text:p>
              </table:table-cell>
              <table:table-cell office:value-type="float" office:value="93.9209726443769">
                <text:p>93.92097264437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28746572027802">
                <text:p>0.728746572027802</text:p>
              </table:table-cell>
              <table:table-cell office:value-type="float" office:value="94.2249240121581">
                <text:p>94.22492401215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8125504113626">
                <text:p>0.628125504113626</text:p>
              </table:table-cell>
              <table:table-cell office:value-type="float" office:value="94.5288753799392">
                <text:p>94.52887537993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68035166962474">
                <text:p>0.568035166962474</text:p>
              </table:table-cell>
              <table:table-cell office:value-type="float" office:value="94.8328267477204">
                <text:p>94.83282674772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10364574931501">
                <text:p>0.510364574931501</text:p>
              </table:table-cell>
              <table:table-cell office:value-type="float" office:value="95.1367781155015">
                <text:p>95.13677811550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53500564607253">
                <text:p>0.453500564607253</text:p>
              </table:table-cell>
              <table:table-cell office:value-type="float" office:value="95.4407294832827">
                <text:p>95.44072948328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96636554283006">
                <text:p>0.396636554283006</text:p>
              </table:table-cell>
              <table:table-cell office:value-type="float" office:value="95.7446808510638">
                <text:p>95.74468085106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34126472011675">
                <text:p>0.334126472011675</text:p>
              </table:table-cell>
              <table:table-cell office:value-type="float" office:value="96.048632218845">
                <text:p>96.0486322188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82101951927785">
                <text:p>0.282101951927785</text:p>
              </table:table-cell>
              <table:table-cell office:value-type="float" office:value="96.3525835866261">
                <text:p>96.35258358662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30884013550622">
                <text:p>0.230884013550622</text:p>
              </table:table-cell>
              <table:table-cell office:value-type="float" office:value="96.6565349544073">
                <text:p>96.65653495440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82690756573692">
                <text:p>0.182690756573692</text:p>
              </table:table-cell>
              <table:table-cell office:value-type="float" office:value="96.9604863221885">
                <text:p>96.96048632218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41756734957298">
                <text:p>0.141756734957298</text:p>
              </table:table-cell>
              <table:table-cell office:value-type="float" office:value="97.2644376899696">
                <text:p>97.26443768996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06872076141357">
                <text:p>0.106872076141357</text:p>
              </table:table-cell>
              <table:table-cell office:value-type="float" office:value="97.5683890577508">
                <text:p>97.56838905775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814647523794605">
                <text:p>0.0814647523794605</text:p>
              </table:table-cell>
              <table:table-cell office:value-type="float" office:value="97.8723404255319">
                <text:p>97.87234042553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90821100177834">
                <text:p>0.0590821100177834</text:p>
              </table:table-cell>
              <table:table-cell office:value-type="float" office:value="98.1762917933131">
                <text:p>98.17629179331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417406033231487">
                <text:p>0.0417406033231487</text:p>
              </table:table-cell>
              <table:table-cell office:value-type="float" office:value="98.4802431610942">
                <text:p>98.48024316109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54073237619252">
                <text:p>0.0254073237619252</text:p>
              </table:table-cell>
              <table:table-cell office:value-type="float" office:value="98.7841945288754">
                <text:p>98.78419452887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53250524278405">
                <text:p>0.0153250524278405</text:p>
              </table:table-cell>
              <table:table-cell office:value-type="float" office:value="99.0881458966565">
                <text:p>99.08814589665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06872076141542">
                <text:p>0.0106872076141542</text:p>
              </table:table-cell>
              <table:table-cell office:value-type="float" office:value="99.3920972644377">
                <text:p>99.39209726443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443619938701545">
                <text:p>0.00443619938701545</text:p>
              </table:table-cell>
              <table:table-cell office:value-type="float" office:value="99.6960486322189">
                <text:p>99.69604863221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